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automatic" fo:background-color="transparent"/>
      <style:text-properties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9" style:family="table-cell" style:parent-style-name="Default" style:data-style-name="N3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1" style:family="table-cell" style:parent-style-name="Default" style:data-style-name="N3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2" style:family="table-cell" style:parent-style-name="Default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5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微軟正黑體" style:font-name-asian="微軟正黑體" style:font-name-complex="微軟正黑體" style:font-family-generic="swiss"/>
    </style:style>
    <style:style style:name="ce23" style:family="table-cell" style:parent-style-name="Default" style:data-style-name="N0">
      <style:table-cell-properties style:vertical-align="automatic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29" style:family="table-cell" style:parent-style-name="Default" style:data-style-name="N3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0000" style:font-name="微軟正黑體" style:font-name-asian="微軟正黑體" style:font-name-complex="微軟正黑體" fo:font-size="5pt" style:font-size-asian="5pt" style:font-size-complex="5pt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國家別水產別水產貿易量值-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20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20"/>
        </table:table-row>
        <table:table-row table:style-name="ro2">
          <table:table-cell table:style-name="ce20"/>
          <table:table-cell office:value-type="string" table:number-columns-spanned="3" table:number-rows-spanned="1" table:style-name="ce34">
            <text:p>(1.3)國家別水產別貿易量值</text:p>
          </table:table-cell>
          <table:covered-table-cell table:number-columns-repeated="2"/>
          <table:table-cell table:number-columns-repeated="5" table:style-name="ce20"/>
          <table:table-cell office:value-type="string" table:style-name="ce23">
            <text:p>(1.3)By country and by species</text:p>
          </table:table-cell>
          <table:table-cell table:number-columns-repeated="16374" table:style-name="ce20"/>
        </table:table-row>
        <table:table-row table:style-name="ro2">
          <table:table-cell table:number-columns-repeated="4" table:style-name="ce20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20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 table:style-name="ce20"/>
        </table:table-row>
        <table:table-row table:style-name="ro2">
          <table:table-cell table:number-columns-repeated="2" table:style-name="ce20"/>
          <table:table-cell table:number-columns-spanned="2" table:number-rows-spanned="1" table:style-name="ce34"/>
          <table:covered-table-cell/>
          <table:table-cell table:style-name="ce20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20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20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總計</text:p>
          </table:table-cell>
          <table:covered-table-cell/>
          <table:table-cell office:value-type="string" table:number-columns-spanned="2" table:number-rows-spanned="1" table:style-name="ce28">
            <text:p>蝦類合計</text:p>
          </table:table-cell>
          <table:covered-table-cell/>
          <table:table-cell office:value-type="string" table:number-columns-spanned="2" table:number-rows-spanned="1" table:style-name="ce28">
            <text:p>斑節蝦</text:p>
          </table:table-cell>
          <table:covered-table-cell/>
          <table:table-cell office:value-type="string" table:number-columns-spanned="2" table:number-rows-spanned="1" table:style-name="ce28">
            <text:p>草蝦</text:p>
          </table:table-cell>
          <table:covered-table-cell/>
          <table:table-cell office:value-type="string" table:number-columns-spanned="2" table:number-rows-spanned="1" table:style-name="ce28">
            <text:p>沙蝦</text:p>
          </table:table-cell>
          <table:covered-table-cell/>
          <table:table-cell office:value-type="string" table:number-columns-spanned="2" table:number-rows-spanned="1" table:style-name="ce28">
            <text:p>巨螯蝦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38">
            <text:p>TOTAL OF SHRIMP</text:p>
          </table:table-cell>
          <table:covered-table-cell/>
          <table:table-cell office:value-type="string" table:number-columns-spanned="2" table:number-rows-spanned="1" table:style-name="ce38">
            <text:p>STRIPED PRAWN</text:p>
          </table:table-cell>
          <table:covered-table-cell/>
          <table:table-cell office:value-type="string" table:number-columns-spanned="2" table:number-rows-spanned="1" table:style-name="ce38">
            <text:p>GRASS SHRIMP</text:p>
          </table:table-cell>
          <table:covered-table-cell/>
          <table:table-cell office:value-type="string" table:number-columns-spanned="2" table:number-rows-spanned="1" table:style-name="ce38">
            <text:p>SAND SHRIMP</text:p>
          </table:table-cell>
          <table:covered-table-cell/>
          <table:table-cell office:value-type="string" table:number-columns-spanned="2" table:number-rows-spanned="1" table:style-name="ce38">
            <text:p>LOBST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15">
            <text:p>國家別</text:p>
          </table:table-cell>
          <table:table-cell office:value-type="string" table:style-name="ce16">
            <text:p/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style-name="ce17">
            <text:p>Country</text:p>
          </table:table-cell>
          <table:table-cell office:value-type="string" table:style-name="ce18">
            <text:p/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52792963" table:formula="of:=  IF(SUM([.C10:.C30])=0;&quot;-&quot;;SUM([.C10:.C30]))" table:style-name="ce12">
            <text:p>452,792,963<text:s/></text:p>
          </table:table-cell>
          <table:table-cell office:value-type="float" office:value="1444531.1909999999" table:formula="of:=  IF(SUM([.D10:.D30])=0;&quot;-&quot;;SUM([.D10:.D30]))" table:style-name="ce12">
            <text:p>1,444,531<text:s/></text:p>
          </table:table-cell>
          <table:table-cell office:value-type="float" office:value="37838665" table:formula="of:=  IF(SUM([.E10:.E30])=0;&quot;-&quot;;SUM([.E10:.E30]))" table:style-name="ce12">
            <text:p>37,838,665<text:s/></text:p>
          </table:table-cell>
          <table:table-cell office:value-type="float" office:value="263214.42800000001" table:formula="of:=  IF(SUM([.F10:.F30])=0;&quot;-&quot;;SUM([.F10:.F30]))" table:style-name="ce12">
            <text:p>263,214<text:s/></text:p>
          </table:table-cell>
          <table:table-cell office:value-type="float" office:value="185338" table:formula="of:=  IF(SUM([.G10:.G30])=0;&quot;-&quot;;SUM([.G10:.G30]))" table:style-name="ce12">
            <text:p>185,338<text:s/></text:p>
          </table:table-cell>
          <table:table-cell office:value-type="float" office:value="2256.1930000000002" table:formula="of:=  IF(SUM([.H10:.H30])=0;&quot;-&quot;;SUM([.H10:.H30]))" table:style-name="ce12">
            <text:p>2,256<text:s/></text:p>
          </table:table-cell>
          <table:table-cell office:value-type="float" office:value="3597409" table:formula="of:=  IF(SUM([.I10:.I30])=0;&quot;-&quot;;SUM([.I10:.I30]))" table:style-name="ce12">
            <text:p>3,597,409<text:s/></text:p>
          </table:table-cell>
          <table:table-cell office:value-type="float" office:value="31413.008999999998" table:formula="of:=  IF(SUM([.J10:.J30])=0;&quot;-&quot;;SUM([.J10:.J30]))" table:style-name="ce12">
            <text:p>31,413<text:s/></text:p>
          </table:table-cell>
          <table:table-cell office:value-type="float" office:value="39428" table:formula="of:=  IF(SUM([.K10:.K30])=0;&quot;-&quot;;SUM([.K10:.K30]))" table:style-name="ce12">
            <text:p>39,428<text:s/></text:p>
          </table:table-cell>
          <table:table-cell office:value-type="float" office:value="241.167" table:formula="of:=  IF(SUM([.L10:.L30])=0;&quot;-&quot;;SUM([.L10:.L30]))" table:style-name="ce12">
            <text:p>241<text:s/></text:p>
          </table:table-cell>
          <table:table-cell office:value-type="float" office:value="1343857" table:formula="of:=  IF(SUM([.M10:.M30])=0;&quot;-&quot;;SUM([.M10:.M30]))" table:style-name="ce12">
            <text:p>1,343,857<text:s/></text:p>
          </table:table-cell>
          <table:table-cell office:value-type="float" office:value="20318.642" table:formula="of:=  IF(SUM([.N10:.N30])=0;&quot;-&quot;;SUM([.N10:.N30]))" table:style-name="ce12">
            <text:p>20,31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82874184" table:formula="of:=IF(SUM([.G10];[.I10];[.K10];[.M10])+SUM(['國家別水產別水產貿易量值-2'.C10];['國家別水產別水產貿易量值-2'.E10];['國家別水產別水產貿易量值-2'.G10];['國家別水產別水產貿易量值-2'.I10];['國家別水產別水產貿易量值-2'.K10];['國家別水產別水產貿易量值-2'.M10])+SUM(['國家別水產別水產貿易量值-3'.C10];['國家別水產別水產貿易量值-3'.E10];['國家別水產別水產貿易量值-3'.G10];['國家別水產別水產貿易量值-3'.I10];['國家別水產別水產貿易量值-3'.K10];['國家別水產別水產貿易量值-3'.M10])+SUM(['國家別水產別水產貿易量值-4'.C10];['國家別水產別水產貿易量值-4'.E10];['國家別水產別水產貿易量值-4'.G10];['國家別水產別水產貿易量值-4'.I10];['國家別水產別水產貿易量值-4'.K10];['國家別水產別水產貿易量值-4'.M10])+SUM(['國家別水產別水產貿易量值-5'.C10];['國家別水產別水產貿易量值-5'.E10];['國家別水產別水產貿易量值-5'.G10];['國家別水產別水產貿易量值-5'.I10];['國家別水產別水產貿易量值-5'.K10];['國家別水產別水產貿易量值-5'.M10])+SUM(['國家別水產別水產貿易量值-6'.C10];['國家別水產別水產貿易量值-6'.E10];['國家別水產別水產貿易量值-6'.G10];['國家別水產別水產貿易量值-6'.I10];['國家別水產別水產貿易量值-6'.K10];['國家別水產別水產貿易量值-6'.M10])+SUM(['國家別水產別水產貿易量值-7'.C10];['國家別水產別水產貿易量值-7'.E10];['國家別水產別水產貿易量值-7'.G10];['國家別水產別水產貿易量值-7'.I10];['國家別水產別水產貿易量值-7'.K10];['國家別水產別水產貿易量值-7'.M10])+SUM(['國家別水產別水產貿易量值-8'.C10];['國家別水產別水產貿易量值-8'.E10];['國家別水產別水產貿易量值-8'.G10];['國家別水產別水產貿易量值-8'.I10];['國家別水產別水產貿易量值-8'.K10];['國家別水產別水產貿易量值-8'.M10])+SUM(['國家別水產別水產貿易量值-9'.C10];['國家別水產別水產貿易量值-9'.E10];['國家別水產別水產貿易量值-9'.G10];['國家別水產別水產貿易量值-9'.I10];['國家別水產別水產貿易量值-9'.K10];['國家別水產別水產貿易量值-9'.M10])+SUM(['國家別水產別水產貿易量值-10'.C10];['國家別水產別水產貿易量值-10'.E10];['國家別水產別水產貿易量值-10'.G10];['國家別水產別水產貿易量值-10'.I10];['國家別水產別水產貿易量值-10'.K10];['國家別水產別水產貿易量值-10'.M10])+SUM(['國家別水產別水產貿易量值-11'.C10];['國家別水產別水產貿易量值-11'.E10];['國家別水產別水產貿易量值-11'.G10];['國家別水產別水產貿易量值-11'.I10];['國家別水產別水產貿易量值-11'.K10];['國家別水產別水產貿易量值-11'.M10])+SUM(['國家別水產別水產貿易量值-12'.C10];['國家別水產別水產貿易量值-12'.E10];['國家別水產別水產貿易量值-12'.G10];['國家別水產別水產貿易量值-12'.I10];['國家別水產別水產貿易量值-12'.K10];['國家別水產別水產貿易量值-12'.M10])+SUM(['國家別水產別水產貿易量值-13'.C10];['國家別水產別水產貿易量值-13'.E10];['國家別水產別水產貿易量值-13'.G10];['國家別水產別水產貿易量值-13'.I10];['國家別水產別水產貿易量值-13'.K10];['國家別水產別水產貿易量值-13'.M10])+SUM(['國家別水產別水產貿易量值-14'.C10];['國家別水產別水產貿易量值-14'.E10];['國家別水產別水產貿易量值-14'.G10];['國家別水產別水產貿易量值-14'.I10];['國家別水產別水產貿易量值-14'.K10];['國家別水產別水產貿易量值-14'.M10])+SUM(['國家別水產別水產貿易量值-15'.C10];['國家別水產別水產貿易量值-15'.E10];['國家別水產別水產貿易量值-15'.G10];['國家別水產別水產貿易量值-15'.I10];['國家別水產別水產貿易量值-15'.K10];['國家別水產別水產貿易量值-15'.M10])+SUM(['國家別水產別水產貿易量值-16'.C10];['國家別水產別水產貿易量值-16'.E10];['國家別水產別水產貿易量值-16'.G10];['國家別水產別水產貿易量值-16'.I10];['國家別水產別水產貿易量值-16'.K10];['國家別水產別水產貿易量值-16'.M10])+SUM(['國家別水產別水產貿易量值-17'.C10];['國家別水產別水產貿易量值-17'.E10];['國家別水產別水產貿易量值-17'.G10];['國家別水產別水產貿易量值-17'.I10];['國家別水產別水產貿易量值-17'.K10];['國家別水產別水產貿易量值-17'.M10])+SUM(['國家別水產別水產貿易量值-18'.C10];['國家別水產別水產貿易量值-18'.E10];['國家別水產別水產貿易量值-18'.G10];['國家別水產別水產貿易量值-18'.I10];['國家別水產別水產貿易量值-18'.K10];['國家別水產別水產貿易量值-18'.M10])+SUM(['國家別水產別水產貿易量值-19'.C10];['國家別水產別水產貿易量值-19'.E10];['國家別水產別水產貿易量值-19'.G10];['國家別水產別水產貿易量值-19'.I10];['國家別水產別水產貿易量值-19'.K10];['國家別水產別水產貿易量值-19'.M10])+SUM(['國家別水產別水產貿易量值-20'.C10];['國家別水產別水產貿易量值-20'.E10];['國家別水產別水產貿易量值-20'.G10];['國家別水產別水產貿易量值-20'.I10];['國家別水產別水產貿易量值-20'.K10];['國家別水產別水產貿易量值-20'.M10])+SUM(['國家別水產別水產貿易量值-21'.C10];['國家別水產別水產貿易量值-21'.E10];['國家別水產別水產貿易量值-21'.G10];['國家別水產別水產貿易量值-21'.I10];['國家別水產別水產貿易量值-21'.K10];['國家別水產別水產貿易量值-21'.M10])=0;&quot;-&quot;;SUM([.G10];[.I10];[.K10];[.M10])+SUM(['國家別水產別水產貿易量值-2'.C10];['國家別水產別水產貿易量值-2'.E10];['國家別水產別水產貿易量值-2'.G10];['國家別水產別水產貿易量值-2'.I10];['國家別水產別水產貿易量值-2'.K10];['國家別水產別水產貿易量值-2'.M10])+SUM(['國家別水產別水產貿易量值-3'.C10];['國家別水產別水產貿易量值-3'.E10];['國家別水產別水產貿易量值-3'.G10];['國家別水產別水產貿易量值-3'.I10];['國家別水產別水產貿易量值-3'.K10];['國家別水產別水產貿易量值-3'.M10])+SUM(['國家別水產別水產貿易量值-4'.C10];['國家別水產別水產貿易量值-4'.E10];['國家別水產別水產貿易量值-4'.G10];['國家別水產別水產貿易量值-4'.I10];['國家別水產別水產貿易量值-4'.K10];['國家別水產別水產貿易量值-4'.M10])+SUM(['國家別水產別水產貿易量值-5'.C10];['國家別水產別水產貿易量值-5'.E10];['國家別水產別水產貿易量值-5'.G10];['國家別水產別水產貿易量值-5'.I10];['國家別水產別水產貿易量值-5'.K10];['國家別水產別水產貿易量值-5'.M10])+SUM(['國家別水產別水產貿易量值-6'.C10];['國家別水產別水產貿易量值-6'.E10];['國家別水產別水產貿易量值-6'.G10];['國家別水產別水產貿易量值-6'.I10];['國家別水產別水產貿易量值-6'.K10];['國家別水產別水產貿易量值-6'.M10])+SUM(['國家別水產別水產貿易量值-7'.C10];['國家別水產別水產貿易量值-7'.E10];['國家別水產別水產貿易量值-7'.G10];['國家別水產別水產貿易量值-7'.I10];['國家別水產別水產貿易量值-7'.K10];['國家別水產別水產貿易量值-7'.M10])+SUM(['國家別水產別水產貿易量值-8'.C10];['國家別水產別水產貿易量值-8'.E10];['國家別水產別水產貿易量值-8'.G10];['國家別水產別水產貿易量值-8'.I10];['國家別水產別水產貿易量值-8'.K10];['國家別水產別水產貿易量值-8'.M10])+SUM(['國家別水產別水產貿易量值-9'.C10];['國家別水產別水產貿易量值-9'.E10];['國家別水產別水產貿易量值-9'.G10];['國家別水產別水產貿易量值-9'.I10];['國家別水產別水產貿易量值-9'.K10];['國家別水產別水產貿易量值-9'.M10])+SUM(['國家別水產別水產貿易量值-10'.C10];['國家別水產別水產貿易量值-10'.E10];['國家別水產別水產貿易量值-10'.G10];['國家別水產別水產貿易量值-10'.I10];['國家別水產別水產貿易量值-10'.K10];['國家別水產別水產貿易量值-10'.M10])+SUM(['國家別水產別水產貿易量值-11'.C10];['國家別水產別水產貿易量值-11'.E10];['國家別水產別水產貿易量值-11'.G10];['國家別水產別水產貿易量值-11'.I10];['國家別水產別水產貿易量值-11'.K10];['國家別水產別水產貿易量值-11'.M10])+SUM(['國家別水產別水產貿易量值-12'.C10];['國家別水產別水產貿易量值-12'.E10];['國家別水產別水產貿易量值-12'.G10];['國家別水產別水產貿易量值-12'.I10];['國家別水產別水產貿易量值-12'.K10];['國家別水產別水產貿易量值-12'.M10])+SUM(['國家別水產別水產貿易量值-13'.C10];['國家別水產別水產貿易量值-13'.E10];['國家別水產別水產貿易量值-13'.G10];['國家別水產別水產貿易量值-13'.I10];['國家別水產別水產貿易量值-13'.K10];['國家別水產別水產貿易量值-13'.M10])+SUM(['國家別水產別水產貿易量值-14'.C10];['國家別水產別水產貿易量值-14'.E10];['國家別水產別水產貿易量值-14'.G10];['國家別水產別水產貿易量值-14'.I10];['國家別水產別水產貿易量值-14'.K10];['國家別水產別水產貿易量值-14'.M10])+SUM(['國家別水產別水產貿易量值-15'.C10];['國家別水產別水產貿易量值-15'.E10];['國家別水產別水產貿易量值-15'.G10];['國家別水產別水產貿易量值-15'.I10];['國家別水產別水產貿易量值-15'.K10];['國家別水產別水產貿易量值-15'.M10])+SUM(['國家別水產別水產貿易量值-16'.C10];['國家別水產別水產貿易量值-16'.E10];['國家別水產別水產貿易量值-16'.G10];['國家別水產別水產貿易量值-16'.I10];['國家別水產別水產貿易量值-16'.K10];['國家別水產別水產貿易量值-16'.M10])+SUM(['國家別水產別水產貿易量值-17'.C10];['國家別水產別水產貿易量值-17'.E10];['國家別水產別水產貿易量值-17'.G10];['國家別水產別水產貿易量值-17'.I10];['國家別水產別水產貿易量值-17'.K10];['國家別水產別水產貿易量值-17'.M10])+SUM(['國家別水產別水產貿易量值-18'.C10];['國家別水產別水產貿易量值-18'.E10];['國家別水產別水產貿易量值-18'.G10];['國家別水產別水產貿易量值-18'.I10];['國家別水產別水產貿易量值-18'.K10];['國家別水產別水產貿易量值-18'.M10])+SUM(['國家別水產別水產貿易量值-19'.C10];['國家別水產別水產貿易量值-19'.E10];['國家別水產別水產貿易量值-19'.G10];['國家別水產別水產貿易量值-19'.I10];['國家別水產別水產貿易量值-19'.K10];['國家別水產別水產貿易量值-19'.M10])+SUM(['國家別水產別水產貿易量值-20'.C10];['國家別水產別水產貿易量值-20'.E10];['國家別水產別水產貿易量值-20'.G10];['國家別水產別水產貿易量值-20'.I10];['國家別水產別水產貿易量值-20'.K10];['國家別水產別水產貿易量值-20'.M10])+SUM(['國家別水產別水產貿易量值-21'.C10];['國家別水產別水產貿易量值-21'.E10];['國家別水產別水產貿易量值-21'.G10];['國家別水產別水產貿易量值-21'.I10];['國家別水產別水產貿易量值-21'.K10];['國家別水產別水產貿易量值-21'.M10]))" table:style-name="ce12">
            <text:p>82,874,184<text:s/></text:p>
          </table:table-cell>
          <table:table-cell office:value-type="float" office:value="248943.37000000005" table:formula="of:=IF(SUM([.H10];[.J10];[.L10];[.N10])+SUM(['國家別水產別水產貿易量值-2'.D10];['國家別水產別水產貿易量值-2'.F10];['國家別水產別水產貿易量值-2'.H10];['國家別水產別水產貿易量值-2'.J10];['國家別水產別水產貿易量值-2'.L10];['國家別水產別水產貿易量值-2'.N10])+SUM(['國家別水產別水產貿易量值-3'.D10];['國家別水產別水產貿易量值-3'.F10];['國家別水產別水產貿易量值-3'.H10];['國家別水產別水產貿易量值-3'.J10];['國家別水產別水產貿易量值-3'.L10];['國家別水產別水產貿易量值-3'.N10])+SUM(['國家別水產別水產貿易量值-4'.D10];['國家別水產別水產貿易量值-4'.F10];['國家別水產別水產貿易量值-4'.H10];['國家別水產別水產貿易量值-4'.J10];['國家別水產別水產貿易量值-4'.L10];['國家別水產別水產貿易量值-4'.N10])+SUM(['國家別水產別水產貿易量值-5'.D10];['國家別水產別水產貿易量值-5'.F10];['國家別水產別水產貿易量值-5'.H10];['國家別水產別水產貿易量值-5'.J10];['國家別水產別水產貿易量值-5'.L10];['國家別水產別水產貿易量值-5'.N10])+SUM(['國家別水產別水產貿易量值-6'.D10];['國家別水產別水產貿易量值-6'.F10];['國家別水產別水產貿易量值-6'.H10];['國家別水產別水產貿易量值-6'.J10];['國家別水產別水產貿易量值-6'.L10];['國家別水產別水產貿易量值-6'.N10])+SUM(['國家別水產別水產貿易量值-7'.D10];['國家別水產別水產貿易量值-7'.F10];['國家別水產別水產貿易量值-7'.H10];['國家別水產別水產貿易量值-7'.J10];['國家別水產別水產貿易量值-7'.L10];['國家別水產別水產貿易量值-7'.N10])+SUM(['國家別水產別水產貿易量值-8'.D10];['國家別水產別水產貿易量值-8'.F10];['國家別水產別水產貿易量值-8'.H10];['國家別水產別水產貿易量值-8'.J10];['國家別水產別水產貿易量值-8'.L10];['國家別水產別水產貿易量值-8'.N10])+SUM(['國家別水產別水產貿易量值-9'.D10];['國家別水產別水產貿易量值-9'.F10];['國家別水產別水產貿易量值-9'.H10];['國家別水產別水產貿易量值-9'.J10];['國家別水產別水產貿易量值-9'.L10];['國家別水產別水產貿易量值-9'.N10])+SUM(['國家別水產別水產貿易量值-10'.D10];['國家別水產別水產貿易量值-10'.F10];['國家別水產別水產貿易量值-10'.H10];['國家別水產別水產貿易量值-10'.J10];['國家別水產別水產貿易量值-10'.L10];['國家別水產別水產貿易量值-10'.N10])+SUM(['國家別水產別水產貿易量值-11'.D10];['國家別水產別水產貿易量值-11'.F10];['國家別水產別水產貿易量值-11'.H10];['國家別水產別水產貿易量值-11'.J10];['國家別水產別水產貿易量值-11'.L10];['國家別水產別水產貿易量值-11'.N10])+SUM(['國家別水產別水產貿易量值-12'.D10];['國家別水產別水產貿易量值-12'.F10];['國家別水產別水產貿易量值-12'.H10];['國家別水產別水產貿易量值-12'.J10];['國家別水產別水產貿易量值-12'.L10];['國家別水產別水產貿易量值-12'.N10])+SUM(['國家別水產別水產貿易量值-13'.D10];['國家別水產別水產貿易量值-13'.F10];['國家別水產別水產貿易量值-13'.H10];['國家別水產別水產貿易量值-13'.J10];['國家別水產別水產貿易量值-13'.L10];['國家別水產別水產貿易量值-13'.N10])+SUM(['國家別水產別水產貿易量值-14'.D10];['國家別水產別水產貿易量值-14'.F10];['國家別水產別水產貿易量值-14'.H10];['國家別水產別水產貿易量值-14'.J10];['國家別水產別水產貿易量值-14'.L10];['國家別水產別水產貿易量值-14'.N10])+SUM(['國家別水產別水產貿易量值-15'.D10];['國家別水產別水產貿易量值-15'.F10];['國家別水產別水產貿易量值-15'.H10];['國家別水產別水產貿易量值-15'.J10];['國家別水產別水產貿易量值-15'.L10];['國家別水產別水產貿易量值-15'.N10])+SUM(['國家別水產別水產貿易量值-16'.D10];['國家別水產別水產貿易量值-16'.F10];['國家別水產別水產貿易量值-16'.H10];['國家別水產別水產貿易量值-16'.J10];['國家別水產別水產貿易量值-16'.L10];['國家別水產別水產貿易量值-16'.N10])+SUM(['國家別水產別水產貿易量值-17'.D10];['國家別水產別水產貿易量值-17'.F10];['國家別水產別水產貿易量值-17'.H10];['國家別水產別水產貿易量值-17'.J10];['國家別水產別水產貿易量值-17'.L10];['國家別水產別水產貿易量值-17'.N10])+SUM(['國家別水產別水產貿易量值-18'.D10];['國家別水產別水產貿易量值-18'.F10];['國家別水產別水產貿易量值-18'.H10];['國家別水產別水產貿易量值-18'.J10];['國家別水產別水產貿易量值-18'.L10];['國家別水產別水產貿易量值-18'.N10])+SUM(['國家別水產別水產貿易量值-19'.D10];['國家別水產別水產貿易量值-19'.F10];['國家別水產別水產貿易量值-19'.H10];['國家別水產別水產貿易量值-19'.J10];['國家別水產別水產貿易量值-19'.L10];['國家別水產別水產貿易量值-19'.N10])+SUM(['國家別水產別水產貿易量值-20'.D10];['國家別水產別水產貿易量值-20'.F10];['國家別水產別水產貿易量值-20'.H10];['國家別水產別水產貿易量值-20'.J10];['國家別水產別水產貿易量值-20'.L10];['國家別水產別水產貿易量值-20'.N10])+SUM(['國家別水產別水產貿易量值-21'.D10];['國家別水產別水產貿易量值-21'.F10];['國家別水產別水產貿易量值-21'.H10];['國家別水產別水產貿易量值-21'.J10];['國家別水產別水產貿易量值-21'.L10];['國家別水產別水產貿易量值-21'.N10])=0;&quot;-&quot;;SUM([.H10];[.J10];[.L10];[.N10])+SUM(['國家別水產別水產貿易量值-2'.D10];['國家別水產別水產貿易量值-2'.F10];['國家別水產別水產貿易量值-2'.H10];['國家別水產別水產貿易量值-2'.J10];['國家別水產別水產貿易量值-2'.L10];['國家別水產別水產貿易量值-2'.N10])+SUM(['國家別水產別水產貿易量值-3'.D10];['國家別水產別水產貿易量值-3'.F10];['國家別水產別水產貿易量值-3'.H10];['國家別水產別水產貿易量值-3'.J10];['國家別水產別水產貿易量值-3'.L10];['國家別水產別水產貿易量值-3'.N10])+SUM(['國家別水產別水產貿易量值-4'.D10];['國家別水產別水產貿易量值-4'.F10];['國家別水產別水產貿易量值-4'.H10];['國家別水產別水產貿易量值-4'.J10];['國家別水產別水產貿易量值-4'.L10];['國家別水產別水產貿易量值-4'.N10])+SUM(['國家別水產別水產貿易量值-5'.D10];['國家別水產別水產貿易量值-5'.F10];['國家別水產別水產貿易量值-5'.H10];['國家別水產別水產貿易量值-5'.J10];['國家別水產別水產貿易量值-5'.L10];['國家別水產別水產貿易量值-5'.N10])+SUM(['國家別水產別水產貿易量值-6'.D10];['國家別水產別水產貿易量值-6'.F10];['國家別水產別水產貿易量值-6'.H10];['國家別水產別水產貿易量值-6'.J10];['國家別水產別水產貿易量值-6'.L10];['國家別水產別水產貿易量值-6'.N10])+SUM(['國家別水產別水產貿易量值-7'.D10];['國家別水產別水產貿易量值-7'.F10];['國家別水產別水產貿易量值-7'.H10];['國家別水產別水產貿易量值-7'.J10];['國家別水產別水產貿易量值-7'.L10];['國家別水產別水產貿易量值-7'.N10])+SUM(['國家別水產別水產貿易量值-8'.D10];['國家別水產別水產貿易量值-8'.F10];['國家別水產別水產貿易量值-8'.H10];['國家別水產別水產貿易量值-8'.J10];['國家別水產別水產貿易量值-8'.L10];['國家別水產別水產貿易量值-8'.N10])+SUM(['國家別水產別水產貿易量值-9'.D10];['國家別水產別水產貿易量值-9'.F10];['國家別水產別水產貿易量值-9'.H10];['國家別水產別水產貿易量值-9'.J10];['國家別水產別水產貿易量值-9'.L10];['國家別水產別水產貿易量值-9'.N10])+SUM(['國家別水產別水產貿易量值-10'.D10];['國家別水產別水產貿易量值-10'.F10];['國家別水產別水產貿易量值-10'.H10];['國家別水產別水產貿易量值-10'.J10];['國家別水產別水產貿易量值-10'.L10];['國家別水產別水產貿易量值-10'.N10])+SUM(['國家別水產別水產貿易量值-11'.D10];['國家別水產別水產貿易量值-11'.F10];['國家別水產別水產貿易量值-11'.H10];['國家別水產別水產貿易量值-11'.J10];['國家別水產別水產貿易量值-11'.L10];['國家別水產別水產貿易量值-11'.N10])+SUM(['國家別水產別水產貿易量值-12'.D10];['國家別水產別水產貿易量值-12'.F10];['國家別水產別水產貿易量值-12'.H10];['國家別水產別水產貿易量值-12'.J10];['國家別水產別水產貿易量值-12'.L10];['國家別水產別水產貿易量值-12'.N10])+SUM(['國家別水產別水產貿易量值-13'.D10];['國家別水產別水產貿易量值-13'.F10];['國家別水產別水產貿易量值-13'.H10];['國家別水產別水產貿易量值-13'.J10];['國家別水產別水產貿易量值-13'.L10];['國家別水產別水產貿易量值-13'.N10])+SUM(['國家別水產別水產貿易量值-14'.D10];['國家別水產別水產貿易量值-14'.F10];['國家別水產別水產貿易量值-14'.H10];['國家別水產別水產貿易量值-14'.J10];['國家別水產別水產貿易量值-14'.L10];['國家別水產別水產貿易量值-14'.N10])+SUM(['國家別水產別水產貿易量值-15'.D10];['國家別水產別水產貿易量值-15'.F10];['國家別水產別水產貿易量值-15'.H10];['國家別水產別水產貿易量值-15'.J10];['國家別水產別水產貿易量值-15'.L10];['國家別水產別水產貿易量值-15'.N10])+SUM(['國家別水產別水產貿易量值-16'.D10];['國家別水產別水產貿易量值-16'.F10];['國家別水產別水產貿易量值-16'.H10];['國家別水產別水產貿易量值-16'.J10];['國家別水產別水產貿易量值-16'.L10];['國家別水產別水產貿易量值-16'.N10])+SUM(['國家別水產別水產貿易量值-17'.D10];['國家別水產別水產貿易量值-17'.F10];['國家別水產別水產貿易量值-17'.H10];['國家別水產別水產貿易量值-17'.J10];['國家別水產別水產貿易量值-17'.L10];['國家別水產別水產貿易量值-17'.N10])+SUM(['國家別水產別水產貿易量值-18'.D10];['國家別水產別水產貿易量值-18'.F10];['國家別水產別水產貿易量值-18'.H10];['國家別水產別水產貿易量值-18'.J10];['國家別水產別水產貿易量值-18'.L10];['國家別水產別水產貿易量值-18'.N10])+SUM(['國家別水產別水產貿易量值-19'.D10];['國家別水產別水產貿易量值-19'.F10];['國家別水產別水產貿易量值-19'.H10];['國家別水產別水產貿易量值-19'.J10];['國家別水產別水產貿易量值-19'.L10];['國家別水產別水產貿易量值-19'.N10])+SUM(['國家別水產別水產貿易量值-20'.D10];['國家別水產別水產貿易量值-20'.F10];['國家別水產別水產貿易量值-20'.H10];['國家別水產別水產貿易量值-20'.J10];['國家別水產別水產貿易量值-20'.L10];['國家別水產別水產貿易量值-20'.N10])+SUM(['國家別水產別水產貿易量值-21'.D10];['國家別水產別水產貿易量值-21'.F10];['國家別水產別水產貿易量值-21'.H10];['國家別水產別水產貿易量值-21'.J10];['國家別水產別水產貿易量值-21'.L10];['國家別水產別水產貿易量值-21'.N10]))" table:style-name="ce12">
            <text:p>248,943<text:s/></text:p>
          </table:table-cell>
          <table:table-cell office:value-type="float" office:value="9511612" table:style-name="ce12">
            <text:p>9,511,612<text:s/></text:p>
          </table:table-cell>
          <table:table-cell office:value-type="float" office:value="36511.574000000001" table:style-name="ce12">
            <text:p>36,512<text:s/></text:p>
          </table:table-cell>
          <table:table-cell office:value-type="float" office:value="159714" table:style-name="ce12">
            <text:p>159,714<text:s/></text:p>
          </table:table-cell>
          <table:table-cell office:value-type="float" office:value="1908.9380000000001" table:style-name="ce12">
            <text:p>1,909<text:s/></text:p>
          </table:table-cell>
          <table:table-cell office:value-type="float" office:value="7738" table:style-name="ce12">
            <text:p>7,738<text:s/></text:p>
          </table:table-cell>
          <table:table-cell office:value-type="float" office:value="54.264000000000003" table:style-name="ce12">
            <text:p>54<text:s/></text:p>
          </table:table-cell>
          <table:table-cell office:value-type="float" office:value="27115" table:style-name="ce12">
            <text:p>27,115<text:s/></text:p>
          </table:table-cell>
          <table:table-cell office:value-type="float" office:value="126.381" table:style-name="ce12">
            <text:p>1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1821961" table:formula="of:=IF(SUM([.G11];[.I11];[.K11];[.M11])+SUM(['國家別水產別水產貿易量值-2'.C11];['國家別水產別水產貿易量值-2'.E11];['國家別水產別水產貿易量值-2'.G11];['國家別水產別水產貿易量值-2'.I11];['國家別水產別水產貿易量值-2'.K11];['國家別水產別水產貿易量值-2'.M11])+SUM(['國家別水產別水產貿易量值-3'.C11];['國家別水產別水產貿易量值-3'.E11];['國家別水產別水產貿易量值-3'.G11];['國家別水產別水產貿易量值-3'.I11];['國家別水產別水產貿易量值-3'.K11];['國家別水產別水產貿易量值-3'.M11])+SUM(['國家別水產別水產貿易量值-4'.C11];['國家別水產別水產貿易量值-4'.E11];['國家別水產別水產貿易量值-4'.G11];['國家別水產別水產貿易量值-4'.I11];['國家別水產別水產貿易量值-4'.K11];['國家別水產別水產貿易量值-4'.M11])+SUM(['國家別水產別水產貿易量值-5'.C11];['國家別水產別水產貿易量值-5'.E11];['國家別水產別水產貿易量值-5'.G11];['國家別水產別水產貿易量值-5'.I11];['國家別水產別水產貿易量值-5'.K11];['國家別水產別水產貿易量值-5'.M11])+SUM(['國家別水產別水產貿易量值-6'.C11];['國家別水產別水產貿易量值-6'.E11];['國家別水產別水產貿易量值-6'.G11];['國家別水產別水產貿易量值-6'.I11];['國家別水產別水產貿易量值-6'.K11];['國家別水產別水產貿易量值-6'.M11])+SUM(['國家別水產別水產貿易量值-7'.C11];['國家別水產別水產貿易量值-7'.E11];['國家別水產別水產貿易量值-7'.G11];['國家別水產別水產貿易量值-7'.I11];['國家別水產別水產貿易量值-7'.K11];['國家別水產別水產貿易量值-7'.M11])+SUM(['國家別水產別水產貿易量值-8'.C11];['國家別水產別水產貿易量值-8'.E11];['國家別水產別水產貿易量值-8'.G11];['國家別水產別水產貿易量值-8'.I11];['國家別水產別水產貿易量值-8'.K11];['國家別水產別水產貿易量值-8'.M11])+SUM(['國家別水產別水產貿易量值-9'.C11];['國家別水產別水產貿易量值-9'.E11];['國家別水產別水產貿易量值-9'.G11];['國家別水產別水產貿易量值-9'.I11];['國家別水產別水產貿易量值-9'.K11];['國家別水產別水產貿易量值-9'.M11])+SUM(['國家別水產別水產貿易量值-10'.C11];['國家別水產別水產貿易量值-10'.E11];['國家別水產別水產貿易量值-10'.G11];['國家別水產別水產貿易量值-10'.I11];['國家別水產別水產貿易量值-10'.K11];['國家別水產別水產貿易量值-10'.M11])+SUM(['國家別水產別水產貿易量值-11'.C11];['國家別水產別水產貿易量值-11'.E11];['國家別水產別水產貿易量值-11'.G11];['國家別水產別水產貿易量值-11'.I11];['國家別水產別水產貿易量值-11'.K11];['國家別水產別水產貿易量值-11'.M11])+SUM(['國家別水產別水產貿易量值-12'.C11];['國家別水產別水產貿易量值-12'.E11];['國家別水產別水產貿易量值-12'.G11];['國家別水產別水產貿易量值-12'.I11];['國家別水產別水產貿易量值-12'.K11];['國家別水產別水產貿易量值-12'.M11])+SUM(['國家別水產別水產貿易量值-13'.C11];['國家別水產別水產貿易量值-13'.E11];['國家別水產別水產貿易量值-13'.G11];['國家別水產別水產貿易量值-13'.I11];['國家別水產別水產貿易量值-13'.K11];['國家別水產別水產貿易量值-13'.M11])+SUM(['國家別水產別水產貿易量值-14'.C11];['國家別水產別水產貿易量值-14'.E11];['國家別水產別水產貿易量值-14'.G11];['國家別水產別水產貿易量值-14'.I11];['國家別水產別水產貿易量值-14'.K11];['國家別水產別水產貿易量值-14'.M11])+SUM(['國家別水產別水產貿易量值-15'.C11];['國家別水產別水產貿易量值-15'.E11];['國家別水產別水產貿易量值-15'.G11];['國家別水產別水產貿易量值-15'.I11];['國家別水產別水產貿易量值-15'.K11];['國家別水產別水產貿易量值-15'.M11])+SUM(['國家別水產別水產貿易量值-16'.C11];['國家別水產別水產貿易量值-16'.E11];['國家別水產別水產貿易量值-16'.G11];['國家別水產別水產貿易量值-16'.I11];['國家別水產別水產貿易量值-16'.K11];['國家別水產別水產貿易量值-16'.M11])+SUM(['國家別水產別水產貿易量值-17'.C11];['國家別水產別水產貿易量值-17'.E11];['國家別水產別水產貿易量值-17'.G11];['國家別水產別水產貿易量值-17'.I11];['國家別水產別水產貿易量值-17'.K11];['國家別水產別水產貿易量值-17'.M11])+SUM(['國家別水產別水產貿易量值-18'.C11];['國家別水產別水產貿易量值-18'.E11];['國家別水產別水產貿易量值-18'.G11];['國家別水產別水產貿易量值-18'.I11];['國家別水產別水產貿易量值-18'.K11];['國家別水產別水產貿易量值-18'.M11])+SUM(['國家別水產別水產貿易量值-19'.C11];['國家別水產別水產貿易量值-19'.E11];['國家別水產別水產貿易量值-19'.G11];['國家別水產別水產貿易量值-19'.I11];['國家別水產別水產貿易量值-19'.K11];['國家別水產別水產貿易量值-19'.M11])+SUM(['國家別水產別水產貿易量值-20'.C11];['國家別水產別水產貿易量值-20'.E11];['國家別水產別水產貿易量值-20'.G11];['國家別水產別水產貿易量值-20'.I11];['國家別水產別水產貿易量值-20'.K11];['國家別水產別水產貿易量值-20'.M11])+SUM(['國家別水產別水產貿易量值-21'.C11];['國家別水產別水產貿易量值-21'.E11];['國家別水產別水產貿易量值-21'.G11];['國家別水產別水產貿易量值-21'.I11];['國家別水產別水產貿易量值-21'.K11];['國家別水產別水產貿易量值-21'.M11])=0;&quot;-&quot;;SUM([.G11];[.I11];[.K11];[.M11])+SUM(['國家別水產別水產貿易量值-2'.C11];['國家別水產別水產貿易量值-2'.E11];['國家別水產別水產貿易量值-2'.G11];['國家別水產別水產貿易量值-2'.I11];['國家別水產別水產貿易量值-2'.K11];['國家別水產別水產貿易量值-2'.M11])+SUM(['國家別水產別水產貿易量值-3'.C11];['國家別水產別水產貿易量值-3'.E11];['國家別水產別水產貿易量值-3'.G11];['國家別水產別水產貿易量值-3'.I11];['國家別水產別水產貿易量值-3'.K11];['國家別水產別水產貿易量值-3'.M11])+SUM(['國家別水產別水產貿易量值-4'.C11];['國家別水產別水產貿易量值-4'.E11];['國家別水產別水產貿易量值-4'.G11];['國家別水產別水產貿易量值-4'.I11];['國家別水產別水產貿易量值-4'.K11];['國家別水產別水產貿易量值-4'.M11])+SUM(['國家別水產別水產貿易量值-5'.C11];['國家別水產別水產貿易量值-5'.E11];['國家別水產別水產貿易量值-5'.G11];['國家別水產別水產貿易量值-5'.I11];['國家別水產別水產貿易量值-5'.K11];['國家別水產別水產貿易量值-5'.M11])+SUM(['國家別水產別水產貿易量值-6'.C11];['國家別水產別水產貿易量值-6'.E11];['國家別水產別水產貿易量值-6'.G11];['國家別水產別水產貿易量值-6'.I11];['國家別水產別水產貿易量值-6'.K11];['國家別水產別水產貿易量值-6'.M11])+SUM(['國家別水產別水產貿易量值-7'.C11];['國家別水產別水產貿易量值-7'.E11];['國家別水產別水產貿易量值-7'.G11];['國家別水產別水產貿易量值-7'.I11];['國家別水產別水產貿易量值-7'.K11];['國家別水產別水產貿易量值-7'.M11])+SUM(['國家別水產別水產貿易量值-8'.C11];['國家別水產別水產貿易量值-8'.E11];['國家別水產別水產貿易量值-8'.G11];['國家別水產別水產貿易量值-8'.I11];['國家別水產別水產貿易量值-8'.K11];['國家別水產別水產貿易量值-8'.M11])+SUM(['國家別水產別水產貿易量值-9'.C11];['國家別水產別水產貿易量值-9'.E11];['國家別水產別水產貿易量值-9'.G11];['國家別水產別水產貿易量值-9'.I11];['國家別水產別水產貿易量值-9'.K11];['國家別水產別水產貿易量值-9'.M11])+SUM(['國家別水產別水產貿易量值-10'.C11];['國家別水產別水產貿易量值-10'.E11];['國家別水產別水產貿易量值-10'.G11];['國家別水產別水產貿易量值-10'.I11];['國家別水產別水產貿易量值-10'.K11];['國家別水產別水產貿易量值-10'.M11])+SUM(['國家別水產別水產貿易量值-11'.C11];['國家別水產別水產貿易量值-11'.E11];['國家別水產別水產貿易量值-11'.G11];['國家別水產別水產貿易量值-11'.I11];['國家別水產別水產貿易量值-11'.K11];['國家別水產別水產貿易量值-11'.M11])+SUM(['國家別水產別水產貿易量值-12'.C11];['國家別水產別水產貿易量值-12'.E11];['國家別水產別水產貿易量值-12'.G11];['國家別水產別水產貿易量值-12'.I11];['國家別水產別水產貿易量值-12'.K11];['國家別水產別水產貿易量值-12'.M11])+SUM(['國家別水產別水產貿易量值-13'.C11];['國家別水產別水產貿易量值-13'.E11];['國家別水產別水產貿易量值-13'.G11];['國家別水產別水產貿易量值-13'.I11];['國家別水產別水產貿易量值-13'.K11];['國家別水產別水產貿易量值-13'.M11])+SUM(['國家別水產別水產貿易量值-14'.C11];['國家別水產別水產貿易量值-14'.E11];['國家別水產別水產貿易量值-14'.G11];['國家別水產別水產貿易量值-14'.I11];['國家別水產別水產貿易量值-14'.K11];['國家別水產別水產貿易量值-14'.M11])+SUM(['國家別水產別水產貿易量值-15'.C11];['國家別水產別水產貿易量值-15'.E11];['國家別水產別水產貿易量值-15'.G11];['國家別水產別水產貿易量值-15'.I11];['國家別水產別水產貿易量值-15'.K11];['國家別水產別水產貿易量值-15'.M11])+SUM(['國家別水產別水產貿易量值-16'.C11];['國家別水產別水產貿易量值-16'.E11];['國家別水產別水產貿易量值-16'.G11];['國家別水產別水產貿易量值-16'.I11];['國家別水產別水產貿易量值-16'.K11];['國家別水產別水產貿易量值-16'.M11])+SUM(['國家別水產別水產貿易量值-17'.C11];['國家別水產別水產貿易量值-17'.E11];['國家別水產別水產貿易量值-17'.G11];['國家別水產別水產貿易量值-17'.I11];['國家別水產別水產貿易量值-17'.K11];['國家別水產別水產貿易量值-17'.M11])+SUM(['國家別水產別水產貿易量值-18'.C11];['國家別水產別水產貿易量值-18'.E11];['國家別水產別水產貿易量值-18'.G11];['國家別水產別水產貿易量值-18'.I11];['國家別水產別水產貿易量值-18'.K11];['國家別水產別水產貿易量值-18'.M11])+SUM(['國家別水產別水產貿易量值-19'.C11];['國家別水產別水產貿易量值-19'.E11];['國家別水產別水產貿易量值-19'.G11];['國家別水產別水產貿易量值-19'.I11];['國家別水產別水產貿易量值-19'.K11];['國家別水產別水產貿易量值-19'.M11])+SUM(['國家別水產別水產貿易量值-20'.C11];['國家別水產別水產貿易量值-20'.E11];['國家別水產別水產貿易量值-20'.G11];['國家別水產別水產貿易量值-20'.I11];['國家別水產別水產貿易量值-20'.K11];['國家別水產別水產貿易量值-20'.M11])+SUM(['國家別水產別水產貿易量值-21'.C11];['國家別水產別水產貿易量值-21'.E11];['國家別水產別水產貿易量值-21'.G11];['國家別水產別水產貿易量值-21'.I11];['國家別水產別水產貿易量值-21'.K11];['國家別水產別水產貿易量值-21'.M11]))" table:style-name="ce12">
            <text:p>21,821,961<text:s/></text:p>
          </table:table-cell>
          <table:table-cell office:value-type="float" office:value="129868.62699999999" table:formula="of:=IF(SUM([.H11];[.J11];[.L11];[.N11])+SUM(['國家別水產別水產貿易量值-2'.D11];['國家別水產別水產貿易量值-2'.F11];['國家別水產別水產貿易量值-2'.H11];['國家別水產別水產貿易量值-2'.J11];['國家別水產別水產貿易量值-2'.L11];['國家別水產別水產貿易量值-2'.N11])+SUM(['國家別水產別水產貿易量值-3'.D11];['國家別水產別水產貿易量值-3'.F11];['國家別水產別水產貿易量值-3'.H11];['國家別水產別水產貿易量值-3'.J11];['國家別水產別水產貿易量值-3'.L11];['國家別水產別水產貿易量值-3'.N11])+SUM(['國家別水產別水產貿易量值-4'.D11];['國家別水產別水產貿易量值-4'.F11];['國家別水產別水產貿易量值-4'.H11];['國家別水產別水產貿易量值-4'.J11];['國家別水產別水產貿易量值-4'.L11];['國家別水產別水產貿易量值-4'.N11])+SUM(['國家別水產別水產貿易量值-5'.D11];['國家別水產別水產貿易量值-5'.F11];['國家別水產別水產貿易量值-5'.H11];['國家別水產別水產貿易量值-5'.J11];['國家別水產別水產貿易量值-5'.L11];['國家別水產別水產貿易量值-5'.N11])+SUM(['國家別水產別水產貿易量值-6'.D11];['國家別水產別水產貿易量值-6'.F11];['國家別水產別水產貿易量值-6'.H11];['國家別水產別水產貿易量值-6'.J11];['國家別水產別水產貿易量值-6'.L11];['國家別水產別水產貿易量值-6'.N11])+SUM(['國家別水產別水產貿易量值-7'.D11];['國家別水產別水產貿易量值-7'.F11];['國家別水產別水產貿易量值-7'.H11];['國家別水產別水產貿易量值-7'.J11];['國家別水產別水產貿易量值-7'.L11];['國家別水產別水產貿易量值-7'.N11])+SUM(['國家別水產別水產貿易量值-8'.D11];['國家別水產別水產貿易量值-8'.F11];['國家別水產別水產貿易量值-8'.H11];['國家別水產別水產貿易量值-8'.J11];['國家別水產別水產貿易量值-8'.L11];['國家別水產別水產貿易量值-8'.N11])+SUM(['國家別水產別水產貿易量值-9'.D11];['國家別水產別水產貿易量值-9'.F11];['國家別水產別水產貿易量值-9'.H11];['國家別水產別水產貿易量值-9'.J11];['國家別水產別水產貿易量值-9'.L11];['國家別水產別水產貿易量值-9'.N11])+SUM(['國家別水產別水產貿易量值-10'.D11];['國家別水產別水產貿易量值-10'.F11];['國家別水產別水產貿易量值-10'.H11];['國家別水產別水產貿易量值-10'.J11];['國家別水產別水產貿易量值-10'.L11];['國家別水產別水產貿易量值-10'.N11])+SUM(['國家別水產別水產貿易量值-11'.D11];['國家別水產別水產貿易量值-11'.F11];['國家別水產別水產貿易量值-11'.H11];['國家別水產別水產貿易量值-11'.J11];['國家別水產別水產貿易量值-11'.L11];['國家別水產別水產貿易量值-11'.N11])+SUM(['國家別水產別水產貿易量值-12'.D11];['國家別水產別水產貿易量值-12'.F11];['國家別水產別水產貿易量值-12'.H11];['國家別水產別水產貿易量值-12'.J11];['國家別水產別水產貿易量值-12'.L11];['國家別水產別水產貿易量值-12'.N11])+SUM(['國家別水產別水產貿易量值-13'.D11];['國家別水產別水產貿易量值-13'.F11];['國家別水產別水產貿易量值-13'.H11];['國家別水產別水產貿易量值-13'.J11];['國家別水產別水產貿易量值-13'.L11];['國家別水產別水產貿易量值-13'.N11])+SUM(['國家別水產別水產貿易量值-14'.D11];['國家別水產別水產貿易量值-14'.F11];['國家別水產別水產貿易量值-14'.H11];['國家別水產別水產貿易量值-14'.J11];['國家別水產別水產貿易量值-14'.L11];['國家別水產別水產貿易量值-14'.N11])+SUM(['國家別水產別水產貿易量值-15'.D11];['國家別水產別水產貿易量值-15'.F11];['國家別水產別水產貿易量值-15'.H11];['國家別水產別水產貿易量值-15'.J11];['國家別水產別水產貿易量值-15'.L11];['國家別水產別水產貿易量值-15'.N11])+SUM(['國家別水產別水產貿易量值-16'.D11];['國家別水產別水產貿易量值-16'.F11];['國家別水產別水產貿易量值-16'.H11];['國家別水產別水產貿易量值-16'.J11];['國家別水產別水產貿易量值-16'.L11];['國家別水產別水產貿易量值-16'.N11])+SUM(['國家別水產別水產貿易量值-17'.D11];['國家別水產別水產貿易量值-17'.F11];['國家別水產別水產貿易量值-17'.H11];['國家別水產別水產貿易量值-17'.J11];['國家別水產別水產貿易量值-17'.L11];['國家別水產別水產貿易量值-17'.N11])+SUM(['國家別水產別水產貿易量值-18'.D11];['國家別水產別水產貿易量值-18'.F11];['國家別水產別水產貿易量值-18'.H11];['國家別水產別水產貿易量值-18'.J11];['國家別水產別水產貿易量值-18'.L11];['國家別水產別水產貿易量值-18'.N11])+SUM(['國家別水產別水產貿易量值-19'.D11];['國家別水產別水產貿易量值-19'.F11];['國家別水產別水產貿易量值-19'.H11];['國家別水產別水產貿易量值-19'.J11];['國家別水產別水產貿易量值-19'.L11];['國家別水產別水產貿易量值-19'.N11])+SUM(['國家別水產別水產貿易量值-20'.D11];['國家別水產別水產貿易量值-20'.F11];['國家別水產別水產貿易量值-20'.H11];['國家別水產別水產貿易量值-20'.J11];['國家別水產別水產貿易量值-20'.L11];['國家別水產別水產貿易量值-20'.N11])+SUM(['國家別水產別水產貿易量值-21'.D11];['國家別水產別水產貿易量值-21'.F11];['國家別水產別水產貿易量值-21'.H11];['國家別水產別水產貿易量值-21'.J11];['國家別水產別水產貿易量值-21'.L11];['國家別水產別水產貿易量值-21'.N11])=0;&quot;-&quot;;SUM([.H11];[.J11];[.L11];[.N11])+SUM(['國家別水產別水產貿易量值-2'.D11];['國家別水產別水產貿易量值-2'.F11];['國家別水產別水產貿易量值-2'.H11];['國家別水產別水產貿易量值-2'.J11];['國家別水產別水產貿易量值-2'.L11];['國家別水產別水產貿易量值-2'.N11])+SUM(['國家別水產別水產貿易量值-3'.D11];['國家別水產別水產貿易量值-3'.F11];['國家別水產別水產貿易量值-3'.H11];['國家別水產別水產貿易量值-3'.J11];['國家別水產別水產貿易量值-3'.L11];['國家別水產別水產貿易量值-3'.N11])+SUM(['國家別水產別水產貿易量值-4'.D11];['國家別水產別水產貿易量值-4'.F11];['國家別水產別水產貿易量值-4'.H11];['國家別水產別水產貿易量值-4'.J11];['國家別水產別水產貿易量值-4'.L11];['國家別水產別水產貿易量值-4'.N11])+SUM(['國家別水產別水產貿易量值-5'.D11];['國家別水產別水產貿易量值-5'.F11];['國家別水產別水產貿易量值-5'.H11];['國家別水產別水產貿易量值-5'.J11];['國家別水產別水產貿易量值-5'.L11];['國家別水產別水產貿易量值-5'.N11])+SUM(['國家別水產別水產貿易量值-6'.D11];['國家別水產別水產貿易量值-6'.F11];['國家別水產別水產貿易量值-6'.H11];['國家別水產別水產貿易量值-6'.J11];['國家別水產別水產貿易量值-6'.L11];['國家別水產別水產貿易量值-6'.N11])+SUM(['國家別水產別水產貿易量值-7'.D11];['國家別水產別水產貿易量值-7'.F11];['國家別水產別水產貿易量值-7'.H11];['國家別水產別水產貿易量值-7'.J11];['國家別水產別水產貿易量值-7'.L11];['國家別水產別水產貿易量值-7'.N11])+SUM(['國家別水產別水產貿易量值-8'.D11];['國家別水產別水產貿易量值-8'.F11];['國家別水產別水產貿易量值-8'.H11];['國家別水產別水產貿易量值-8'.J11];['國家別水產別水產貿易量值-8'.L11];['國家別水產別水產貿易量值-8'.N11])+SUM(['國家別水產別水產貿易量值-9'.D11];['國家別水產別水產貿易量值-9'.F11];['國家別水產別水產貿易量值-9'.H11];['國家別水產別水產貿易量值-9'.J11];['國家別水產別水產貿易量值-9'.L11];['國家別水產別水產貿易量值-9'.N11])+SUM(['國家別水產別水產貿易量值-10'.D11];['國家別水產別水產貿易量值-10'.F11];['國家別水產別水產貿易量值-10'.H11];['國家別水產別水產貿易量值-10'.J11];['國家別水產別水產貿易量值-10'.L11];['國家別水產別水產貿易量值-10'.N11])+SUM(['國家別水產別水產貿易量值-11'.D11];['國家別水產別水產貿易量值-11'.F11];['國家別水產別水產貿易量值-11'.H11];['國家別水產別水產貿易量值-11'.J11];['國家別水產別水產貿易量值-11'.L11];['國家別水產別水產貿易量值-11'.N11])+SUM(['國家別水產別水產貿易量值-12'.D11];['國家別水產別水產貿易量值-12'.F11];['國家別水產別水產貿易量值-12'.H11];['國家別水產別水產貿易量值-12'.J11];['國家別水產別水產貿易量值-12'.L11];['國家別水產別水產貿易量值-12'.N11])+SUM(['國家別水產別水產貿易量值-13'.D11];['國家別水產別水產貿易量值-13'.F11];['國家別水產別水產貿易量值-13'.H11];['國家別水產別水產貿易量值-13'.J11];['國家別水產別水產貿易量值-13'.L11];['國家別水產別水產貿易量值-13'.N11])+SUM(['國家別水產別水產貿易量值-14'.D11];['國家別水產別水產貿易量值-14'.F11];['國家別水產別水產貿易量值-14'.H11];['國家別水產別水產貿易量值-14'.J11];['國家別水產別水產貿易量值-14'.L11];['國家別水產別水產貿易量值-14'.N11])+SUM(['國家別水產別水產貿易量值-15'.D11];['國家別水產別水產貿易量值-15'.F11];['國家別水產別水產貿易量值-15'.H11];['國家別水產別水產貿易量值-15'.J11];['國家別水產別水產貿易量值-15'.L11];['國家別水產別水產貿易量值-15'.N11])+SUM(['國家別水產別水產貿易量值-16'.D11];['國家別水產別水產貿易量值-16'.F11];['國家別水產別水產貿易量值-16'.H11];['國家別水產別水產貿易量值-16'.J11];['國家別水產別水產貿易量值-16'.L11];['國家別水產別水產貿易量值-16'.N11])+SUM(['國家別水產別水產貿易量值-17'.D11];['國家別水產別水產貿易量值-17'.F11];['國家別水產別水產貿易量值-17'.H11];['國家別水產別水產貿易量值-17'.J11];['國家別水產別水產貿易量值-17'.L11];['國家別水產別水產貿易量值-17'.N11])+SUM(['國家別水產別水產貿易量值-18'.D11];['國家別水產別水產貿易量值-18'.F11];['國家別水產別水產貿易量值-18'.H11];['國家別水產別水產貿易量值-18'.J11];['國家別水產別水產貿易量值-18'.L11];['國家別水產別水產貿易量值-18'.N11])+SUM(['國家別水產別水產貿易量值-19'.D11];['國家別水產別水產貿易量值-19'.F11];['國家別水產別水產貿易量值-19'.H11];['國家別水產別水產貿易量值-19'.J11];['國家別水產別水產貿易量值-19'.L11];['國家別水產別水產貿易量值-19'.N11])+SUM(['國家別水產別水產貿易量值-20'.D11];['國家別水產別水產貿易量值-20'.F11];['國家別水產別水產貿易量值-20'.H11];['國家別水產別水產貿易量值-20'.J11];['國家別水產別水產貿易量值-20'.L11];['國家別水產別水產貿易量值-20'.N11])+SUM(['國家別水產別水產貿易量值-21'.D11];['國家別水產別水產貿易量值-21'.F11];['國家別水產別水產貿易量值-21'.H11];['國家別水產別水產貿易量值-21'.J11];['國家別水產別水產貿易量值-21'.L11];['國家別水產別水產貿易量值-21'.N11]))" table:style-name="ce12">
            <text:p>129,869<text:s/></text:p>
          </table:table-cell>
          <table:table-cell office:value-type="float" office:value="23792" table:style-name="ce12">
            <text:p>23,792<text:s/></text:p>
          </table:table-cell>
          <table:table-cell office:value-type="float" office:value="144.72200000000001" table:style-name="ce12">
            <text:p>1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" table:style-name="ce12">
            <text:p>87<text:s/></text:p>
          </table:table-cell>
          <table:table-cell office:value-type="float" office:value="0.95099999999999996" table:style-name="ce12">
            <text:p>1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3446738" table:formula="of:=IF(SUM([.G12];[.I12];[.K12];[.M12])+SUM(['國家別水產別水產貿易量值-2'.C12];['國家別水產別水產貿易量值-2'.E12];['國家別水產別水產貿易量值-2'.G12];['國家別水產別水產貿易量值-2'.I12];['國家別水產別水產貿易量值-2'.K12];['國家別水產別水產貿易量值-2'.M12])+SUM(['國家別水產別水產貿易量值-3'.C12];['國家別水產別水產貿易量值-3'.E12];['國家別水產別水產貿易量值-3'.G12];['國家別水產別水產貿易量值-3'.I12];['國家別水產別水產貿易量值-3'.K12];['國家別水產別水產貿易量值-3'.M12])+SUM(['國家別水產別水產貿易量值-4'.C12];['國家別水產別水產貿易量值-4'.E12];['國家別水產別水產貿易量值-4'.G12];['國家別水產別水產貿易量值-4'.I12];['國家別水產別水產貿易量值-4'.K12];['國家別水產別水產貿易量值-4'.M12])+SUM(['國家別水產別水產貿易量值-5'.C12];['國家別水產別水產貿易量值-5'.E12];['國家別水產別水產貿易量值-5'.G12];['國家別水產別水產貿易量值-5'.I12];['國家別水產別水產貿易量值-5'.K12];['國家別水產別水產貿易量值-5'.M12])+SUM(['國家別水產別水產貿易量值-6'.C12];['國家別水產別水產貿易量值-6'.E12];['國家別水產別水產貿易量值-6'.G12];['國家別水產別水產貿易量值-6'.I12];['國家別水產別水產貿易量值-6'.K12];['國家別水產別水產貿易量值-6'.M12])+SUM(['國家別水產別水產貿易量值-7'.C12];['國家別水產別水產貿易量值-7'.E12];['國家別水產別水產貿易量值-7'.G12];['國家別水產別水產貿易量值-7'.I12];['國家別水產別水產貿易量值-7'.K12];['國家別水產別水產貿易量值-7'.M12])+SUM(['國家別水產別水產貿易量值-8'.C12];['國家別水產別水產貿易量值-8'.E12];['國家別水產別水產貿易量值-8'.G12];['國家別水產別水產貿易量值-8'.I12];['國家別水產別水產貿易量值-8'.K12];['國家別水產別水產貿易量值-8'.M12])+SUM(['國家別水產別水產貿易量值-9'.C12];['國家別水產別水產貿易量值-9'.E12];['國家別水產別水產貿易量值-9'.G12];['國家別水產別水產貿易量值-9'.I12];['國家別水產別水產貿易量值-9'.K12];['國家別水產別水產貿易量值-9'.M12])+SUM(['國家別水產別水產貿易量值-10'.C12];['國家別水產別水產貿易量值-10'.E12];['國家別水產別水產貿易量值-10'.G12];['國家別水產別水產貿易量值-10'.I12];['國家別水產別水產貿易量值-10'.K12];['國家別水產別水產貿易量值-10'.M12])+SUM(['國家別水產別水產貿易量值-11'.C12];['國家別水產別水產貿易量值-11'.E12];['國家別水產別水產貿易量值-11'.G12];['國家別水產別水產貿易量值-11'.I12];['國家別水產別水產貿易量值-11'.K12];['國家別水產別水產貿易量值-11'.M12])+SUM(['國家別水產別水產貿易量值-12'.C12];['國家別水產別水產貿易量值-12'.E12];['國家別水產別水產貿易量值-12'.G12];['國家別水產別水產貿易量值-12'.I12];['國家別水產別水產貿易量值-12'.K12];['國家別水產別水產貿易量值-12'.M12])+SUM(['國家別水產別水產貿易量值-13'.C12];['國家別水產別水產貿易量值-13'.E12];['國家別水產別水產貿易量值-13'.G12];['國家別水產別水產貿易量值-13'.I12];['國家別水產別水產貿易量值-13'.K12];['國家別水產別水產貿易量值-13'.M12])+SUM(['國家別水產別水產貿易量值-14'.C12];['國家別水產別水產貿易量值-14'.E12];['國家別水產別水產貿易量值-14'.G12];['國家別水產別水產貿易量值-14'.I12];['國家別水產別水產貿易量值-14'.K12];['國家別水產別水產貿易量值-14'.M12])+SUM(['國家別水產別水產貿易量值-15'.C12];['國家別水產別水產貿易量值-15'.E12];['國家別水產別水產貿易量值-15'.G12];['國家別水產別水產貿易量值-15'.I12];['國家別水產別水產貿易量值-15'.K12];['國家別水產別水產貿易量值-15'.M12])+SUM(['國家別水產別水產貿易量值-16'.C12];['國家別水產別水產貿易量值-16'.E12];['國家別水產別水產貿易量值-16'.G12];['國家別水產別水產貿易量值-16'.I12];['國家別水產別水產貿易量值-16'.K12];['國家別水產別水產貿易量值-16'.M12])+SUM(['國家別水產別水產貿易量值-17'.C12];['國家別水產別水產貿易量值-17'.E12];['國家別水產別水產貿易量值-17'.G12];['國家別水產別水產貿易量值-17'.I12];['國家別水產別水產貿易量值-17'.K12];['國家別水產別水產貿易量值-17'.M12])+SUM(['國家別水產別水產貿易量值-18'.C12];['國家別水產別水產貿易量值-18'.E12];['國家別水產別水產貿易量值-18'.G12];['國家別水產別水產貿易量值-18'.I12];['國家別水產別水產貿易量值-18'.K12];['國家別水產別水產貿易量值-18'.M12])+SUM(['國家別水產別水產貿易量值-19'.C12];['國家別水產別水產貿易量值-19'.E12];['國家別水產別水產貿易量值-19'.G12];['國家別水產別水產貿易量值-19'.I12];['國家別水產別水產貿易量值-19'.K12];['國家別水產別水產貿易量值-19'.M12])+SUM(['國家別水產別水產貿易量值-20'.C12];['國家別水產別水產貿易量值-20'.E12];['國家別水產別水產貿易量值-20'.G12];['國家別水產別水產貿易量值-20'.I12];['國家別水產別水產貿易量值-20'.K12];['國家別水產別水產貿易量值-20'.M12])+SUM(['國家別水產別水產貿易量值-21'.C12];['國家別水產別水產貿易量值-21'.E12];['國家別水產別水產貿易量值-21'.G12];['國家別水產別水產貿易量值-21'.I12];['國家別水產別水產貿易量值-21'.K12];['國家別水產別水產貿易量值-21'.M12])=0;&quot;-&quot;;SUM([.G12];[.I12];[.K12];[.M12])+SUM(['國家別水產別水產貿易量值-2'.C12];['國家別水產別水產貿易量值-2'.E12];['國家別水產別水產貿易量值-2'.G12];['國家別水產別水產貿易量值-2'.I12];['國家別水產別水產貿易量值-2'.K12];['國家別水產別水產貿易量值-2'.M12])+SUM(['國家別水產別水產貿易量值-3'.C12];['國家別水產別水產貿易量值-3'.E12];['國家別水產別水產貿易量值-3'.G12];['國家別水產別水產貿易量值-3'.I12];['國家別水產別水產貿易量值-3'.K12];['國家別水產別水產貿易量值-3'.M12])+SUM(['國家別水產別水產貿易量值-4'.C12];['國家別水產別水產貿易量值-4'.E12];['國家別水產別水產貿易量值-4'.G12];['國家別水產別水產貿易量值-4'.I12];['國家別水產別水產貿易量值-4'.K12];['國家別水產別水產貿易量值-4'.M12])+SUM(['國家別水產別水產貿易量值-5'.C12];['國家別水產別水產貿易量值-5'.E12];['國家別水產別水產貿易量值-5'.G12];['國家別水產別水產貿易量值-5'.I12];['國家別水產別水產貿易量值-5'.K12];['國家別水產別水產貿易量值-5'.M12])+SUM(['國家別水產別水產貿易量值-6'.C12];['國家別水產別水產貿易量值-6'.E12];['國家別水產別水產貿易量值-6'.G12];['國家別水產別水產貿易量值-6'.I12];['國家別水產別水產貿易量值-6'.K12];['國家別水產別水產貿易量值-6'.M12])+SUM(['國家別水產別水產貿易量值-7'.C12];['國家別水產別水產貿易量值-7'.E12];['國家別水產別水產貿易量值-7'.G12];['國家別水產別水產貿易量值-7'.I12];['國家別水產別水產貿易量值-7'.K12];['國家別水產別水產貿易量值-7'.M12])+SUM(['國家別水產別水產貿易量值-8'.C12];['國家別水產別水產貿易量值-8'.E12];['國家別水產別水產貿易量值-8'.G12];['國家別水產別水產貿易量值-8'.I12];['國家別水產別水產貿易量值-8'.K12];['國家別水產別水產貿易量值-8'.M12])+SUM(['國家別水產別水產貿易量值-9'.C12];['國家別水產別水產貿易量值-9'.E12];['國家別水產別水產貿易量值-9'.G12];['國家別水產別水產貿易量值-9'.I12];['國家別水產別水產貿易量值-9'.K12];['國家別水產別水產貿易量值-9'.M12])+SUM(['國家別水產別水產貿易量值-10'.C12];['國家別水產別水產貿易量值-10'.E12];['國家別水產別水產貿易量值-10'.G12];['國家別水產別水產貿易量值-10'.I12];['國家別水產別水產貿易量值-10'.K12];['國家別水產別水產貿易量值-10'.M12])+SUM(['國家別水產別水產貿易量值-11'.C12];['國家別水產別水產貿易量值-11'.E12];['國家別水產別水產貿易量值-11'.G12];['國家別水產別水產貿易量值-11'.I12];['國家別水產別水產貿易量值-11'.K12];['國家別水產別水產貿易量值-11'.M12])+SUM(['國家別水產別水產貿易量值-12'.C12];['國家別水產別水產貿易量值-12'.E12];['國家別水產別水產貿易量值-12'.G12];['國家別水產別水產貿易量值-12'.I12];['國家別水產別水產貿易量值-12'.K12];['國家別水產別水產貿易量值-12'.M12])+SUM(['國家別水產別水產貿易量值-13'.C12];['國家別水產別水產貿易量值-13'.E12];['國家別水產別水產貿易量值-13'.G12];['國家別水產別水產貿易量值-13'.I12];['國家別水產別水產貿易量值-13'.K12];['國家別水產別水產貿易量值-13'.M12])+SUM(['國家別水產別水產貿易量值-14'.C12];['國家別水產別水產貿易量值-14'.E12];['國家別水產別水產貿易量值-14'.G12];['國家別水產別水產貿易量值-14'.I12];['國家別水產別水產貿易量值-14'.K12];['國家別水產別水產貿易量值-14'.M12])+SUM(['國家別水產別水產貿易量值-15'.C12];['國家別水產別水產貿易量值-15'.E12];['國家別水產別水產貿易量值-15'.G12];['國家別水產別水產貿易量值-15'.I12];['國家別水產別水產貿易量值-15'.K12];['國家別水產別水產貿易量值-15'.M12])+SUM(['國家別水產別水產貿易量值-16'.C12];['國家別水產別水產貿易量值-16'.E12];['國家別水產別水產貿易量值-16'.G12];['國家別水產別水產貿易量值-16'.I12];['國家別水產別水產貿易量值-16'.K12];['國家別水產別水產貿易量值-16'.M12])+SUM(['國家別水產別水產貿易量值-17'.C12];['國家別水產別水產貿易量值-17'.E12];['國家別水產別水產貿易量值-17'.G12];['國家別水產別水產貿易量值-17'.I12];['國家別水產別水產貿易量值-17'.K12];['國家別水產別水產貿易量值-17'.M12])+SUM(['國家別水產別水產貿易量值-18'.C12];['國家別水產別水產貿易量值-18'.E12];['國家別水產別水產貿易量值-18'.G12];['國家別水產別水產貿易量值-18'.I12];['國家別水產別水產貿易量值-18'.K12];['國家別水產別水產貿易量值-18'.M12])+SUM(['國家別水產別水產貿易量值-19'.C12];['國家別水產別水產貿易量值-19'.E12];['國家別水產別水產貿易量值-19'.G12];['國家別水產別水產貿易量值-19'.I12];['國家別水產別水產貿易量值-19'.K12];['國家別水產別水產貿易量值-19'.M12])+SUM(['國家別水產別水產貿易量值-20'.C12];['國家別水產別水產貿易量值-20'.E12];['國家別水產別水產貿易量值-20'.G12];['國家別水產別水產貿易量值-20'.I12];['國家別水產別水產貿易量值-20'.K12];['國家別水產別水產貿易量值-20'.M12])+SUM(['國家別水產別水產貿易量值-21'.C12];['國家別水產別水產貿易量值-21'.E12];['國家別水產別水產貿易量值-21'.G12];['國家別水產別水產貿易量值-21'.I12];['國家別水產別水產貿易量值-21'.K12];['國家別水產別水產貿易量值-21'.M12]))" table:style-name="ce12">
            <text:p>13,446,738<text:s/></text:p>
          </table:table-cell>
          <table:table-cell office:value-type="float" office:value="129661.19300000001" table:formula="of:=IF(SUM([.H12];[.J12];[.L12];[.N12])+SUM(['國家別水產別水產貿易量值-2'.D12];['國家別水產別水產貿易量值-2'.F12];['國家別水產別水產貿易量值-2'.H12];['國家別水產別水產貿易量值-2'.J12];['國家別水產別水產貿易量值-2'.L12];['國家別水產別水產貿易量值-2'.N12])+SUM(['國家別水產別水產貿易量值-3'.D12];['國家別水產別水產貿易量值-3'.F12];['國家別水產別水產貿易量值-3'.H12];['國家別水產別水產貿易量值-3'.J12];['國家別水產別水產貿易量值-3'.L12];['國家別水產別水產貿易量值-3'.N12])+SUM(['國家別水產別水產貿易量值-4'.D12];['國家別水產別水產貿易量值-4'.F12];['國家別水產別水產貿易量值-4'.H12];['國家別水產別水產貿易量值-4'.J12];['國家別水產別水產貿易量值-4'.L12];['國家別水產別水產貿易量值-4'.N12])+SUM(['國家別水產別水產貿易量值-5'.D12];['國家別水產別水產貿易量值-5'.F12];['國家別水產別水產貿易量值-5'.H12];['國家別水產別水產貿易量值-5'.J12];['國家別水產別水產貿易量值-5'.L12];['國家別水產別水產貿易量值-5'.N12])+SUM(['國家別水產別水產貿易量值-6'.D12];['國家別水產別水產貿易量值-6'.F12];['國家別水產別水產貿易量值-6'.H12];['國家別水產別水產貿易量值-6'.J12];['國家別水產別水產貿易量值-6'.L12];['國家別水產別水產貿易量值-6'.N12])+SUM(['國家別水產別水產貿易量值-7'.D12];['國家別水產別水產貿易量值-7'.F12];['國家別水產別水產貿易量值-7'.H12];['國家別水產別水產貿易量值-7'.J12];['國家別水產別水產貿易量值-7'.L12];['國家別水產別水產貿易量值-7'.N12])+SUM(['國家別水產別水產貿易量值-8'.D12];['國家別水產別水產貿易量值-8'.F12];['國家別水產別水產貿易量值-8'.H12];['國家別水產別水產貿易量值-8'.J12];['國家別水產別水產貿易量值-8'.L12];['國家別水產別水產貿易量值-8'.N12])+SUM(['國家別水產別水產貿易量值-9'.D12];['國家別水產別水產貿易量值-9'.F12];['國家別水產別水產貿易量值-9'.H12];['國家別水產別水產貿易量值-9'.J12];['國家別水產別水產貿易量值-9'.L12];['國家別水產別水產貿易量值-9'.N12])+SUM(['國家別水產別水產貿易量值-10'.D12];['國家別水產別水產貿易量值-10'.F12];['國家別水產別水產貿易量值-10'.H12];['國家別水產別水產貿易量值-10'.J12];['國家別水產別水產貿易量值-10'.L12];['國家別水產別水產貿易量值-10'.N12])+SUM(['國家別水產別水產貿易量值-11'.D12];['國家別水產別水產貿易量值-11'.F12];['國家別水產別水產貿易量值-11'.H12];['國家別水產別水產貿易量值-11'.J12];['國家別水產別水產貿易量值-11'.L12];['國家別水產別水產貿易量值-11'.N12])+SUM(['國家別水產別水產貿易量值-12'.D12];['國家別水產別水產貿易量值-12'.F12];['國家別水產別水產貿易量值-12'.H12];['國家別水產別水產貿易量值-12'.J12];['國家別水產別水產貿易量值-12'.L12];['國家別水產別水產貿易量值-12'.N12])+SUM(['國家別水產別水產貿易量值-13'.D12];['國家別水產別水產貿易量值-13'.F12];['國家別水產別水產貿易量值-13'.H12];['國家別水產別水產貿易量值-13'.J12];['國家別水產別水產貿易量值-13'.L12];['國家別水產別水產貿易量值-13'.N12])+SUM(['國家別水產別水產貿易量值-14'.D12];['國家別水產別水產貿易量值-14'.F12];['國家別水產別水產貿易量值-14'.H12];['國家別水產別水產貿易量值-14'.J12];['國家別水產別水產貿易量值-14'.L12];['國家別水產別水產貿易量值-14'.N12])+SUM(['國家別水產別水產貿易量值-15'.D12];['國家別水產別水產貿易量值-15'.F12];['國家別水產別水產貿易量值-15'.H12];['國家別水產別水產貿易量值-15'.J12];['國家別水產別水產貿易量值-15'.L12];['國家別水產別水產貿易量值-15'.N12])+SUM(['國家別水產別水產貿易量值-16'.D12];['國家別水產別水產貿易量值-16'.F12];['國家別水產別水產貿易量值-16'.H12];['國家別水產別水產貿易量值-16'.J12];['國家別水產別水產貿易量值-16'.L12];['國家別水產別水產貿易量值-16'.N12])+SUM(['國家別水產別水產貿易量值-17'.D12];['國家別水產別水產貿易量值-17'.F12];['國家別水產別水產貿易量值-17'.H12];['國家別水產別水產貿易量值-17'.J12];['國家別水產別水產貿易量值-17'.L12];['國家別水產別水產貿易量值-17'.N12])+SUM(['國家別水產別水產貿易量值-18'.D12];['國家別水產別水產貿易量值-18'.F12];['國家別水產別水產貿易量值-18'.H12];['國家別水產別水產貿易量值-18'.J12];['國家別水產別水產貿易量值-18'.L12];['國家別水產別水產貿易量值-18'.N12])+SUM(['國家別水產別水產貿易量值-19'.D12];['國家別水產別水產貿易量值-19'.F12];['國家別水產別水產貿易量值-19'.H12];['國家別水產別水產貿易量值-19'.J12];['國家別水產別水產貿易量值-19'.L12];['國家別水產別水產貿易量值-19'.N12])+SUM(['國家別水產別水產貿易量值-20'.D12];['國家別水產別水產貿易量值-20'.F12];['國家別水產別水產貿易量值-20'.H12];['國家別水產別水產貿易量值-20'.J12];['國家別水產別水產貿易量值-20'.L12];['國家別水產別水產貿易量值-20'.N12])+SUM(['國家別水產別水產貿易量值-21'.D12];['國家別水產別水產貿易量值-21'.F12];['國家別水產別水產貿易量值-21'.H12];['國家別水產別水產貿易量值-21'.J12];['國家別水產別水產貿易量值-21'.L12];['國家別水產別水產貿易量值-21'.N12])=0;&quot;-&quot;;SUM([.H12];[.J12];[.L12];[.N12])+SUM(['國家別水產別水產貿易量值-2'.D12];['國家別水產別水產貿易量值-2'.F12];['國家別水產別水產貿易量值-2'.H12];['國家別水產別水產貿易量值-2'.J12];['國家別水產別水產貿易量值-2'.L12];['國家別水產別水產貿易量值-2'.N12])+SUM(['國家別水產別水產貿易量值-3'.D12];['國家別水產別水產貿易量值-3'.F12];['國家別水產別水產貿易量值-3'.H12];['國家別水產別水產貿易量值-3'.J12];['國家別水產別水產貿易量值-3'.L12];['國家別水產別水產貿易量值-3'.N12])+SUM(['國家別水產別水產貿易量值-4'.D12];['國家別水產別水產貿易量值-4'.F12];['國家別水產別水產貿易量值-4'.H12];['國家別水產別水產貿易量值-4'.J12];['國家別水產別水產貿易量值-4'.L12];['國家別水產別水產貿易量值-4'.N12])+SUM(['國家別水產別水產貿易量值-5'.D12];['國家別水產別水產貿易量值-5'.F12];['國家別水產別水產貿易量值-5'.H12];['國家別水產別水產貿易量值-5'.J12];['國家別水產別水產貿易量值-5'.L12];['國家別水產別水產貿易量值-5'.N12])+SUM(['國家別水產別水產貿易量值-6'.D12];['國家別水產別水產貿易量值-6'.F12];['國家別水產別水產貿易量值-6'.H12];['國家別水產別水產貿易量值-6'.J12];['國家別水產別水產貿易量值-6'.L12];['國家別水產別水產貿易量值-6'.N12])+SUM(['國家別水產別水產貿易量值-7'.D12];['國家別水產別水產貿易量值-7'.F12];['國家別水產別水產貿易量值-7'.H12];['國家別水產別水產貿易量值-7'.J12];['國家別水產別水產貿易量值-7'.L12];['國家別水產別水產貿易量值-7'.N12])+SUM(['國家別水產別水產貿易量值-8'.D12];['國家別水產別水產貿易量值-8'.F12];['國家別水產別水產貿易量值-8'.H12];['國家別水產別水產貿易量值-8'.J12];['國家別水產別水產貿易量值-8'.L12];['國家別水產別水產貿易量值-8'.N12])+SUM(['國家別水產別水產貿易量值-9'.D12];['國家別水產別水產貿易量值-9'.F12];['國家別水產別水產貿易量值-9'.H12];['國家別水產別水產貿易量值-9'.J12];['國家別水產別水產貿易量值-9'.L12];['國家別水產別水產貿易量值-9'.N12])+SUM(['國家別水產別水產貿易量值-10'.D12];['國家別水產別水產貿易量值-10'.F12];['國家別水產別水產貿易量值-10'.H12];['國家別水產別水產貿易量值-10'.J12];['國家別水產別水產貿易量值-10'.L12];['國家別水產別水產貿易量值-10'.N12])+SUM(['國家別水產別水產貿易量值-11'.D12];['國家別水產別水產貿易量值-11'.F12];['國家別水產別水產貿易量值-11'.H12];['國家別水產別水產貿易量值-11'.J12];['國家別水產別水產貿易量值-11'.L12];['國家別水產別水產貿易量值-11'.N12])+SUM(['國家別水產別水產貿易量值-12'.D12];['國家別水產別水產貿易量值-12'.F12];['國家別水產別水產貿易量值-12'.H12];['國家別水產別水產貿易量值-12'.J12];['國家別水產別水產貿易量值-12'.L12];['國家別水產別水產貿易量值-12'.N12])+SUM(['國家別水產別水產貿易量值-13'.D12];['國家別水產別水產貿易量值-13'.F12];['國家別水產別水產貿易量值-13'.H12];['國家別水產別水產貿易量值-13'.J12];['國家別水產別水產貿易量值-13'.L12];['國家別水產別水產貿易量值-13'.N12])+SUM(['國家別水產別水產貿易量值-14'.D12];['國家別水產別水產貿易量值-14'.F12];['國家別水產別水產貿易量值-14'.H12];['國家別水產別水產貿易量值-14'.J12];['國家別水產別水產貿易量值-14'.L12];['國家別水產別水產貿易量值-14'.N12])+SUM(['國家別水產別水產貿易量值-15'.D12];['國家別水產別水產貿易量值-15'.F12];['國家別水產別水產貿易量值-15'.H12];['國家別水產別水產貿易量值-15'.J12];['國家別水產別水產貿易量值-15'.L12];['國家別水產別水產貿易量值-15'.N12])+SUM(['國家別水產別水產貿易量值-16'.D12];['國家別水產別水產貿易量值-16'.F12];['國家別水產別水產貿易量值-16'.H12];['國家別水產別水產貿易量值-16'.J12];['國家別水產別水產貿易量值-16'.L12];['國家別水產別水產貿易量值-16'.N12])+SUM(['國家別水產別水產貿易量值-17'.D12];['國家別水產別水產貿易量值-17'.F12];['國家別水產別水產貿易量值-17'.H12];['國家別水產別水產貿易量值-17'.J12];['國家別水產別水產貿易量值-17'.L12];['國家別水產別水產貿易量值-17'.N12])+SUM(['國家別水產別水產貿易量值-18'.D12];['國家別水產別水產貿易量值-18'.F12];['國家別水產別水產貿易量值-18'.H12];['國家別水產別水產貿易量值-18'.J12];['國家別水產別水產貿易量值-18'.L12];['國家別水產別水產貿易量值-18'.N12])+SUM(['國家別水產別水產貿易量值-19'.D12];['國家別水產別水產貿易量值-19'.F12];['國家別水產別水產貿易量值-19'.H12];['國家別水產別水產貿易量值-19'.J12];['國家別水產別水產貿易量值-19'.L12];['國家別水產別水產貿易量值-19'.N12])+SUM(['國家別水產別水產貿易量值-20'.D12];['國家別水產別水產貿易量值-20'.F12];['國家別水產別水產貿易量值-20'.H12];['國家別水產別水產貿易量值-20'.J12];['國家別水產別水產貿易量值-20'.L12];['國家別水產別水產貿易量值-20'.N12])+SUM(['國家別水產別水產貿易量值-21'.D12];['國家別水產別水產貿易量值-21'.F12];['國家別水產別水產貿易量值-21'.H12];['國家別水產別水產貿易量值-21'.J12];['國家別水產別水產貿易量值-21'.L12];['國家別水產別水產貿易量值-21'.N12]))" table:style-name="ce12">
            <text:p>129,661<text:s/></text:p>
          </table:table-cell>
          <table:table-cell office:value-type="float" office:value="17516" table:style-name="ce12">
            <text:p>17,516<text:s/></text:p>
          </table:table-cell>
          <table:table-cell office:value-type="float" office:value="226.012" table:style-name="ce12">
            <text:p>226<text:s/></text:p>
          </table:table-cell>
          <table:table-cell office:value-type="float" office:value="207" table:style-name="ce12">
            <text:p>207<text:s/></text:p>
          </table:table-cell>
          <table:table-cell office:value-type="float" office:value="23.207999999999998" table:style-name="ce12">
            <text:p>23<text:s/></text:p>
          </table:table-cell>
          <table:table-cell office:value-type="float" office:value="588" table:style-name="ce12">
            <text:p>588<text:s/></text:p>
          </table:table-cell>
          <table:table-cell office:value-type="float" office:value="2.537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932" table:style-name="ce12">
            <text:p>10,932<text:s/></text:p>
          </table:table-cell>
          <table:table-cell office:value-type="float" office:value="123.861" table:style-name="ce12">
            <text:p>12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46808681" table:formula="of:=IF(SUM([.G13];[.I13];[.K13];[.M13])+SUM(['國家別水產別水產貿易量值-2'.C13];['國家別水產別水產貿易量值-2'.E13];['國家別水產別水產貿易量值-2'.G13];['國家別水產別水產貿易量值-2'.I13];['國家別水產別水產貿易量值-2'.K13];['國家別水產別水產貿易量值-2'.M13])+SUM(['國家別水產別水產貿易量值-3'.C13];['國家別水產別水產貿易量值-3'.E13];['國家別水產別水產貿易量值-3'.G13];['國家別水產別水產貿易量值-3'.I13];['國家別水產別水產貿易量值-3'.K13];['國家別水產別水產貿易量值-3'.M13])+SUM(['國家別水產別水產貿易量值-4'.C13];['國家別水產別水產貿易量值-4'.E13];['國家別水產別水產貿易量值-4'.G13];['國家別水產別水產貿易量值-4'.I13];['國家別水產別水產貿易量值-4'.K13];['國家別水產別水產貿易量值-4'.M13])+SUM(['國家別水產別水產貿易量值-5'.C13];['國家別水產別水產貿易量值-5'.E13];['國家別水產別水產貿易量值-5'.G13];['國家別水產別水產貿易量值-5'.I13];['國家別水產別水產貿易量值-5'.K13];['國家別水產別水產貿易量值-5'.M13])+SUM(['國家別水產別水產貿易量值-6'.C13];['國家別水產別水產貿易量值-6'.E13];['國家別水產別水產貿易量值-6'.G13];['國家別水產別水產貿易量值-6'.I13];['國家別水產別水產貿易量值-6'.K13];['國家別水產別水產貿易量值-6'.M13])+SUM(['國家別水產別水產貿易量值-7'.C13];['國家別水產別水產貿易量值-7'.E13];['國家別水產別水產貿易量值-7'.G13];['國家別水產別水產貿易量值-7'.I13];['國家別水產別水產貿易量值-7'.K13];['國家別水產別水產貿易量值-7'.M13])+SUM(['國家別水產別水產貿易量值-8'.C13];['國家別水產別水產貿易量值-8'.E13];['國家別水產別水產貿易量值-8'.G13];['國家別水產別水產貿易量值-8'.I13];['國家別水產別水產貿易量值-8'.K13];['國家別水產別水產貿易量值-8'.M13])+SUM(['國家別水產別水產貿易量值-9'.C13];['國家別水產別水產貿易量值-9'.E13];['國家別水產別水產貿易量值-9'.G13];['國家別水產別水產貿易量值-9'.I13];['國家別水產別水產貿易量值-9'.K13];['國家別水產別水產貿易量值-9'.M13])+SUM(['國家別水產別水產貿易量值-10'.C13];['國家別水產別水產貿易量值-10'.E13];['國家別水產別水產貿易量值-10'.G13];['國家別水產別水產貿易量值-10'.I13];['國家別水產別水產貿易量值-10'.K13];['國家別水產別水產貿易量值-10'.M13])+SUM(['國家別水產別水產貿易量值-11'.C13];['國家別水產別水產貿易量值-11'.E13];['國家別水產別水產貿易量值-11'.G13];['國家別水產別水產貿易量值-11'.I13];['國家別水產別水產貿易量值-11'.K13];['國家別水產別水產貿易量值-11'.M13])+SUM(['國家別水產別水產貿易量值-12'.C13];['國家別水產別水產貿易量值-12'.E13];['國家別水產別水產貿易量值-12'.G13];['國家別水產別水產貿易量值-12'.I13];['國家別水產別水產貿易量值-12'.K13];['國家別水產別水產貿易量值-12'.M13])+SUM(['國家別水產別水產貿易量值-13'.C13];['國家別水產別水產貿易量值-13'.E13];['國家別水產別水產貿易量值-13'.G13];['國家別水產別水產貿易量值-13'.I13];['國家別水產別水產貿易量值-13'.K13];['國家別水產別水產貿易量值-13'.M13])+SUM(['國家別水產別水產貿易量值-14'.C13];['國家別水產別水產貿易量值-14'.E13];['國家別水產別水產貿易量值-14'.G13];['國家別水產別水產貿易量值-14'.I13];['國家別水產別水產貿易量值-14'.K13];['國家別水產別水產貿易量值-14'.M13])+SUM(['國家別水產別水產貿易量值-15'.C13];['國家別水產別水產貿易量值-15'.E13];['國家別水產別水產貿易量值-15'.G13];['國家別水產別水產貿易量值-15'.I13];['國家別水產別水產貿易量值-15'.K13];['國家別水產別水產貿易量值-15'.M13])+SUM(['國家別水產別水產貿易量值-16'.C13];['國家別水產別水產貿易量值-16'.E13];['國家別水產別水產貿易量值-16'.G13];['國家別水產別水產貿易量值-16'.I13];['國家別水產別水產貿易量值-16'.K13];['國家別水產別水產貿易量值-16'.M13])+SUM(['國家別水產別水產貿易量值-17'.C13];['國家別水產別水產貿易量值-17'.E13];['國家別水產別水產貿易量值-17'.G13];['國家別水產別水產貿易量值-17'.I13];['國家別水產別水產貿易量值-17'.K13];['國家別水產別水產貿易量值-17'.M13])+SUM(['國家別水產別水產貿易量值-18'.C13];['國家別水產別水產貿易量值-18'.E13];['國家別水產別水產貿易量值-18'.G13];['國家別水產別水產貿易量值-18'.I13];['國家別水產別水產貿易量值-18'.K13];['國家別水產別水產貿易量值-18'.M13])+SUM(['國家別水產別水產貿易量值-19'.C13];['國家別水產別水產貿易量值-19'.E13];['國家別水產別水產貿易量值-19'.G13];['國家別水產別水產貿易量值-19'.I13];['國家別水產別水產貿易量值-19'.K13];['國家別水產別水產貿易量值-19'.M13])+SUM(['國家別水產別水產貿易量值-20'.C13];['國家別水產別水產貿易量值-20'.E13];['國家別水產別水產貿易量值-20'.G13];['國家別水產別水產貿易量值-20'.I13];['國家別水產別水產貿易量值-20'.K13];['國家別水產別水產貿易量值-20'.M13])+SUM(['國家別水產別水產貿易量值-21'.C13];['國家別水產別水產貿易量值-21'.E13];['國家別水產別水產貿易量值-21'.G13];['國家別水產別水產貿易量值-21'.I13];['國家別水產別水產貿易量值-21'.K13];['國家別水產別水產貿易量值-21'.M13])=0;&quot;-&quot;;SUM([.G13];[.I13];[.K13];[.M13])+SUM(['國家別水產別水產貿易量值-2'.C13];['國家別水產別水產貿易量值-2'.E13];['國家別水產別水產貿易量值-2'.G13];['國家別水產別水產貿易量值-2'.I13];['國家別水產別水產貿易量值-2'.K13];['國家別水產別水產貿易量值-2'.M13])+SUM(['國家別水產別水產貿易量值-3'.C13];['國家別水產別水產貿易量值-3'.E13];['國家別水產別水產貿易量值-3'.G13];['國家別水產別水產貿易量值-3'.I13];['國家別水產別水產貿易量值-3'.K13];['國家別水產別水產貿易量值-3'.M13])+SUM(['國家別水產別水產貿易量值-4'.C13];['國家別水產別水產貿易量值-4'.E13];['國家別水產別水產貿易量值-4'.G13];['國家別水產別水產貿易量值-4'.I13];['國家別水產別水產貿易量值-4'.K13];['國家別水產別水產貿易量值-4'.M13])+SUM(['國家別水產別水產貿易量值-5'.C13];['國家別水產別水產貿易量值-5'.E13];['國家別水產別水產貿易量值-5'.G13];['國家別水產別水產貿易量值-5'.I13];['國家別水產別水產貿易量值-5'.K13];['國家別水產別水產貿易量值-5'.M13])+SUM(['國家別水產別水產貿易量值-6'.C13];['國家別水產別水產貿易量值-6'.E13];['國家別水產別水產貿易量值-6'.G13];['國家別水產別水產貿易量值-6'.I13];['國家別水產別水產貿易量值-6'.K13];['國家別水產別水產貿易量值-6'.M13])+SUM(['國家別水產別水產貿易量值-7'.C13];['國家別水產別水產貿易量值-7'.E13];['國家別水產別水產貿易量值-7'.G13];['國家別水產別水產貿易量值-7'.I13];['國家別水產別水產貿易量值-7'.K13];['國家別水產別水產貿易量值-7'.M13])+SUM(['國家別水產別水產貿易量值-8'.C13];['國家別水產別水產貿易量值-8'.E13];['國家別水產別水產貿易量值-8'.G13];['國家別水產別水產貿易量值-8'.I13];['國家別水產別水產貿易量值-8'.K13];['國家別水產別水產貿易量值-8'.M13])+SUM(['國家別水產別水產貿易量值-9'.C13];['國家別水產別水產貿易量值-9'.E13];['國家別水產別水產貿易量值-9'.G13];['國家別水產別水產貿易量值-9'.I13];['國家別水產別水產貿易量值-9'.K13];['國家別水產別水產貿易量值-9'.M13])+SUM(['國家別水產別水產貿易量值-10'.C13];['國家別水產別水產貿易量值-10'.E13];['國家別水產別水產貿易量值-10'.G13];['國家別水產別水產貿易量值-10'.I13];['國家別水產別水產貿易量值-10'.K13];['國家別水產別水產貿易量值-10'.M13])+SUM(['國家別水產別水產貿易量值-11'.C13];['國家別水產別水產貿易量值-11'.E13];['國家別水產別水產貿易量值-11'.G13];['國家別水產別水產貿易量值-11'.I13];['國家別水產別水產貿易量值-11'.K13];['國家別水產別水產貿易量值-11'.M13])+SUM(['國家別水產別水產貿易量值-12'.C13];['國家別水產別水產貿易量值-12'.E13];['國家別水產別水產貿易量值-12'.G13];['國家別水產別水產貿易量值-12'.I13];['國家別水產別水產貿易量值-12'.K13];['國家別水產別水產貿易量值-12'.M13])+SUM(['國家別水產別水產貿易量值-13'.C13];['國家別水產別水產貿易量值-13'.E13];['國家別水產別水產貿易量值-13'.G13];['國家別水產別水產貿易量值-13'.I13];['國家別水產別水產貿易量值-13'.K13];['國家別水產別水產貿易量值-13'.M13])+SUM(['國家別水產別水產貿易量值-14'.C13];['國家別水產別水產貿易量值-14'.E13];['國家別水產別水產貿易量值-14'.G13];['國家別水產別水產貿易量值-14'.I13];['國家別水產別水產貿易量值-14'.K13];['國家別水產別水產貿易量值-14'.M13])+SUM(['國家別水產別水產貿易量值-15'.C13];['國家別水產別水產貿易量值-15'.E13];['國家別水產別水產貿易量值-15'.G13];['國家別水產別水產貿易量值-15'.I13];['國家別水產別水產貿易量值-15'.K13];['國家別水產別水產貿易量值-15'.M13])+SUM(['國家別水產別水產貿易量值-16'.C13];['國家別水產別水產貿易量值-16'.E13];['國家別水產別水產貿易量值-16'.G13];['國家別水產別水產貿易量值-16'.I13];['國家別水產別水產貿易量值-16'.K13];['國家別水產別水產貿易量值-16'.M13])+SUM(['國家別水產別水產貿易量值-17'.C13];['國家別水產別水產貿易量值-17'.E13];['國家別水產別水產貿易量值-17'.G13];['國家別水產別水產貿易量值-17'.I13];['國家別水產別水產貿易量值-17'.K13];['國家別水產別水產貿易量值-17'.M13])+SUM(['國家別水產別水產貿易量值-18'.C13];['國家別水產別水產貿易量值-18'.E13];['國家別水產別水產貿易量值-18'.G13];['國家別水產別水產貿易量值-18'.I13];['國家別水產別水產貿易量值-18'.K13];['國家別水產別水產貿易量值-18'.M13])+SUM(['國家別水產別水產貿易量值-19'.C13];['國家別水產別水產貿易量值-19'.E13];['國家別水產別水產貿易量值-19'.G13];['國家別水產別水產貿易量值-19'.I13];['國家別水產別水產貿易量值-19'.K13];['國家別水產別水產貿易量值-19'.M13])+SUM(['國家別水產別水產貿易量值-20'.C13];['國家別水產別水產貿易量值-20'.E13];['國家別水產別水產貿易量值-20'.G13];['國家別水產別水產貿易量值-20'.I13];['國家別水產別水產貿易量值-20'.K13];['國家別水產別水產貿易量值-20'.M13])+SUM(['國家別水產別水產貿易量值-21'.C13];['國家別水產別水產貿易量值-21'.E13];['國家別水產別水產貿易量值-21'.G13];['國家別水產別水產貿易量值-21'.I13];['國家別水產別水產貿易量值-21'.K13];['國家別水產別水產貿易量值-21'.M13]))" table:style-name="ce12">
            <text:p>46,808,681<text:s/></text:p>
          </table:table-cell>
          <table:table-cell office:value-type="float" office:value="94572.62" table:formula="of:=IF(SUM([.H13];[.J13];[.L13];[.N13])+SUM(['國家別水產別水產貿易量值-2'.D13];['國家別水產別水產貿易量值-2'.F13];['國家別水產別水產貿易量值-2'.H13];['國家別水產別水產貿易量值-2'.J13];['國家別水產別水產貿易量值-2'.L13];['國家別水產別水產貿易量值-2'.N13])+SUM(['國家別水產別水產貿易量值-3'.D13];['國家別水產別水產貿易量值-3'.F13];['國家別水產別水產貿易量值-3'.H13];['國家別水產別水產貿易量值-3'.J13];['國家別水產別水產貿易量值-3'.L13];['國家別水產別水產貿易量值-3'.N13])+SUM(['國家別水產別水產貿易量值-4'.D13];['國家別水產別水產貿易量值-4'.F13];['國家別水產別水產貿易量值-4'.H13];['國家別水產別水產貿易量值-4'.J13];['國家別水產別水產貿易量值-4'.L13];['國家別水產別水產貿易量值-4'.N13])+SUM(['國家別水產別水產貿易量值-5'.D13];['國家別水產別水產貿易量值-5'.F13];['國家別水產別水產貿易量值-5'.H13];['國家別水產別水產貿易量值-5'.J13];['國家別水產別水產貿易量值-5'.L13];['國家別水產別水產貿易量值-5'.N13])+SUM(['國家別水產別水產貿易量值-6'.D13];['國家別水產別水產貿易量值-6'.F13];['國家別水產別水產貿易量值-6'.H13];['國家別水產別水產貿易量值-6'.J13];['國家別水產別水產貿易量值-6'.L13];['國家別水產別水產貿易量值-6'.N13])+SUM(['國家別水產別水產貿易量值-7'.D13];['國家別水產別水產貿易量值-7'.F13];['國家別水產別水產貿易量值-7'.H13];['國家別水產別水產貿易量值-7'.J13];['國家別水產別水產貿易量值-7'.L13];['國家別水產別水產貿易量值-7'.N13])+SUM(['國家別水產別水產貿易量值-8'.D13];['國家別水產別水產貿易量值-8'.F13];['國家別水產別水產貿易量值-8'.H13];['國家別水產別水產貿易量值-8'.J13];['國家別水產別水產貿易量值-8'.L13];['國家別水產別水產貿易量值-8'.N13])+SUM(['國家別水產別水產貿易量值-9'.D13];['國家別水產別水產貿易量值-9'.F13];['國家別水產別水產貿易量值-9'.H13];['國家別水產別水產貿易量值-9'.J13];['國家別水產別水產貿易量值-9'.L13];['國家別水產別水產貿易量值-9'.N13])+SUM(['國家別水產別水產貿易量值-10'.D13];['國家別水產別水產貿易量值-10'.F13];['國家別水產別水產貿易量值-10'.H13];['國家別水產別水產貿易量值-10'.J13];['國家別水產別水產貿易量值-10'.L13];['國家別水產別水產貿易量值-10'.N13])+SUM(['國家別水產別水產貿易量值-11'.D13];['國家別水產別水產貿易量值-11'.F13];['國家別水產別水產貿易量值-11'.H13];['國家別水產別水產貿易量值-11'.J13];['國家別水產別水產貿易量值-11'.L13];['國家別水產別水產貿易量值-11'.N13])+SUM(['國家別水產別水產貿易量值-12'.D13];['國家別水產別水產貿易量值-12'.F13];['國家別水產別水產貿易量值-12'.H13];['國家別水產別水產貿易量值-12'.J13];['國家別水產別水產貿易量值-12'.L13];['國家別水產別水產貿易量值-12'.N13])+SUM(['國家別水產別水產貿易量值-13'.D13];['國家別水產別水產貿易量值-13'.F13];['國家別水產別水產貿易量值-13'.H13];['國家別水產別水產貿易量值-13'.J13];['國家別水產別水產貿易量值-13'.L13];['國家別水產別水產貿易量值-13'.N13])+SUM(['國家別水產別水產貿易量值-14'.D13];['國家別水產別水產貿易量值-14'.F13];['國家別水產別水產貿易量值-14'.H13];['國家別水產別水產貿易量值-14'.J13];['國家別水產別水產貿易量值-14'.L13];['國家別水產別水產貿易量值-14'.N13])+SUM(['國家別水產別水產貿易量值-15'.D13];['國家別水產別水產貿易量值-15'.F13];['國家別水產別水產貿易量值-15'.H13];['國家別水產別水產貿易量值-15'.J13];['國家別水產別水產貿易量值-15'.L13];['國家別水產別水產貿易量值-15'.N13])+SUM(['國家別水產別水產貿易量值-16'.D13];['國家別水產別水產貿易量值-16'.F13];['國家別水產別水產貿易量值-16'.H13];['國家別水產別水產貿易量值-16'.J13];['國家別水產別水產貿易量值-16'.L13];['國家別水產別水產貿易量值-16'.N13])+SUM(['國家別水產別水產貿易量值-17'.D13];['國家別水產別水產貿易量值-17'.F13];['國家別水產別水產貿易量值-17'.H13];['國家別水產別水產貿易量值-17'.J13];['國家別水產別水產貿易量值-17'.L13];['國家別水產別水產貿易量值-17'.N13])+SUM(['國家別水產別水產貿易量值-18'.D13];['國家別水產別水產貿易量值-18'.F13];['國家別水產別水產貿易量值-18'.H13];['國家別水產別水產貿易量值-18'.J13];['國家別水產別水產貿易量值-18'.L13];['國家別水產別水產貿易量值-18'.N13])+SUM(['國家別水產別水產貿易量值-19'.D13];['國家別水產別水產貿易量值-19'.F13];['國家別水產別水產貿易量值-19'.H13];['國家別水產別水產貿易量值-19'.J13];['國家別水產別水產貿易量值-19'.L13];['國家別水產別水產貿易量值-19'.N13])+SUM(['國家別水產別水產貿易量值-20'.D13];['國家別水產別水產貿易量值-20'.F13];['國家別水產別水產貿易量值-20'.H13];['國家別水產別水產貿易量值-20'.J13];['國家別水產別水產貿易量值-20'.L13];['國家別水產別水產貿易量值-20'.N13])+SUM(['國家別水產別水產貿易量值-21'.D13];['國家別水產別水產貿易量值-21'.F13];['國家別水產別水產貿易量值-21'.H13];['國家別水產別水產貿易量值-21'.J13];['國家別水產別水產貿易量值-21'.L13];['國家別水產別水產貿易量值-21'.N13])=0;&quot;-&quot;;SUM([.H13];[.J13];[.L13];[.N13])+SUM(['國家別水產別水產貿易量值-2'.D13];['國家別水產別水產貿易量值-2'.F13];['國家別水產別水產貿易量值-2'.H13];['國家別水產別水產貿易量值-2'.J13];['國家別水產別水產貿易量值-2'.L13];['國家別水產別水產貿易量值-2'.N13])+SUM(['國家別水產別水產貿易量值-3'.D13];['國家別水產別水產貿易量值-3'.F13];['國家別水產別水產貿易量值-3'.H13];['國家別水產別水產貿易量值-3'.J13];['國家別水產別水產貿易量值-3'.L13];['國家別水產別水產貿易量值-3'.N13])+SUM(['國家別水產別水產貿易量值-4'.D13];['國家別水產別水產貿易量值-4'.F13];['國家別水產別水產貿易量值-4'.H13];['國家別水產別水產貿易量值-4'.J13];['國家別水產別水產貿易量值-4'.L13];['國家別水產別水產貿易量值-4'.N13])+SUM(['國家別水產別水產貿易量值-5'.D13];['國家別水產別水產貿易量值-5'.F13];['國家別水產別水產貿易量值-5'.H13];['國家別水產別水產貿易量值-5'.J13];['國家別水產別水產貿易量值-5'.L13];['國家別水產別水產貿易量值-5'.N13])+SUM(['國家別水產別水產貿易量值-6'.D13];['國家別水產別水產貿易量值-6'.F13];['國家別水產別水產貿易量值-6'.H13];['國家別水產別水產貿易量值-6'.J13];['國家別水產別水產貿易量值-6'.L13];['國家別水產別水產貿易量值-6'.N13])+SUM(['國家別水產別水產貿易量值-7'.D13];['國家別水產別水產貿易量值-7'.F13];['國家別水產別水產貿易量值-7'.H13];['國家別水產別水產貿易量值-7'.J13];['國家別水產別水產貿易量值-7'.L13];['國家別水產別水產貿易量值-7'.N13])+SUM(['國家別水產別水產貿易量值-8'.D13];['國家別水產別水產貿易量值-8'.F13];['國家別水產別水產貿易量值-8'.H13];['國家別水產別水產貿易量值-8'.J13];['國家別水產別水產貿易量值-8'.L13];['國家別水產別水產貿易量值-8'.N13])+SUM(['國家別水產別水產貿易量值-9'.D13];['國家別水產別水產貿易量值-9'.F13];['國家別水產別水產貿易量值-9'.H13];['國家別水產別水產貿易量值-9'.J13];['國家別水產別水產貿易量值-9'.L13];['國家別水產別水產貿易量值-9'.N13])+SUM(['國家別水產別水產貿易量值-10'.D13];['國家別水產別水產貿易量值-10'.F13];['國家別水產別水產貿易量值-10'.H13];['國家別水產別水產貿易量值-10'.J13];['國家別水產別水產貿易量值-10'.L13];['國家別水產別水產貿易量值-10'.N13])+SUM(['國家別水產別水產貿易量值-11'.D13];['國家別水產別水產貿易量值-11'.F13];['國家別水產別水產貿易量值-11'.H13];['國家別水產別水產貿易量值-11'.J13];['國家別水產別水產貿易量值-11'.L13];['國家別水產別水產貿易量值-11'.N13])+SUM(['國家別水產別水產貿易量值-12'.D13];['國家別水產別水產貿易量值-12'.F13];['國家別水產別水產貿易量值-12'.H13];['國家別水產別水產貿易量值-12'.J13];['國家別水產別水產貿易量值-12'.L13];['國家別水產別水產貿易量值-12'.N13])+SUM(['國家別水產別水產貿易量值-13'.D13];['國家別水產別水產貿易量值-13'.F13];['國家別水產別水產貿易量值-13'.H13];['國家別水產別水產貿易量值-13'.J13];['國家別水產別水產貿易量值-13'.L13];['國家別水產別水產貿易量值-13'.N13])+SUM(['國家別水產別水產貿易量值-14'.D13];['國家別水產別水產貿易量值-14'.F13];['國家別水產別水產貿易量值-14'.H13];['國家別水產別水產貿易量值-14'.J13];['國家別水產別水產貿易量值-14'.L13];['國家別水產別水產貿易量值-14'.N13])+SUM(['國家別水產別水產貿易量值-15'.D13];['國家別水產別水產貿易量值-15'.F13];['國家別水產別水產貿易量值-15'.H13];['國家別水產別水產貿易量值-15'.J13];['國家別水產別水產貿易量值-15'.L13];['國家別水產別水產貿易量值-15'.N13])+SUM(['國家別水產別水產貿易量值-16'.D13];['國家別水產別水產貿易量值-16'.F13];['國家別水產別水產貿易量值-16'.H13];['國家別水產別水產貿易量值-16'.J13];['國家別水產別水產貿易量值-16'.L13];['國家別水產別水產貿易量值-16'.N13])+SUM(['國家別水產別水產貿易量值-17'.D13];['國家別水產別水產貿易量值-17'.F13];['國家別水產別水產貿易量值-17'.H13];['國家別水產別水產貿易量值-17'.J13];['國家別水產別水產貿易量值-17'.L13];['國家別水產別水產貿易量值-17'.N13])+SUM(['國家別水產別水產貿易量值-18'.D13];['國家別水產別水產貿易量值-18'.F13];['國家別水產別水產貿易量值-18'.H13];['國家別水產別水產貿易量值-18'.J13];['國家別水產別水產貿易量值-18'.L13];['國家別水產別水產貿易量值-18'.N13])+SUM(['國家別水產別水產貿易量值-19'.D13];['國家別水產別水產貿易量值-19'.F13];['國家別水產別水產貿易量值-19'.H13];['國家別水產別水產貿易量值-19'.J13];['國家別水產別水產貿易量值-19'.L13];['國家別水產別水產貿易量值-19'.N13])+SUM(['國家別水產別水產貿易量值-20'.D13];['國家別水產別水產貿易量值-20'.F13];['國家別水產別水產貿易量值-20'.H13];['國家別水產別水產貿易量值-20'.J13];['國家別水產別水產貿易量值-20'.L13];['國家別水產別水產貿易量值-20'.N13])+SUM(['國家別水產別水產貿易量值-21'.D13];['國家別水產別水產貿易量值-21'.F13];['國家別水產別水產貿易量值-21'.H13];['國家別水產別水產貿易量值-21'.J13];['國家別水產別水產貿易量值-21'.L13];['國家別水產別水產貿易量值-21'.N13]))" table:style-name="ce12">
            <text:p>94,573<text:s/></text:p>
          </table:table-cell>
          <table:table-cell office:value-type="float" office:value="5477227" table:style-name="ce12">
            <text:p>5,477,227<text:s/></text:p>
          </table:table-cell>
          <table:table-cell office:value-type="float" office:value="31878.65" table:style-name="ce12">
            <text:p>31,8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30602" table:style-name="ce12">
            <text:p>2,730,602<text:s/></text:p>
          </table:table-cell>
          <table:table-cell office:value-type="float" office:value="21916.784" table:style-name="ce12">
            <text:p>21,9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2937446" table:formula="of:=IF(SUM([.G14];[.I14];[.K14];[.M14])+SUM(['國家別水產別水產貿易量值-2'.C14];['國家別水產別水產貿易量值-2'.E14];['國家別水產別水產貿易量值-2'.G14];['國家別水產別水產貿易量值-2'.I14];['國家別水產別水產貿易量值-2'.K14];['國家別水產別水產貿易量值-2'.M14])+SUM(['國家別水產別水產貿易量值-3'.C14];['國家別水產別水產貿易量值-3'.E14];['國家別水產別水產貿易量值-3'.G14];['國家別水產別水產貿易量值-3'.I14];['國家別水產別水產貿易量值-3'.K14];['國家別水產別水產貿易量值-3'.M14])+SUM(['國家別水產別水產貿易量值-4'.C14];['國家別水產別水產貿易量值-4'.E14];['國家別水產別水產貿易量值-4'.G14];['國家別水產別水產貿易量值-4'.I14];['國家別水產別水產貿易量值-4'.K14];['國家別水產別水產貿易量值-4'.M14])+SUM(['國家別水產別水產貿易量值-5'.C14];['國家別水產別水產貿易量值-5'.E14];['國家別水產別水產貿易量值-5'.G14];['國家別水產別水產貿易量值-5'.I14];['國家別水產別水產貿易量值-5'.K14];['國家別水產別水產貿易量值-5'.M14])+SUM(['國家別水產別水產貿易量值-6'.C14];['國家別水產別水產貿易量值-6'.E14];['國家別水產別水產貿易量值-6'.G14];['國家別水產別水產貿易量值-6'.I14];['國家別水產別水產貿易量值-6'.K14];['國家別水產別水產貿易量值-6'.M14])+SUM(['國家別水產別水產貿易量值-7'.C14];['國家別水產別水產貿易量值-7'.E14];['國家別水產別水產貿易量值-7'.G14];['國家別水產別水產貿易量值-7'.I14];['國家別水產別水產貿易量值-7'.K14];['國家別水產別水產貿易量值-7'.M14])+SUM(['國家別水產別水產貿易量值-8'.C14];['國家別水產別水產貿易量值-8'.E14];['國家別水產別水產貿易量值-8'.G14];['國家別水產別水產貿易量值-8'.I14];['國家別水產別水產貿易量值-8'.K14];['國家別水產別水產貿易量值-8'.M14])+SUM(['國家別水產別水產貿易量值-9'.C14];['國家別水產別水產貿易量值-9'.E14];['國家別水產別水產貿易量值-9'.G14];['國家別水產別水產貿易量值-9'.I14];['國家別水產別水產貿易量值-9'.K14];['國家別水產別水產貿易量值-9'.M14])+SUM(['國家別水產別水產貿易量值-10'.C14];['國家別水產別水產貿易量值-10'.E14];['國家別水產別水產貿易量值-10'.G14];['國家別水產別水產貿易量值-10'.I14];['國家別水產別水產貿易量值-10'.K14];['國家別水產別水產貿易量值-10'.M14])+SUM(['國家別水產別水產貿易量值-11'.C14];['國家別水產別水產貿易量值-11'.E14];['國家別水產別水產貿易量值-11'.G14];['國家別水產別水產貿易量值-11'.I14];['國家別水產別水產貿易量值-11'.K14];['國家別水產別水產貿易量值-11'.M14])+SUM(['國家別水產別水產貿易量值-12'.C14];['國家別水產別水產貿易量值-12'.E14];['國家別水產別水產貿易量值-12'.G14];['國家別水產別水產貿易量值-12'.I14];['國家別水產別水產貿易量值-12'.K14];['國家別水產別水產貿易量值-12'.M14])+SUM(['國家別水產別水產貿易量值-13'.C14];['國家別水產別水產貿易量值-13'.E14];['國家別水產別水產貿易量值-13'.G14];['國家別水產別水產貿易量值-13'.I14];['國家別水產別水產貿易量值-13'.K14];['國家別水產別水產貿易量值-13'.M14])+SUM(['國家別水產別水產貿易量值-14'.C14];['國家別水產別水產貿易量值-14'.E14];['國家別水產別水產貿易量值-14'.G14];['國家別水產別水產貿易量值-14'.I14];['國家別水產別水產貿易量值-14'.K14];['國家別水產別水產貿易量值-14'.M14])+SUM(['國家別水產別水產貿易量值-15'.C14];['國家別水產別水產貿易量值-15'.E14];['國家別水產別水產貿易量值-15'.G14];['國家別水產別水產貿易量值-15'.I14];['國家別水產別水產貿易量值-15'.K14];['國家別水產別水產貿易量值-15'.M14])+SUM(['國家別水產別水產貿易量值-16'.C14];['國家別水產別水產貿易量值-16'.E14];['國家別水產別水產貿易量值-16'.G14];['國家別水產別水產貿易量值-16'.I14];['國家別水產別水產貿易量值-16'.K14];['國家別水產別水產貿易量值-16'.M14])+SUM(['國家別水產別水產貿易量值-17'.C14];['國家別水產別水產貿易量值-17'.E14];['國家別水產別水產貿易量值-17'.G14];['國家別水產別水產貿易量值-17'.I14];['國家別水產別水產貿易量值-17'.K14];['國家別水產別水產貿易量值-17'.M14])+SUM(['國家別水產別水產貿易量值-18'.C14];['國家別水產別水產貿易量值-18'.E14];['國家別水產別水產貿易量值-18'.G14];['國家別水產別水產貿易量值-18'.I14];['國家別水產別水產貿易量值-18'.K14];['國家別水產別水產貿易量值-18'.M14])+SUM(['國家別水產別水產貿易量值-19'.C14];['國家別水產別水產貿易量值-19'.E14];['國家別水產別水產貿易量值-19'.G14];['國家別水產別水產貿易量值-19'.I14];['國家別水產別水產貿易量值-19'.K14];['國家別水產別水產貿易量值-19'.M14])+SUM(['國家別水產別水產貿易量值-20'.C14];['國家別水產別水產貿易量值-20'.E14];['國家別水產別水產貿易量值-20'.G14];['國家別水產別水產貿易量值-20'.I14];['國家別水產別水產貿易量值-20'.K14];['國家別水產別水產貿易量值-20'.M14])+SUM(['國家別水產別水產貿易量值-21'.C14];['國家別水產別水產貿易量值-21'.E14];['國家別水產別水產貿易量值-21'.G14];['國家別水產別水產貿易量值-21'.I14];['國家別水產別水產貿易量值-21'.K14];['國家別水產別水產貿易量值-21'.M14])=0;&quot;-&quot;;SUM([.G14];[.I14];[.K14];[.M14])+SUM(['國家別水產別水產貿易量值-2'.C14];['國家別水產別水產貿易量值-2'.E14];['國家別水產別水產貿易量值-2'.G14];['國家別水產別水產貿易量值-2'.I14];['國家別水產別水產貿易量值-2'.K14];['國家別水產別水產貿易量值-2'.M14])+SUM(['國家別水產別水產貿易量值-3'.C14];['國家別水產別水產貿易量值-3'.E14];['國家別水產別水產貿易量值-3'.G14];['國家別水產別水產貿易量值-3'.I14];['國家別水產別水產貿易量值-3'.K14];['國家別水產別水產貿易量值-3'.M14])+SUM(['國家別水產別水產貿易量值-4'.C14];['國家別水產別水產貿易量值-4'.E14];['國家別水產別水產貿易量值-4'.G14];['國家別水產別水產貿易量值-4'.I14];['國家別水產別水產貿易量值-4'.K14];['國家別水產別水產貿易量值-4'.M14])+SUM(['國家別水產別水產貿易量值-5'.C14];['國家別水產別水產貿易量值-5'.E14];['國家別水產別水產貿易量值-5'.G14];['國家別水產別水產貿易量值-5'.I14];['國家別水產別水產貿易量值-5'.K14];['國家別水產別水產貿易量值-5'.M14])+SUM(['國家別水產別水產貿易量值-6'.C14];['國家別水產別水產貿易量值-6'.E14];['國家別水產別水產貿易量值-6'.G14];['國家別水產別水產貿易量值-6'.I14];['國家別水產別水產貿易量值-6'.K14];['國家別水產別水產貿易量值-6'.M14])+SUM(['國家別水產別水產貿易量值-7'.C14];['國家別水產別水產貿易量值-7'.E14];['國家別水產別水產貿易量值-7'.G14];['國家別水產別水產貿易量值-7'.I14];['國家別水產別水產貿易量值-7'.K14];['國家別水產別水產貿易量值-7'.M14])+SUM(['國家別水產別水產貿易量值-8'.C14];['國家別水產別水產貿易量值-8'.E14];['國家別水產別水產貿易量值-8'.G14];['國家別水產別水產貿易量值-8'.I14];['國家別水產別水產貿易量值-8'.K14];['國家別水產別水產貿易量值-8'.M14])+SUM(['國家別水產別水產貿易量值-9'.C14];['國家別水產別水產貿易量值-9'.E14];['國家別水產別水產貿易量值-9'.G14];['國家別水產別水產貿易量值-9'.I14];['國家別水產別水產貿易量值-9'.K14];['國家別水產別水產貿易量值-9'.M14])+SUM(['國家別水產別水產貿易量值-10'.C14];['國家別水產別水產貿易量值-10'.E14];['國家別水產別水產貿易量值-10'.G14];['國家別水產別水產貿易量值-10'.I14];['國家別水產別水產貿易量值-10'.K14];['國家別水產別水產貿易量值-10'.M14])+SUM(['國家別水產別水產貿易量值-11'.C14];['國家別水產別水產貿易量值-11'.E14];['國家別水產別水產貿易量值-11'.G14];['國家別水產別水產貿易量值-11'.I14];['國家別水產別水產貿易量值-11'.K14];['國家別水產別水產貿易量值-11'.M14])+SUM(['國家別水產別水產貿易量值-12'.C14];['國家別水產別水產貿易量值-12'.E14];['國家別水產別水產貿易量值-12'.G14];['國家別水產別水產貿易量值-12'.I14];['國家別水產別水產貿易量值-12'.K14];['國家別水產別水產貿易量值-12'.M14])+SUM(['國家別水產別水產貿易量值-13'.C14];['國家別水產別水產貿易量值-13'.E14];['國家別水產別水產貿易量值-13'.G14];['國家別水產別水產貿易量值-13'.I14];['國家別水產別水產貿易量值-13'.K14];['國家別水產別水產貿易量值-13'.M14])+SUM(['國家別水產別水產貿易量值-14'.C14];['國家別水產別水產貿易量值-14'.E14];['國家別水產別水產貿易量值-14'.G14];['國家別水產別水產貿易量值-14'.I14];['國家別水產別水產貿易量值-14'.K14];['國家別水產別水產貿易量值-14'.M14])+SUM(['國家別水產別水產貿易量值-15'.C14];['國家別水產別水產貿易量值-15'.E14];['國家別水產別水產貿易量值-15'.G14];['國家別水產別水產貿易量值-15'.I14];['國家別水產別水產貿易量值-15'.K14];['國家別水產別水產貿易量值-15'.M14])+SUM(['國家別水產別水產貿易量值-16'.C14];['國家別水產別水產貿易量值-16'.E14];['國家別水產別水產貿易量值-16'.G14];['國家別水產別水產貿易量值-16'.I14];['國家別水產別水產貿易量值-16'.K14];['國家別水產別水產貿易量值-16'.M14])+SUM(['國家別水產別水產貿易量值-17'.C14];['國家別水產別水產貿易量值-17'.E14];['國家別水產別水產貿易量值-17'.G14];['國家別水產別水產貿易量值-17'.I14];['國家別水產別水產貿易量值-17'.K14];['國家別水產別水產貿易量值-17'.M14])+SUM(['國家別水產別水產貿易量值-18'.C14];['國家別水產別水產貿易量值-18'.E14];['國家別水產別水產貿易量值-18'.G14];['國家別水產別水產貿易量值-18'.I14];['國家別水產別水產貿易量值-18'.K14];['國家別水產別水產貿易量值-18'.M14])+SUM(['國家別水產別水產貿易量值-19'.C14];['國家別水產別水產貿易量值-19'.E14];['國家別水產別水產貿易量值-19'.G14];['國家別水產別水產貿易量值-19'.I14];['國家別水產別水產貿易量值-19'.K14];['國家別水產別水產貿易量值-19'.M14])+SUM(['國家別水產別水產貿易量值-20'.C14];['國家別水產別水產貿易量值-20'.E14];['國家別水產別水產貿易量值-20'.G14];['國家別水產別水產貿易量值-20'.I14];['國家別水產別水產貿易量值-20'.K14];['國家別水產別水產貿易量值-20'.M14])+SUM(['國家別水產別水產貿易量值-21'.C14];['國家別水產別水產貿易量值-21'.E14];['國家別水產別水產貿易量值-21'.G14];['國家別水產別水產貿易量值-21'.I14];['國家別水產別水產貿易量值-21'.K14];['國家別水產別水產貿易量值-21'.M14]))" table:style-name="ce12">
            <text:p>32,937,446<text:s/></text:p>
          </table:table-cell>
          <table:table-cell office:value-type="float" office:value="81940.652999999991" table:formula="of:=IF(SUM([.H14];[.J14];[.L14];[.N14])+SUM(['國家別水產別水產貿易量值-2'.D14];['國家別水產別水產貿易量值-2'.F14];['國家別水產別水產貿易量值-2'.H14];['國家別水產別水產貿易量值-2'.J14];['國家別水產別水產貿易量值-2'.L14];['國家別水產別水產貿易量值-2'.N14])+SUM(['國家別水產別水產貿易量值-3'.D14];['國家別水產別水產貿易量值-3'.F14];['國家別水產別水產貿易量值-3'.H14];['國家別水產別水產貿易量值-3'.J14];['國家別水產別水產貿易量值-3'.L14];['國家別水產別水產貿易量值-3'.N14])+SUM(['國家別水產別水產貿易量值-4'.D14];['國家別水產別水產貿易量值-4'.F14];['國家別水產別水產貿易量值-4'.H14];['國家別水產別水產貿易量值-4'.J14];['國家別水產別水產貿易量值-4'.L14];['國家別水產別水產貿易量值-4'.N14])+SUM(['國家別水產別水產貿易量值-5'.D14];['國家別水產別水產貿易量值-5'.F14];['國家別水產別水產貿易量值-5'.H14];['國家別水產別水產貿易量值-5'.J14];['國家別水產別水產貿易量值-5'.L14];['國家別水產別水產貿易量值-5'.N14])+SUM(['國家別水產別水產貿易量值-6'.D14];['國家別水產別水產貿易量值-6'.F14];['國家別水產別水產貿易量值-6'.H14];['國家別水產別水產貿易量值-6'.J14];['國家別水產別水產貿易量值-6'.L14];['國家別水產別水產貿易量值-6'.N14])+SUM(['國家別水產別水產貿易量值-7'.D14];['國家別水產別水產貿易量值-7'.F14];['國家別水產別水產貿易量值-7'.H14];['國家別水產別水產貿易量值-7'.J14];['國家別水產別水產貿易量值-7'.L14];['國家別水產別水產貿易量值-7'.N14])+SUM(['國家別水產別水產貿易量值-8'.D14];['國家別水產別水產貿易量值-8'.F14];['國家別水產別水產貿易量值-8'.H14];['國家別水產別水產貿易量值-8'.J14];['國家別水產別水產貿易量值-8'.L14];['國家別水產別水產貿易量值-8'.N14])+SUM(['國家別水產別水產貿易量值-9'.D14];['國家別水產別水產貿易量值-9'.F14];['國家別水產別水產貿易量值-9'.H14];['國家別水產別水產貿易量值-9'.J14];['國家別水產別水產貿易量值-9'.L14];['國家別水產別水產貿易量值-9'.N14])+SUM(['國家別水產別水產貿易量值-10'.D14];['國家別水產別水產貿易量值-10'.F14];['國家別水產別水產貿易量值-10'.H14];['國家別水產別水產貿易量值-10'.J14];['國家別水產別水產貿易量值-10'.L14];['國家別水產別水產貿易量值-10'.N14])+SUM(['國家別水產別水產貿易量值-11'.D14];['國家別水產別水產貿易量值-11'.F14];['國家別水產別水產貿易量值-11'.H14];['國家別水產別水產貿易量值-11'.J14];['國家別水產別水產貿易量值-11'.L14];['國家別水產別水產貿易量值-11'.N14])+SUM(['國家別水產別水產貿易量值-12'.D14];['國家別水產別水產貿易量值-12'.F14];['國家別水產別水產貿易量值-12'.H14];['國家別水產別水產貿易量值-12'.J14];['國家別水產別水產貿易量值-12'.L14];['國家別水產別水產貿易量值-12'.N14])+SUM(['國家別水產別水產貿易量值-13'.D14];['國家別水產別水產貿易量值-13'.F14];['國家別水產別水產貿易量值-13'.H14];['國家別水產別水產貿易量值-13'.J14];['國家別水產別水產貿易量值-13'.L14];['國家別水產別水產貿易量值-13'.N14])+SUM(['國家別水產別水產貿易量值-14'.D14];['國家別水產別水產貿易量值-14'.F14];['國家別水產別水產貿易量值-14'.H14];['國家別水產別水產貿易量值-14'.J14];['國家別水產別水產貿易量值-14'.L14];['國家別水產別水產貿易量值-14'.N14])+SUM(['國家別水產別水產貿易量值-15'.D14];['國家別水產別水產貿易量值-15'.F14];['國家別水產別水產貿易量值-15'.H14];['國家別水產別水產貿易量值-15'.J14];['國家別水產別水產貿易量值-15'.L14];['國家別水產別水產貿易量值-15'.N14])+SUM(['國家別水產別水產貿易量值-16'.D14];['國家別水產別水產貿易量值-16'.F14];['國家別水產別水產貿易量值-16'.H14];['國家別水產別水產貿易量值-16'.J14];['國家別水產別水產貿易量值-16'.L14];['國家別水產別水產貿易量值-16'.N14])+SUM(['國家別水產別水產貿易量值-17'.D14];['國家別水產別水產貿易量值-17'.F14];['國家別水產別水產貿易量值-17'.H14];['國家別水產別水產貿易量值-17'.J14];['國家別水產別水產貿易量值-17'.L14];['國家別水產別水產貿易量值-17'.N14])+SUM(['國家別水產別水產貿易量值-18'.D14];['國家別水產別水產貿易量值-18'.F14];['國家別水產別水產貿易量值-18'.H14];['國家別水產別水產貿易量值-18'.J14];['國家別水產別水產貿易量值-18'.L14];['國家別水產別水產貿易量值-18'.N14])+SUM(['國家別水產別水產貿易量值-19'.D14];['國家別水產別水產貿易量值-19'.F14];['國家別水產別水產貿易量值-19'.H14];['國家別水產別水產貿易量值-19'.J14];['國家別水產別水產貿易量值-19'.L14];['國家別水產別水產貿易量值-19'.N14])+SUM(['國家別水產別水產貿易量值-20'.D14];['國家別水產別水產貿易量值-20'.F14];['國家別水產別水產貿易量值-20'.H14];['國家別水產別水產貿易量值-20'.J14];['國家別水產別水產貿易量值-20'.L14];['國家別水產別水產貿易量值-20'.N14])+SUM(['國家別水產別水產貿易量值-21'.D14];['國家別水產別水產貿易量值-21'.F14];['國家別水產別水產貿易量值-21'.H14];['國家別水產別水產貿易量值-21'.J14];['國家別水產別水產貿易量值-21'.L14];['國家別水產別水產貿易量值-21'.N14])=0;&quot;-&quot;;SUM([.H14];[.J14];[.L14];[.N14])+SUM(['國家別水產別水產貿易量值-2'.D14];['國家別水產別水產貿易量值-2'.F14];['國家別水產別水產貿易量值-2'.H14];['國家別水產別水產貿易量值-2'.J14];['國家別水產別水產貿易量值-2'.L14];['國家別水產別水產貿易量值-2'.N14])+SUM(['國家別水產別水產貿易量值-3'.D14];['國家別水產別水產貿易量值-3'.F14];['國家別水產別水產貿易量值-3'.H14];['國家別水產別水產貿易量值-3'.J14];['國家別水產別水產貿易量值-3'.L14];['國家別水產別水產貿易量值-3'.N14])+SUM(['國家別水產別水產貿易量值-4'.D14];['國家別水產別水產貿易量值-4'.F14];['國家別水產別水產貿易量值-4'.H14];['國家別水產別水產貿易量值-4'.J14];['國家別水產別水產貿易量值-4'.L14];['國家別水產別水產貿易量值-4'.N14])+SUM(['國家別水產別水產貿易量值-5'.D14];['國家別水產別水產貿易量值-5'.F14];['國家別水產別水產貿易量值-5'.H14];['國家別水產別水產貿易量值-5'.J14];['國家別水產別水產貿易量值-5'.L14];['國家別水產別水產貿易量值-5'.N14])+SUM(['國家別水產別水產貿易量值-6'.D14];['國家別水產別水產貿易量值-6'.F14];['國家別水產別水產貿易量值-6'.H14];['國家別水產別水產貿易量值-6'.J14];['國家別水產別水產貿易量值-6'.L14];['國家別水產別水產貿易量值-6'.N14])+SUM(['國家別水產別水產貿易量值-7'.D14];['國家別水產別水產貿易量值-7'.F14];['國家別水產別水產貿易量值-7'.H14];['國家別水產別水產貿易量值-7'.J14];['國家別水產別水產貿易量值-7'.L14];['國家別水產別水產貿易量值-7'.N14])+SUM(['國家別水產別水產貿易量值-8'.D14];['國家別水產別水產貿易量值-8'.F14];['國家別水產別水產貿易量值-8'.H14];['國家別水產別水產貿易量值-8'.J14];['國家別水產別水產貿易量值-8'.L14];['國家別水產別水產貿易量值-8'.N14])+SUM(['國家別水產別水產貿易量值-9'.D14];['國家別水產別水產貿易量值-9'.F14];['國家別水產別水產貿易量值-9'.H14];['國家別水產別水產貿易量值-9'.J14];['國家別水產別水產貿易量值-9'.L14];['國家別水產別水產貿易量值-9'.N14])+SUM(['國家別水產別水產貿易量值-10'.D14];['國家別水產別水產貿易量值-10'.F14];['國家別水產別水產貿易量值-10'.H14];['國家別水產別水產貿易量值-10'.J14];['國家別水產別水產貿易量值-10'.L14];['國家別水產別水產貿易量值-10'.N14])+SUM(['國家別水產別水產貿易量值-11'.D14];['國家別水產別水產貿易量值-11'.F14];['國家別水產別水產貿易量值-11'.H14];['國家別水產別水產貿易量值-11'.J14];['國家別水產別水產貿易量值-11'.L14];['國家別水產別水產貿易量值-11'.N14])+SUM(['國家別水產別水產貿易量值-12'.D14];['國家別水產別水產貿易量值-12'.F14];['國家別水產別水產貿易量值-12'.H14];['國家別水產別水產貿易量值-12'.J14];['國家別水產別水產貿易量值-12'.L14];['國家別水產別水產貿易量值-12'.N14])+SUM(['國家別水產別水產貿易量值-13'.D14];['國家別水產別水產貿易量值-13'.F14];['國家別水產別水產貿易量值-13'.H14];['國家別水產別水產貿易量值-13'.J14];['國家別水產別水產貿易量值-13'.L14];['國家別水產別水產貿易量值-13'.N14])+SUM(['國家別水產別水產貿易量值-14'.D14];['國家別水產別水產貿易量值-14'.F14];['國家別水產別水產貿易量值-14'.H14];['國家別水產別水產貿易量值-14'.J14];['國家別水產別水產貿易量值-14'.L14];['國家別水產別水產貿易量值-14'.N14])+SUM(['國家別水產別水產貿易量值-15'.D14];['國家別水產別水產貿易量值-15'.F14];['國家別水產別水產貿易量值-15'.H14];['國家別水產別水產貿易量值-15'.J14];['國家別水產別水產貿易量值-15'.L14];['國家別水產別水產貿易量值-15'.N14])+SUM(['國家別水產別水產貿易量值-16'.D14];['國家別水產別水產貿易量值-16'.F14];['國家別水產別水產貿易量值-16'.H14];['國家別水產別水產貿易量值-16'.J14];['國家別水產別水產貿易量值-16'.L14];['國家別水產別水產貿易量值-16'.N14])+SUM(['國家別水產別水產貿易量值-17'.D14];['國家別水產別水產貿易量值-17'.F14];['國家別水產別水產貿易量值-17'.H14];['國家別水產別水產貿易量值-17'.J14];['國家別水產別水產貿易量值-17'.L14];['國家別水產別水產貿易量值-17'.N14])+SUM(['國家別水產別水產貿易量值-18'.D14];['國家別水產別水產貿易量值-18'.F14];['國家別水產別水產貿易量值-18'.H14];['國家別水產別水產貿易量值-18'.J14];['國家別水產別水產貿易量值-18'.L14];['國家別水產別水產貿易量值-18'.N14])+SUM(['國家別水產別水產貿易量值-19'.D14];['國家別水產別水產貿易量值-19'.F14];['國家別水產別水產貿易量值-19'.H14];['國家別水產別水產貿易量值-19'.J14];['國家別水產別水產貿易量值-19'.L14];['國家別水產別水產貿易量值-19'.N14])+SUM(['國家別水產別水產貿易量值-20'.D14];['國家別水產別水產貿易量值-20'.F14];['國家別水產別水產貿易量值-20'.H14];['國家別水產別水產貿易量值-20'.J14];['國家別水產別水產貿易量值-20'.L14];['國家別水產別水產貿易量值-20'.N14])+SUM(['國家別水產別水產貿易量值-21'.D14];['國家別水產別水產貿易量值-21'.F14];['國家別水產別水產貿易量值-21'.H14];['國家別水產別水產貿易量值-21'.J14];['國家別水產別水產貿易量值-21'.L14];['國家別水產別水產貿易量值-21'.N14]))" table:style-name="ce12">
            <text:p>81,941<text:s/></text:p>
          </table:table-cell>
          <table:table-cell office:value-type="float" office:value="1588759" table:style-name="ce12">
            <text:p>1,588,759<text:s/></text:p>
          </table:table-cell>
          <table:table-cell office:value-type="float" office:value="13033.169" table:style-name="ce12">
            <text:p>13,033<text:s/></text:p>
          </table:table-cell>
          <table:table-cell office:value-type="float" office:value="40" table:style-name="ce12">
            <text:p>40<text:s/></text:p>
          </table:table-cell>
          <table:table-cell office:value-type="float" office:value="0.24" table:style-name="ce12">
            <text:p>0<text:s/></text:p>
          </table:table-cell>
          <table:table-cell office:value-type="float" office:value="102985" table:style-name="ce12">
            <text:p>102,985<text:s/></text:p>
          </table:table-cell>
          <table:table-cell office:value-type="float" office:value="1016.12" table:style-name="ce12">
            <text:p>1,0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8" table:style-name="ce12">
            <text:p>568<text:s/></text:p>
          </table:table-cell>
          <table:table-cell office:value-type="float" office:value="8.5" table:style-name="ce12">
            <text:p>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29152939" table:formula="of:=IF(SUM([.G15];[.I15];[.K15];[.M15])+SUM(['國家別水產別水產貿易量值-2'.C15];['國家別水產別水產貿易量值-2'.E15];['國家別水產別水產貿易量值-2'.G15];['國家別水產別水產貿易量值-2'.I15];['國家別水產別水產貿易量值-2'.K15];['國家別水產別水產貿易量值-2'.M15])+SUM(['國家別水產別水產貿易量值-3'.C15];['國家別水產別水產貿易量值-3'.E15];['國家別水產別水產貿易量值-3'.G15];['國家別水產別水產貿易量值-3'.I15];['國家別水產別水產貿易量值-3'.K15];['國家別水產別水產貿易量值-3'.M15])+SUM(['國家別水產別水產貿易量值-4'.C15];['國家別水產別水產貿易量值-4'.E15];['國家別水產別水產貿易量值-4'.G15];['國家別水產別水產貿易量值-4'.I15];['國家別水產別水產貿易量值-4'.K15];['國家別水產別水產貿易量值-4'.M15])+SUM(['國家別水產別水產貿易量值-5'.C15];['國家別水產別水產貿易量值-5'.E15];['國家別水產別水產貿易量值-5'.G15];['國家別水產別水產貿易量值-5'.I15];['國家別水產別水產貿易量值-5'.K15];['國家別水產別水產貿易量值-5'.M15])+SUM(['國家別水產別水產貿易量值-6'.C15];['國家別水產別水產貿易量值-6'.E15];['國家別水產別水產貿易量值-6'.G15];['國家別水產別水產貿易量值-6'.I15];['國家別水產別水產貿易量值-6'.K15];['國家別水產別水產貿易量值-6'.M15])+SUM(['國家別水產別水產貿易量值-7'.C15];['國家別水產別水產貿易量值-7'.E15];['國家別水產別水產貿易量值-7'.G15];['國家別水產別水產貿易量值-7'.I15];['國家別水產別水產貿易量值-7'.K15];['國家別水產別水產貿易量值-7'.M15])+SUM(['國家別水產別水產貿易量值-8'.C15];['國家別水產別水產貿易量值-8'.E15];['國家別水產別水產貿易量值-8'.G15];['國家別水產別水產貿易量值-8'.I15];['國家別水產別水產貿易量值-8'.K15];['國家別水產別水產貿易量值-8'.M15])+SUM(['國家別水產別水產貿易量值-9'.C15];['國家別水產別水產貿易量值-9'.E15];['國家別水產別水產貿易量值-9'.G15];['國家別水產別水產貿易量值-9'.I15];['國家別水產別水產貿易量值-9'.K15];['國家別水產別水產貿易量值-9'.M15])+SUM(['國家別水產別水產貿易量值-10'.C15];['國家別水產別水產貿易量值-10'.E15];['國家別水產別水產貿易量值-10'.G15];['國家別水產別水產貿易量值-10'.I15];['國家別水產別水產貿易量值-10'.K15];['國家別水產別水產貿易量值-10'.M15])+SUM(['國家別水產別水產貿易量值-11'.C15];['國家別水產別水產貿易量值-11'.E15];['國家別水產別水產貿易量值-11'.G15];['國家別水產別水產貿易量值-11'.I15];['國家別水產別水產貿易量值-11'.K15];['國家別水產別水產貿易量值-11'.M15])+SUM(['國家別水產別水產貿易量值-12'.C15];['國家別水產別水產貿易量值-12'.E15];['國家別水產別水產貿易量值-12'.G15];['國家別水產別水產貿易量值-12'.I15];['國家別水產別水產貿易量值-12'.K15];['國家別水產別水產貿易量值-12'.M15])+SUM(['國家別水產別水產貿易量值-13'.C15];['國家別水產別水產貿易量值-13'.E15];['國家別水產別水產貿易量值-13'.G15];['國家別水產別水產貿易量值-13'.I15];['國家別水產別水產貿易量值-13'.K15];['國家別水產別水產貿易量值-13'.M15])+SUM(['國家別水產別水產貿易量值-14'.C15];['國家別水產別水產貿易量值-14'.E15];['國家別水產別水產貿易量值-14'.G15];['國家別水產別水產貿易量值-14'.I15];['國家別水產別水產貿易量值-14'.K15];['國家別水產別水產貿易量值-14'.M15])+SUM(['國家別水產別水產貿易量值-15'.C15];['國家別水產別水產貿易量值-15'.E15];['國家別水產別水產貿易量值-15'.G15];['國家別水產別水產貿易量值-15'.I15];['國家別水產別水產貿易量值-15'.K15];['國家別水產別水產貿易量值-15'.M15])+SUM(['國家別水產別水產貿易量值-16'.C15];['國家別水產別水產貿易量值-16'.E15];['國家別水產別水產貿易量值-16'.G15];['國家別水產別水產貿易量值-16'.I15];['國家別水產別水產貿易量值-16'.K15];['國家別水產別水產貿易量值-16'.M15])+SUM(['國家別水產別水產貿易量值-17'.C15];['國家別水產別水產貿易量值-17'.E15];['國家別水產別水產貿易量值-17'.G15];['國家別水產別水產貿易量值-17'.I15];['國家別水產別水產貿易量值-17'.K15];['國家別水產別水產貿易量值-17'.M15])+SUM(['國家別水產別水產貿易量值-18'.C15];['國家別水產別水產貿易量值-18'.E15];['國家別水產別水產貿易量值-18'.G15];['國家別水產別水產貿易量值-18'.I15];['國家別水產別水產貿易量值-18'.K15];['國家別水產別水產貿易量值-18'.M15])+SUM(['國家別水產別水產貿易量值-19'.C15];['國家別水產別水產貿易量值-19'.E15];['國家別水產別水產貿易量值-19'.G15];['國家別水產別水產貿易量值-19'.I15];['國家別水產別水產貿易量值-19'.K15];['國家別水產別水產貿易量值-19'.M15])+SUM(['國家別水產別水產貿易量值-20'.C15];['國家別水產別水產貿易量值-20'.E15];['國家別水產別水產貿易量值-20'.G15];['國家別水產別水產貿易量值-20'.I15];['國家別水產別水產貿易量值-20'.K15];['國家別水產別水產貿易量值-20'.M15])+SUM(['國家別水產別水產貿易量值-21'.C15];['國家別水產別水產貿易量值-21'.E15];['國家別水產別水產貿易量值-21'.G15];['國家別水產別水產貿易量值-21'.I15];['國家別水產別水產貿易量值-21'.K15];['國家別水產別水產貿易量值-21'.M15])=0;&quot;-&quot;;SUM([.G15];[.I15];[.K15];[.M15])+SUM(['國家別水產別水產貿易量值-2'.C15];['國家別水產別水產貿易量值-2'.E15];['國家別水產別水產貿易量值-2'.G15];['國家別水產別水產貿易量值-2'.I15];['國家別水產別水產貿易量值-2'.K15];['國家別水產別水產貿易量值-2'.M15])+SUM(['國家別水產別水產貿易量值-3'.C15];['國家別水產別水產貿易量值-3'.E15];['國家別水產別水產貿易量值-3'.G15];['國家別水產別水產貿易量值-3'.I15];['國家別水產別水產貿易量值-3'.K15];['國家別水產別水產貿易量值-3'.M15])+SUM(['國家別水產別水產貿易量值-4'.C15];['國家別水產別水產貿易量值-4'.E15];['國家別水產別水產貿易量值-4'.G15];['國家別水產別水產貿易量值-4'.I15];['國家別水產別水產貿易量值-4'.K15];['國家別水產別水產貿易量值-4'.M15])+SUM(['國家別水產別水產貿易量值-5'.C15];['國家別水產別水產貿易量值-5'.E15];['國家別水產別水產貿易量值-5'.G15];['國家別水產別水產貿易量值-5'.I15];['國家別水產別水產貿易量值-5'.K15];['國家別水產別水產貿易量值-5'.M15])+SUM(['國家別水產別水產貿易量值-6'.C15];['國家別水產別水產貿易量值-6'.E15];['國家別水產別水產貿易量值-6'.G15];['國家別水產別水產貿易量值-6'.I15];['國家別水產別水產貿易量值-6'.K15];['國家別水產別水產貿易量值-6'.M15])+SUM(['國家別水產別水產貿易量值-7'.C15];['國家別水產別水產貿易量值-7'.E15];['國家別水產別水產貿易量值-7'.G15];['國家別水產別水產貿易量值-7'.I15];['國家別水產別水產貿易量值-7'.K15];['國家別水產別水產貿易量值-7'.M15])+SUM(['國家別水產別水產貿易量值-8'.C15];['國家別水產別水產貿易量值-8'.E15];['國家別水產別水產貿易量值-8'.G15];['國家別水產別水產貿易量值-8'.I15];['國家別水產別水產貿易量值-8'.K15];['國家別水產別水產貿易量值-8'.M15])+SUM(['國家別水產別水產貿易量值-9'.C15];['國家別水產別水產貿易量值-9'.E15];['國家別水產別水產貿易量值-9'.G15];['國家別水產別水產貿易量值-9'.I15];['國家別水產別水產貿易量值-9'.K15];['國家別水產別水產貿易量值-9'.M15])+SUM(['國家別水產別水產貿易量值-10'.C15];['國家別水產別水產貿易量值-10'.E15];['國家別水產別水產貿易量值-10'.G15];['國家別水產別水產貿易量值-10'.I15];['國家別水產別水產貿易量值-10'.K15];['國家別水產別水產貿易量值-10'.M15])+SUM(['國家別水產別水產貿易量值-11'.C15];['國家別水產別水產貿易量值-11'.E15];['國家別水產別水產貿易量值-11'.G15];['國家別水產別水產貿易量值-11'.I15];['國家別水產別水產貿易量值-11'.K15];['國家別水產別水產貿易量值-11'.M15])+SUM(['國家別水產別水產貿易量值-12'.C15];['國家別水產別水產貿易量值-12'.E15];['國家別水產別水產貿易量值-12'.G15];['國家別水產別水產貿易量值-12'.I15];['國家別水產別水產貿易量值-12'.K15];['國家別水產別水產貿易量值-12'.M15])+SUM(['國家別水產別水產貿易量值-13'.C15];['國家別水產別水產貿易量值-13'.E15];['國家別水產別水產貿易量值-13'.G15];['國家別水產別水產貿易量值-13'.I15];['國家別水產別水產貿易量值-13'.K15];['國家別水產別水產貿易量值-13'.M15])+SUM(['國家別水產別水產貿易量值-14'.C15];['國家別水產別水產貿易量值-14'.E15];['國家別水產別水產貿易量值-14'.G15];['國家別水產別水產貿易量值-14'.I15];['國家別水產別水產貿易量值-14'.K15];['國家別水產別水產貿易量值-14'.M15])+SUM(['國家別水產別水產貿易量值-15'.C15];['國家別水產別水產貿易量值-15'.E15];['國家別水產別水產貿易量值-15'.G15];['國家別水產別水產貿易量值-15'.I15];['國家別水產別水產貿易量值-15'.K15];['國家別水產別水產貿易量值-15'.M15])+SUM(['國家別水產別水產貿易量值-16'.C15];['國家別水產別水產貿易量值-16'.E15];['國家別水產別水產貿易量值-16'.G15];['國家別水產別水產貿易量值-16'.I15];['國家別水產別水產貿易量值-16'.K15];['國家別水產別水產貿易量值-16'.M15])+SUM(['國家別水產別水產貿易量值-17'.C15];['國家別水產別水產貿易量值-17'.E15];['國家別水產別水產貿易量值-17'.G15];['國家別水產別水產貿易量值-17'.I15];['國家別水產別水產貿易量值-17'.K15];['國家別水產別水產貿易量值-17'.M15])+SUM(['國家別水產別水產貿易量值-18'.C15];['國家別水產別水產貿易量值-18'.E15];['國家別水產別水產貿易量值-18'.G15];['國家別水產別水產貿易量值-18'.I15];['國家別水產別水產貿易量值-18'.K15];['國家別水產別水產貿易量值-18'.M15])+SUM(['國家別水產別水產貿易量值-19'.C15];['國家別水產別水產貿易量值-19'.E15];['國家別水產別水產貿易量值-19'.G15];['國家別水產別水產貿易量值-19'.I15];['國家別水產別水產貿易量值-19'.K15];['國家別水產別水產貿易量值-19'.M15])+SUM(['國家別水產別水產貿易量值-20'.C15];['國家別水產別水產貿易量值-20'.E15];['國家別水產別水產貿易量值-20'.G15];['國家別水產別水產貿易量值-20'.I15];['國家別水產別水產貿易量值-20'.K15];['國家別水產別水產貿易量值-20'.M15])+SUM(['國家別水產別水產貿易量值-21'.C15];['國家別水產別水產貿易量值-21'.E15];['國家別水產別水產貿易量值-21'.G15];['國家別水產別水產貿易量值-21'.I15];['國家別水產別水產貿易量值-21'.K15];['國家別水產別水產貿易量值-21'.M15]))" table:style-name="ce12">
            <text:p>29,152,939<text:s/></text:p>
          </table:table-cell>
          <table:table-cell office:value-type="float" office:value="69844.534" table:formula="of:=IF(SUM([.H15];[.J15];[.L15];[.N15])+SUM(['國家別水產別水產貿易量值-2'.D15];['國家別水產別水產貿易量值-2'.F15];['國家別水產別水產貿易量值-2'.H15];['國家別水產別水產貿易量值-2'.J15];['國家別水產別水產貿易量值-2'.L15];['國家別水產別水產貿易量值-2'.N15])+SUM(['國家別水產別水產貿易量值-3'.D15];['國家別水產別水產貿易量值-3'.F15];['國家別水產別水產貿易量值-3'.H15];['國家別水產別水產貿易量值-3'.J15];['國家別水產別水產貿易量值-3'.L15];['國家別水產別水產貿易量值-3'.N15])+SUM(['國家別水產別水產貿易量值-4'.D15];['國家別水產別水產貿易量值-4'.F15];['國家別水產別水產貿易量值-4'.H15];['國家別水產別水產貿易量值-4'.J15];['國家別水產別水產貿易量值-4'.L15];['國家別水產別水產貿易量值-4'.N15])+SUM(['國家別水產別水產貿易量值-5'.D15];['國家別水產別水產貿易量值-5'.F15];['國家別水產別水產貿易量值-5'.H15];['國家別水產別水產貿易量值-5'.J15];['國家別水產別水產貿易量值-5'.L15];['國家別水產別水產貿易量值-5'.N15])+SUM(['國家別水產別水產貿易量值-6'.D15];['國家別水產別水產貿易量值-6'.F15];['國家別水產別水產貿易量值-6'.H15];['國家別水產別水產貿易量值-6'.J15];['國家別水產別水產貿易量值-6'.L15];['國家別水產別水產貿易量值-6'.N15])+SUM(['國家別水產別水產貿易量值-7'.D15];['國家別水產別水產貿易量值-7'.F15];['國家別水產別水產貿易量值-7'.H15];['國家別水產別水產貿易量值-7'.J15];['國家別水產別水產貿易量值-7'.L15];['國家別水產別水產貿易量值-7'.N15])+SUM(['國家別水產別水產貿易量值-8'.D15];['國家別水產別水產貿易量值-8'.F15];['國家別水產別水產貿易量值-8'.H15];['國家別水產別水產貿易量值-8'.J15];['國家別水產別水產貿易量值-8'.L15];['國家別水產別水產貿易量值-8'.N15])+SUM(['國家別水產別水產貿易量值-9'.D15];['國家別水產別水產貿易量值-9'.F15];['國家別水產別水產貿易量值-9'.H15];['國家別水產別水產貿易量值-9'.J15];['國家別水產別水產貿易量值-9'.L15];['國家別水產別水產貿易量值-9'.N15])+SUM(['國家別水產別水產貿易量值-10'.D15];['國家別水產別水產貿易量值-10'.F15];['國家別水產別水產貿易量值-10'.H15];['國家別水產別水產貿易量值-10'.J15];['國家別水產別水產貿易量值-10'.L15];['國家別水產別水產貿易量值-10'.N15])+SUM(['國家別水產別水產貿易量值-11'.D15];['國家別水產別水產貿易量值-11'.F15];['國家別水產別水產貿易量值-11'.H15];['國家別水產別水產貿易量值-11'.J15];['國家別水產別水產貿易量值-11'.L15];['國家別水產別水產貿易量值-11'.N15])+SUM(['國家別水產別水產貿易量值-12'.D15];['國家別水產別水產貿易量值-12'.F15];['國家別水產別水產貿易量值-12'.H15];['國家別水產別水產貿易量值-12'.J15];['國家別水產別水產貿易量值-12'.L15];['國家別水產別水產貿易量值-12'.N15])+SUM(['國家別水產別水產貿易量值-13'.D15];['國家別水產別水產貿易量值-13'.F15];['國家別水產別水產貿易量值-13'.H15];['國家別水產別水產貿易量值-13'.J15];['國家別水產別水產貿易量值-13'.L15];['國家別水產別水產貿易量值-13'.N15])+SUM(['國家別水產別水產貿易量值-14'.D15];['國家別水產別水產貿易量值-14'.F15];['國家別水產別水產貿易量值-14'.H15];['國家別水產別水產貿易量值-14'.J15];['國家別水產別水產貿易量值-14'.L15];['國家別水產別水產貿易量值-14'.N15])+SUM(['國家別水產別水產貿易量值-15'.D15];['國家別水產別水產貿易量值-15'.F15];['國家別水產別水產貿易量值-15'.H15];['國家別水產別水產貿易量值-15'.J15];['國家別水產別水產貿易量值-15'.L15];['國家別水產別水產貿易量值-15'.N15])+SUM(['國家別水產別水產貿易量值-16'.D15];['國家別水產別水產貿易量值-16'.F15];['國家別水產別水產貿易量值-16'.H15];['國家別水產別水產貿易量值-16'.J15];['國家別水產別水產貿易量值-16'.L15];['國家別水產別水產貿易量值-16'.N15])+SUM(['國家別水產別水產貿易量值-17'.D15];['國家別水產別水產貿易量值-17'.F15];['國家別水產別水產貿易量值-17'.H15];['國家別水產別水產貿易量值-17'.J15];['國家別水產別水產貿易量值-17'.L15];['國家別水產別水產貿易量值-17'.N15])+SUM(['國家別水產別水產貿易量值-18'.D15];['國家別水產別水產貿易量值-18'.F15];['國家別水產別水產貿易量值-18'.H15];['國家別水產別水產貿易量值-18'.J15];['國家別水產別水產貿易量值-18'.L15];['國家別水產別水產貿易量值-18'.N15])+SUM(['國家別水產別水產貿易量值-19'.D15];['國家別水產別水產貿易量值-19'.F15];['國家別水產別水產貿易量值-19'.H15];['國家別水產別水產貿易量值-19'.J15];['國家別水產別水產貿易量值-19'.L15];['國家別水產別水產貿易量值-19'.N15])+SUM(['國家別水產別水產貿易量值-20'.D15];['國家別水產別水產貿易量值-20'.F15];['國家別水產別水產貿易量值-20'.H15];['國家別水產別水產貿易量值-20'.J15];['國家別水產別水產貿易量值-20'.L15];['國家別水產別水產貿易量值-20'.N15])+SUM(['國家別水產別水產貿易量值-21'.D15];['國家別水產別水產貿易量值-21'.F15];['國家別水產別水產貿易量值-21'.H15];['國家別水產別水產貿易量值-21'.J15];['國家別水產別水產貿易量值-21'.L15];['國家別水產別水產貿易量值-21'.N15])=0;&quot;-&quot;;SUM([.H15];[.J15];[.L15];[.N15])+SUM(['國家別水產別水產貿易量值-2'.D15];['國家別水產別水產貿易量值-2'.F15];['國家別水產別水產貿易量值-2'.H15];['國家別水產別水產貿易量值-2'.J15];['國家別水產別水產貿易量值-2'.L15];['國家別水產別水產貿易量值-2'.N15])+SUM(['國家別水產別水產貿易量值-3'.D15];['國家別水產別水產貿易量值-3'.F15];['國家別水產別水產貿易量值-3'.H15];['國家別水產別水產貿易量值-3'.J15];['國家別水產別水產貿易量值-3'.L15];['國家別水產別水產貿易量值-3'.N15])+SUM(['國家別水產別水產貿易量值-4'.D15];['國家別水產別水產貿易量值-4'.F15];['國家別水產別水產貿易量值-4'.H15];['國家別水產別水產貿易量值-4'.J15];['國家別水產別水產貿易量值-4'.L15];['國家別水產別水產貿易量值-4'.N15])+SUM(['國家別水產別水產貿易量值-5'.D15];['國家別水產別水產貿易量值-5'.F15];['國家別水產別水產貿易量值-5'.H15];['國家別水產別水產貿易量值-5'.J15];['國家別水產別水產貿易量值-5'.L15];['國家別水產別水產貿易量值-5'.N15])+SUM(['國家別水產別水產貿易量值-6'.D15];['國家別水產別水產貿易量值-6'.F15];['國家別水產別水產貿易量值-6'.H15];['國家別水產別水產貿易量值-6'.J15];['國家別水產別水產貿易量值-6'.L15];['國家別水產別水產貿易量值-6'.N15])+SUM(['國家別水產別水產貿易量值-7'.D15];['國家別水產別水產貿易量值-7'.F15];['國家別水產別水產貿易量值-7'.H15];['國家別水產別水產貿易量值-7'.J15];['國家別水產別水產貿易量值-7'.L15];['國家別水產別水產貿易量值-7'.N15])+SUM(['國家別水產別水產貿易量值-8'.D15];['國家別水產別水產貿易量值-8'.F15];['國家別水產別水產貿易量值-8'.H15];['國家別水產別水產貿易量值-8'.J15];['國家別水產別水產貿易量值-8'.L15];['國家別水產別水產貿易量值-8'.N15])+SUM(['國家別水產別水產貿易量值-9'.D15];['國家別水產別水產貿易量值-9'.F15];['國家別水產別水產貿易量值-9'.H15];['國家別水產別水產貿易量值-9'.J15];['國家別水產別水產貿易量值-9'.L15];['國家別水產別水產貿易量值-9'.N15])+SUM(['國家別水產別水產貿易量值-10'.D15];['國家別水產別水產貿易量值-10'.F15];['國家別水產別水產貿易量值-10'.H15];['國家別水產別水產貿易量值-10'.J15];['國家別水產別水產貿易量值-10'.L15];['國家別水產別水產貿易量值-10'.N15])+SUM(['國家別水產別水產貿易量值-11'.D15];['國家別水產別水產貿易量值-11'.F15];['國家別水產別水產貿易量值-11'.H15];['國家別水產別水產貿易量值-11'.J15];['國家別水產別水產貿易量值-11'.L15];['國家別水產別水產貿易量值-11'.N15])+SUM(['國家別水產別水產貿易量值-12'.D15];['國家別水產別水產貿易量值-12'.F15];['國家別水產別水產貿易量值-12'.H15];['國家別水產別水產貿易量值-12'.J15];['國家別水產別水產貿易量值-12'.L15];['國家別水產別水產貿易量值-12'.N15])+SUM(['國家別水產別水產貿易量值-13'.D15];['國家別水產別水產貿易量值-13'.F15];['國家別水產別水產貿易量值-13'.H15];['國家別水產別水產貿易量值-13'.J15];['國家別水產別水產貿易量值-13'.L15];['國家別水產別水產貿易量值-13'.N15])+SUM(['國家別水產別水產貿易量值-14'.D15];['國家別水產別水產貿易量值-14'.F15];['國家別水產別水產貿易量值-14'.H15];['國家別水產別水產貿易量值-14'.J15];['國家別水產別水產貿易量值-14'.L15];['國家別水產別水產貿易量值-14'.N15])+SUM(['國家別水產別水產貿易量值-15'.D15];['國家別水產別水產貿易量值-15'.F15];['國家別水產別水產貿易量值-15'.H15];['國家別水產別水產貿易量值-15'.J15];['國家別水產別水產貿易量值-15'.L15];['國家別水產別水產貿易量值-15'.N15])+SUM(['國家別水產別水產貿易量值-16'.D15];['國家別水產別水產貿易量值-16'.F15];['國家別水產別水產貿易量值-16'.H15];['國家別水產別水產貿易量值-16'.J15];['國家別水產別水產貿易量值-16'.L15];['國家別水產別水產貿易量值-16'.N15])+SUM(['國家別水產別水產貿易量值-17'.D15];['國家別水產別水產貿易量值-17'.F15];['國家別水產別水產貿易量值-17'.H15];['國家別水產別水產貿易量值-17'.J15];['國家別水產別水產貿易量值-17'.L15];['國家別水產別水產貿易量值-17'.N15])+SUM(['國家別水產別水產貿易量值-18'.D15];['國家別水產別水產貿易量值-18'.F15];['國家別水產別水產貿易量值-18'.H15];['國家別水產別水產貿易量值-18'.J15];['國家別水產別水產貿易量值-18'.L15];['國家別水產別水產貿易量值-18'.N15])+SUM(['國家別水產別水產貿易量值-19'.D15];['國家別水產別水產貿易量值-19'.F15];['國家別水產別水產貿易量值-19'.H15];['國家別水產別水產貿易量值-19'.J15];['國家別水產別水產貿易量值-19'.L15];['國家別水產別水產貿易量值-19'.N15])+SUM(['國家別水產別水產貿易量值-20'.D15];['國家別水產別水產貿易量值-20'.F15];['國家別水產別水產貿易量值-20'.H15];['國家別水產別水產貿易量值-20'.J15];['國家別水產別水產貿易量值-20'.L15];['國家別水產別水產貿易量值-20'.N15])+SUM(['國家別水產別水產貿易量值-21'.D15];['國家別水產別水產貿易量值-21'.F15];['國家別水產別水產貿易量值-21'.H15];['國家別水產別水產貿易量值-21'.J15];['國家別水產別水產貿易量值-21'.L15];['國家別水產別水產貿易量值-21'.N15]))" table:style-name="ce12">
            <text:p>69,845<text:s/></text:p>
          </table:table-cell>
          <table:table-cell office:value-type="float" office:value="3919" table:style-name="ce12">
            <text:p>3,919<text:s/></text:p>
          </table:table-cell>
          <table:table-cell office:value-type="float" office:value="98.563000000000002" table:style-name="ce12">
            <text:p>9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19" table:style-name="ce12">
            <text:p>3,919<text:s/></text:p>
          </table:table-cell>
          <table:table-cell office:value-type="float" office:value="98.563000000000002" table:style-name="ce12">
            <text:p>99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4145102" table:formula="of:=IF(SUM([.G16];[.I16];[.K16];[.M16])+SUM(['國家別水產別水產貿易量值-2'.C16];['國家別水產別水產貿易量值-2'.E16];['國家別水產別水產貿易量值-2'.G16];['國家別水產別水產貿易量值-2'.I16];['國家別水產別水產貿易量值-2'.K16];['國家別水產別水產貿易量值-2'.M16])+SUM(['國家別水產別水產貿易量值-3'.C16];['國家別水產別水產貿易量值-3'.E16];['國家別水產別水產貿易量值-3'.G16];['國家別水產別水產貿易量值-3'.I16];['國家別水產別水產貿易量值-3'.K16];['國家別水產別水產貿易量值-3'.M16])+SUM(['國家別水產別水產貿易量值-4'.C16];['國家別水產別水產貿易量值-4'.E16];['國家別水產別水產貿易量值-4'.G16];['國家別水產別水產貿易量值-4'.I16];['國家別水產別水產貿易量值-4'.K16];['國家別水產別水產貿易量值-4'.M16])+SUM(['國家別水產別水產貿易量值-5'.C16];['國家別水產別水產貿易量值-5'.E16];['國家別水產別水產貿易量值-5'.G16];['國家別水產別水產貿易量值-5'.I16];['國家別水產別水產貿易量值-5'.K16];['國家別水產別水產貿易量值-5'.M16])+SUM(['國家別水產別水產貿易量值-6'.C16];['國家別水產別水產貿易量值-6'.E16];['國家別水產別水產貿易量值-6'.G16];['國家別水產別水產貿易量值-6'.I16];['國家別水產別水產貿易量值-6'.K16];['國家別水產別水產貿易量值-6'.M16])+SUM(['國家別水產別水產貿易量值-7'.C16];['國家別水產別水產貿易量值-7'.E16];['國家別水產別水產貿易量值-7'.G16];['國家別水產別水產貿易量值-7'.I16];['國家別水產別水產貿易量值-7'.K16];['國家別水產別水產貿易量值-7'.M16])+SUM(['國家別水產別水產貿易量值-8'.C16];['國家別水產別水產貿易量值-8'.E16];['國家別水產別水產貿易量值-8'.G16];['國家別水產別水產貿易量值-8'.I16];['國家別水產別水產貿易量值-8'.K16];['國家別水產別水產貿易量值-8'.M16])+SUM(['國家別水產別水產貿易量值-9'.C16];['國家別水產別水產貿易量值-9'.E16];['國家別水產別水產貿易量值-9'.G16];['國家別水產別水產貿易量值-9'.I16];['國家別水產別水產貿易量值-9'.K16];['國家別水產別水產貿易量值-9'.M16])+SUM(['國家別水產別水產貿易量值-10'.C16];['國家別水產別水產貿易量值-10'.E16];['國家別水產別水產貿易量值-10'.G16];['國家別水產別水產貿易量值-10'.I16];['國家別水產別水產貿易量值-10'.K16];['國家別水產別水產貿易量值-10'.M16])+SUM(['國家別水產別水產貿易量值-11'.C16];['國家別水產別水產貿易量值-11'.E16];['國家別水產別水產貿易量值-11'.G16];['國家別水產別水產貿易量值-11'.I16];['國家別水產別水產貿易量值-11'.K16];['國家別水產別水產貿易量值-11'.M16])+SUM(['國家別水產別水產貿易量值-12'.C16];['國家別水產別水產貿易量值-12'.E16];['國家別水產別水產貿易量值-12'.G16];['國家別水產別水產貿易量值-12'.I16];['國家別水產別水產貿易量值-12'.K16];['國家別水產別水產貿易量值-12'.M16])+SUM(['國家別水產別水產貿易量值-13'.C16];['國家別水產別水產貿易量值-13'.E16];['國家別水產別水產貿易量值-13'.G16];['國家別水產別水產貿易量值-13'.I16];['國家別水產別水產貿易量值-13'.K16];['國家別水產別水產貿易量值-13'.M16])+SUM(['國家別水產別水產貿易量值-14'.C16];['國家別水產別水產貿易量值-14'.E16];['國家別水產別水產貿易量值-14'.G16];['國家別水產別水產貿易量值-14'.I16];['國家別水產別水產貿易量值-14'.K16];['國家別水產別水產貿易量值-14'.M16])+SUM(['國家別水產別水產貿易量值-15'.C16];['國家別水產別水產貿易量值-15'.E16];['國家別水產別水產貿易量值-15'.G16];['國家別水產別水產貿易量值-15'.I16];['國家別水產別水產貿易量值-15'.K16];['國家別水產別水產貿易量值-15'.M16])+SUM(['國家別水產別水產貿易量值-16'.C16];['國家別水產別水產貿易量值-16'.E16];['國家別水產別水產貿易量值-16'.G16];['國家別水產別水產貿易量值-16'.I16];['國家別水產別水產貿易量值-16'.K16];['國家別水產別水產貿易量值-16'.M16])+SUM(['國家別水產別水產貿易量值-17'.C16];['國家別水產別水產貿易量值-17'.E16];['國家別水產別水產貿易量值-17'.G16];['國家別水產別水產貿易量值-17'.I16];['國家別水產別水產貿易量值-17'.K16];['國家別水產別水產貿易量值-17'.M16])+SUM(['國家別水產別水產貿易量值-18'.C16];['國家別水產別水產貿易量值-18'.E16];['國家別水產別水產貿易量值-18'.G16];['國家別水產別水產貿易量值-18'.I16];['國家別水產別水產貿易量值-18'.K16];['國家別水產別水產貿易量值-18'.M16])+SUM(['國家別水產別水產貿易量值-19'.C16];['國家別水產別水產貿易量值-19'.E16];['國家別水產別水產貿易量值-19'.G16];['國家別水產別水產貿易量值-19'.I16];['國家別水產別水產貿易量值-19'.K16];['國家別水產別水產貿易量值-19'.M16])+SUM(['國家別水產別水產貿易量值-20'.C16];['國家別水產別水產貿易量值-20'.E16];['國家別水產別水產貿易量值-20'.G16];['國家別水產別水產貿易量值-20'.I16];['國家別水產別水產貿易量值-20'.K16];['國家別水產別水產貿易量值-20'.M16])+SUM(['國家別水產別水產貿易量值-21'.C16];['國家別水產別水產貿易量值-21'.E16];['國家別水產別水產貿易量值-21'.G16];['國家別水產別水產貿易量值-21'.I16];['國家別水產別水產貿易量值-21'.K16];['國家別水產別水產貿易量值-21'.M16])=0;&quot;-&quot;;SUM([.G16];[.I16];[.K16];[.M16])+SUM(['國家別水產別水產貿易量值-2'.C16];['國家別水產別水產貿易量值-2'.E16];['國家別水產別水產貿易量值-2'.G16];['國家別水產別水產貿易量值-2'.I16];['國家別水產別水產貿易量值-2'.K16];['國家別水產別水產貿易量值-2'.M16])+SUM(['國家別水產別水產貿易量值-3'.C16];['國家別水產別水產貿易量值-3'.E16];['國家別水產別水產貿易量值-3'.G16];['國家別水產別水產貿易量值-3'.I16];['國家別水產別水產貿易量值-3'.K16];['國家別水產別水產貿易量值-3'.M16])+SUM(['國家別水產別水產貿易量值-4'.C16];['國家別水產別水產貿易量值-4'.E16];['國家別水產別水產貿易量值-4'.G16];['國家別水產別水產貿易量值-4'.I16];['國家別水產別水產貿易量值-4'.K16];['國家別水產別水產貿易量值-4'.M16])+SUM(['國家別水產別水產貿易量值-5'.C16];['國家別水產別水產貿易量值-5'.E16];['國家別水產別水產貿易量值-5'.G16];['國家別水產別水產貿易量值-5'.I16];['國家別水產別水產貿易量值-5'.K16];['國家別水產別水產貿易量值-5'.M16])+SUM(['國家別水產別水產貿易量值-6'.C16];['國家別水產別水產貿易量值-6'.E16];['國家別水產別水產貿易量值-6'.G16];['國家別水產別水產貿易量值-6'.I16];['國家別水產別水產貿易量值-6'.K16];['國家別水產別水產貿易量值-6'.M16])+SUM(['國家別水產別水產貿易量值-7'.C16];['國家別水產別水產貿易量值-7'.E16];['國家別水產別水產貿易量值-7'.G16];['國家別水產別水產貿易量值-7'.I16];['國家別水產別水產貿易量值-7'.K16];['國家別水產別水產貿易量值-7'.M16])+SUM(['國家別水產別水產貿易量值-8'.C16];['國家別水產別水產貿易量值-8'.E16];['國家別水產別水產貿易量值-8'.G16];['國家別水產別水產貿易量值-8'.I16];['國家別水產別水產貿易量值-8'.K16];['國家別水產別水產貿易量值-8'.M16])+SUM(['國家別水產別水產貿易量值-9'.C16];['國家別水產別水產貿易量值-9'.E16];['國家別水產別水產貿易量值-9'.G16];['國家別水產別水產貿易量值-9'.I16];['國家別水產別水產貿易量值-9'.K16];['國家別水產別水產貿易量值-9'.M16])+SUM(['國家別水產別水產貿易量值-10'.C16];['國家別水產別水產貿易量值-10'.E16];['國家別水產別水產貿易量值-10'.G16];['國家別水產別水產貿易量值-10'.I16];['國家別水產別水產貿易量值-10'.K16];['國家別水產別水產貿易量值-10'.M16])+SUM(['國家別水產別水產貿易量值-11'.C16];['國家別水產別水產貿易量值-11'.E16];['國家別水產別水產貿易量值-11'.G16];['國家別水產別水產貿易量值-11'.I16];['國家別水產別水產貿易量值-11'.K16];['國家別水產別水產貿易量值-11'.M16])+SUM(['國家別水產別水產貿易量值-12'.C16];['國家別水產別水產貿易量值-12'.E16];['國家別水產別水產貿易量值-12'.G16];['國家別水產別水產貿易量值-12'.I16];['國家別水產別水產貿易量值-12'.K16];['國家別水產別水產貿易量值-12'.M16])+SUM(['國家別水產別水產貿易量值-13'.C16];['國家別水產別水產貿易量值-13'.E16];['國家別水產別水產貿易量值-13'.G16];['國家別水產別水產貿易量值-13'.I16];['國家別水產別水產貿易量值-13'.K16];['國家別水產別水產貿易量值-13'.M16])+SUM(['國家別水產別水產貿易量值-14'.C16];['國家別水產別水產貿易量值-14'.E16];['國家別水產別水產貿易量值-14'.G16];['國家別水產別水產貿易量值-14'.I16];['國家別水產別水產貿易量值-14'.K16];['國家別水產別水產貿易量值-14'.M16])+SUM(['國家別水產別水產貿易量值-15'.C16];['國家別水產別水產貿易量值-15'.E16];['國家別水產別水產貿易量值-15'.G16];['國家別水產別水產貿易量值-15'.I16];['國家別水產別水產貿易量值-15'.K16];['國家別水產別水產貿易量值-15'.M16])+SUM(['國家別水產別水產貿易量值-16'.C16];['國家別水產別水產貿易量值-16'.E16];['國家別水產別水產貿易量值-16'.G16];['國家別水產別水產貿易量值-16'.I16];['國家別水產別水產貿易量值-16'.K16];['國家別水產別水產貿易量值-16'.M16])+SUM(['國家別水產別水產貿易量值-17'.C16];['國家別水產別水產貿易量值-17'.E16];['國家別水產別水產貿易量值-17'.G16];['國家別水產別水產貿易量值-17'.I16];['國家別水產別水產貿易量值-17'.K16];['國家別水產別水產貿易量值-17'.M16])+SUM(['國家別水產別水產貿易量值-18'.C16];['國家別水產別水產貿易量值-18'.E16];['國家別水產別水產貿易量值-18'.G16];['國家別水產別水產貿易量值-18'.I16];['國家別水產別水產貿易量值-18'.K16];['國家別水產別水產貿易量值-18'.M16])+SUM(['國家別水產別水產貿易量值-19'.C16];['國家別水產別水產貿易量值-19'.E16];['國家別水產別水產貿易量值-19'.G16];['國家別水產別水產貿易量值-19'.I16];['國家別水產別水產貿易量值-19'.K16];['國家別水產別水產貿易量值-19'.M16])+SUM(['國家別水產別水產貿易量值-20'.C16];['國家別水產別水產貿易量值-20'.E16];['國家別水產別水產貿易量值-20'.G16];['國家別水產別水產貿易量值-20'.I16];['國家別水產別水產貿易量值-20'.K16];['國家別水產別水產貿易量值-20'.M16])+SUM(['國家別水產別水產貿易量值-21'.C16];['國家別水產別水產貿易量值-21'.E16];['國家別水產別水產貿易量值-21'.G16];['國家別水產別水產貿易量值-21'.I16];['國家別水產別水產貿易量值-21'.K16];['國家別水產別水產貿易量值-21'.M16]))" table:style-name="ce12">
            <text:p>24,145,102<text:s/></text:p>
          </table:table-cell>
          <table:table-cell office:value-type="float" office:value="66553.626999999993" table:formula="of:=IF(SUM([.H16];[.J16];[.L16];[.N16])+SUM(['國家別水產別水產貿易量值-2'.D16];['國家別水產別水產貿易量值-2'.F16];['國家別水產別水產貿易量值-2'.H16];['國家別水產別水產貿易量值-2'.J16];['國家別水產別水產貿易量值-2'.L16];['國家別水產別水產貿易量值-2'.N16])+SUM(['國家別水產別水產貿易量值-3'.D16];['國家別水產別水產貿易量值-3'.F16];['國家別水產別水產貿易量值-3'.H16];['國家別水產別水產貿易量值-3'.J16];['國家別水產別水產貿易量值-3'.L16];['國家別水產別水產貿易量值-3'.N16])+SUM(['國家別水產別水產貿易量值-4'.D16];['國家別水產別水產貿易量值-4'.F16];['國家別水產別水產貿易量值-4'.H16];['國家別水產別水產貿易量值-4'.J16];['國家別水產別水產貿易量值-4'.L16];['國家別水產別水產貿易量值-4'.N16])+SUM(['國家別水產別水產貿易量值-5'.D16];['國家別水產別水產貿易量值-5'.F16];['國家別水產別水產貿易量值-5'.H16];['國家別水產別水產貿易量值-5'.J16];['國家別水產別水產貿易量值-5'.L16];['國家別水產別水產貿易量值-5'.N16])+SUM(['國家別水產別水產貿易量值-6'.D16];['國家別水產別水產貿易量值-6'.F16];['國家別水產別水產貿易量值-6'.H16];['國家別水產別水產貿易量值-6'.J16];['國家別水產別水產貿易量值-6'.L16];['國家別水產別水產貿易量值-6'.N16])+SUM(['國家別水產別水產貿易量值-7'.D16];['國家別水產別水產貿易量值-7'.F16];['國家別水產別水產貿易量值-7'.H16];['國家別水產別水產貿易量值-7'.J16];['國家別水產別水產貿易量值-7'.L16];['國家別水產別水產貿易量值-7'.N16])+SUM(['國家別水產別水產貿易量值-8'.D16];['國家別水產別水產貿易量值-8'.F16];['國家別水產別水產貿易量值-8'.H16];['國家別水產別水產貿易量值-8'.J16];['國家別水產別水產貿易量值-8'.L16];['國家別水產別水產貿易量值-8'.N16])+SUM(['國家別水產別水產貿易量值-9'.D16];['國家別水產別水產貿易量值-9'.F16];['國家別水產別水產貿易量值-9'.H16];['國家別水產別水產貿易量值-9'.J16];['國家別水產別水產貿易量值-9'.L16];['國家別水產別水產貿易量值-9'.N16])+SUM(['國家別水產別水產貿易量值-10'.D16];['國家別水產別水產貿易量值-10'.F16];['國家別水產別水產貿易量值-10'.H16];['國家別水產別水產貿易量值-10'.J16];['國家別水產別水產貿易量值-10'.L16];['國家別水產別水產貿易量值-10'.N16])+SUM(['國家別水產別水產貿易量值-11'.D16];['國家別水產別水產貿易量值-11'.F16];['國家別水產別水產貿易量值-11'.H16];['國家別水產別水產貿易量值-11'.J16];['國家別水產別水產貿易量值-11'.L16];['國家別水產別水產貿易量值-11'.N16])+SUM(['國家別水產別水產貿易量值-12'.D16];['國家別水產別水產貿易量值-12'.F16];['國家別水產別水產貿易量值-12'.H16];['國家別水產別水產貿易量值-12'.J16];['國家別水產別水產貿易量值-12'.L16];['國家別水產別水產貿易量值-12'.N16])+SUM(['國家別水產別水產貿易量值-13'.D16];['國家別水產別水產貿易量值-13'.F16];['國家別水產別水產貿易量值-13'.H16];['國家別水產別水產貿易量值-13'.J16];['國家別水產別水產貿易量值-13'.L16];['國家別水產別水產貿易量值-13'.N16])+SUM(['國家別水產別水產貿易量值-14'.D16];['國家別水產別水產貿易量值-14'.F16];['國家別水產別水產貿易量值-14'.H16];['國家別水產別水產貿易量值-14'.J16];['國家別水產別水產貿易量值-14'.L16];['國家別水產別水產貿易量值-14'.N16])+SUM(['國家別水產別水產貿易量值-15'.D16];['國家別水產別水產貿易量值-15'.F16];['國家別水產別水產貿易量值-15'.H16];['國家別水產別水產貿易量值-15'.J16];['國家別水產別水產貿易量值-15'.L16];['國家別水產別水產貿易量值-15'.N16])+SUM(['國家別水產別水產貿易量值-16'.D16];['國家別水產別水產貿易量值-16'.F16];['國家別水產別水產貿易量值-16'.H16];['國家別水產別水產貿易量值-16'.J16];['國家別水產別水產貿易量值-16'.L16];['國家別水產別水產貿易量值-16'.N16])+SUM(['國家別水產別水產貿易量值-17'.D16];['國家別水產別水產貿易量值-17'.F16];['國家別水產別水產貿易量值-17'.H16];['國家別水產別水產貿易量值-17'.J16];['國家別水產別水產貿易量值-17'.L16];['國家別水產別水產貿易量值-17'.N16])+SUM(['國家別水產別水產貿易量值-18'.D16];['國家別水產別水產貿易量值-18'.F16];['國家別水產別水產貿易量值-18'.H16];['國家別水產別水產貿易量值-18'.J16];['國家別水產別水產貿易量值-18'.L16];['國家別水產別水產貿易量值-18'.N16])+SUM(['國家別水產別水產貿易量值-19'.D16];['國家別水產別水產貿易量值-19'.F16];['國家別水產別水產貿易量值-19'.H16];['國家別水產別水產貿易量值-19'.J16];['國家別水產別水產貿易量值-19'.L16];['國家別水產別水產貿易量值-19'.N16])+SUM(['國家別水產別水產貿易量值-20'.D16];['國家別水產別水產貿易量值-20'.F16];['國家別水產別水產貿易量值-20'.H16];['國家別水產別水產貿易量值-20'.J16];['國家別水產別水產貿易量值-20'.L16];['國家別水產別水產貿易量值-20'.N16])+SUM(['國家別水產別水產貿易量值-21'.D16];['國家別水產別水產貿易量值-21'.F16];['國家別水產別水產貿易量值-21'.H16];['國家別水產別水產貿易量值-21'.J16];['國家別水產別水產貿易量值-21'.L16];['國家別水產別水產貿易量值-21'.N16])=0;&quot;-&quot;;SUM([.H16];[.J16];[.L16];[.N16])+SUM(['國家別水產別水產貿易量值-2'.D16];['國家別水產別水產貿易量值-2'.F16];['國家別水產別水產貿易量值-2'.H16];['國家別水產別水產貿易量值-2'.J16];['國家別水產別水產貿易量值-2'.L16];['國家別水產別水產貿易量值-2'.N16])+SUM(['國家別水產別水產貿易量值-3'.D16];['國家別水產別水產貿易量值-3'.F16];['國家別水產別水產貿易量值-3'.H16];['國家別水產別水產貿易量值-3'.J16];['國家別水產別水產貿易量值-3'.L16];['國家別水產別水產貿易量值-3'.N16])+SUM(['國家別水產別水產貿易量值-4'.D16];['國家別水產別水產貿易量值-4'.F16];['國家別水產別水產貿易量值-4'.H16];['國家別水產別水產貿易量值-4'.J16];['國家別水產別水產貿易量值-4'.L16];['國家別水產別水產貿易量值-4'.N16])+SUM(['國家別水產別水產貿易量值-5'.D16];['國家別水產別水產貿易量值-5'.F16];['國家別水產別水產貿易量值-5'.H16];['國家別水產別水產貿易量值-5'.J16];['國家別水產別水產貿易量值-5'.L16];['國家別水產別水產貿易量值-5'.N16])+SUM(['國家別水產別水產貿易量值-6'.D16];['國家別水產別水產貿易量值-6'.F16];['國家別水產別水產貿易量值-6'.H16];['國家別水產別水產貿易量值-6'.J16];['國家別水產別水產貿易量值-6'.L16];['國家別水產別水產貿易量值-6'.N16])+SUM(['國家別水產別水產貿易量值-7'.D16];['國家別水產別水產貿易量值-7'.F16];['國家別水產別水產貿易量值-7'.H16];['國家別水產別水產貿易量值-7'.J16];['國家別水產別水產貿易量值-7'.L16];['國家別水產別水產貿易量值-7'.N16])+SUM(['國家別水產別水產貿易量值-8'.D16];['國家別水產別水產貿易量值-8'.F16];['國家別水產別水產貿易量值-8'.H16];['國家別水產別水產貿易量值-8'.J16];['國家別水產別水產貿易量值-8'.L16];['國家別水產別水產貿易量值-8'.N16])+SUM(['國家別水產別水產貿易量值-9'.D16];['國家別水產別水產貿易量值-9'.F16];['國家別水產別水產貿易量值-9'.H16];['國家別水產別水產貿易量值-9'.J16];['國家別水產別水產貿易量值-9'.L16];['國家別水產別水產貿易量值-9'.N16])+SUM(['國家別水產別水產貿易量值-10'.D16];['國家別水產別水產貿易量值-10'.F16];['國家別水產別水產貿易量值-10'.H16];['國家別水產別水產貿易量值-10'.J16];['國家別水產別水產貿易量值-10'.L16];['國家別水產別水產貿易量值-10'.N16])+SUM(['國家別水產別水產貿易量值-11'.D16];['國家別水產別水產貿易量值-11'.F16];['國家別水產別水產貿易量值-11'.H16];['國家別水產別水產貿易量值-11'.J16];['國家別水產別水產貿易量值-11'.L16];['國家別水產別水產貿易量值-11'.N16])+SUM(['國家別水產別水產貿易量值-12'.D16];['國家別水產別水產貿易量值-12'.F16];['國家別水產別水產貿易量值-12'.H16];['國家別水產別水產貿易量值-12'.J16];['國家別水產別水產貿易量值-12'.L16];['國家別水產別水產貿易量值-12'.N16])+SUM(['國家別水產別水產貿易量值-13'.D16];['國家別水產別水產貿易量值-13'.F16];['國家別水產別水產貿易量值-13'.H16];['國家別水產別水產貿易量值-13'.J16];['國家別水產別水產貿易量值-13'.L16];['國家別水產別水產貿易量值-13'.N16])+SUM(['國家別水產別水產貿易量值-14'.D16];['國家別水產別水產貿易量值-14'.F16];['國家別水產別水產貿易量值-14'.H16];['國家別水產別水產貿易量值-14'.J16];['國家別水產別水產貿易量值-14'.L16];['國家別水產別水產貿易量值-14'.N16])+SUM(['國家別水產別水產貿易量值-15'.D16];['國家別水產別水產貿易量值-15'.F16];['國家別水產別水產貿易量值-15'.H16];['國家別水產別水產貿易量值-15'.J16];['國家別水產別水產貿易量值-15'.L16];['國家別水產別水產貿易量值-15'.N16])+SUM(['國家別水產別水產貿易量值-16'.D16];['國家別水產別水產貿易量值-16'.F16];['國家別水產別水產貿易量值-16'.H16];['國家別水產別水產貿易量值-16'.J16];['國家別水產別水產貿易量值-16'.L16];['國家別水產別水產貿易量值-16'.N16])+SUM(['國家別水產別水產貿易量值-17'.D16];['國家別水產別水產貿易量值-17'.F16];['國家別水產別水產貿易量值-17'.H16];['國家別水產別水產貿易量值-17'.J16];['國家別水產別水產貿易量值-17'.L16];['國家別水產別水產貿易量值-17'.N16])+SUM(['國家別水產別水產貿易量值-18'.D16];['國家別水產別水產貿易量值-18'.F16];['國家別水產別水產貿易量值-18'.H16];['國家別水產別水產貿易量值-18'.J16];['國家別水產別水產貿易量值-18'.L16];['國家別水產別水產貿易量值-18'.N16])+SUM(['國家別水產別水產貿易量值-19'.D16];['國家別水產別水產貿易量值-19'.F16];['國家別水產別水產貿易量值-19'.H16];['國家別水產別水產貿易量值-19'.J16];['國家別水產別水產貿易量值-19'.L16];['國家別水產別水產貿易量值-19'.N16])+SUM(['國家別水產別水產貿易量值-20'.D16];['國家別水產別水產貿易量值-20'.F16];['國家別水產別水產貿易量值-20'.H16];['國家別水產別水產貿易量值-20'.J16];['國家別水產別水產貿易量值-20'.L16];['國家別水產別水產貿易量值-20'.N16])+SUM(['國家別水產別水產貿易量值-21'.D16];['國家別水產別水產貿易量值-21'.F16];['國家別水產別水產貿易量值-21'.H16];['國家別水產別水產貿易量值-21'.J16];['國家別水產別水產貿易量值-21'.L16];['國家別水產別水產貿易量值-21'.N16]))" table:style-name="ce12">
            <text:p>66,554<text:s/></text:p>
          </table:table-cell>
          <table:table-cell office:value-type="float" office:value="3137867" table:style-name="ce12">
            <text:p>3,137,867<text:s/></text:p>
          </table:table-cell>
          <table:table-cell office:value-type="float" office:value="22710.473999999998" table:style-name="ce12">
            <text:p>22,7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214" table:style-name="ce12">
            <text:p>63,214<text:s/></text:p>
          </table:table-cell>
          <table:table-cell office:value-type="float" office:value="550.529" table:style-name="ce12">
            <text:p>551<text:s/></text:p>
          </table:table-cell>
          <table:table-cell office:value-type="float" office:value="7000" table:style-name="ce12">
            <text:p>7,000<text:s/></text:p>
          </table:table-cell>
          <table:table-cell office:value-type="float" office:value="98.227000000000004" table:style-name="ce12">
            <text:p>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2164218" table:formula="of:=IF(SUM([.G17];[.I17];[.K17];[.M17])+SUM(['國家別水產別水產貿易量值-2'.C17];['國家別水產別水產貿易量值-2'.E17];['國家別水產別水產貿易量值-2'.G17];['國家別水產別水產貿易量值-2'.I17];['國家別水產別水產貿易量值-2'.K17];['國家別水產別水產貿易量值-2'.M17])+SUM(['國家別水產別水產貿易量值-3'.C17];['國家別水產別水產貿易量值-3'.E17];['國家別水產別水產貿易量值-3'.G17];['國家別水產別水產貿易量值-3'.I17];['國家別水產別水產貿易量值-3'.K17];['國家別水產別水產貿易量值-3'.M17])+SUM(['國家別水產別水產貿易量值-4'.C17];['國家別水產別水產貿易量值-4'.E17];['國家別水產別水產貿易量值-4'.G17];['國家別水產別水產貿易量值-4'.I17];['國家別水產別水產貿易量值-4'.K17];['國家別水產別水產貿易量值-4'.M17])+SUM(['國家別水產別水產貿易量值-5'.C17];['國家別水產別水產貿易量值-5'.E17];['國家別水產別水產貿易量值-5'.G17];['國家別水產別水產貿易量值-5'.I17];['國家別水產別水產貿易量值-5'.K17];['國家別水產別水產貿易量值-5'.M17])+SUM(['國家別水產別水產貿易量值-6'.C17];['國家別水產別水產貿易量值-6'.E17];['國家別水產別水產貿易量值-6'.G17];['國家別水產別水產貿易量值-6'.I17];['國家別水產別水產貿易量值-6'.K17];['國家別水產別水產貿易量值-6'.M17])+SUM(['國家別水產別水產貿易量值-7'.C17];['國家別水產別水產貿易量值-7'.E17];['國家別水產別水產貿易量值-7'.G17];['國家別水產別水產貿易量值-7'.I17];['國家別水產別水產貿易量值-7'.K17];['國家別水產別水產貿易量值-7'.M17])+SUM(['國家別水產別水產貿易量值-8'.C17];['國家別水產別水產貿易量值-8'.E17];['國家別水產別水產貿易量值-8'.G17];['國家別水產別水產貿易量值-8'.I17];['國家別水產別水產貿易量值-8'.K17];['國家別水產別水產貿易量值-8'.M17])+SUM(['國家別水產別水產貿易量值-9'.C17];['國家別水產別水產貿易量值-9'.E17];['國家別水產別水產貿易量值-9'.G17];['國家別水產別水產貿易量值-9'.I17];['國家別水產別水產貿易量值-9'.K17];['國家別水產別水產貿易量值-9'.M17])+SUM(['國家別水產別水產貿易量值-10'.C17];['國家別水產別水產貿易量值-10'.E17];['國家別水產別水產貿易量值-10'.G17];['國家別水產別水產貿易量值-10'.I17];['國家別水產別水產貿易量值-10'.K17];['國家別水產別水產貿易量值-10'.M17])+SUM(['國家別水產別水產貿易量值-11'.C17];['國家別水產別水產貿易量值-11'.E17];['國家別水產別水產貿易量值-11'.G17];['國家別水產別水產貿易量值-11'.I17];['國家別水產別水產貿易量值-11'.K17];['國家別水產別水產貿易量值-11'.M17])+SUM(['國家別水產別水產貿易量值-12'.C17];['國家別水產別水產貿易量值-12'.E17];['國家別水產別水產貿易量值-12'.G17];['國家別水產別水產貿易量值-12'.I17];['國家別水產別水產貿易量值-12'.K17];['國家別水產別水產貿易量值-12'.M17])+SUM(['國家別水產別水產貿易量值-13'.C17];['國家別水產別水產貿易量值-13'.E17];['國家別水產別水產貿易量值-13'.G17];['國家別水產別水產貿易量值-13'.I17];['國家別水產別水產貿易量值-13'.K17];['國家別水產別水產貿易量值-13'.M17])+SUM(['國家別水產別水產貿易量值-14'.C17];['國家別水產別水產貿易量值-14'.E17];['國家別水產別水產貿易量值-14'.G17];['國家別水產別水產貿易量值-14'.I17];['國家別水產別水產貿易量值-14'.K17];['國家別水產別水產貿易量值-14'.M17])+SUM(['國家別水產別水產貿易量值-15'.C17];['國家別水產別水產貿易量值-15'.E17];['國家別水產別水產貿易量值-15'.G17];['國家別水產別水產貿易量值-15'.I17];['國家別水產別水產貿易量值-15'.K17];['國家別水產別水產貿易量值-15'.M17])+SUM(['國家別水產別水產貿易量值-16'.C17];['國家別水產別水產貿易量值-16'.E17];['國家別水產別水產貿易量值-16'.G17];['國家別水產別水產貿易量值-16'.I17];['國家別水產別水產貿易量值-16'.K17];['國家別水產別水產貿易量值-16'.M17])+SUM(['國家別水產別水產貿易量值-17'.C17];['國家別水產別水產貿易量值-17'.E17];['國家別水產別水產貿易量值-17'.G17];['國家別水產別水產貿易量值-17'.I17];['國家別水產別水產貿易量值-17'.K17];['國家別水產別水產貿易量值-17'.M17])+SUM(['國家別水產別水產貿易量值-18'.C17];['國家別水產別水產貿易量值-18'.E17];['國家別水產別水產貿易量值-18'.G17];['國家別水產別水產貿易量值-18'.I17];['國家別水產別水產貿易量值-18'.K17];['國家別水產別水產貿易量值-18'.M17])+SUM(['國家別水產別水產貿易量值-19'.C17];['國家別水產別水產貿易量值-19'.E17];['國家別水產別水產貿易量值-19'.G17];['國家別水產別水產貿易量值-19'.I17];['國家別水產別水產貿易量值-19'.K17];['國家別水產別水產貿易量值-19'.M17])+SUM(['國家別水產別水產貿易量值-20'.C17];['國家別水產別水產貿易量值-20'.E17];['國家別水產別水產貿易量值-20'.G17];['國家別水產別水產貿易量值-20'.I17];['國家別水產別水產貿易量值-20'.K17];['國家別水產別水產貿易量值-20'.M17])+SUM(['國家別水產別水產貿易量值-21'.C17];['國家別水產別水產貿易量值-21'.E17];['國家別水產別水產貿易量值-21'.G17];['國家別水產別水產貿易量值-21'.I17];['國家別水產別水產貿易量值-21'.K17];['國家別水產別水產貿易量值-21'.M17])=0;&quot;-&quot;;SUM([.G17];[.I17];[.K17];[.M17])+SUM(['國家別水產別水產貿易量值-2'.C17];['國家別水產別水產貿易量值-2'.E17];['國家別水產別水產貿易量值-2'.G17];['國家別水產別水產貿易量值-2'.I17];['國家別水產別水產貿易量值-2'.K17];['國家別水產別水產貿易量值-2'.M17])+SUM(['國家別水產別水產貿易量值-3'.C17];['國家別水產別水產貿易量值-3'.E17];['國家別水產別水產貿易量值-3'.G17];['國家別水產別水產貿易量值-3'.I17];['國家別水產別水產貿易量值-3'.K17];['國家別水產別水產貿易量值-3'.M17])+SUM(['國家別水產別水產貿易量值-4'.C17];['國家別水產別水產貿易量值-4'.E17];['國家別水產別水產貿易量值-4'.G17];['國家別水產別水產貿易量值-4'.I17];['國家別水產別水產貿易量值-4'.K17];['國家別水產別水產貿易量值-4'.M17])+SUM(['國家別水產別水產貿易量值-5'.C17];['國家別水產別水產貿易量值-5'.E17];['國家別水產別水產貿易量值-5'.G17];['國家別水產別水產貿易量值-5'.I17];['國家別水產別水產貿易量值-5'.K17];['國家別水產別水產貿易量值-5'.M17])+SUM(['國家別水產別水產貿易量值-6'.C17];['國家別水產別水產貿易量值-6'.E17];['國家別水產別水產貿易量值-6'.G17];['國家別水產別水產貿易量值-6'.I17];['國家別水產別水產貿易量值-6'.K17];['國家別水產別水產貿易量值-6'.M17])+SUM(['國家別水產別水產貿易量值-7'.C17];['國家別水產別水產貿易量值-7'.E17];['國家別水產別水產貿易量值-7'.G17];['國家別水產別水產貿易量值-7'.I17];['國家別水產別水產貿易量值-7'.K17];['國家別水產別水產貿易量值-7'.M17])+SUM(['國家別水產別水產貿易量值-8'.C17];['國家別水產別水產貿易量值-8'.E17];['國家別水產別水產貿易量值-8'.G17];['國家別水產別水產貿易量值-8'.I17];['國家別水產別水產貿易量值-8'.K17];['國家別水產別水產貿易量值-8'.M17])+SUM(['國家別水產別水產貿易量值-9'.C17];['國家別水產別水產貿易量值-9'.E17];['國家別水產別水產貿易量值-9'.G17];['國家別水產別水產貿易量值-9'.I17];['國家別水產別水產貿易量值-9'.K17];['國家別水產別水產貿易量值-9'.M17])+SUM(['國家別水產別水產貿易量值-10'.C17];['國家別水產別水產貿易量值-10'.E17];['國家別水產別水產貿易量值-10'.G17];['國家別水產別水產貿易量值-10'.I17];['國家別水產別水產貿易量值-10'.K17];['國家別水產別水產貿易量值-10'.M17])+SUM(['國家別水產別水產貿易量值-11'.C17];['國家別水產別水產貿易量值-11'.E17];['國家別水產別水產貿易量值-11'.G17];['國家別水產別水產貿易量值-11'.I17];['國家別水產別水產貿易量值-11'.K17];['國家別水產別水產貿易量值-11'.M17])+SUM(['國家別水產別水產貿易量值-12'.C17];['國家別水產別水產貿易量值-12'.E17];['國家別水產別水產貿易量值-12'.G17];['國家別水產別水產貿易量值-12'.I17];['國家別水產別水產貿易量值-12'.K17];['國家別水產別水產貿易量值-12'.M17])+SUM(['國家別水產別水產貿易量值-13'.C17];['國家別水產別水產貿易量值-13'.E17];['國家別水產別水產貿易量值-13'.G17];['國家別水產別水產貿易量值-13'.I17];['國家別水產別水產貿易量值-13'.K17];['國家別水產別水產貿易量值-13'.M17])+SUM(['國家別水產別水產貿易量值-14'.C17];['國家別水產別水產貿易量值-14'.E17];['國家別水產別水產貿易量值-14'.G17];['國家別水產別水產貿易量值-14'.I17];['國家別水產別水產貿易量值-14'.K17];['國家別水產別水產貿易量值-14'.M17])+SUM(['國家別水產別水產貿易量值-15'.C17];['國家別水產別水產貿易量值-15'.E17];['國家別水產別水產貿易量值-15'.G17];['國家別水產別水產貿易量值-15'.I17];['國家別水產別水產貿易量值-15'.K17];['國家別水產別水產貿易量值-15'.M17])+SUM(['國家別水產別水產貿易量值-16'.C17];['國家別水產別水產貿易量值-16'.E17];['國家別水產別水產貿易量值-16'.G17];['國家別水產別水產貿易量值-16'.I17];['國家別水產別水產貿易量值-16'.K17];['國家別水產別水產貿易量值-16'.M17])+SUM(['國家別水產別水產貿易量值-17'.C17];['國家別水產別水產貿易量值-17'.E17];['國家別水產別水產貿易量值-17'.G17];['國家別水產別水產貿易量值-17'.I17];['國家別水產別水產貿易量值-17'.K17];['國家別水產別水產貿易量值-17'.M17])+SUM(['國家別水產別水產貿易量值-18'.C17];['國家別水產別水產貿易量值-18'.E17];['國家別水產別水產貿易量值-18'.G17];['國家別水產別水產貿易量值-18'.I17];['國家別水產別水產貿易量值-18'.K17];['國家別水產別水產貿易量值-18'.M17])+SUM(['國家別水產別水產貿易量值-19'.C17];['國家別水產別水產貿易量值-19'.E17];['國家別水產別水產貿易量值-19'.G17];['國家別水產別水產貿易量值-19'.I17];['國家別水產別水產貿易量值-19'.K17];['國家別水產別水產貿易量值-19'.M17])+SUM(['國家別水產別水產貿易量值-20'.C17];['國家別水產別水產貿易量值-20'.E17];['國家別水產別水產貿易量值-20'.G17];['國家別水產別水產貿易量值-20'.I17];['國家別水產別水產貿易量值-20'.K17];['國家別水產別水產貿易量值-20'.M17])+SUM(['國家別水產別水產貿易量值-21'.C17];['國家別水產別水產貿易量值-21'.E17];['國家別水產別水產貿易量值-21'.G17];['國家別水產別水產貿易量值-21'.I17];['國家別水產別水產貿易量值-21'.K17];['國家別水產別水產貿易量值-21'.M17]))" table:style-name="ce12">
            <text:p>22,164,218<text:s/></text:p>
          </table:table-cell>
          <table:table-cell office:value-type="float" office:value="51836.83600000001" table:formula="of:=IF(SUM([.H17];[.J17];[.L17];[.N17])+SUM(['國家別水產別水產貿易量值-2'.D17];['國家別水產別水產貿易量值-2'.F17];['國家別水產別水產貿易量值-2'.H17];['國家別水產別水產貿易量值-2'.J17];['國家別水產別水產貿易量值-2'.L17];['國家別水產別水產貿易量值-2'.N17])+SUM(['國家別水產別水產貿易量值-3'.D17];['國家別水產別水產貿易量值-3'.F17];['國家別水產別水產貿易量值-3'.H17];['國家別水產別水產貿易量值-3'.J17];['國家別水產別水產貿易量值-3'.L17];['國家別水產別水產貿易量值-3'.N17])+SUM(['國家別水產別水產貿易量值-4'.D17];['國家別水產別水產貿易量值-4'.F17];['國家別水產別水產貿易量值-4'.H17];['國家別水產別水產貿易量值-4'.J17];['國家別水產別水產貿易量值-4'.L17];['國家別水產別水產貿易量值-4'.N17])+SUM(['國家別水產別水產貿易量值-5'.D17];['國家別水產別水產貿易量值-5'.F17];['國家別水產別水產貿易量值-5'.H17];['國家別水產別水產貿易量值-5'.J17];['國家別水產別水產貿易量值-5'.L17];['國家別水產別水產貿易量值-5'.N17])+SUM(['國家別水產別水產貿易量值-6'.D17];['國家別水產別水產貿易量值-6'.F17];['國家別水產別水產貿易量值-6'.H17];['國家別水產別水產貿易量值-6'.J17];['國家別水產別水產貿易量值-6'.L17];['國家別水產別水產貿易量值-6'.N17])+SUM(['國家別水產別水產貿易量值-7'.D17];['國家別水產別水產貿易量值-7'.F17];['國家別水產別水產貿易量值-7'.H17];['國家別水產別水產貿易量值-7'.J17];['國家別水產別水產貿易量值-7'.L17];['國家別水產別水產貿易量值-7'.N17])+SUM(['國家別水產別水產貿易量值-8'.D17];['國家別水產別水產貿易量值-8'.F17];['國家別水產別水產貿易量值-8'.H17];['國家別水產別水產貿易量值-8'.J17];['國家別水產別水產貿易量值-8'.L17];['國家別水產別水產貿易量值-8'.N17])+SUM(['國家別水產別水產貿易量值-9'.D17];['國家別水產別水產貿易量值-9'.F17];['國家別水產別水產貿易量值-9'.H17];['國家別水產別水產貿易量值-9'.J17];['國家別水產別水產貿易量值-9'.L17];['國家別水產別水產貿易量值-9'.N17])+SUM(['國家別水產別水產貿易量值-10'.D17];['國家別水產別水產貿易量值-10'.F17];['國家別水產別水產貿易量值-10'.H17];['國家別水產別水產貿易量值-10'.J17];['國家別水產別水產貿易量值-10'.L17];['國家別水產別水產貿易量值-10'.N17])+SUM(['國家別水產別水產貿易量值-11'.D17];['國家別水產別水產貿易量值-11'.F17];['國家別水產別水產貿易量值-11'.H17];['國家別水產別水產貿易量值-11'.J17];['國家別水產別水產貿易量值-11'.L17];['國家別水產別水產貿易量值-11'.N17])+SUM(['國家別水產別水產貿易量值-12'.D17];['國家別水產別水產貿易量值-12'.F17];['國家別水產別水產貿易量值-12'.H17];['國家別水產別水產貿易量值-12'.J17];['國家別水產別水產貿易量值-12'.L17];['國家別水產別水產貿易量值-12'.N17])+SUM(['國家別水產別水產貿易量值-13'.D17];['國家別水產別水產貿易量值-13'.F17];['國家別水產別水產貿易量值-13'.H17];['國家別水產別水產貿易量值-13'.J17];['國家別水產別水產貿易量值-13'.L17];['國家別水產別水產貿易量值-13'.N17])+SUM(['國家別水產別水產貿易量值-14'.D17];['國家別水產別水產貿易量值-14'.F17];['國家別水產別水產貿易量值-14'.H17];['國家別水產別水產貿易量值-14'.J17];['國家別水產別水產貿易量值-14'.L17];['國家別水產別水產貿易量值-14'.N17])+SUM(['國家別水產別水產貿易量值-15'.D17];['國家別水產別水產貿易量值-15'.F17];['國家別水產別水產貿易量值-15'.H17];['國家別水產別水產貿易量值-15'.J17];['國家別水產別水產貿易量值-15'.L17];['國家別水產別水產貿易量值-15'.N17])+SUM(['國家別水產別水產貿易量值-16'.D17];['國家別水產別水產貿易量值-16'.F17];['國家別水產別水產貿易量值-16'.H17];['國家別水產別水產貿易量值-16'.J17];['國家別水產別水產貿易量值-16'.L17];['國家別水產別水產貿易量值-16'.N17])+SUM(['國家別水產別水產貿易量值-17'.D17];['國家別水產別水產貿易量值-17'.F17];['國家別水產別水產貿易量值-17'.H17];['國家別水產別水產貿易量值-17'.J17];['國家別水產別水產貿易量值-17'.L17];['國家別水產別水產貿易量值-17'.N17])+SUM(['國家別水產別水產貿易量值-18'.D17];['國家別水產別水產貿易量值-18'.F17];['國家別水產別水產貿易量值-18'.H17];['國家別水產別水產貿易量值-18'.J17];['國家別水產別水產貿易量值-18'.L17];['國家別水產別水產貿易量值-18'.N17])+SUM(['國家別水產別水產貿易量值-19'.D17];['國家別水產別水產貿易量值-19'.F17];['國家別水產別水產貿易量值-19'.H17];['國家別水產別水產貿易量值-19'.J17];['國家別水產別水產貿易量值-19'.L17];['國家別水產別水產貿易量值-19'.N17])+SUM(['國家別水產別水產貿易量值-20'.D17];['國家別水產別水產貿易量值-20'.F17];['國家別水產別水產貿易量值-20'.H17];['國家別水產別水產貿易量值-20'.J17];['國家別水產別水產貿易量值-20'.L17];['國家別水產別水產貿易量值-20'.N17])+SUM(['國家別水產別水產貿易量值-21'.D17];['國家別水產別水產貿易量值-21'.F17];['國家別水產別水產貿易量值-21'.H17];['國家別水產別水產貿易量值-21'.J17];['國家別水產別水產貿易量值-21'.L17];['國家別水產別水產貿易量值-21'.N17])=0;&quot;-&quot;;SUM([.H17];[.J17];[.L17];[.N17])+SUM(['國家別水產別水產貿易量值-2'.D17];['國家別水產別水產貿易量值-2'.F17];['國家別水產別水產貿易量值-2'.H17];['國家別水產別水產貿易量值-2'.J17];['國家別水產別水產貿易量值-2'.L17];['國家別水產別水產貿易量值-2'.N17])+SUM(['國家別水產別水產貿易量值-3'.D17];['國家別水產別水產貿易量值-3'.F17];['國家別水產別水產貿易量值-3'.H17];['國家別水產別水產貿易量值-3'.J17];['國家別水產別水產貿易量值-3'.L17];['國家別水產別水產貿易量值-3'.N17])+SUM(['國家別水產別水產貿易量值-4'.D17];['國家別水產別水產貿易量值-4'.F17];['國家別水產別水產貿易量值-4'.H17];['國家別水產別水產貿易量值-4'.J17];['國家別水產別水產貿易量值-4'.L17];['國家別水產別水產貿易量值-4'.N17])+SUM(['國家別水產別水產貿易量值-5'.D17];['國家別水產別水產貿易量值-5'.F17];['國家別水產別水產貿易量值-5'.H17];['國家別水產別水產貿易量值-5'.J17];['國家別水產別水產貿易量值-5'.L17];['國家別水產別水產貿易量值-5'.N17])+SUM(['國家別水產別水產貿易量值-6'.D17];['國家別水產別水產貿易量值-6'.F17];['國家別水產別水產貿易量值-6'.H17];['國家別水產別水產貿易量值-6'.J17];['國家別水產別水產貿易量值-6'.L17];['國家別水產別水產貿易量值-6'.N17])+SUM(['國家別水產別水產貿易量值-7'.D17];['國家別水產別水產貿易量值-7'.F17];['國家別水產別水產貿易量值-7'.H17];['國家別水產別水產貿易量值-7'.J17];['國家別水產別水產貿易量值-7'.L17];['國家別水產別水產貿易量值-7'.N17])+SUM(['國家別水產別水產貿易量值-8'.D17];['國家別水產別水產貿易量值-8'.F17];['國家別水產別水產貿易量值-8'.H17];['國家別水產別水產貿易量值-8'.J17];['國家別水產別水產貿易量值-8'.L17];['國家別水產別水產貿易量值-8'.N17])+SUM(['國家別水產別水產貿易量值-9'.D17];['國家別水產別水產貿易量值-9'.F17];['國家別水產別水產貿易量值-9'.H17];['國家別水產別水產貿易量值-9'.J17];['國家別水產別水產貿易量值-9'.L17];['國家別水產別水產貿易量值-9'.N17])+SUM(['國家別水產別水產貿易量值-10'.D17];['國家別水產別水產貿易量值-10'.F17];['國家別水產別水產貿易量值-10'.H17];['國家別水產別水產貿易量值-10'.J17];['國家別水產別水產貿易量值-10'.L17];['國家別水產別水產貿易量值-10'.N17])+SUM(['國家別水產別水產貿易量值-11'.D17];['國家別水產別水產貿易量值-11'.F17];['國家別水產別水產貿易量值-11'.H17];['國家別水產別水產貿易量值-11'.J17];['國家別水產別水產貿易量值-11'.L17];['國家別水產別水產貿易量值-11'.N17])+SUM(['國家別水產別水產貿易量值-12'.D17];['國家別水產別水產貿易量值-12'.F17];['國家別水產別水產貿易量值-12'.H17];['國家別水產別水產貿易量值-12'.J17];['國家別水產別水產貿易量值-12'.L17];['國家別水產別水產貿易量值-12'.N17])+SUM(['國家別水產別水產貿易量值-13'.D17];['國家別水產別水產貿易量值-13'.F17];['國家別水產別水產貿易量值-13'.H17];['國家別水產別水產貿易量值-13'.J17];['國家別水產別水產貿易量值-13'.L17];['國家別水產別水產貿易量值-13'.N17])+SUM(['國家別水產別水產貿易量值-14'.D17];['國家別水產別水產貿易量值-14'.F17];['國家別水產別水產貿易量值-14'.H17];['國家別水產別水產貿易量值-14'.J17];['國家別水產別水產貿易量值-14'.L17];['國家別水產別水產貿易量值-14'.N17])+SUM(['國家別水產別水產貿易量值-15'.D17];['國家別水產別水產貿易量值-15'.F17];['國家別水產別水產貿易量值-15'.H17];['國家別水產別水產貿易量值-15'.J17];['國家別水產別水產貿易量值-15'.L17];['國家別水產別水產貿易量值-15'.N17])+SUM(['國家別水產別水產貿易量值-16'.D17];['國家別水產別水產貿易量值-16'.F17];['國家別水產別水產貿易量值-16'.H17];['國家別水產別水產貿易量值-16'.J17];['國家別水產別水產貿易量值-16'.L17];['國家別水產別水產貿易量值-16'.N17])+SUM(['國家別水產別水產貿易量值-17'.D17];['國家別水產別水產貿易量值-17'.F17];['國家別水產別水產貿易量值-17'.H17];['國家別水產別水產貿易量值-17'.J17];['國家別水產別水產貿易量值-17'.L17];['國家別水產別水產貿易量值-17'.N17])+SUM(['國家別水產別水產貿易量值-18'.D17];['國家別水產別水產貿易量值-18'.F17];['國家別水產別水產貿易量值-18'.H17];['國家別水產別水產貿易量值-18'.J17];['國家別水產別水產貿易量值-18'.L17];['國家別水產別水產貿易量值-18'.N17])+SUM(['國家別水產別水產貿易量值-19'.D17];['國家別水產別水產貿易量值-19'.F17];['國家別水產別水產貿易量值-19'.H17];['國家別水產別水產貿易量值-19'.J17];['國家別水產別水產貿易量值-19'.L17];['國家別水產別水產貿易量值-19'.N17])+SUM(['國家別水產別水產貿易量值-20'.D17];['國家別水產別水產貿易量值-20'.F17];['國家別水產別水產貿易量值-20'.H17];['國家別水產別水產貿易量值-20'.J17];['國家別水產別水產貿易量值-20'.L17];['國家別水產別水產貿易量值-20'.N17])+SUM(['國家別水產別水產貿易量值-21'.D17];['國家別水產別水產貿易量值-21'.F17];['國家別水產別水產貿易量值-21'.H17];['國家別水產別水產貿易量值-21'.J17];['國家別水產別水產貿易量值-21'.L17];['國家別水產別水產貿易量值-21'.N17]))" table:style-name="ce12">
            <text:p>51,837<text:s/></text:p>
          </table:table-cell>
          <table:table-cell office:value-type="float" office:value="356282" table:style-name="ce12">
            <text:p>356,282<text:s/></text:p>
          </table:table-cell>
          <table:table-cell office:value-type="float" office:value="2711.8630000000003" table:style-name="ce12">
            <text:p>2,7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7990118" table:formula="of:=IF(SUM([.G18];[.I18];[.K18];[.M18])+SUM(['國家別水產別水產貿易量值-2'.C18];['國家別水產別水產貿易量值-2'.E18];['國家別水產別水產貿易量值-2'.G18];['國家別水產別水產貿易量值-2'.I18];['國家別水產別水產貿易量值-2'.K18];['國家別水產別水產貿易量值-2'.M18])+SUM(['國家別水產別水產貿易量值-3'.C18];['國家別水產別水產貿易量值-3'.E18];['國家別水產別水產貿易量值-3'.G18];['國家別水產別水產貿易量值-3'.I18];['國家別水產別水產貿易量值-3'.K18];['國家別水產別水產貿易量值-3'.M18])+SUM(['國家別水產別水產貿易量值-4'.C18];['國家別水產別水產貿易量值-4'.E18];['國家別水產別水產貿易量值-4'.G18];['國家別水產別水產貿易量值-4'.I18];['國家別水產別水產貿易量值-4'.K18];['國家別水產別水產貿易量值-4'.M18])+SUM(['國家別水產別水產貿易量值-5'.C18];['國家別水產別水產貿易量值-5'.E18];['國家別水產別水產貿易量值-5'.G18];['國家別水產別水產貿易量值-5'.I18];['國家別水產別水產貿易量值-5'.K18];['國家別水產別水產貿易量值-5'.M18])+SUM(['國家別水產別水產貿易量值-6'.C18];['國家別水產別水產貿易量值-6'.E18];['國家別水產別水產貿易量值-6'.G18];['國家別水產別水產貿易量值-6'.I18];['國家別水產別水產貿易量值-6'.K18];['國家別水產別水產貿易量值-6'.M18])+SUM(['國家別水產別水產貿易量值-7'.C18];['國家別水產別水產貿易量值-7'.E18];['國家別水產別水產貿易量值-7'.G18];['國家別水產別水產貿易量值-7'.I18];['國家別水產別水產貿易量值-7'.K18];['國家別水產別水產貿易量值-7'.M18])+SUM(['國家別水產別水產貿易量值-8'.C18];['國家別水產別水產貿易量值-8'.E18];['國家別水產別水產貿易量值-8'.G18];['國家別水產別水產貿易量值-8'.I18];['國家別水產別水產貿易量值-8'.K18];['國家別水產別水產貿易量值-8'.M18])+SUM(['國家別水產別水產貿易量值-9'.C18];['國家別水產別水產貿易量值-9'.E18];['國家別水產別水產貿易量值-9'.G18];['國家別水產別水產貿易量值-9'.I18];['國家別水產別水產貿易量值-9'.K18];['國家別水產別水產貿易量值-9'.M18])+SUM(['國家別水產別水產貿易量值-10'.C18];['國家別水產別水產貿易量值-10'.E18];['國家別水產別水產貿易量值-10'.G18];['國家別水產別水產貿易量值-10'.I18];['國家別水產別水產貿易量值-10'.K18];['國家別水產別水產貿易量值-10'.M18])+SUM(['國家別水產別水產貿易量值-11'.C18];['國家別水產別水產貿易量值-11'.E18];['國家別水產別水產貿易量值-11'.G18];['國家別水產別水產貿易量值-11'.I18];['國家別水產別水產貿易量值-11'.K18];['國家別水產別水產貿易量值-11'.M18])+SUM(['國家別水產別水產貿易量值-12'.C18];['國家別水產別水產貿易量值-12'.E18];['國家別水產別水產貿易量值-12'.G18];['國家別水產別水產貿易量值-12'.I18];['國家別水產別水產貿易量值-12'.K18];['國家別水產別水產貿易量值-12'.M18])+SUM(['國家別水產別水產貿易量值-13'.C18];['國家別水產別水產貿易量值-13'.E18];['國家別水產別水產貿易量值-13'.G18];['國家別水產別水產貿易量值-13'.I18];['國家別水產別水產貿易量值-13'.K18];['國家別水產別水產貿易量值-13'.M18])+SUM(['國家別水產別水產貿易量值-14'.C18];['國家別水產別水產貿易量值-14'.E18];['國家別水產別水產貿易量值-14'.G18];['國家別水產別水產貿易量值-14'.I18];['國家別水產別水產貿易量值-14'.K18];['國家別水產別水產貿易量值-14'.M18])+SUM(['國家別水產別水產貿易量值-15'.C18];['國家別水產別水產貿易量值-15'.E18];['國家別水產別水產貿易量值-15'.G18];['國家別水產別水產貿易量值-15'.I18];['國家別水產別水產貿易量值-15'.K18];['國家別水產別水產貿易量值-15'.M18])+SUM(['國家別水產別水產貿易量值-16'.C18];['國家別水產別水產貿易量值-16'.E18];['國家別水產別水產貿易量值-16'.G18];['國家別水產別水產貿易量值-16'.I18];['國家別水產別水產貿易量值-16'.K18];['國家別水產別水產貿易量值-16'.M18])+SUM(['國家別水產別水產貿易量值-17'.C18];['國家別水產別水產貿易量值-17'.E18];['國家別水產別水產貿易量值-17'.G18];['國家別水產別水產貿易量值-17'.I18];['國家別水產別水產貿易量值-17'.K18];['國家別水產別水產貿易量值-17'.M18])+SUM(['國家別水產別水產貿易量值-18'.C18];['國家別水產別水產貿易量值-18'.E18];['國家別水產別水產貿易量值-18'.G18];['國家別水產別水產貿易量值-18'.I18];['國家別水產別水產貿易量值-18'.K18];['國家別水產別水產貿易量值-18'.M18])+SUM(['國家別水產別水產貿易量值-19'.C18];['國家別水產別水產貿易量值-19'.E18];['國家別水產別水產貿易量值-19'.G18];['國家別水產別水產貿易量值-19'.I18];['國家別水產別水產貿易量值-19'.K18];['國家別水產別水產貿易量值-19'.M18])+SUM(['國家別水產別水產貿易量值-20'.C18];['國家別水產別水產貿易量值-20'.E18];['國家別水產別水產貿易量值-20'.G18];['國家別水產別水產貿易量值-20'.I18];['國家別水產別水產貿易量值-20'.K18];['國家別水產別水產貿易量值-20'.M18])+SUM(['國家別水產別水產貿易量值-21'.C18];['國家別水產別水產貿易量值-21'.E18];['國家別水產別水產貿易量值-21'.G18];['國家別水產別水產貿易量值-21'.I18];['國家別水產別水產貿易量值-21'.K18];['國家別水產別水產貿易量值-21'.M18])=0;&quot;-&quot;;SUM([.G18];[.I18];[.K18];[.M18])+SUM(['國家別水產別水產貿易量值-2'.C18];['國家別水產別水產貿易量值-2'.E18];['國家別水產別水產貿易量值-2'.G18];['國家別水產別水產貿易量值-2'.I18];['國家別水產別水產貿易量值-2'.K18];['國家別水產別水產貿易量值-2'.M18])+SUM(['國家別水產別水產貿易量值-3'.C18];['國家別水產別水產貿易量值-3'.E18];['國家別水產別水產貿易量值-3'.G18];['國家別水產別水產貿易量值-3'.I18];['國家別水產別水產貿易量值-3'.K18];['國家別水產別水產貿易量值-3'.M18])+SUM(['國家別水產別水產貿易量值-4'.C18];['國家別水產別水產貿易量值-4'.E18];['國家別水產別水產貿易量值-4'.G18];['國家別水產別水產貿易量值-4'.I18];['國家別水產別水產貿易量值-4'.K18];['國家別水產別水產貿易量值-4'.M18])+SUM(['國家別水產別水產貿易量值-5'.C18];['國家別水產別水產貿易量值-5'.E18];['國家別水產別水產貿易量值-5'.G18];['國家別水產別水產貿易量值-5'.I18];['國家別水產別水產貿易量值-5'.K18];['國家別水產別水產貿易量值-5'.M18])+SUM(['國家別水產別水產貿易量值-6'.C18];['國家別水產別水產貿易量值-6'.E18];['國家別水產別水產貿易量值-6'.G18];['國家別水產別水產貿易量值-6'.I18];['國家別水產別水產貿易量值-6'.K18];['國家別水產別水產貿易量值-6'.M18])+SUM(['國家別水產別水產貿易量值-7'.C18];['國家別水產別水產貿易量值-7'.E18];['國家別水產別水產貿易量值-7'.G18];['國家別水產別水產貿易量值-7'.I18];['國家別水產別水產貿易量值-7'.K18];['國家別水產別水產貿易量值-7'.M18])+SUM(['國家別水產別水產貿易量值-8'.C18];['國家別水產別水產貿易量值-8'.E18];['國家別水產別水產貿易量值-8'.G18];['國家別水產別水產貿易量值-8'.I18];['國家別水產別水產貿易量值-8'.K18];['國家別水產別水產貿易量值-8'.M18])+SUM(['國家別水產別水產貿易量值-9'.C18];['國家別水產別水產貿易量值-9'.E18];['國家別水產別水產貿易量值-9'.G18];['國家別水產別水產貿易量值-9'.I18];['國家別水產別水產貿易量值-9'.K18];['國家別水產別水產貿易量值-9'.M18])+SUM(['國家別水產別水產貿易量值-10'.C18];['國家別水產別水產貿易量值-10'.E18];['國家別水產別水產貿易量值-10'.G18];['國家別水產別水產貿易量值-10'.I18];['國家別水產別水產貿易量值-10'.K18];['國家別水產別水產貿易量值-10'.M18])+SUM(['國家別水產別水產貿易量值-11'.C18];['國家別水產別水產貿易量值-11'.E18];['國家別水產別水產貿易量值-11'.G18];['國家別水產別水產貿易量值-11'.I18];['國家別水產別水產貿易量值-11'.K18];['國家別水產別水產貿易量值-11'.M18])+SUM(['國家別水產別水產貿易量值-12'.C18];['國家別水產別水產貿易量值-12'.E18];['國家別水產別水產貿易量值-12'.G18];['國家別水產別水產貿易量值-12'.I18];['國家別水產別水產貿易量值-12'.K18];['國家別水產別水產貿易量值-12'.M18])+SUM(['國家別水產別水產貿易量值-13'.C18];['國家別水產別水產貿易量值-13'.E18];['國家別水產別水產貿易量值-13'.G18];['國家別水產別水產貿易量值-13'.I18];['國家別水產別水產貿易量值-13'.K18];['國家別水產別水產貿易量值-13'.M18])+SUM(['國家別水產別水產貿易量值-14'.C18];['國家別水產別水產貿易量值-14'.E18];['國家別水產別水產貿易量值-14'.G18];['國家別水產別水產貿易量值-14'.I18];['國家別水產別水產貿易量值-14'.K18];['國家別水產別水產貿易量值-14'.M18])+SUM(['國家別水產別水產貿易量值-15'.C18];['國家別水產別水產貿易量值-15'.E18];['國家別水產別水產貿易量值-15'.G18];['國家別水產別水產貿易量值-15'.I18];['國家別水產別水產貿易量值-15'.K18];['國家別水產別水產貿易量值-15'.M18])+SUM(['國家別水產別水產貿易量值-16'.C18];['國家別水產別水產貿易量值-16'.E18];['國家別水產別水產貿易量值-16'.G18];['國家別水產別水產貿易量值-16'.I18];['國家別水產別水產貿易量值-16'.K18];['國家別水產別水產貿易量值-16'.M18])+SUM(['國家別水產別水產貿易量值-17'.C18];['國家別水產別水產貿易量值-17'.E18];['國家別水產別水產貿易量值-17'.G18];['國家別水產別水產貿易量值-17'.I18];['國家別水產別水產貿易量值-17'.K18];['國家別水產別水產貿易量值-17'.M18])+SUM(['國家別水產別水產貿易量值-18'.C18];['國家別水產別水產貿易量值-18'.E18];['國家別水產別水產貿易量值-18'.G18];['國家別水產別水產貿易量值-18'.I18];['國家別水產別水產貿易量值-18'.K18];['國家別水產別水產貿易量值-18'.M18])+SUM(['國家別水產別水產貿易量值-19'.C18];['國家別水產別水產貿易量值-19'.E18];['國家別水產別水產貿易量值-19'.G18];['國家別水產別水產貿易量值-19'.I18];['國家別水產別水產貿易量值-19'.K18];['國家別水產別水產貿易量值-19'.M18])+SUM(['國家別水產別水產貿易量值-20'.C18];['國家別水產別水產貿易量值-20'.E18];['國家別水產別水產貿易量值-20'.G18];['國家別水產別水產貿易量值-20'.I18];['國家別水產別水產貿易量值-20'.K18];['國家別水產別水產貿易量值-20'.M18])+SUM(['國家別水產別水產貿易量值-21'.C18];['國家別水產別水產貿易量值-21'.E18];['國家別水產別水產貿易量值-21'.G18];['國家別水產別水產貿易量值-21'.I18];['國家別水產別水產貿易量值-21'.K18];['國家別水產別水產貿易量值-21'.M18]))" table:style-name="ce12">
            <text:p>17,990,118<text:s/></text:p>
          </table:table-cell>
          <table:table-cell office:value-type="float" office:value="47603.707999999999" table:formula="of:=IF(SUM([.H18];[.J18];[.L18];[.N18])+SUM(['國家別水產別水產貿易量值-2'.D18];['國家別水產別水產貿易量值-2'.F18];['國家別水產別水產貿易量值-2'.H18];['國家別水產別水產貿易量值-2'.J18];['國家別水產別水產貿易量值-2'.L18];['國家別水產別水產貿易量值-2'.N18])+SUM(['國家別水產別水產貿易量值-3'.D18];['國家別水產別水產貿易量值-3'.F18];['國家別水產別水產貿易量值-3'.H18];['國家別水產別水產貿易量值-3'.J18];['國家別水產別水產貿易量值-3'.L18];['國家別水產別水產貿易量值-3'.N18])+SUM(['國家別水產別水產貿易量值-4'.D18];['國家別水產別水產貿易量值-4'.F18];['國家別水產別水產貿易量值-4'.H18];['國家別水產別水產貿易量值-4'.J18];['國家別水產別水產貿易量值-4'.L18];['國家別水產別水產貿易量值-4'.N18])+SUM(['國家別水產別水產貿易量值-5'.D18];['國家別水產別水產貿易量值-5'.F18];['國家別水產別水產貿易量值-5'.H18];['國家別水產別水產貿易量值-5'.J18];['國家別水產別水產貿易量值-5'.L18];['國家別水產別水產貿易量值-5'.N18])+SUM(['國家別水產別水產貿易量值-6'.D18];['國家別水產別水產貿易量值-6'.F18];['國家別水產別水產貿易量值-6'.H18];['國家別水產別水產貿易量值-6'.J18];['國家別水產別水產貿易量值-6'.L18];['國家別水產別水產貿易量值-6'.N18])+SUM(['國家別水產別水產貿易量值-7'.D18];['國家別水產別水產貿易量值-7'.F18];['國家別水產別水產貿易量值-7'.H18];['國家別水產別水產貿易量值-7'.J18];['國家別水產別水產貿易量值-7'.L18];['國家別水產別水產貿易量值-7'.N18])+SUM(['國家別水產別水產貿易量值-8'.D18];['國家別水產別水產貿易量值-8'.F18];['國家別水產別水產貿易量值-8'.H18];['國家別水產別水產貿易量值-8'.J18];['國家別水產別水產貿易量值-8'.L18];['國家別水產別水產貿易量值-8'.N18])+SUM(['國家別水產別水產貿易量值-9'.D18];['國家別水產別水產貿易量值-9'.F18];['國家別水產別水產貿易量值-9'.H18];['國家別水產別水產貿易量值-9'.J18];['國家別水產別水產貿易量值-9'.L18];['國家別水產別水產貿易量值-9'.N18])+SUM(['國家別水產別水產貿易量值-10'.D18];['國家別水產別水產貿易量值-10'.F18];['國家別水產別水產貿易量值-10'.H18];['國家別水產別水產貿易量值-10'.J18];['國家別水產別水產貿易量值-10'.L18];['國家別水產別水產貿易量值-10'.N18])+SUM(['國家別水產別水產貿易量值-11'.D18];['國家別水產別水產貿易量值-11'.F18];['國家別水產別水產貿易量值-11'.H18];['國家別水產別水產貿易量值-11'.J18];['國家別水產別水產貿易量值-11'.L18];['國家別水產別水產貿易量值-11'.N18])+SUM(['國家別水產別水產貿易量值-12'.D18];['國家別水產別水產貿易量值-12'.F18];['國家別水產別水產貿易量值-12'.H18];['國家別水產別水產貿易量值-12'.J18];['國家別水產別水產貿易量值-12'.L18];['國家別水產別水產貿易量值-12'.N18])+SUM(['國家別水產別水產貿易量值-13'.D18];['國家別水產別水產貿易量值-13'.F18];['國家別水產別水產貿易量值-13'.H18];['國家別水產別水產貿易量值-13'.J18];['國家別水產別水產貿易量值-13'.L18];['國家別水產別水產貿易量值-13'.N18])+SUM(['國家別水產別水產貿易量值-14'.D18];['國家別水產別水產貿易量值-14'.F18];['國家別水產別水產貿易量值-14'.H18];['國家別水產別水產貿易量值-14'.J18];['國家別水產別水產貿易量值-14'.L18];['國家別水產別水產貿易量值-14'.N18])+SUM(['國家別水產別水產貿易量值-15'.D18];['國家別水產別水產貿易量值-15'.F18];['國家別水產別水產貿易量值-15'.H18];['國家別水產別水產貿易量值-15'.J18];['國家別水產別水產貿易量值-15'.L18];['國家別水產別水產貿易量值-15'.N18])+SUM(['國家別水產別水產貿易量值-16'.D18];['國家別水產別水產貿易量值-16'.F18];['國家別水產別水產貿易量值-16'.H18];['國家別水產別水產貿易量值-16'.J18];['國家別水產別水產貿易量值-16'.L18];['國家別水產別水產貿易量值-16'.N18])+SUM(['國家別水產別水產貿易量值-17'.D18];['國家別水產別水產貿易量值-17'.F18];['國家別水產別水產貿易量值-17'.H18];['國家別水產別水產貿易量值-17'.J18];['國家別水產別水產貿易量值-17'.L18];['國家別水產別水產貿易量值-17'.N18])+SUM(['國家別水產別水產貿易量值-18'.D18];['國家別水產別水產貿易量值-18'.F18];['國家別水產別水產貿易量值-18'.H18];['國家別水產別水產貿易量值-18'.J18];['國家別水產別水產貿易量值-18'.L18];['國家別水產別水產貿易量值-18'.N18])+SUM(['國家別水產別水產貿易量值-19'.D18];['國家別水產別水產貿易量值-19'.F18];['國家別水產別水產貿易量值-19'.H18];['國家別水產別水產貿易量值-19'.J18];['國家別水產別水產貿易量值-19'.L18];['國家別水產別水產貿易量值-19'.N18])+SUM(['國家別水產別水產貿易量值-20'.D18];['國家別水產別水產貿易量值-20'.F18];['國家別水產別水產貿易量值-20'.H18];['國家別水產別水產貿易量值-20'.J18];['國家別水產別水產貿易量值-20'.L18];['國家別水產別水產貿易量值-20'.N18])+SUM(['國家別水產別水產貿易量值-21'.D18];['國家別水產別水產貿易量值-21'.F18];['國家別水產別水產貿易量值-21'.H18];['國家別水產別水產貿易量值-21'.J18];['國家別水產別水產貿易量值-21'.L18];['國家別水產別水產貿易量值-21'.N18])=0;&quot;-&quot;;SUM([.H18];[.J18];[.L18];[.N18])+SUM(['國家別水產別水產貿易量值-2'.D18];['國家別水產別水產貿易量值-2'.F18];['國家別水產別水產貿易量值-2'.H18];['國家別水產別水產貿易量值-2'.J18];['國家別水產別水產貿易量值-2'.L18];['國家別水產別水產貿易量值-2'.N18])+SUM(['國家別水產別水產貿易量值-3'.D18];['國家別水產別水產貿易量值-3'.F18];['國家別水產別水產貿易量值-3'.H18];['國家別水產別水產貿易量值-3'.J18];['國家別水產別水產貿易量值-3'.L18];['國家別水產別水產貿易量值-3'.N18])+SUM(['國家別水產別水產貿易量值-4'.D18];['國家別水產別水產貿易量值-4'.F18];['國家別水產別水產貿易量值-4'.H18];['國家別水產別水產貿易量值-4'.J18];['國家別水產別水產貿易量值-4'.L18];['國家別水產別水產貿易量值-4'.N18])+SUM(['國家別水產別水產貿易量值-5'.D18];['國家別水產別水產貿易量值-5'.F18];['國家別水產別水產貿易量值-5'.H18];['國家別水產別水產貿易量值-5'.J18];['國家別水產別水產貿易量值-5'.L18];['國家別水產別水產貿易量值-5'.N18])+SUM(['國家別水產別水產貿易量值-6'.D18];['國家別水產別水產貿易量值-6'.F18];['國家別水產別水產貿易量值-6'.H18];['國家別水產別水產貿易量值-6'.J18];['國家別水產別水產貿易量值-6'.L18];['國家別水產別水產貿易量值-6'.N18])+SUM(['國家別水產別水產貿易量值-7'.D18];['國家別水產別水產貿易量值-7'.F18];['國家別水產別水產貿易量值-7'.H18];['國家別水產別水產貿易量值-7'.J18];['國家別水產別水產貿易量值-7'.L18];['國家別水產別水產貿易量值-7'.N18])+SUM(['國家別水產別水產貿易量值-8'.D18];['國家別水產別水產貿易量值-8'.F18];['國家別水產別水產貿易量值-8'.H18];['國家別水產別水產貿易量值-8'.J18];['國家別水產別水產貿易量值-8'.L18];['國家別水產別水產貿易量值-8'.N18])+SUM(['國家別水產別水產貿易量值-9'.D18];['國家別水產別水產貿易量值-9'.F18];['國家別水產別水產貿易量值-9'.H18];['國家別水產別水產貿易量值-9'.J18];['國家別水產別水產貿易量值-9'.L18];['國家別水產別水產貿易量值-9'.N18])+SUM(['國家別水產別水產貿易量值-10'.D18];['國家別水產別水產貿易量值-10'.F18];['國家別水產別水產貿易量值-10'.H18];['國家別水產別水產貿易量值-10'.J18];['國家別水產別水產貿易量值-10'.L18];['國家別水產別水產貿易量值-10'.N18])+SUM(['國家別水產別水產貿易量值-11'.D18];['國家別水產別水產貿易量值-11'.F18];['國家別水產別水產貿易量值-11'.H18];['國家別水產別水產貿易量值-11'.J18];['國家別水產別水產貿易量值-11'.L18];['國家別水產別水產貿易量值-11'.N18])+SUM(['國家別水產別水產貿易量值-12'.D18];['國家別水產別水產貿易量值-12'.F18];['國家別水產別水產貿易量值-12'.H18];['國家別水產別水產貿易量值-12'.J18];['國家別水產別水產貿易量值-12'.L18];['國家別水產別水產貿易量值-12'.N18])+SUM(['國家別水產別水產貿易量值-13'.D18];['國家別水產別水產貿易量值-13'.F18];['國家別水產別水產貿易量值-13'.H18];['國家別水產別水產貿易量值-13'.J18];['國家別水產別水產貿易量值-13'.L18];['國家別水產別水產貿易量值-13'.N18])+SUM(['國家別水產別水產貿易量值-14'.D18];['國家別水產別水產貿易量值-14'.F18];['國家別水產別水產貿易量值-14'.H18];['國家別水產別水產貿易量值-14'.J18];['國家別水產別水產貿易量值-14'.L18];['國家別水產別水產貿易量值-14'.N18])+SUM(['國家別水產別水產貿易量值-15'.D18];['國家別水產別水產貿易量值-15'.F18];['國家別水產別水產貿易量值-15'.H18];['國家別水產別水產貿易量值-15'.J18];['國家別水產別水產貿易量值-15'.L18];['國家別水產別水產貿易量值-15'.N18])+SUM(['國家別水產別水產貿易量值-16'.D18];['國家別水產別水產貿易量值-16'.F18];['國家別水產別水產貿易量值-16'.H18];['國家別水產別水產貿易量值-16'.J18];['國家別水產別水產貿易量值-16'.L18];['國家別水產別水產貿易量值-16'.N18])+SUM(['國家別水產別水產貿易量值-17'.D18];['國家別水產別水產貿易量值-17'.F18];['國家別水產別水產貿易量值-17'.H18];['國家別水產別水產貿易量值-17'.J18];['國家別水產別水產貿易量值-17'.L18];['國家別水產別水產貿易量值-17'.N18])+SUM(['國家別水產別水產貿易量值-18'.D18];['國家別水產別水產貿易量值-18'.F18];['國家別水產別水產貿易量值-18'.H18];['國家別水產別水產貿易量值-18'.J18];['國家別水產別水產貿易量值-18'.L18];['國家別水產別水產貿易量值-18'.N18])+SUM(['國家別水產別水產貿易量值-19'.D18];['國家別水產別水產貿易量值-19'.F18];['國家別水產別水產貿易量值-19'.H18];['國家別水產別水產貿易量值-19'.J18];['國家別水產別水產貿易量值-19'.L18];['國家別水產別水產貿易量值-19'.N18])+SUM(['國家別水產別水產貿易量值-20'.D18];['國家別水產別水產貿易量值-20'.F18];['國家別水產別水產貿易量值-20'.H18];['國家別水產別水產貿易量值-20'.J18];['國家別水產別水產貿易量值-20'.L18];['國家別水產別水產貿易量值-20'.N18])+SUM(['國家別水產別水產貿易量值-21'.D18];['國家別水產別水產貿易量值-21'.F18];['國家別水產別水產貿易量值-21'.H18];['國家別水產別水產貿易量值-21'.J18];['國家別水產別水產貿易量值-21'.L18];['國家別水產別水產貿易量值-21'.N18]))" table:style-name="ce12">
            <text:p>47,604<text:s/></text:p>
          </table:table-cell>
          <table:table-cell office:value-type="float" office:value="545715" table:style-name="ce12">
            <text:p>545,715<text:s/></text:p>
          </table:table-cell>
          <table:table-cell office:value-type="float" office:value="9534.6790000000001" table:style-name="ce12">
            <text:p>9,5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2800" table:style-name="ce12">
            <text:p>372,800<text:s/></text:p>
          </table:table-cell>
          <table:table-cell office:value-type="float" office:value="5653.8810000000003" table:style-name="ce12">
            <text:p>5,654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float" office:value="5016297" table:formula="of:=IF(SUM([.G19];[.I19];[.K19];[.M19])+SUM(['國家別水產別水產貿易量值-2'.C19];['國家別水產別水產貿易量值-2'.E19];['國家別水產別水產貿易量值-2'.G19];['國家別水產別水產貿易量值-2'.I19];['國家別水產別水產貿易量值-2'.K19];['國家別水產別水產貿易量值-2'.M19])+SUM(['國家別水產別水產貿易量值-3'.C19];['國家別水產別水產貿易量值-3'.E19];['國家別水產別水產貿易量值-3'.G19];['國家別水產別水產貿易量值-3'.I19];['國家別水產別水產貿易量值-3'.K19];['國家別水產別水產貿易量值-3'.M19])+SUM(['國家別水產別水產貿易量值-4'.C19];['國家別水產別水產貿易量值-4'.E19];['國家別水產別水產貿易量值-4'.G19];['國家別水產別水產貿易量值-4'.I19];['國家別水產別水產貿易量值-4'.K19];['國家別水產別水產貿易量值-4'.M19])+SUM(['國家別水產別水產貿易量值-5'.C19];['國家別水產別水產貿易量值-5'.E19];['國家別水產別水產貿易量值-5'.G19];['國家別水產別水產貿易量值-5'.I19];['國家別水產別水產貿易量值-5'.K19];['國家別水產別水產貿易量值-5'.M19])+SUM(['國家別水產別水產貿易量值-6'.C19];['國家別水產別水產貿易量值-6'.E19];['國家別水產別水產貿易量值-6'.G19];['國家別水產別水產貿易量值-6'.I19];['國家別水產別水產貿易量值-6'.K19];['國家別水產別水產貿易量值-6'.M19])+SUM(['國家別水產別水產貿易量值-7'.C19];['國家別水產別水產貿易量值-7'.E19];['國家別水產別水產貿易量值-7'.G19];['國家別水產別水產貿易量值-7'.I19];['國家別水產別水產貿易量值-7'.K19];['國家別水產別水產貿易量值-7'.M19])+SUM(['國家別水產別水產貿易量值-8'.C19];['國家別水產別水產貿易量值-8'.E19];['國家別水產別水產貿易量值-8'.G19];['國家別水產別水產貿易量值-8'.I19];['國家別水產別水產貿易量值-8'.K19];['國家別水產別水產貿易量值-8'.M19])+SUM(['國家別水產別水產貿易量值-9'.C19];['國家別水產別水產貿易量值-9'.E19];['國家別水產別水產貿易量值-9'.G19];['國家別水產別水產貿易量值-9'.I19];['國家別水產別水產貿易量值-9'.K19];['國家別水產別水產貿易量值-9'.M19])+SUM(['國家別水產別水產貿易量值-10'.C19];['國家別水產別水產貿易量值-10'.E19];['國家別水產別水產貿易量值-10'.G19];['國家別水產別水產貿易量值-10'.I19];['國家別水產別水產貿易量值-10'.K19];['國家別水產別水產貿易量值-10'.M19])+SUM(['國家別水產別水產貿易量值-11'.C19];['國家別水產別水產貿易量值-11'.E19];['國家別水產別水產貿易量值-11'.G19];['國家別水產別水產貿易量值-11'.I19];['國家別水產別水產貿易量值-11'.K19];['國家別水產別水產貿易量值-11'.M19])+SUM(['國家別水產別水產貿易量值-12'.C19];['國家別水產別水產貿易量值-12'.E19];['國家別水產別水產貿易量值-12'.G19];['國家別水產別水產貿易量值-12'.I19];['國家別水產別水產貿易量值-12'.K19];['國家別水產別水產貿易量值-12'.M19])+SUM(['國家別水產別水產貿易量值-13'.C19];['國家別水產別水產貿易量值-13'.E19];['國家別水產別水產貿易量值-13'.G19];['國家別水產別水產貿易量值-13'.I19];['國家別水產別水產貿易量值-13'.K19];['國家別水產別水產貿易量值-13'.M19])+SUM(['國家別水產別水產貿易量值-14'.C19];['國家別水產別水產貿易量值-14'.E19];['國家別水產別水產貿易量值-14'.G19];['國家別水產別水產貿易量值-14'.I19];['國家別水產別水產貿易量值-14'.K19];['國家別水產別水產貿易量值-14'.M19])+SUM(['國家別水產別水產貿易量值-15'.C19];['國家別水產別水產貿易量值-15'.E19];['國家別水產別水產貿易量值-15'.G19];['國家別水產別水產貿易量值-15'.I19];['國家別水產別水產貿易量值-15'.K19];['國家別水產別水產貿易量值-15'.M19])+SUM(['國家別水產別水產貿易量值-16'.C19];['國家別水產別水產貿易量值-16'.E19];['國家別水產別水產貿易量值-16'.G19];['國家別水產別水產貿易量值-16'.I19];['國家別水產別水產貿易量值-16'.K19];['國家別水產別水產貿易量值-16'.M19])+SUM(['國家別水產別水產貿易量值-17'.C19];['國家別水產別水產貿易量值-17'.E19];['國家別水產別水產貿易量值-17'.G19];['國家別水產別水產貿易量值-17'.I19];['國家別水產別水產貿易量值-17'.K19];['國家別水產別水產貿易量值-17'.M19])+SUM(['國家別水產別水產貿易量值-18'.C19];['國家別水產別水產貿易量值-18'.E19];['國家別水產別水產貿易量值-18'.G19];['國家別水產別水產貿易量值-18'.I19];['國家別水產別水產貿易量值-18'.K19];['國家別水產別水產貿易量值-18'.M19])+SUM(['國家別水產別水產貿易量值-19'.C19];['國家別水產別水產貿易量值-19'.E19];['國家別水產別水產貿易量值-19'.G19];['國家別水產別水產貿易量值-19'.I19];['國家別水產別水產貿易量值-19'.K19];['國家別水產別水產貿易量值-19'.M19])+SUM(['國家別水產別水產貿易量值-20'.C19];['國家別水產別水產貿易量值-20'.E19];['國家別水產別水產貿易量值-20'.G19];['國家別水產別水產貿易量值-20'.I19];['國家別水產別水產貿易量值-20'.K19];['國家別水產別水產貿易量值-20'.M19])+SUM(['國家別水產別水產貿易量值-21'.C19];['國家別水產別水產貿易量值-21'.E19];['國家別水產別水產貿易量值-21'.G19];['國家別水產別水產貿易量值-21'.I19];['國家別水產別水產貿易量值-21'.K19];['國家別水產別水產貿易量值-21'.M19])=0;&quot;-&quot;;SUM([.G19];[.I19];[.K19];[.M19])+SUM(['國家別水產別水產貿易量值-2'.C19];['國家別水產別水產貿易量值-2'.E19];['國家別水產別水產貿易量值-2'.G19];['國家別水產別水產貿易量值-2'.I19];['國家別水產別水產貿易量值-2'.K19];['國家別水產別水產貿易量值-2'.M19])+SUM(['國家別水產別水產貿易量值-3'.C19];['國家別水產別水產貿易量值-3'.E19];['國家別水產別水產貿易量值-3'.G19];['國家別水產別水產貿易量值-3'.I19];['國家別水產別水產貿易量值-3'.K19];['國家別水產別水產貿易量值-3'.M19])+SUM(['國家別水產別水產貿易量值-4'.C19];['國家別水產別水產貿易量值-4'.E19];['國家別水產別水產貿易量值-4'.G19];['國家別水產別水產貿易量值-4'.I19];['國家別水產別水產貿易量值-4'.K19];['國家別水產別水產貿易量值-4'.M19])+SUM(['國家別水產別水產貿易量值-5'.C19];['國家別水產別水產貿易量值-5'.E19];['國家別水產別水產貿易量值-5'.G19];['國家別水產別水產貿易量值-5'.I19];['國家別水產別水產貿易量值-5'.K19];['國家別水產別水產貿易量值-5'.M19])+SUM(['國家別水產別水產貿易量值-6'.C19];['國家別水產別水產貿易量值-6'.E19];['國家別水產別水產貿易量值-6'.G19];['國家別水產別水產貿易量值-6'.I19];['國家別水產別水產貿易量值-6'.K19];['國家別水產別水產貿易量值-6'.M19])+SUM(['國家別水產別水產貿易量值-7'.C19];['國家別水產別水產貿易量值-7'.E19];['國家別水產別水產貿易量值-7'.G19];['國家別水產別水產貿易量值-7'.I19];['國家別水產別水產貿易量值-7'.K19];['國家別水產別水產貿易量值-7'.M19])+SUM(['國家別水產別水產貿易量值-8'.C19];['國家別水產別水產貿易量值-8'.E19];['國家別水產別水產貿易量值-8'.G19];['國家別水產別水產貿易量值-8'.I19];['國家別水產別水產貿易量值-8'.K19];['國家別水產別水產貿易量值-8'.M19])+SUM(['國家別水產別水產貿易量值-9'.C19];['國家別水產別水產貿易量值-9'.E19];['國家別水產別水產貿易量值-9'.G19];['國家別水產別水產貿易量值-9'.I19];['國家別水產別水產貿易量值-9'.K19];['國家別水產別水產貿易量值-9'.M19])+SUM(['國家別水產別水產貿易量值-10'.C19];['國家別水產別水產貿易量值-10'.E19];['國家別水產別水產貿易量值-10'.G19];['國家別水產別水產貿易量值-10'.I19];['國家別水產別水產貿易量值-10'.K19];['國家別水產別水產貿易量值-10'.M19])+SUM(['國家別水產別水產貿易量值-11'.C19];['國家別水產別水產貿易量值-11'.E19];['國家別水產別水產貿易量值-11'.G19];['國家別水產別水產貿易量值-11'.I19];['國家別水產別水產貿易量值-11'.K19];['國家別水產別水產貿易量值-11'.M19])+SUM(['國家別水產別水產貿易量值-12'.C19];['國家別水產別水產貿易量值-12'.E19];['國家別水產別水產貿易量值-12'.G19];['國家別水產別水產貿易量值-12'.I19];['國家別水產別水產貿易量值-12'.K19];['國家別水產別水產貿易量值-12'.M19])+SUM(['國家別水產別水產貿易量值-13'.C19];['國家別水產別水產貿易量值-13'.E19];['國家別水產別水產貿易量值-13'.G19];['國家別水產別水產貿易量值-13'.I19];['國家別水產別水產貿易量值-13'.K19];['國家別水產別水產貿易量值-13'.M19])+SUM(['國家別水產別水產貿易量值-14'.C19];['國家別水產別水產貿易量值-14'.E19];['國家別水產別水產貿易量值-14'.G19];['國家別水產別水產貿易量值-14'.I19];['國家別水產別水產貿易量值-14'.K19];['國家別水產別水產貿易量值-14'.M19])+SUM(['國家別水產別水產貿易量值-15'.C19];['國家別水產別水產貿易量值-15'.E19];['國家別水產別水產貿易量值-15'.G19];['國家別水產別水產貿易量值-15'.I19];['國家別水產別水產貿易量值-15'.K19];['國家別水產別水產貿易量值-15'.M19])+SUM(['國家別水產別水產貿易量值-16'.C19];['國家別水產別水產貿易量值-16'.E19];['國家別水產別水產貿易量值-16'.G19];['國家別水產別水產貿易量值-16'.I19];['國家別水產別水產貿易量值-16'.K19];['國家別水產別水產貿易量值-16'.M19])+SUM(['國家別水產別水產貿易量值-17'.C19];['國家別水產別水產貿易量值-17'.E19];['國家別水產別水產貿易量值-17'.G19];['國家別水產別水產貿易量值-17'.I19];['國家別水產別水產貿易量值-17'.K19];['國家別水產別水產貿易量值-17'.M19])+SUM(['國家別水產別水產貿易量值-18'.C19];['國家別水產別水產貿易量值-18'.E19];['國家別水產別水產貿易量值-18'.G19];['國家別水產別水產貿易量值-18'.I19];['國家別水產別水產貿易量值-18'.K19];['國家別水產別水產貿易量值-18'.M19])+SUM(['國家別水產別水產貿易量值-19'.C19];['國家別水產別水產貿易量值-19'.E19];['國家別水產別水產貿易量值-19'.G19];['國家別水產別水產貿易量值-19'.I19];['國家別水產別水產貿易量值-19'.K19];['國家別水產別水產貿易量值-19'.M19])+SUM(['國家別水產別水產貿易量值-20'.C19];['國家別水產別水產貿易量值-20'.E19];['國家別水產別水產貿易量值-20'.G19];['國家別水產別水產貿易量值-20'.I19];['國家別水產別水產貿易量值-20'.K19];['國家別水產別水產貿易量值-20'.M19])+SUM(['國家別水產別水產貿易量值-21'.C19];['國家別水產別水產貿易量值-21'.E19];['國家別水產別水產貿易量值-21'.G19];['國家別水產別水產貿易量值-21'.I19];['國家別水產別水產貿易量值-21'.K19];['國家別水產別水產貿易量值-21'.M19]))" table:style-name="ce12">
            <text:p>5,016,297<text:s/></text:p>
          </table:table-cell>
          <table:table-cell office:value-type="float" office:value="44257.249000000003" table:formula="of:=IF(SUM([.H19];[.J19];[.L19];[.N19])+SUM(['國家別水產別水產貿易量值-2'.D19];['國家別水產別水產貿易量值-2'.F19];['國家別水產別水產貿易量值-2'.H19];['國家別水產別水產貿易量值-2'.J19];['國家別水產別水產貿易量值-2'.L19];['國家別水產別水產貿易量值-2'.N19])+SUM(['國家別水產別水產貿易量值-3'.D19];['國家別水產別水產貿易量值-3'.F19];['國家別水產別水產貿易量值-3'.H19];['國家別水產別水產貿易量值-3'.J19];['國家別水產別水產貿易量值-3'.L19];['國家別水產別水產貿易量值-3'.N19])+SUM(['國家別水產別水產貿易量值-4'.D19];['國家別水產別水產貿易量值-4'.F19];['國家別水產別水產貿易量值-4'.H19];['國家別水產別水產貿易量值-4'.J19];['國家別水產別水產貿易量值-4'.L19];['國家別水產別水產貿易量值-4'.N19])+SUM(['國家別水產別水產貿易量值-5'.D19];['國家別水產別水產貿易量值-5'.F19];['國家別水產別水產貿易量值-5'.H19];['國家別水產別水產貿易量值-5'.J19];['國家別水產別水產貿易量值-5'.L19];['國家別水產別水產貿易量值-5'.N19])+SUM(['國家別水產別水產貿易量值-6'.D19];['國家別水產別水產貿易量值-6'.F19];['國家別水產別水產貿易量值-6'.H19];['國家別水產別水產貿易量值-6'.J19];['國家別水產別水產貿易量值-6'.L19];['國家別水產別水產貿易量值-6'.N19])+SUM(['國家別水產別水產貿易量值-7'.D19];['國家別水產別水產貿易量值-7'.F19];['國家別水產別水產貿易量值-7'.H19];['國家別水產別水產貿易量值-7'.J19];['國家別水產別水產貿易量值-7'.L19];['國家別水產別水產貿易量值-7'.N19])+SUM(['國家別水產別水產貿易量值-8'.D19];['國家別水產別水產貿易量值-8'.F19];['國家別水產別水產貿易量值-8'.H19];['國家別水產別水產貿易量值-8'.J19];['國家別水產別水產貿易量值-8'.L19];['國家別水產別水產貿易量值-8'.N19])+SUM(['國家別水產別水產貿易量值-9'.D19];['國家別水產別水產貿易量值-9'.F19];['國家別水產別水產貿易量值-9'.H19];['國家別水產別水產貿易量值-9'.J19];['國家別水產別水產貿易量值-9'.L19];['國家別水產別水產貿易量值-9'.N19])+SUM(['國家別水產別水產貿易量值-10'.D19];['國家別水產別水產貿易量值-10'.F19];['國家別水產別水產貿易量值-10'.H19];['國家別水產別水產貿易量值-10'.J19];['國家別水產別水產貿易量值-10'.L19];['國家別水產別水產貿易量值-10'.N19])+SUM(['國家別水產別水產貿易量值-11'.D19];['國家別水產別水產貿易量值-11'.F19];['國家別水產別水產貿易量值-11'.H19];['國家別水產別水產貿易量值-11'.J19];['國家別水產別水產貿易量值-11'.L19];['國家別水產別水產貿易量值-11'.N19])+SUM(['國家別水產別水產貿易量值-12'.D19];['國家別水產別水產貿易量值-12'.F19];['國家別水產別水產貿易量值-12'.H19];['國家別水產別水產貿易量值-12'.J19];['國家別水產別水產貿易量值-12'.L19];['國家別水產別水產貿易量值-12'.N19])+SUM(['國家別水產別水產貿易量值-13'.D19];['國家別水產別水產貿易量值-13'.F19];['國家別水產別水產貿易量值-13'.H19];['國家別水產別水產貿易量值-13'.J19];['國家別水產別水產貿易量值-13'.L19];['國家別水產別水產貿易量值-13'.N19])+SUM(['國家別水產別水產貿易量值-14'.D19];['國家別水產別水產貿易量值-14'.F19];['國家別水產別水產貿易量值-14'.H19];['國家別水產別水產貿易量值-14'.J19];['國家別水產別水產貿易量值-14'.L19];['國家別水產別水產貿易量值-14'.N19])+SUM(['國家別水產別水產貿易量值-15'.D19];['國家別水產別水產貿易量值-15'.F19];['國家別水產別水產貿易量值-15'.H19];['國家別水產別水產貿易量值-15'.J19];['國家別水產別水產貿易量值-15'.L19];['國家別水產別水產貿易量值-15'.N19])+SUM(['國家別水產別水產貿易量值-16'.D19];['國家別水產別水產貿易量值-16'.F19];['國家別水產別水產貿易量值-16'.H19];['國家別水產別水產貿易量值-16'.J19];['國家別水產別水產貿易量值-16'.L19];['國家別水產別水產貿易量值-16'.N19])+SUM(['國家別水產別水產貿易量值-17'.D19];['國家別水產別水產貿易量值-17'.F19];['國家別水產別水產貿易量值-17'.H19];['國家別水產別水產貿易量值-17'.J19];['國家別水產別水產貿易量值-17'.L19];['國家別水產別水產貿易量值-17'.N19])+SUM(['國家別水產別水產貿易量值-18'.D19];['國家別水產別水產貿易量值-18'.F19];['國家別水產別水產貿易量值-18'.H19];['國家別水產別水產貿易量值-18'.J19];['國家別水產別水產貿易量值-18'.L19];['國家別水產別水產貿易量值-18'.N19])+SUM(['國家別水產別水產貿易量值-19'.D19];['國家別水產別水產貿易量值-19'.F19];['國家別水產別水產貿易量值-19'.H19];['國家別水產別水產貿易量值-19'.J19];['國家別水產別水產貿易量值-19'.L19];['國家別水產別水產貿易量值-19'.N19])+SUM(['國家別水產別水產貿易量值-20'.D19];['國家別水產別水產貿易量值-20'.F19];['國家別水產別水產貿易量值-20'.H19];['國家別水產別水產貿易量值-20'.J19];['國家別水產別水產貿易量值-20'.L19];['國家別水產別水產貿易量值-20'.N19])+SUM(['國家別水產別水產貿易量值-21'.D19];['國家別水產別水產貿易量值-21'.F19];['國家別水產別水產貿易量值-21'.H19];['國家別水產別水產貿易量值-21'.J19];['國家別水產別水產貿易量值-21'.L19];['國家別水產別水產貿易量值-21'.N19])=0;&quot;-&quot;;SUM([.H19];[.J19];[.L19];[.N19])+SUM(['國家別水產別水產貿易量值-2'.D19];['國家別水產別水產貿易量值-2'.F19];['國家別水產別水產貿易量值-2'.H19];['國家別水產別水產貿易量值-2'.J19];['國家別水產別水產貿易量值-2'.L19];['國家別水產別水產貿易量值-2'.N19])+SUM(['國家別水產別水產貿易量值-3'.D19];['國家別水產別水產貿易量值-3'.F19];['國家別水產別水產貿易量值-3'.H19];['國家別水產別水產貿易量值-3'.J19];['國家別水產別水產貿易量值-3'.L19];['國家別水產別水產貿易量值-3'.N19])+SUM(['國家別水產別水產貿易量值-4'.D19];['國家別水產別水產貿易量值-4'.F19];['國家別水產別水產貿易量值-4'.H19];['國家別水產別水產貿易量值-4'.J19];['國家別水產別水產貿易量值-4'.L19];['國家別水產別水產貿易量值-4'.N19])+SUM(['國家別水產別水產貿易量值-5'.D19];['國家別水產別水產貿易量值-5'.F19];['國家別水產別水產貿易量值-5'.H19];['國家別水產別水產貿易量值-5'.J19];['國家別水產別水產貿易量值-5'.L19];['國家別水產別水產貿易量值-5'.N19])+SUM(['國家別水產別水產貿易量值-6'.D19];['國家別水產別水產貿易量值-6'.F19];['國家別水產別水產貿易量值-6'.H19];['國家別水產別水產貿易量值-6'.J19];['國家別水產別水產貿易量值-6'.L19];['國家別水產別水產貿易量值-6'.N19])+SUM(['國家別水產別水產貿易量值-7'.D19];['國家別水產別水產貿易量值-7'.F19];['國家別水產別水產貿易量值-7'.H19];['國家別水產別水產貿易量值-7'.J19];['國家別水產別水產貿易量值-7'.L19];['國家別水產別水產貿易量值-7'.N19])+SUM(['國家別水產別水產貿易量值-8'.D19];['國家別水產別水產貿易量值-8'.F19];['國家別水產別水產貿易量值-8'.H19];['國家別水產別水產貿易量值-8'.J19];['國家別水產別水產貿易量值-8'.L19];['國家別水產別水產貿易量值-8'.N19])+SUM(['國家別水產別水產貿易量值-9'.D19];['國家別水產別水產貿易量值-9'.F19];['國家別水產別水產貿易量值-9'.H19];['國家別水產別水產貿易量值-9'.J19];['國家別水產別水產貿易量值-9'.L19];['國家別水產別水產貿易量值-9'.N19])+SUM(['國家別水產別水產貿易量值-10'.D19];['國家別水產別水產貿易量值-10'.F19];['國家別水產別水產貿易量值-10'.H19];['國家別水產別水產貿易量值-10'.J19];['國家別水產別水產貿易量值-10'.L19];['國家別水產別水產貿易量值-10'.N19])+SUM(['國家別水產別水產貿易量值-11'.D19];['國家別水產別水產貿易量值-11'.F19];['國家別水產別水產貿易量值-11'.H19];['國家別水產別水產貿易量值-11'.J19];['國家別水產別水產貿易量值-11'.L19];['國家別水產別水產貿易量值-11'.N19])+SUM(['國家別水產別水產貿易量值-12'.D19];['國家別水產別水產貿易量值-12'.F19];['國家別水產別水產貿易量值-12'.H19];['國家別水產別水產貿易量值-12'.J19];['國家別水產別水產貿易量值-12'.L19];['國家別水產別水產貿易量值-12'.N19])+SUM(['國家別水產別水產貿易量值-13'.D19];['國家別水產別水產貿易量值-13'.F19];['國家別水產別水產貿易量值-13'.H19];['國家別水產別水產貿易量值-13'.J19];['國家別水產別水產貿易量值-13'.L19];['國家別水產別水產貿易量值-13'.N19])+SUM(['國家別水產別水產貿易量值-14'.D19];['國家別水產別水產貿易量值-14'.F19];['國家別水產別水產貿易量值-14'.H19];['國家別水產別水產貿易量值-14'.J19];['國家別水產別水產貿易量值-14'.L19];['國家別水產別水產貿易量值-14'.N19])+SUM(['國家別水產別水產貿易量值-15'.D19];['國家別水產別水產貿易量值-15'.F19];['國家別水產別水產貿易量值-15'.H19];['國家別水產別水產貿易量值-15'.J19];['國家別水產別水產貿易量值-15'.L19];['國家別水產別水產貿易量值-15'.N19])+SUM(['國家別水產別水產貿易量值-16'.D19];['國家別水產別水產貿易量值-16'.F19];['國家別水產別水產貿易量值-16'.H19];['國家別水產別水產貿易量值-16'.J19];['國家別水產別水產貿易量值-16'.L19];['國家別水產別水產貿易量值-16'.N19])+SUM(['國家別水產別水產貿易量值-17'.D19];['國家別水產別水產貿易量值-17'.F19];['國家別水產別水產貿易量值-17'.H19];['國家別水產別水產貿易量值-17'.J19];['國家別水產別水產貿易量值-17'.L19];['國家別水產別水產貿易量值-17'.N19])+SUM(['國家別水產別水產貿易量值-18'.D19];['國家別水產別水產貿易量值-18'.F19];['國家別水產別水產貿易量值-18'.H19];['國家別水產別水產貿易量值-18'.J19];['國家別水產別水產貿易量值-18'.L19];['國家別水產別水產貿易量值-18'.N19])+SUM(['國家別水產別水產貿易量值-19'.D19];['國家別水產別水產貿易量值-19'.F19];['國家別水產別水產貿易量值-19'.H19];['國家別水產別水產貿易量值-19'.J19];['國家別水產別水產貿易量值-19'.L19];['國家別水產別水產貿易量值-19'.N19])+SUM(['國家別水產別水產貿易量值-20'.D19];['國家別水產別水產貿易量值-20'.F19];['國家別水產別水產貿易量值-20'.H19];['國家別水產別水產貿易量值-20'.J19];['國家別水產別水產貿易量值-20'.L19];['國家別水產別水產貿易量值-20'.N19])+SUM(['國家別水產別水產貿易量值-21'.D19];['國家別水產別水產貿易量值-21'.F19];['國家別水產別水產貿易量值-21'.H19];['國家別水產別水產貿易量值-21'.J19];['國家別水產別水產貿易量值-21'.L19];['國家別水產別水產貿易量值-21'.N19]))" table:style-name="ce12">
            <text:p>44,257<text:s/></text:p>
          </table:table-cell>
          <table:table-cell office:value-type="float" office:value="4838270" table:style-name="ce12">
            <text:p>4,838,270<text:s/></text:p>
          </table:table-cell>
          <table:table-cell office:value-type="float" office:value="39727.945" table:style-name="ce12">
            <text:p>39,7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6420801" table:formula="of:=IF(SUM([.G20];[.I20];[.K20];[.M20])+SUM(['國家別水產別水產貿易量值-2'.C20];['國家別水產別水產貿易量值-2'.E20];['國家別水產別水產貿易量值-2'.G20];['國家別水產別水產貿易量值-2'.I20];['國家別水產別水產貿易量值-2'.K20];['國家別水產別水產貿易量值-2'.M20])+SUM(['國家別水產別水產貿易量值-3'.C20];['國家別水產別水產貿易量值-3'.E20];['國家別水產別水產貿易量值-3'.G20];['國家別水產別水產貿易量值-3'.I20];['國家別水產別水產貿易量值-3'.K20];['國家別水產別水產貿易量值-3'.M20])+SUM(['國家別水產別水產貿易量值-4'.C20];['國家別水產別水產貿易量值-4'.E20];['國家別水產別水產貿易量值-4'.G20];['國家別水產別水產貿易量值-4'.I20];['國家別水產別水產貿易量值-4'.K20];['國家別水產別水產貿易量值-4'.M20])+SUM(['國家別水產別水產貿易量值-5'.C20];['國家別水產別水產貿易量值-5'.E20];['國家別水產別水產貿易量值-5'.G20];['國家別水產別水產貿易量值-5'.I20];['國家別水產別水產貿易量值-5'.K20];['國家別水產別水產貿易量值-5'.M20])+SUM(['國家別水產別水產貿易量值-6'.C20];['國家別水產別水產貿易量值-6'.E20];['國家別水產別水產貿易量值-6'.G20];['國家別水產別水產貿易量值-6'.I20];['國家別水產別水產貿易量值-6'.K20];['國家別水產別水產貿易量值-6'.M20])+SUM(['國家別水產別水產貿易量值-7'.C20];['國家別水產別水產貿易量值-7'.E20];['國家別水產別水產貿易量值-7'.G20];['國家別水產別水產貿易量值-7'.I20];['國家別水產別水產貿易量值-7'.K20];['國家別水產別水產貿易量值-7'.M20])+SUM(['國家別水產別水產貿易量值-8'.C20];['國家別水產別水產貿易量值-8'.E20];['國家別水產別水產貿易量值-8'.G20];['國家別水產別水產貿易量值-8'.I20];['國家別水產別水產貿易量值-8'.K20];['國家別水產別水產貿易量值-8'.M20])+SUM(['國家別水產別水產貿易量值-9'.C20];['國家別水產別水產貿易量值-9'.E20];['國家別水產別水產貿易量值-9'.G20];['國家別水產別水產貿易量值-9'.I20];['國家別水產別水產貿易量值-9'.K20];['國家別水產別水產貿易量值-9'.M20])+SUM(['國家別水產別水產貿易量值-10'.C20];['國家別水產別水產貿易量值-10'.E20];['國家別水產別水產貿易量值-10'.G20];['國家別水產別水產貿易量值-10'.I20];['國家別水產別水產貿易量值-10'.K20];['國家別水產別水產貿易量值-10'.M20])+SUM(['國家別水產別水產貿易量值-11'.C20];['國家別水產別水產貿易量值-11'.E20];['國家別水產別水產貿易量值-11'.G20];['國家別水產別水產貿易量值-11'.I20];['國家別水產別水產貿易量值-11'.K20];['國家別水產別水產貿易量值-11'.M20])+SUM(['國家別水產別水產貿易量值-12'.C20];['國家別水產別水產貿易量值-12'.E20];['國家別水產別水產貿易量值-12'.G20];['國家別水產別水產貿易量值-12'.I20];['國家別水產別水產貿易量值-12'.K20];['國家別水產別水產貿易量值-12'.M20])+SUM(['國家別水產別水產貿易量值-13'.C20];['國家別水產別水產貿易量值-13'.E20];['國家別水產別水產貿易量值-13'.G20];['國家別水產別水產貿易量值-13'.I20];['國家別水產別水產貿易量值-13'.K20];['國家別水產別水產貿易量值-13'.M20])+SUM(['國家別水產別水產貿易量值-14'.C20];['國家別水產別水產貿易量值-14'.E20];['國家別水產別水產貿易量值-14'.G20];['國家別水產別水產貿易量值-14'.I20];['國家別水產別水產貿易量值-14'.K20];['國家別水產別水產貿易量值-14'.M20])+SUM(['國家別水產別水產貿易量值-15'.C20];['國家別水產別水產貿易量值-15'.E20];['國家別水產別水產貿易量值-15'.G20];['國家別水產別水產貿易量值-15'.I20];['國家別水產別水產貿易量值-15'.K20];['國家別水產別水產貿易量值-15'.M20])+SUM(['國家別水產別水產貿易量值-16'.C20];['國家別水產別水產貿易量值-16'.E20];['國家別水產別水產貿易量值-16'.G20];['國家別水產別水產貿易量值-16'.I20];['國家別水產別水產貿易量值-16'.K20];['國家別水產別水產貿易量值-16'.M20])+SUM(['國家別水產別水產貿易量值-17'.C20];['國家別水產別水產貿易量值-17'.E20];['國家別水產別水產貿易量值-17'.G20];['國家別水產別水產貿易量值-17'.I20];['國家別水產別水產貿易量值-17'.K20];['國家別水產別水產貿易量值-17'.M20])+SUM(['國家別水產別水產貿易量值-18'.C20];['國家別水產別水產貿易量值-18'.E20];['國家別水產別水產貿易量值-18'.G20];['國家別水產別水產貿易量值-18'.I20];['國家別水產別水產貿易量值-18'.K20];['國家別水產別水產貿易量值-18'.M20])+SUM(['國家別水產別水產貿易量值-19'.C20];['國家別水產別水產貿易量值-19'.E20];['國家別水產別水產貿易量值-19'.G20];['國家別水產別水產貿易量值-19'.I20];['國家別水產別水產貿易量值-19'.K20];['國家別水產別水產貿易量值-19'.M20])+SUM(['國家別水產別水產貿易量值-20'.C20];['國家別水產別水產貿易量值-20'.E20];['國家別水產別水產貿易量值-20'.G20];['國家別水產別水產貿易量值-20'.I20];['國家別水產別水產貿易量值-20'.K20];['國家別水產別水產貿易量值-20'.M20])+SUM(['國家別水產別水產貿易量值-21'.C20];['國家別水產別水產貿易量值-21'.E20];['國家別水產別水產貿易量值-21'.G20];['國家別水產別水產貿易量值-21'.I20];['國家別水產別水產貿易量值-21'.K20];['國家別水產別水產貿易量值-21'.M20])=0;&quot;-&quot;;SUM([.G20];[.I20];[.K20];[.M20])+SUM(['國家別水產別水產貿易量值-2'.C20];['國家別水產別水產貿易量值-2'.E20];['國家別水產別水產貿易量值-2'.G20];['國家別水產別水產貿易量值-2'.I20];['國家別水產別水產貿易量值-2'.K20];['國家別水產別水產貿易量值-2'.M20])+SUM(['國家別水產別水產貿易量值-3'.C20];['國家別水產別水產貿易量值-3'.E20];['國家別水產別水產貿易量值-3'.G20];['國家別水產別水產貿易量值-3'.I20];['國家別水產別水產貿易量值-3'.K20];['國家別水產別水產貿易量值-3'.M20])+SUM(['國家別水產別水產貿易量值-4'.C20];['國家別水產別水產貿易量值-4'.E20];['國家別水產別水產貿易量值-4'.G20];['國家別水產別水產貿易量值-4'.I20];['國家別水產別水產貿易量值-4'.K20];['國家別水產別水產貿易量值-4'.M20])+SUM(['國家別水產別水產貿易量值-5'.C20];['國家別水產別水產貿易量值-5'.E20];['國家別水產別水產貿易量值-5'.G20];['國家別水產別水產貿易量值-5'.I20];['國家別水產別水產貿易量值-5'.K20];['國家別水產別水產貿易量值-5'.M20])+SUM(['國家別水產別水產貿易量值-6'.C20];['國家別水產別水產貿易量值-6'.E20];['國家別水產別水產貿易量值-6'.G20];['國家別水產別水產貿易量值-6'.I20];['國家別水產別水產貿易量值-6'.K20];['國家別水產別水產貿易量值-6'.M20])+SUM(['國家別水產別水產貿易量值-7'.C20];['國家別水產別水產貿易量值-7'.E20];['國家別水產別水產貿易量值-7'.G20];['國家別水產別水產貿易量值-7'.I20];['國家別水產別水產貿易量值-7'.K20];['國家別水產別水產貿易量值-7'.M20])+SUM(['國家別水產別水產貿易量值-8'.C20];['國家別水產別水產貿易量值-8'.E20];['國家別水產別水產貿易量值-8'.G20];['國家別水產別水產貿易量值-8'.I20];['國家別水產別水產貿易量值-8'.K20];['國家別水產別水產貿易量值-8'.M20])+SUM(['國家別水產別水產貿易量值-9'.C20];['國家別水產別水產貿易量值-9'.E20];['國家別水產別水產貿易量值-9'.G20];['國家別水產別水產貿易量值-9'.I20];['國家別水產別水產貿易量值-9'.K20];['國家別水產別水產貿易量值-9'.M20])+SUM(['國家別水產別水產貿易量值-10'.C20];['國家別水產別水產貿易量值-10'.E20];['國家別水產別水產貿易量值-10'.G20];['國家別水產別水產貿易量值-10'.I20];['國家別水產別水產貿易量值-10'.K20];['國家別水產別水產貿易量值-10'.M20])+SUM(['國家別水產別水產貿易量值-11'.C20];['國家別水產別水產貿易量值-11'.E20];['國家別水產別水產貿易量值-11'.G20];['國家別水產別水產貿易量值-11'.I20];['國家別水產別水產貿易量值-11'.K20];['國家別水產別水產貿易量值-11'.M20])+SUM(['國家別水產別水產貿易量值-12'.C20];['國家別水產別水產貿易量值-12'.E20];['國家別水產別水產貿易量值-12'.G20];['國家別水產別水產貿易量值-12'.I20];['國家別水產別水產貿易量值-12'.K20];['國家別水產別水產貿易量值-12'.M20])+SUM(['國家別水產別水產貿易量值-13'.C20];['國家別水產別水產貿易量值-13'.E20];['國家別水產別水產貿易量值-13'.G20];['國家別水產別水產貿易量值-13'.I20];['國家別水產別水產貿易量值-13'.K20];['國家別水產別水產貿易量值-13'.M20])+SUM(['國家別水產別水產貿易量值-14'.C20];['國家別水產別水產貿易量值-14'.E20];['國家別水產別水產貿易量值-14'.G20];['國家別水產別水產貿易量值-14'.I20];['國家別水產別水產貿易量值-14'.K20];['國家別水產別水產貿易量值-14'.M20])+SUM(['國家別水產別水產貿易量值-15'.C20];['國家別水產別水產貿易量值-15'.E20];['國家別水產別水產貿易量值-15'.G20];['國家別水產別水產貿易量值-15'.I20];['國家別水產別水產貿易量值-15'.K20];['國家別水產別水產貿易量值-15'.M20])+SUM(['國家別水產別水產貿易量值-16'.C20];['國家別水產別水產貿易量值-16'.E20];['國家別水產別水產貿易量值-16'.G20];['國家別水產別水產貿易量值-16'.I20];['國家別水產別水產貿易量值-16'.K20];['國家別水產別水產貿易量值-16'.M20])+SUM(['國家別水產別水產貿易量值-17'.C20];['國家別水產別水產貿易量值-17'.E20];['國家別水產別水產貿易量值-17'.G20];['國家別水產別水產貿易量值-17'.I20];['國家別水產別水產貿易量值-17'.K20];['國家別水產別水產貿易量值-17'.M20])+SUM(['國家別水產別水產貿易量值-18'.C20];['國家別水產別水產貿易量值-18'.E20];['國家別水產別水產貿易量值-18'.G20];['國家別水產別水產貿易量值-18'.I20];['國家別水產別水產貿易量值-18'.K20];['國家別水產別水產貿易量值-18'.M20])+SUM(['國家別水產別水產貿易量值-19'.C20];['國家別水產別水產貿易量值-19'.E20];['國家別水產別水產貿易量值-19'.G20];['國家別水產別水產貿易量值-19'.I20];['國家別水產別水產貿易量值-19'.K20];['國家別水產別水產貿易量值-19'.M20])+SUM(['國家別水產別水產貿易量值-20'.C20];['國家別水產別水產貿易量值-20'.E20];['國家別水產別水產貿易量值-20'.G20];['國家別水產別水產貿易量值-20'.I20];['國家別水產別水產貿易量值-20'.K20];['國家別水產別水產貿易量值-20'.M20])+SUM(['國家別水產別水產貿易量值-21'.C20];['國家別水產別水產貿易量值-21'.E20];['國家別水產別水產貿易量值-21'.G20];['國家別水產別水產貿易量值-21'.I20];['國家別水產別水產貿易量值-21'.K20];['國家別水產別水產貿易量值-21'.M20]))" table:style-name="ce12">
            <text:p>6,420,801<text:s/></text:p>
          </table:table-cell>
          <table:table-cell office:value-type="float" office:value="43870.55599999999" table:formula="of:=IF(SUM([.H20];[.J20];[.L20];[.N20])+SUM(['國家別水產別水產貿易量值-2'.D20];['國家別水產別水產貿易量值-2'.F20];['國家別水產別水產貿易量值-2'.H20];['國家別水產別水產貿易量值-2'.J20];['國家別水產別水產貿易量值-2'.L20];['國家別水產別水產貿易量值-2'.N20])+SUM(['國家別水產別水產貿易量值-3'.D20];['國家別水產別水產貿易量值-3'.F20];['國家別水產別水產貿易量值-3'.H20];['國家別水產別水產貿易量值-3'.J20];['國家別水產別水產貿易量值-3'.L20];['國家別水產別水產貿易量值-3'.N20])+SUM(['國家別水產別水產貿易量值-4'.D20];['國家別水產別水產貿易量值-4'.F20];['國家別水產別水產貿易量值-4'.H20];['國家別水產別水產貿易量值-4'.J20];['國家別水產別水產貿易量值-4'.L20];['國家別水產別水產貿易量值-4'.N20])+SUM(['國家別水產別水產貿易量值-5'.D20];['國家別水產別水產貿易量值-5'.F20];['國家別水產別水產貿易量值-5'.H20];['國家別水產別水產貿易量值-5'.J20];['國家別水產別水產貿易量值-5'.L20];['國家別水產別水產貿易量值-5'.N20])+SUM(['國家別水產別水產貿易量值-6'.D20];['國家別水產別水產貿易量值-6'.F20];['國家別水產別水產貿易量值-6'.H20];['國家別水產別水產貿易量值-6'.J20];['國家別水產別水產貿易量值-6'.L20];['國家別水產別水產貿易量值-6'.N20])+SUM(['國家別水產別水產貿易量值-7'.D20];['國家別水產別水產貿易量值-7'.F20];['國家別水產別水產貿易量值-7'.H20];['國家別水產別水產貿易量值-7'.J20];['國家別水產別水產貿易量值-7'.L20];['國家別水產別水產貿易量值-7'.N20])+SUM(['國家別水產別水產貿易量值-8'.D20];['國家別水產別水產貿易量值-8'.F20];['國家別水產別水產貿易量值-8'.H20];['國家別水產別水產貿易量值-8'.J20];['國家別水產別水產貿易量值-8'.L20];['國家別水產別水產貿易量值-8'.N20])+SUM(['國家別水產別水產貿易量值-9'.D20];['國家別水產別水產貿易量值-9'.F20];['國家別水產別水產貿易量值-9'.H20];['國家別水產別水產貿易量值-9'.J20];['國家別水產別水產貿易量值-9'.L20];['國家別水產別水產貿易量值-9'.N20])+SUM(['國家別水產別水產貿易量值-10'.D20];['國家別水產別水產貿易量值-10'.F20];['國家別水產別水產貿易量值-10'.H20];['國家別水產別水產貿易量值-10'.J20];['國家別水產別水產貿易量值-10'.L20];['國家別水產別水產貿易量值-10'.N20])+SUM(['國家別水產別水產貿易量值-11'.D20];['國家別水產別水產貿易量值-11'.F20];['國家別水產別水產貿易量值-11'.H20];['國家別水產別水產貿易量值-11'.J20];['國家別水產別水產貿易量值-11'.L20];['國家別水產別水產貿易量值-11'.N20])+SUM(['國家別水產別水產貿易量值-12'.D20];['國家別水產別水產貿易量值-12'.F20];['國家別水產別水產貿易量值-12'.H20];['國家別水產別水產貿易量值-12'.J20];['國家別水產別水產貿易量值-12'.L20];['國家別水產別水產貿易量值-12'.N20])+SUM(['國家別水產別水產貿易量值-13'.D20];['國家別水產別水產貿易量值-13'.F20];['國家別水產別水產貿易量值-13'.H20];['國家別水產別水產貿易量值-13'.J20];['國家別水產別水產貿易量值-13'.L20];['國家別水產別水產貿易量值-13'.N20])+SUM(['國家別水產別水產貿易量值-14'.D20];['國家別水產別水產貿易量值-14'.F20];['國家別水產別水產貿易量值-14'.H20];['國家別水產別水產貿易量值-14'.J20];['國家別水產別水產貿易量值-14'.L20];['國家別水產別水產貿易量值-14'.N20])+SUM(['國家別水產別水產貿易量值-15'.D20];['國家別水產別水產貿易量值-15'.F20];['國家別水產別水產貿易量值-15'.H20];['國家別水產別水產貿易量值-15'.J20];['國家別水產別水產貿易量值-15'.L20];['國家別水產別水產貿易量值-15'.N20])+SUM(['國家別水產別水產貿易量值-16'.D20];['國家別水產別水產貿易量值-16'.F20];['國家別水產別水產貿易量值-16'.H20];['國家別水產別水產貿易量值-16'.J20];['國家別水產別水產貿易量值-16'.L20];['國家別水產別水產貿易量值-16'.N20])+SUM(['國家別水產別水產貿易量值-17'.D20];['國家別水產別水產貿易量值-17'.F20];['國家別水產別水產貿易量值-17'.H20];['國家別水產別水產貿易量值-17'.J20];['國家別水產別水產貿易量值-17'.L20];['國家別水產別水產貿易量值-17'.N20])+SUM(['國家別水產別水產貿易量值-18'.D20];['國家別水產別水產貿易量值-18'.F20];['國家別水產別水產貿易量值-18'.H20];['國家別水產別水產貿易量值-18'.J20];['國家別水產別水產貿易量值-18'.L20];['國家別水產別水產貿易量值-18'.N20])+SUM(['國家別水產別水產貿易量值-19'.D20];['國家別水產別水產貿易量值-19'.F20];['國家別水產別水產貿易量值-19'.H20];['國家別水產別水產貿易量值-19'.J20];['國家別水產別水產貿易量值-19'.L20];['國家別水產別水產貿易量值-19'.N20])+SUM(['國家別水產別水產貿易量值-20'.D20];['國家別水產別水產貿易量值-20'.F20];['國家別水產別水產貿易量值-20'.H20];['國家別水產別水產貿易量值-20'.J20];['國家別水產別水產貿易量值-20'.L20];['國家別水產別水產貿易量值-20'.N20])+SUM(['國家別水產別水產貿易量值-21'.D20];['國家別水產別水產貿易量值-21'.F20];['國家別水產別水產貿易量值-21'.H20];['國家別水產別水產貿易量值-21'.J20];['國家別水產別水產貿易量值-21'.L20];['國家別水產別水產貿易量值-21'.N20])=0;&quot;-&quot;;SUM([.H20];[.J20];[.L20];[.N20])+SUM(['國家別水產別水產貿易量值-2'.D20];['國家別水產別水產貿易量值-2'.F20];['國家別水產別水產貿易量值-2'.H20];['國家別水產別水產貿易量值-2'.J20];['國家別水產別水產貿易量值-2'.L20];['國家別水產別水產貿易量值-2'.N20])+SUM(['國家別水產別水產貿易量值-3'.D20];['國家別水產別水產貿易量值-3'.F20];['國家別水產別水產貿易量值-3'.H20];['國家別水產別水產貿易量值-3'.J20];['國家別水產別水產貿易量值-3'.L20];['國家別水產別水產貿易量值-3'.N20])+SUM(['國家別水產別水產貿易量值-4'.D20];['國家別水產別水產貿易量值-4'.F20];['國家別水產別水產貿易量值-4'.H20];['國家別水產別水產貿易量值-4'.J20];['國家別水產別水產貿易量值-4'.L20];['國家別水產別水產貿易量值-4'.N20])+SUM(['國家別水產別水產貿易量值-5'.D20];['國家別水產別水產貿易量值-5'.F20];['國家別水產別水產貿易量值-5'.H20];['國家別水產別水產貿易量值-5'.J20];['國家別水產別水產貿易量值-5'.L20];['國家別水產別水產貿易量值-5'.N20])+SUM(['國家別水產別水產貿易量值-6'.D20];['國家別水產別水產貿易量值-6'.F20];['國家別水產別水產貿易量值-6'.H20];['國家別水產別水產貿易量值-6'.J20];['國家別水產別水產貿易量值-6'.L20];['國家別水產別水產貿易量值-6'.N20])+SUM(['國家別水產別水產貿易量值-7'.D20];['國家別水產別水產貿易量值-7'.F20];['國家別水產別水產貿易量值-7'.H20];['國家別水產別水產貿易量值-7'.J20];['國家別水產別水產貿易量值-7'.L20];['國家別水產別水產貿易量值-7'.N20])+SUM(['國家別水產別水產貿易量值-8'.D20];['國家別水產別水產貿易量值-8'.F20];['國家別水產別水產貿易量值-8'.H20];['國家別水產別水產貿易量值-8'.J20];['國家別水產別水產貿易量值-8'.L20];['國家別水產別水產貿易量值-8'.N20])+SUM(['國家別水產別水產貿易量值-9'.D20];['國家別水產別水產貿易量值-9'.F20];['國家別水產別水產貿易量值-9'.H20];['國家別水產別水產貿易量值-9'.J20];['國家別水產別水產貿易量值-9'.L20];['國家別水產別水產貿易量值-9'.N20])+SUM(['國家別水產別水產貿易量值-10'.D20];['國家別水產別水產貿易量值-10'.F20];['國家別水產別水產貿易量值-10'.H20];['國家別水產別水產貿易量值-10'.J20];['國家別水產別水產貿易量值-10'.L20];['國家別水產別水產貿易量值-10'.N20])+SUM(['國家別水產別水產貿易量值-11'.D20];['國家別水產別水產貿易量值-11'.F20];['國家別水產別水產貿易量值-11'.H20];['國家別水產別水產貿易量值-11'.J20];['國家別水產別水產貿易量值-11'.L20];['國家別水產別水產貿易量值-11'.N20])+SUM(['國家別水產別水產貿易量值-12'.D20];['國家別水產別水產貿易量值-12'.F20];['國家別水產別水產貿易量值-12'.H20];['國家別水產別水產貿易量值-12'.J20];['國家別水產別水產貿易量值-12'.L20];['國家別水產別水產貿易量值-12'.N20])+SUM(['國家別水產別水產貿易量值-13'.D20];['國家別水產別水產貿易量值-13'.F20];['國家別水產別水產貿易量值-13'.H20];['國家別水產別水產貿易量值-13'.J20];['國家別水產別水產貿易量值-13'.L20];['國家別水產別水產貿易量值-13'.N20])+SUM(['國家別水產別水產貿易量值-14'.D20];['國家別水產別水產貿易量值-14'.F20];['國家別水產別水產貿易量值-14'.H20];['國家別水產別水產貿易量值-14'.J20];['國家別水產別水產貿易量值-14'.L20];['國家別水產別水產貿易量值-14'.N20])+SUM(['國家別水產別水產貿易量值-15'.D20];['國家別水產別水產貿易量值-15'.F20];['國家別水產別水產貿易量值-15'.H20];['國家別水產別水產貿易量值-15'.J20];['國家別水產別水產貿易量值-15'.L20];['國家別水產別水產貿易量值-15'.N20])+SUM(['國家別水產別水產貿易量值-16'.D20];['國家別水產別水產貿易量值-16'.F20];['國家別水產別水產貿易量值-16'.H20];['國家別水產別水產貿易量值-16'.J20];['國家別水產別水產貿易量值-16'.L20];['國家別水產別水產貿易量值-16'.N20])+SUM(['國家別水產別水產貿易量值-17'.D20];['國家別水產別水產貿易量值-17'.F20];['國家別水產別水產貿易量值-17'.H20];['國家別水產別水產貿易量值-17'.J20];['國家別水產別水產貿易量值-17'.L20];['國家別水產別水產貿易量值-17'.N20])+SUM(['國家別水產別水產貿易量值-18'.D20];['國家別水產別水產貿易量值-18'.F20];['國家別水產別水產貿易量值-18'.H20];['國家別水產別水產貿易量值-18'.J20];['國家別水產別水產貿易量值-18'.L20];['國家別水產別水產貿易量值-18'.N20])+SUM(['國家別水產別水產貿易量值-19'.D20];['國家別水產別水產貿易量值-19'.F20];['國家別水產別水產貿易量值-19'.H20];['國家別水產別水產貿易量值-19'.J20];['國家別水產別水產貿易量值-19'.L20];['國家別水產別水產貿易量值-19'.N20])+SUM(['國家別水產別水產貿易量值-20'.D20];['國家別水產別水產貿易量值-20'.F20];['國家別水產別水產貿易量值-20'.H20];['國家別水產別水產貿易量值-20'.J20];['國家別水產別水產貿易量值-20'.L20];['國家別水產別水產貿易量值-20'.N20])+SUM(['國家別水產別水產貿易量值-21'.D20];['國家別水產別水產貿易量值-21'.F20];['國家別水產別水產貿易量值-21'.H20];['國家別水產別水產貿易量值-21'.J20];['國家別水產別水產貿易量值-21'.L20];['國家別水產別水產貿易量值-21'.N20]))" table:style-name="ce12">
            <text:p>43,871<text:s/></text:p>
          </table:table-cell>
          <table:table-cell office:value-type="float" office:value="1025825" table:style-name="ce12">
            <text:p>1,025,825<text:s/></text:p>
          </table:table-cell>
          <table:table-cell office:value-type="float" office:value="15767.672999999999" table:style-name="ce12">
            <text:p>15,7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2731" table:style-name="ce12">
            <text:p>922,731<text:s/></text:p>
          </table:table-cell>
          <table:table-cell office:value-type="float" office:value="14170.364" table:style-name="ce12">
            <text:p>14,17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19911803" table:formula="of:=IF(SUM([.G21];[.I21];[.K21];[.M21])+SUM(['國家別水產別水產貿易量值-2'.C21];['國家別水產別水產貿易量值-2'.E21];['國家別水產別水產貿易量值-2'.G21];['國家別水產別水產貿易量值-2'.I21];['國家別水產別水產貿易量值-2'.K21];['國家別水產別水產貿易量值-2'.M21])+SUM(['國家別水產別水產貿易量值-3'.C21];['國家別水產別水產貿易量值-3'.E21];['國家別水產別水產貿易量值-3'.G21];['國家別水產別水產貿易量值-3'.I21];['國家別水產別水產貿易量值-3'.K21];['國家別水產別水產貿易量值-3'.M21])+SUM(['國家別水產別水產貿易量值-4'.C21];['國家別水產別水產貿易量值-4'.E21];['國家別水產別水產貿易量值-4'.G21];['國家別水產別水產貿易量值-4'.I21];['國家別水產別水產貿易量值-4'.K21];['國家別水產別水產貿易量值-4'.M21])+SUM(['國家別水產別水產貿易量值-5'.C21];['國家別水產別水產貿易量值-5'.E21];['國家別水產別水產貿易量值-5'.G21];['國家別水產別水產貿易量值-5'.I21];['國家別水產別水產貿易量值-5'.K21];['國家別水產別水產貿易量值-5'.M21])+SUM(['國家別水產別水產貿易量值-6'.C21];['國家別水產別水產貿易量值-6'.E21];['國家別水產別水產貿易量值-6'.G21];['國家別水產別水產貿易量值-6'.I21];['國家別水產別水產貿易量值-6'.K21];['國家別水產別水產貿易量值-6'.M21])+SUM(['國家別水產別水產貿易量值-7'.C21];['國家別水產別水產貿易量值-7'.E21];['國家別水產別水產貿易量值-7'.G21];['國家別水產別水產貿易量值-7'.I21];['國家別水產別水產貿易量值-7'.K21];['國家別水產別水產貿易量值-7'.M21])+SUM(['國家別水產別水產貿易量值-8'.C21];['國家別水產別水產貿易量值-8'.E21];['國家別水產別水產貿易量值-8'.G21];['國家別水產別水產貿易量值-8'.I21];['國家別水產別水產貿易量值-8'.K21];['國家別水產別水產貿易量值-8'.M21])+SUM(['國家別水產別水產貿易量值-9'.C21];['國家別水產別水產貿易量值-9'.E21];['國家別水產別水產貿易量值-9'.G21];['國家別水產別水產貿易量值-9'.I21];['國家別水產別水產貿易量值-9'.K21];['國家別水產別水產貿易量值-9'.M21])+SUM(['國家別水產別水產貿易量值-10'.C21];['國家別水產別水產貿易量值-10'.E21];['國家別水產別水產貿易量值-10'.G21];['國家別水產別水產貿易量值-10'.I21];['國家別水產別水產貿易量值-10'.K21];['國家別水產別水產貿易量值-10'.M21])+SUM(['國家別水產別水產貿易量值-11'.C21];['國家別水產別水產貿易量值-11'.E21];['國家別水產別水產貿易量值-11'.G21];['國家別水產別水產貿易量值-11'.I21];['國家別水產別水產貿易量值-11'.K21];['國家別水產別水產貿易量值-11'.M21])+SUM(['國家別水產別水產貿易量值-12'.C21];['國家別水產別水產貿易量值-12'.E21];['國家別水產別水產貿易量值-12'.G21];['國家別水產別水產貿易量值-12'.I21];['國家別水產別水產貿易量值-12'.K21];['國家別水產別水產貿易量值-12'.M21])+SUM(['國家別水產別水產貿易量值-13'.C21];['國家別水產別水產貿易量值-13'.E21];['國家別水產別水產貿易量值-13'.G21];['國家別水產別水產貿易量值-13'.I21];['國家別水產別水產貿易量值-13'.K21];['國家別水產別水產貿易量值-13'.M21])+SUM(['國家別水產別水產貿易量值-14'.C21];['國家別水產別水產貿易量值-14'.E21];['國家別水產別水產貿易量值-14'.G21];['國家別水產別水產貿易量值-14'.I21];['國家別水產別水產貿易量值-14'.K21];['國家別水產別水產貿易量值-14'.M21])+SUM(['國家別水產別水產貿易量值-15'.C21];['國家別水產別水產貿易量值-15'.E21];['國家別水產別水產貿易量值-15'.G21];['國家別水產別水產貿易量值-15'.I21];['國家別水產別水產貿易量值-15'.K21];['國家別水產別水產貿易量值-15'.M21])+SUM(['國家別水產別水產貿易量值-16'.C21];['國家別水產別水產貿易量值-16'.E21];['國家別水產別水產貿易量值-16'.G21];['國家別水產別水產貿易量值-16'.I21];['國家別水產別水產貿易量值-16'.K21];['國家別水產別水產貿易量值-16'.M21])+SUM(['國家別水產別水產貿易量值-17'.C21];['國家別水產別水產貿易量值-17'.E21];['國家別水產別水產貿易量值-17'.G21];['國家別水產別水產貿易量值-17'.I21];['國家別水產別水產貿易量值-17'.K21];['國家別水產別水產貿易量值-17'.M21])+SUM(['國家別水產別水產貿易量值-18'.C21];['國家別水產別水產貿易量值-18'.E21];['國家別水產別水產貿易量值-18'.G21];['國家別水產別水產貿易量值-18'.I21];['國家別水產別水產貿易量值-18'.K21];['國家別水產別水產貿易量值-18'.M21])+SUM(['國家別水產別水產貿易量值-19'.C21];['國家別水產別水產貿易量值-19'.E21];['國家別水產別水產貿易量值-19'.G21];['國家別水產別水產貿易量值-19'.I21];['國家別水產別水產貿易量值-19'.K21];['國家別水產別水產貿易量值-19'.M21])+SUM(['國家別水產別水產貿易量值-20'.C21];['國家別水產別水產貿易量值-20'.E21];['國家別水產別水產貿易量值-20'.G21];['國家別水產別水產貿易量值-20'.I21];['國家別水產別水產貿易量值-20'.K21];['國家別水產別水產貿易量值-20'.M21])+SUM(['國家別水產別水產貿易量值-21'.C21];['國家別水產別水產貿易量值-21'.E21];['國家別水產別水產貿易量值-21'.G21];['國家別水產別水產貿易量值-21'.I21];['國家別水產別水產貿易量值-21'.K21];['國家別水產別水產貿易量值-21'.M21])=0;&quot;-&quot;;SUM([.G21];[.I21];[.K21];[.M21])+SUM(['國家別水產別水產貿易量值-2'.C21];['國家別水產別水產貿易量值-2'.E21];['國家別水產別水產貿易量值-2'.G21];['國家別水產別水產貿易量值-2'.I21];['國家別水產別水產貿易量值-2'.K21];['國家別水產別水產貿易量值-2'.M21])+SUM(['國家別水產別水產貿易量值-3'.C21];['國家別水產別水產貿易量值-3'.E21];['國家別水產別水產貿易量值-3'.G21];['國家別水產別水產貿易量值-3'.I21];['國家別水產別水產貿易量值-3'.K21];['國家別水產別水產貿易量值-3'.M21])+SUM(['國家別水產別水產貿易量值-4'.C21];['國家別水產別水產貿易量值-4'.E21];['國家別水產別水產貿易量值-4'.G21];['國家別水產別水產貿易量值-4'.I21];['國家別水產別水產貿易量值-4'.K21];['國家別水產別水產貿易量值-4'.M21])+SUM(['國家別水產別水產貿易量值-5'.C21];['國家別水產別水產貿易量值-5'.E21];['國家別水產別水產貿易量值-5'.G21];['國家別水產別水產貿易量值-5'.I21];['國家別水產別水產貿易量值-5'.K21];['國家別水產別水產貿易量值-5'.M21])+SUM(['國家別水產別水產貿易量值-6'.C21];['國家別水產別水產貿易量值-6'.E21];['國家別水產別水產貿易量值-6'.G21];['國家別水產別水產貿易量值-6'.I21];['國家別水產別水產貿易量值-6'.K21];['國家別水產別水產貿易量值-6'.M21])+SUM(['國家別水產別水產貿易量值-7'.C21];['國家別水產別水產貿易量值-7'.E21];['國家別水產別水產貿易量值-7'.G21];['國家別水產別水產貿易量值-7'.I21];['國家別水產別水產貿易量值-7'.K21];['國家別水產別水產貿易量值-7'.M21])+SUM(['國家別水產別水產貿易量值-8'.C21];['國家別水產別水產貿易量值-8'.E21];['國家別水產別水產貿易量值-8'.G21];['國家別水產別水產貿易量值-8'.I21];['國家別水產別水產貿易量值-8'.K21];['國家別水產別水產貿易量值-8'.M21])+SUM(['國家別水產別水產貿易量值-9'.C21];['國家別水產別水產貿易量值-9'.E21];['國家別水產別水產貿易量值-9'.G21];['國家別水產別水產貿易量值-9'.I21];['國家別水產別水產貿易量值-9'.K21];['國家別水產別水產貿易量值-9'.M21])+SUM(['國家別水產別水產貿易量值-10'.C21];['國家別水產別水產貿易量值-10'.E21];['國家別水產別水產貿易量值-10'.G21];['國家別水產別水產貿易量值-10'.I21];['國家別水產別水產貿易量值-10'.K21];['國家別水產別水產貿易量值-10'.M21])+SUM(['國家別水產別水產貿易量值-11'.C21];['國家別水產別水產貿易量值-11'.E21];['國家別水產別水產貿易量值-11'.G21];['國家別水產別水產貿易量值-11'.I21];['國家別水產別水產貿易量值-11'.K21];['國家別水產別水產貿易量值-11'.M21])+SUM(['國家別水產別水產貿易量值-12'.C21];['國家別水產別水產貿易量值-12'.E21];['國家別水產別水產貿易量值-12'.G21];['國家別水產別水產貿易量值-12'.I21];['國家別水產別水產貿易量值-12'.K21];['國家別水產別水產貿易量值-12'.M21])+SUM(['國家別水產別水產貿易量值-13'.C21];['國家別水產別水產貿易量值-13'.E21];['國家別水產別水產貿易量值-13'.G21];['國家別水產別水產貿易量值-13'.I21];['國家別水產別水產貿易量值-13'.K21];['國家別水產別水產貿易量值-13'.M21])+SUM(['國家別水產別水產貿易量值-14'.C21];['國家別水產別水產貿易量值-14'.E21];['國家別水產別水產貿易量值-14'.G21];['國家別水產別水產貿易量值-14'.I21];['國家別水產別水產貿易量值-14'.K21];['國家別水產別水產貿易量值-14'.M21])+SUM(['國家別水產別水產貿易量值-15'.C21];['國家別水產別水產貿易量值-15'.E21];['國家別水產別水產貿易量值-15'.G21];['國家別水產別水產貿易量值-15'.I21];['國家別水產別水產貿易量值-15'.K21];['國家別水產別水產貿易量值-15'.M21])+SUM(['國家別水產別水產貿易量值-16'.C21];['國家別水產別水產貿易量值-16'.E21];['國家別水產別水產貿易量值-16'.G21];['國家別水產別水產貿易量值-16'.I21];['國家別水產別水產貿易量值-16'.K21];['國家別水產別水產貿易量值-16'.M21])+SUM(['國家別水產別水產貿易量值-17'.C21];['國家別水產別水產貿易量值-17'.E21];['國家別水產別水產貿易量值-17'.G21];['國家別水產別水產貿易量值-17'.I21];['國家別水產別水產貿易量值-17'.K21];['國家別水產別水產貿易量值-17'.M21])+SUM(['國家別水產別水產貿易量值-18'.C21];['國家別水產別水產貿易量值-18'.E21];['國家別水產別水產貿易量值-18'.G21];['國家別水產別水產貿易量值-18'.I21];['國家別水產別水產貿易量值-18'.K21];['國家別水產別水產貿易量值-18'.M21])+SUM(['國家別水產別水產貿易量值-19'.C21];['國家別水產別水產貿易量值-19'.E21];['國家別水產別水產貿易量值-19'.G21];['國家別水產別水產貿易量值-19'.I21];['國家別水產別水產貿易量值-19'.K21];['國家別水產別水產貿易量值-19'.M21])+SUM(['國家別水產別水產貿易量值-20'.C21];['國家別水產別水產貿易量值-20'.E21];['國家別水產別水產貿易量值-20'.G21];['國家別水產別水產貿易量值-20'.I21];['國家別水產別水產貿易量值-20'.K21];['國家別水產別水產貿易量值-20'.M21])+SUM(['國家別水產別水產貿易量值-21'.C21];['國家別水產別水產貿易量值-21'.E21];['國家別水產別水產貿易量值-21'.G21];['國家別水產別水產貿易量值-21'.I21];['國家別水產別水產貿易量值-21'.K21];['國家別水產別水產貿易量值-21'.M21]))" table:style-name="ce12">
            <text:p>19,911,803<text:s/></text:p>
          </table:table-cell>
          <table:table-cell office:value-type="float" office:value="35956.872000000003" table:formula="of:=IF(SUM([.H21];[.J21];[.L21];[.N21])+SUM(['國家別水產別水產貿易量值-2'.D21];['國家別水產別水產貿易量值-2'.F21];['國家別水產別水產貿易量值-2'.H21];['國家別水產別水產貿易量值-2'.J21];['國家別水產別水產貿易量值-2'.L21];['國家別水產別水產貿易量值-2'.N21])+SUM(['國家別水產別水產貿易量值-3'.D21];['國家別水產別水產貿易量值-3'.F21];['國家別水產別水產貿易量值-3'.H21];['國家別水產別水產貿易量值-3'.J21];['國家別水產別水產貿易量值-3'.L21];['國家別水產別水產貿易量值-3'.N21])+SUM(['國家別水產別水產貿易量值-4'.D21];['國家別水產別水產貿易量值-4'.F21];['國家別水產別水產貿易量值-4'.H21];['國家別水產別水產貿易量值-4'.J21];['國家別水產別水產貿易量值-4'.L21];['國家別水產別水產貿易量值-4'.N21])+SUM(['國家別水產別水產貿易量值-5'.D21];['國家別水產別水產貿易量值-5'.F21];['國家別水產別水產貿易量值-5'.H21];['國家別水產別水產貿易量值-5'.J21];['國家別水產別水產貿易量值-5'.L21];['國家別水產別水產貿易量值-5'.N21])+SUM(['國家別水產別水產貿易量值-6'.D21];['國家別水產別水產貿易量值-6'.F21];['國家別水產別水產貿易量值-6'.H21];['國家別水產別水產貿易量值-6'.J21];['國家別水產別水產貿易量值-6'.L21];['國家別水產別水產貿易量值-6'.N21])+SUM(['國家別水產別水產貿易量值-7'.D21];['國家別水產別水產貿易量值-7'.F21];['國家別水產別水產貿易量值-7'.H21];['國家別水產別水產貿易量值-7'.J21];['國家別水產別水產貿易量值-7'.L21];['國家別水產別水產貿易量值-7'.N21])+SUM(['國家別水產別水產貿易量值-8'.D21];['國家別水產別水產貿易量值-8'.F21];['國家別水產別水產貿易量值-8'.H21];['國家別水產別水產貿易量值-8'.J21];['國家別水產別水產貿易量值-8'.L21];['國家別水產別水產貿易量值-8'.N21])+SUM(['國家別水產別水產貿易量值-9'.D21];['國家別水產別水產貿易量值-9'.F21];['國家別水產別水產貿易量值-9'.H21];['國家別水產別水產貿易量值-9'.J21];['國家別水產別水產貿易量值-9'.L21];['國家別水產別水產貿易量值-9'.N21])+SUM(['國家別水產別水產貿易量值-10'.D21];['國家別水產別水產貿易量值-10'.F21];['國家別水產別水產貿易量值-10'.H21];['國家別水產別水產貿易量值-10'.J21];['國家別水產別水產貿易量值-10'.L21];['國家別水產別水產貿易量值-10'.N21])+SUM(['國家別水產別水產貿易量值-11'.D21];['國家別水產別水產貿易量值-11'.F21];['國家別水產別水產貿易量值-11'.H21];['國家別水產別水產貿易量值-11'.J21];['國家別水產別水產貿易量值-11'.L21];['國家別水產別水產貿易量值-11'.N21])+SUM(['國家別水產別水產貿易量值-12'.D21];['國家別水產別水產貿易量值-12'.F21];['國家別水產別水產貿易量值-12'.H21];['國家別水產別水產貿易量值-12'.J21];['國家別水產別水產貿易量值-12'.L21];['國家別水產別水產貿易量值-12'.N21])+SUM(['國家別水產別水產貿易量值-13'.D21];['國家別水產別水產貿易量值-13'.F21];['國家別水產別水產貿易量值-13'.H21];['國家別水產別水產貿易量值-13'.J21];['國家別水產別水產貿易量值-13'.L21];['國家別水產別水產貿易量值-13'.N21])+SUM(['國家別水產別水產貿易量值-14'.D21];['國家別水產別水產貿易量值-14'.F21];['國家別水產別水產貿易量值-14'.H21];['國家別水產別水產貿易量值-14'.J21];['國家別水產別水產貿易量值-14'.L21];['國家別水產別水產貿易量值-14'.N21])+SUM(['國家別水產別水產貿易量值-15'.D21];['國家別水產別水產貿易量值-15'.F21];['國家別水產別水產貿易量值-15'.H21];['國家別水產別水產貿易量值-15'.J21];['國家別水產別水產貿易量值-15'.L21];['國家別水產別水產貿易量值-15'.N21])+SUM(['國家別水產別水產貿易量值-16'.D21];['國家別水產別水產貿易量值-16'.F21];['國家別水產別水產貿易量值-16'.H21];['國家別水產別水產貿易量值-16'.J21];['國家別水產別水產貿易量值-16'.L21];['國家別水產別水產貿易量值-16'.N21])+SUM(['國家別水產別水產貿易量值-17'.D21];['國家別水產別水產貿易量值-17'.F21];['國家別水產別水產貿易量值-17'.H21];['國家別水產別水產貿易量值-17'.J21];['國家別水產別水產貿易量值-17'.L21];['國家別水產別水產貿易量值-17'.N21])+SUM(['國家別水產別水產貿易量值-18'.D21];['國家別水產別水產貿易量值-18'.F21];['國家別水產別水產貿易量值-18'.H21];['國家別水產別水產貿易量值-18'.J21];['國家別水產別水產貿易量值-18'.L21];['國家別水產別水產貿易量值-18'.N21])+SUM(['國家別水產別水產貿易量值-19'.D21];['國家別水產別水產貿易量值-19'.F21];['國家別水產別水產貿易量值-19'.H21];['國家別水產別水產貿易量值-19'.J21];['國家別水產別水產貿易量值-19'.L21];['國家別水產別水產貿易量值-19'.N21])+SUM(['國家別水產別水產貿易量值-20'.D21];['國家別水產別水產貿易量值-20'.F21];['國家別水產別水產貿易量值-20'.H21];['國家別水產別水產貿易量值-20'.J21];['國家別水產別水產貿易量值-20'.L21];['國家別水產別水產貿易量值-20'.N21])+SUM(['國家別水產別水產貿易量值-21'.D21];['國家別水產別水產貿易量值-21'.F21];['國家別水產別水產貿易量值-21'.H21];['國家別水產別水產貿易量值-21'.J21];['國家別水產別水產貿易量值-21'.L21];['國家別水產別水產貿易量值-21'.N21])=0;&quot;-&quot;;SUM([.H21];[.J21];[.L21];[.N21])+SUM(['國家別水產別水產貿易量值-2'.D21];['國家別水產別水產貿易量值-2'.F21];['國家別水產別水產貿易量值-2'.H21];['國家別水產別水產貿易量值-2'.J21];['國家別水產別水產貿易量值-2'.L21];['國家別水產別水產貿易量值-2'.N21])+SUM(['國家別水產別水產貿易量值-3'.D21];['國家別水產別水產貿易量值-3'.F21];['國家別水產別水產貿易量值-3'.H21];['國家別水產別水產貿易量值-3'.J21];['國家別水產別水產貿易量值-3'.L21];['國家別水產別水產貿易量值-3'.N21])+SUM(['國家別水產別水產貿易量值-4'.D21];['國家別水產別水產貿易量值-4'.F21];['國家別水產別水產貿易量值-4'.H21];['國家別水產別水產貿易量值-4'.J21];['國家別水產別水產貿易量值-4'.L21];['國家別水產別水產貿易量值-4'.N21])+SUM(['國家別水產別水產貿易量值-5'.D21];['國家別水產別水產貿易量值-5'.F21];['國家別水產別水產貿易量值-5'.H21];['國家別水產別水產貿易量值-5'.J21];['國家別水產別水產貿易量值-5'.L21];['國家別水產別水產貿易量值-5'.N21])+SUM(['國家別水產別水產貿易量值-6'.D21];['國家別水產別水產貿易量值-6'.F21];['國家別水產別水產貿易量值-6'.H21];['國家別水產別水產貿易量值-6'.J21];['國家別水產別水產貿易量值-6'.L21];['國家別水產別水產貿易量值-6'.N21])+SUM(['國家別水產別水產貿易量值-7'.D21];['國家別水產別水產貿易量值-7'.F21];['國家別水產別水產貿易量值-7'.H21];['國家別水產別水產貿易量值-7'.J21];['國家別水產別水產貿易量值-7'.L21];['國家別水產別水產貿易量值-7'.N21])+SUM(['國家別水產別水產貿易量值-8'.D21];['國家別水產別水產貿易量值-8'.F21];['國家別水產別水產貿易量值-8'.H21];['國家別水產別水產貿易量值-8'.J21];['國家別水產別水產貿易量值-8'.L21];['國家別水產別水產貿易量值-8'.N21])+SUM(['國家別水產別水產貿易量值-9'.D21];['國家別水產別水產貿易量值-9'.F21];['國家別水產別水產貿易量值-9'.H21];['國家別水產別水產貿易量值-9'.J21];['國家別水產別水產貿易量值-9'.L21];['國家別水產別水產貿易量值-9'.N21])+SUM(['國家別水產別水產貿易量值-10'.D21];['國家別水產別水產貿易量值-10'.F21];['國家別水產別水產貿易量值-10'.H21];['國家別水產別水產貿易量值-10'.J21];['國家別水產別水產貿易量值-10'.L21];['國家別水產別水產貿易量值-10'.N21])+SUM(['國家別水產別水產貿易量值-11'.D21];['國家別水產別水產貿易量值-11'.F21];['國家別水產別水產貿易量值-11'.H21];['國家別水產別水產貿易量值-11'.J21];['國家別水產別水產貿易量值-11'.L21];['國家別水產別水產貿易量值-11'.N21])+SUM(['國家別水產別水產貿易量值-12'.D21];['國家別水產別水產貿易量值-12'.F21];['國家別水產別水產貿易量值-12'.H21];['國家別水產別水產貿易量值-12'.J21];['國家別水產別水產貿易量值-12'.L21];['國家別水產別水產貿易量值-12'.N21])+SUM(['國家別水產別水產貿易量值-13'.D21];['國家別水產別水產貿易量值-13'.F21];['國家別水產別水產貿易量值-13'.H21];['國家別水產別水產貿易量值-13'.J21];['國家別水產別水產貿易量值-13'.L21];['國家別水產別水產貿易量值-13'.N21])+SUM(['國家別水產別水產貿易量值-14'.D21];['國家別水產別水產貿易量值-14'.F21];['國家別水產別水產貿易量值-14'.H21];['國家別水產別水產貿易量值-14'.J21];['國家別水產別水產貿易量值-14'.L21];['國家別水產別水產貿易量值-14'.N21])+SUM(['國家別水產別水產貿易量值-15'.D21];['國家別水產別水產貿易量值-15'.F21];['國家別水產別水產貿易量值-15'.H21];['國家別水產別水產貿易量值-15'.J21];['國家別水產別水產貿易量值-15'.L21];['國家別水產別水產貿易量值-15'.N21])+SUM(['國家別水產別水產貿易量值-16'.D21];['國家別水產別水產貿易量值-16'.F21];['國家別水產別水產貿易量值-16'.H21];['國家別水產別水產貿易量值-16'.J21];['國家別水產別水產貿易量值-16'.L21];['國家別水產別水產貿易量值-16'.N21])+SUM(['國家別水產別水產貿易量值-17'.D21];['國家別水產別水產貿易量值-17'.F21];['國家別水產別水產貿易量值-17'.H21];['國家別水產別水產貿易量值-17'.J21];['國家別水產別水產貿易量值-17'.L21];['國家別水產別水產貿易量值-17'.N21])+SUM(['國家別水產別水產貿易量值-18'.D21];['國家別水產別水產貿易量值-18'.F21];['國家別水產別水產貿易量值-18'.H21];['國家別水產別水產貿易量值-18'.J21];['國家別水產別水產貿易量值-18'.L21];['國家別水產別水產貿易量值-18'.N21])+SUM(['國家別水產別水產貿易量值-19'.D21];['國家別水產別水產貿易量值-19'.F21];['國家別水產別水產貿易量值-19'.H21];['國家別水產別水產貿易量值-19'.J21];['國家別水產別水產貿易量值-19'.L21];['國家別水產別水產貿易量值-19'.N21])+SUM(['國家別水產別水產貿易量值-20'.D21];['國家別水產別水產貿易量值-20'.F21];['國家別水產別水產貿易量值-20'.H21];['國家別水產別水產貿易量值-20'.J21];['國家別水產別水產貿易量值-20'.L21];['國家別水產別水產貿易量值-20'.N21])+SUM(['國家別水產別水產貿易量值-21'.D21];['國家別水產別水產貿易量值-21'.F21];['國家別水產別水產貿易量值-21'.H21];['國家別水產別水產貿易量值-21'.J21];['國家別水產別水產貿易量值-21'.L21];['國家別水產別水產貿易量值-21'.N21]))" table:style-name="ce12">
            <text:p>35,9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374958" table:formula="of:=IF(SUM([.G22];[.I22];[.K22];[.M22])+SUM(['國家別水產別水產貿易量值-2'.C22];['國家別水產別水產貿易量值-2'.E22];['國家別水產別水產貿易量值-2'.G22];['國家別水產別水產貿易量值-2'.I22];['國家別水產別水產貿易量值-2'.K22];['國家別水產別水產貿易量值-2'.M22])+SUM(['國家別水產別水產貿易量值-3'.C22];['國家別水產別水產貿易量值-3'.E22];['國家別水產別水產貿易量值-3'.G22];['國家別水產別水產貿易量值-3'.I22];['國家別水產別水產貿易量值-3'.K22];['國家別水產別水產貿易量值-3'.M22])+SUM(['國家別水產別水產貿易量值-4'.C22];['國家別水產別水產貿易量值-4'.E22];['國家別水產別水產貿易量值-4'.G22];['國家別水產別水產貿易量值-4'.I22];['國家別水產別水產貿易量值-4'.K22];['國家別水產別水產貿易量值-4'.M22])+SUM(['國家別水產別水產貿易量值-5'.C22];['國家別水產別水產貿易量值-5'.E22];['國家別水產別水產貿易量值-5'.G22];['國家別水產別水產貿易量值-5'.I22];['國家別水產別水產貿易量值-5'.K22];['國家別水產別水產貿易量值-5'.M22])+SUM(['國家別水產別水產貿易量值-6'.C22];['國家別水產別水產貿易量值-6'.E22];['國家別水產別水產貿易量值-6'.G22];['國家別水產別水產貿易量值-6'.I22];['國家別水產別水產貿易量值-6'.K22];['國家別水產別水產貿易量值-6'.M22])+SUM(['國家別水產別水產貿易量值-7'.C22];['國家別水產別水產貿易量值-7'.E22];['國家別水產別水產貿易量值-7'.G22];['國家別水產別水產貿易量值-7'.I22];['國家別水產別水產貿易量值-7'.K22];['國家別水產別水產貿易量值-7'.M22])+SUM(['國家別水產別水產貿易量值-8'.C22];['國家別水產別水產貿易量值-8'.E22];['國家別水產別水產貿易量值-8'.G22];['國家別水產別水產貿易量值-8'.I22];['國家別水產別水產貿易量值-8'.K22];['國家別水產別水產貿易量值-8'.M22])+SUM(['國家別水產別水產貿易量值-9'.C22];['國家別水產別水產貿易量值-9'.E22];['國家別水產別水產貿易量值-9'.G22];['國家別水產別水產貿易量值-9'.I22];['國家別水產別水產貿易量值-9'.K22];['國家別水產別水產貿易量值-9'.M22])+SUM(['國家別水產別水產貿易量值-10'.C22];['國家別水產別水產貿易量值-10'.E22];['國家別水產別水產貿易量值-10'.G22];['國家別水產別水產貿易量值-10'.I22];['國家別水產別水產貿易量值-10'.K22];['國家別水產別水產貿易量值-10'.M22])+SUM(['國家別水產別水產貿易量值-11'.C22];['國家別水產別水產貿易量值-11'.E22];['國家別水產別水產貿易量值-11'.G22];['國家別水產別水產貿易量值-11'.I22];['國家別水產別水產貿易量值-11'.K22];['國家別水產別水產貿易量值-11'.M22])+SUM(['國家別水產別水產貿易量值-12'.C22];['國家別水產別水產貿易量值-12'.E22];['國家別水產別水產貿易量值-12'.G22];['國家別水產別水產貿易量值-12'.I22];['國家別水產別水產貿易量值-12'.K22];['國家別水產別水產貿易量值-12'.M22])+SUM(['國家別水產別水產貿易量值-13'.C22];['國家別水產別水產貿易量值-13'.E22];['國家別水產別水產貿易量值-13'.G22];['國家別水產別水產貿易量值-13'.I22];['國家別水產別水產貿易量值-13'.K22];['國家別水產別水產貿易量值-13'.M22])+SUM(['國家別水產別水產貿易量值-14'.C22];['國家別水產別水產貿易量值-14'.E22];['國家別水產別水產貿易量值-14'.G22];['國家別水產別水產貿易量值-14'.I22];['國家別水產別水產貿易量值-14'.K22];['國家別水產別水產貿易量值-14'.M22])+SUM(['國家別水產別水產貿易量值-15'.C22];['國家別水產別水產貿易量值-15'.E22];['國家別水產別水產貿易量值-15'.G22];['國家別水產別水產貿易量值-15'.I22];['國家別水產別水產貿易量值-15'.K22];['國家別水產別水產貿易量值-15'.M22])+SUM(['國家別水產別水產貿易量值-16'.C22];['國家別水產別水產貿易量值-16'.E22];['國家別水產別水產貿易量值-16'.G22];['國家別水產別水產貿易量值-16'.I22];['國家別水產別水產貿易量值-16'.K22];['國家別水產別水產貿易量值-16'.M22])+SUM(['國家別水產別水產貿易量值-17'.C22];['國家別水產別水產貿易量值-17'.E22];['國家別水產別水產貿易量值-17'.G22];['國家別水產別水產貿易量值-17'.I22];['國家別水產別水產貿易量值-17'.K22];['國家別水產別水產貿易量值-17'.M22])+SUM(['國家別水產別水產貿易量值-18'.C22];['國家別水產別水產貿易量值-18'.E22];['國家別水產別水產貿易量值-18'.G22];['國家別水產別水產貿易量值-18'.I22];['國家別水產別水產貿易量值-18'.K22];['國家別水產別水產貿易量值-18'.M22])+SUM(['國家別水產別水產貿易量值-19'.C22];['國家別水產別水產貿易量值-19'.E22];['國家別水產別水產貿易量值-19'.G22];['國家別水產別水產貿易量值-19'.I22];['國家別水產別水產貿易量值-19'.K22];['國家別水產別水產貿易量值-19'.M22])+SUM(['國家別水產別水產貿易量值-20'.C22];['國家別水產別水產貿易量值-20'.E22];['國家別水產別水產貿易量值-20'.G22];['國家別水產別水產貿易量值-20'.I22];['國家別水產別水產貿易量值-20'.K22];['國家別水產別水產貿易量值-20'.M22])+SUM(['國家別水產別水產貿易量值-21'.C22];['國家別水產別水產貿易量值-21'.E22];['國家別水產別水產貿易量值-21'.G22];['國家別水產別水產貿易量值-21'.I22];['國家別水產別水產貿易量值-21'.K22];['國家別水產別水產貿易量值-21'.M22])=0;&quot;-&quot;;SUM([.G22];[.I22];[.K22];[.M22])+SUM(['國家別水產別水產貿易量值-2'.C22];['國家別水產別水產貿易量值-2'.E22];['國家別水產別水產貿易量值-2'.G22];['國家別水產別水產貿易量值-2'.I22];['國家別水產別水產貿易量值-2'.K22];['國家別水產別水產貿易量值-2'.M22])+SUM(['國家別水產別水產貿易量值-3'.C22];['國家別水產別水產貿易量值-3'.E22];['國家別水產別水產貿易量值-3'.G22];['國家別水產別水產貿易量值-3'.I22];['國家別水產別水產貿易量值-3'.K22];['國家別水產別水產貿易量值-3'.M22])+SUM(['國家別水產別水產貿易量值-4'.C22];['國家別水產別水產貿易量值-4'.E22];['國家別水產別水產貿易量值-4'.G22];['國家別水產別水產貿易量值-4'.I22];['國家別水產別水產貿易量值-4'.K22];['國家別水產別水產貿易量值-4'.M22])+SUM(['國家別水產別水產貿易量值-5'.C22];['國家別水產別水產貿易量值-5'.E22];['國家別水產別水產貿易量值-5'.G22];['國家別水產別水產貿易量值-5'.I22];['國家別水產別水產貿易量值-5'.K22];['國家別水產別水產貿易量值-5'.M22])+SUM(['國家別水產別水產貿易量值-6'.C22];['國家別水產別水產貿易量值-6'.E22];['國家別水產別水產貿易量值-6'.G22];['國家別水產別水產貿易量值-6'.I22];['國家別水產別水產貿易量值-6'.K22];['國家別水產別水產貿易量值-6'.M22])+SUM(['國家別水產別水產貿易量值-7'.C22];['國家別水產別水產貿易量值-7'.E22];['國家別水產別水產貿易量值-7'.G22];['國家別水產別水產貿易量值-7'.I22];['國家別水產別水產貿易量值-7'.K22];['國家別水產別水產貿易量值-7'.M22])+SUM(['國家別水產別水產貿易量值-8'.C22];['國家別水產別水產貿易量值-8'.E22];['國家別水產別水產貿易量值-8'.G22];['國家別水產別水產貿易量值-8'.I22];['國家別水產別水產貿易量值-8'.K22];['國家別水產別水產貿易量值-8'.M22])+SUM(['國家別水產別水產貿易量值-9'.C22];['國家別水產別水產貿易量值-9'.E22];['國家別水產別水產貿易量值-9'.G22];['國家別水產別水產貿易量值-9'.I22];['國家別水產別水產貿易量值-9'.K22];['國家別水產別水產貿易量值-9'.M22])+SUM(['國家別水產別水產貿易量值-10'.C22];['國家別水產別水產貿易量值-10'.E22];['國家別水產別水產貿易量值-10'.G22];['國家別水產別水產貿易量值-10'.I22];['國家別水產別水產貿易量值-10'.K22];['國家別水產別水產貿易量值-10'.M22])+SUM(['國家別水產別水產貿易量值-11'.C22];['國家別水產別水產貿易量值-11'.E22];['國家別水產別水產貿易量值-11'.G22];['國家別水產別水產貿易量值-11'.I22];['國家別水產別水產貿易量值-11'.K22];['國家別水產別水產貿易量值-11'.M22])+SUM(['國家別水產別水產貿易量值-12'.C22];['國家別水產別水產貿易量值-12'.E22];['國家別水產別水產貿易量值-12'.G22];['國家別水產別水產貿易量值-12'.I22];['國家別水產別水產貿易量值-12'.K22];['國家別水產別水產貿易量值-12'.M22])+SUM(['國家別水產別水產貿易量值-13'.C22];['國家別水產別水產貿易量值-13'.E22];['國家別水產別水產貿易量值-13'.G22];['國家別水產別水產貿易量值-13'.I22];['國家別水產別水產貿易量值-13'.K22];['國家別水產別水產貿易量值-13'.M22])+SUM(['國家別水產別水產貿易量值-14'.C22];['國家別水產別水產貿易量值-14'.E22];['國家別水產別水產貿易量值-14'.G22];['國家別水產別水產貿易量值-14'.I22];['國家別水產別水產貿易量值-14'.K22];['國家別水產別水產貿易量值-14'.M22])+SUM(['國家別水產別水產貿易量值-15'.C22];['國家別水產別水產貿易量值-15'.E22];['國家別水產別水產貿易量值-15'.G22];['國家別水產別水產貿易量值-15'.I22];['國家別水產別水產貿易量值-15'.K22];['國家別水產別水產貿易量值-15'.M22])+SUM(['國家別水產別水產貿易量值-16'.C22];['國家別水產別水產貿易量值-16'.E22];['國家別水產別水產貿易量值-16'.G22];['國家別水產別水產貿易量值-16'.I22];['國家別水產別水產貿易量值-16'.K22];['國家別水產別水產貿易量值-16'.M22])+SUM(['國家別水產別水產貿易量值-17'.C22];['國家別水產別水產貿易量值-17'.E22];['國家別水產別水產貿易量值-17'.G22];['國家別水產別水產貿易量值-17'.I22];['國家別水產別水產貿易量值-17'.K22];['國家別水產別水產貿易量值-17'.M22])+SUM(['國家別水產別水產貿易量值-18'.C22];['國家別水產別水產貿易量值-18'.E22];['國家別水產別水產貿易量值-18'.G22];['國家別水產別水產貿易量值-18'.I22];['國家別水產別水產貿易量值-18'.K22];['國家別水產別水產貿易量值-18'.M22])+SUM(['國家別水產別水產貿易量值-19'.C22];['國家別水產別水產貿易量值-19'.E22];['國家別水產別水產貿易量值-19'.G22];['國家別水產別水產貿易量值-19'.I22];['國家別水產別水產貿易量值-19'.K22];['國家別水產別水產貿易量值-19'.M22])+SUM(['國家別水產別水產貿易量值-20'.C22];['國家別水產別水產貿易量值-20'.E22];['國家別水產別水產貿易量值-20'.G22];['國家別水產別水產貿易量值-20'.I22];['國家別水產別水產貿易量值-20'.K22];['國家別水產別水產貿易量值-20'.M22])+SUM(['國家別水產別水產貿易量值-21'.C22];['國家別水產別水產貿易量值-21'.E22];['國家別水產別水產貿易量值-21'.G22];['國家別水產別水產貿易量值-21'.I22];['國家別水產別水產貿易量值-21'.K22];['國家別水產別水產貿易量值-21'.M22]))" table:style-name="ce12">
            <text:p>5,374,958<text:s/></text:p>
          </table:table-cell>
          <table:table-cell office:value-type="float" office:value="33452.218999999997" table:formula="of:=IF(SUM([.H22];[.J22];[.L22];[.N22])+SUM(['國家別水產別水產貿易量值-2'.D22];['國家別水產別水產貿易量值-2'.F22];['國家別水產別水產貿易量值-2'.H22];['國家別水產別水產貿易量值-2'.J22];['國家別水產別水產貿易量值-2'.L22];['國家別水產別水產貿易量值-2'.N22])+SUM(['國家別水產別水產貿易量值-3'.D22];['國家別水產別水產貿易量值-3'.F22];['國家別水產別水產貿易量值-3'.H22];['國家別水產別水產貿易量值-3'.J22];['國家別水產別水產貿易量值-3'.L22];['國家別水產別水產貿易量值-3'.N22])+SUM(['國家別水產別水產貿易量值-4'.D22];['國家別水產別水產貿易量值-4'.F22];['國家別水產別水產貿易量值-4'.H22];['國家別水產別水產貿易量值-4'.J22];['國家別水產別水產貿易量值-4'.L22];['國家別水產別水產貿易量值-4'.N22])+SUM(['國家別水產別水產貿易量值-5'.D22];['國家別水產別水產貿易量值-5'.F22];['國家別水產別水產貿易量值-5'.H22];['國家別水產別水產貿易量值-5'.J22];['國家別水產別水產貿易量值-5'.L22];['國家別水產別水產貿易量值-5'.N22])+SUM(['國家別水產別水產貿易量值-6'.D22];['國家別水產別水產貿易量值-6'.F22];['國家別水產別水產貿易量值-6'.H22];['國家別水產別水產貿易量值-6'.J22];['國家別水產別水產貿易量值-6'.L22];['國家別水產別水產貿易量值-6'.N22])+SUM(['國家別水產別水產貿易量值-7'.D22];['國家別水產別水產貿易量值-7'.F22];['國家別水產別水產貿易量值-7'.H22];['國家別水產別水產貿易量值-7'.J22];['國家別水產別水產貿易量值-7'.L22];['國家別水產別水產貿易量值-7'.N22])+SUM(['國家別水產別水產貿易量值-8'.D22];['國家別水產別水產貿易量值-8'.F22];['國家別水產別水產貿易量值-8'.H22];['國家別水產別水產貿易量值-8'.J22];['國家別水產別水產貿易量值-8'.L22];['國家別水產別水產貿易量值-8'.N22])+SUM(['國家別水產別水產貿易量值-9'.D22];['國家別水產別水產貿易量值-9'.F22];['國家別水產別水產貿易量值-9'.H22];['國家別水產別水產貿易量值-9'.J22];['國家別水產別水產貿易量值-9'.L22];['國家別水產別水產貿易量值-9'.N22])+SUM(['國家別水產別水產貿易量值-10'.D22];['國家別水產別水產貿易量值-10'.F22];['國家別水產別水產貿易量值-10'.H22];['國家別水產別水產貿易量值-10'.J22];['國家別水產別水產貿易量值-10'.L22];['國家別水產別水產貿易量值-10'.N22])+SUM(['國家別水產別水產貿易量值-11'.D22];['國家別水產別水產貿易量值-11'.F22];['國家別水產別水產貿易量值-11'.H22];['國家別水產別水產貿易量值-11'.J22];['國家別水產別水產貿易量值-11'.L22];['國家別水產別水產貿易量值-11'.N22])+SUM(['國家別水產別水產貿易量值-12'.D22];['國家別水產別水產貿易量值-12'.F22];['國家別水產別水產貿易量值-12'.H22];['國家別水產別水產貿易量值-12'.J22];['國家別水產別水產貿易量值-12'.L22];['國家別水產別水產貿易量值-12'.N22])+SUM(['國家別水產別水產貿易量值-13'.D22];['國家別水產別水產貿易量值-13'.F22];['國家別水產別水產貿易量值-13'.H22];['國家別水產別水產貿易量值-13'.J22];['國家別水產別水產貿易量值-13'.L22];['國家別水產別水產貿易量值-13'.N22])+SUM(['國家別水產別水產貿易量值-14'.D22];['國家別水產別水產貿易量值-14'.F22];['國家別水產別水產貿易量值-14'.H22];['國家別水產別水產貿易量值-14'.J22];['國家別水產別水產貿易量值-14'.L22];['國家別水產別水產貿易量值-14'.N22])+SUM(['國家別水產別水產貿易量值-15'.D22];['國家別水產別水產貿易量值-15'.F22];['國家別水產別水產貿易量值-15'.H22];['國家別水產別水產貿易量值-15'.J22];['國家別水產別水產貿易量值-15'.L22];['國家別水產別水產貿易量值-15'.N22])+SUM(['國家別水產別水產貿易量值-16'.D22];['國家別水產別水產貿易量值-16'.F22];['國家別水產別水產貿易量值-16'.H22];['國家別水產別水產貿易量值-16'.J22];['國家別水產別水產貿易量值-16'.L22];['國家別水產別水產貿易量值-16'.N22])+SUM(['國家別水產別水產貿易量值-17'.D22];['國家別水產別水產貿易量值-17'.F22];['國家別水產別水產貿易量值-17'.H22];['國家別水產別水產貿易量值-17'.J22];['國家別水產別水產貿易量值-17'.L22];['國家別水產別水產貿易量值-17'.N22])+SUM(['國家別水產別水產貿易量值-18'.D22];['國家別水產別水產貿易量值-18'.F22];['國家別水產別水產貿易量值-18'.H22];['國家別水產別水產貿易量值-18'.J22];['國家別水產別水產貿易量值-18'.L22];['國家別水產別水產貿易量值-18'.N22])+SUM(['國家別水產別水產貿易量值-19'.D22];['國家別水產別水產貿易量值-19'.F22];['國家別水產別水產貿易量值-19'.H22];['國家別水產別水產貿易量值-19'.J22];['國家別水產別水產貿易量值-19'.L22];['國家別水產別水產貿易量值-19'.N22])+SUM(['國家別水產別水產貿易量值-20'.D22];['國家別水產別水產貿易量值-20'.F22];['國家別水產別水產貿易量值-20'.H22];['國家別水產別水產貿易量值-20'.J22];['國家別水產別水產貿易量值-20'.L22];['國家別水產別水產貿易量值-20'.N22])+SUM(['國家別水產別水產貿易量值-21'.D22];['國家別水產別水產貿易量值-21'.F22];['國家別水產別水產貿易量值-21'.H22];['國家別水產別水產貿易量值-21'.J22];['國家別水產別水產貿易量值-21'.L22];['國家別水產別水產貿易量值-21'.N22])=0;&quot;-&quot;;SUM([.H22];[.J22];[.L22];[.N22])+SUM(['國家別水產別水產貿易量值-2'.D22];['國家別水產別水產貿易量值-2'.F22];['國家別水產別水產貿易量值-2'.H22];['國家別水產別水產貿易量值-2'.J22];['國家別水產別水產貿易量值-2'.L22];['國家別水產別水產貿易量值-2'.N22])+SUM(['國家別水產別水產貿易量值-3'.D22];['國家別水產別水產貿易量值-3'.F22];['國家別水產別水產貿易量值-3'.H22];['國家別水產別水產貿易量值-3'.J22];['國家別水產別水產貿易量值-3'.L22];['國家別水產別水產貿易量值-3'.N22])+SUM(['國家別水產別水產貿易量值-4'.D22];['國家別水產別水產貿易量值-4'.F22];['國家別水產別水產貿易量值-4'.H22];['國家別水產別水產貿易量值-4'.J22];['國家別水產別水產貿易量值-4'.L22];['國家別水產別水產貿易量值-4'.N22])+SUM(['國家別水產別水產貿易量值-5'.D22];['國家別水產別水產貿易量值-5'.F22];['國家別水產別水產貿易量值-5'.H22];['國家別水產別水產貿易量值-5'.J22];['國家別水產別水產貿易量值-5'.L22];['國家別水產別水產貿易量值-5'.N22])+SUM(['國家別水產別水產貿易量值-6'.D22];['國家別水產別水產貿易量值-6'.F22];['國家別水產別水產貿易量值-6'.H22];['國家別水產別水產貿易量值-6'.J22];['國家別水產別水產貿易量值-6'.L22];['國家別水產別水產貿易量值-6'.N22])+SUM(['國家別水產別水產貿易量值-7'.D22];['國家別水產別水產貿易量值-7'.F22];['國家別水產別水產貿易量值-7'.H22];['國家別水產別水產貿易量值-7'.J22];['國家別水產別水產貿易量值-7'.L22];['國家別水產別水產貿易量值-7'.N22])+SUM(['國家別水產別水產貿易量值-8'.D22];['國家別水產別水產貿易量值-8'.F22];['國家別水產別水產貿易量值-8'.H22];['國家別水產別水產貿易量值-8'.J22];['國家別水產別水產貿易量值-8'.L22];['國家別水產別水產貿易量值-8'.N22])+SUM(['國家別水產別水產貿易量值-9'.D22];['國家別水產別水產貿易量值-9'.F22];['國家別水產別水產貿易量值-9'.H22];['國家別水產別水產貿易量值-9'.J22];['國家別水產別水產貿易量值-9'.L22];['國家別水產別水產貿易量值-9'.N22])+SUM(['國家別水產別水產貿易量值-10'.D22];['國家別水產別水產貿易量值-10'.F22];['國家別水產別水產貿易量值-10'.H22];['國家別水產別水產貿易量值-10'.J22];['國家別水產別水產貿易量值-10'.L22];['國家別水產別水產貿易量值-10'.N22])+SUM(['國家別水產別水產貿易量值-11'.D22];['國家別水產別水產貿易量值-11'.F22];['國家別水產別水產貿易量值-11'.H22];['國家別水產別水產貿易量值-11'.J22];['國家別水產別水產貿易量值-11'.L22];['國家別水產別水產貿易量值-11'.N22])+SUM(['國家別水產別水產貿易量值-12'.D22];['國家別水產別水產貿易量值-12'.F22];['國家別水產別水產貿易量值-12'.H22];['國家別水產別水產貿易量值-12'.J22];['國家別水產別水產貿易量值-12'.L22];['國家別水產別水產貿易量值-12'.N22])+SUM(['國家別水產別水產貿易量值-13'.D22];['國家別水產別水產貿易量值-13'.F22];['國家別水產別水產貿易量值-13'.H22];['國家別水產別水產貿易量值-13'.J22];['國家別水產別水產貿易量值-13'.L22];['國家別水產別水產貿易量值-13'.N22])+SUM(['國家別水產別水產貿易量值-14'.D22];['國家別水產別水產貿易量值-14'.F22];['國家別水產別水產貿易量值-14'.H22];['國家別水產別水產貿易量值-14'.J22];['國家別水產別水產貿易量值-14'.L22];['國家別水產別水產貿易量值-14'.N22])+SUM(['國家別水產別水產貿易量值-15'.D22];['國家別水產別水產貿易量值-15'.F22];['國家別水產別水產貿易量值-15'.H22];['國家別水產別水產貿易量值-15'.J22];['國家別水產別水產貿易量值-15'.L22];['國家別水產別水產貿易量值-15'.N22])+SUM(['國家別水產別水產貿易量值-16'.D22];['國家別水產別水產貿易量值-16'.F22];['國家別水產別水產貿易量值-16'.H22];['國家別水產別水產貿易量值-16'.J22];['國家別水產別水產貿易量值-16'.L22];['國家別水產別水產貿易量值-16'.N22])+SUM(['國家別水產別水產貿易量值-17'.D22];['國家別水產別水產貿易量值-17'.F22];['國家別水產別水產貿易量值-17'.H22];['國家別水產別水產貿易量值-17'.J22];['國家別水產別水產貿易量值-17'.L22];['國家別水產別水產貿易量值-17'.N22])+SUM(['國家別水產別水產貿易量值-18'.D22];['國家別水產別水產貿易量值-18'.F22];['國家別水產別水產貿易量值-18'.H22];['國家別水產別水產貿易量值-18'.J22];['國家別水產別水產貿易量值-18'.L22];['國家別水產別水產貿易量值-18'.N22])+SUM(['國家別水產別水產貿易量值-19'.D22];['國家別水產別水產貿易量值-19'.F22];['國家別水產別水產貿易量值-19'.H22];['國家別水產別水產貿易量值-19'.J22];['國家別水產別水產貿易量值-19'.L22];['國家別水產別水產貿易量值-19'.N22])+SUM(['國家別水產別水產貿易量值-20'.D22];['國家別水產別水產貿易量值-20'.F22];['國家別水產別水產貿易量值-20'.H22];['國家別水產別水產貿易量值-20'.J22];['國家別水產別水產貿易量值-20'.L22];['國家別水產別水產貿易量值-20'.N22])+SUM(['國家別水產別水產貿易量值-21'.D22];['國家別水產別水產貿易量值-21'.F22];['國家別水產別水產貿易量值-21'.H22];['國家別水產別水產貿易量值-21'.J22];['國家別水產別水產貿易量值-21'.L22];['國家別水產別水產貿易量值-21'.N22]))" table:style-name="ce12">
            <text:p>33,452<text:s/></text:p>
          </table:table-cell>
          <table:table-cell office:value-type="float" office:value="51739" table:style-name="ce12">
            <text:p>51,739<text:s/></text:p>
          </table:table-cell>
          <table:table-cell office:value-type="float" office:value="84.967999999999989" table:style-name="ce12">
            <text:p>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2231304" table:formula="of:=IF(SUM([.G23];[.I23];[.K23];[.M23])+SUM(['國家別水產別水產貿易量值-2'.C23];['國家別水產別水產貿易量值-2'.E23];['國家別水產別水產貿易量值-2'.G23];['國家別水產別水產貿易量值-2'.I23];['國家別水產別水產貿易量值-2'.K23];['國家別水產別水產貿易量值-2'.M23])+SUM(['國家別水產別水產貿易量值-3'.C23];['國家別水產別水產貿易量值-3'.E23];['國家別水產別水產貿易量值-3'.G23];['國家別水產別水產貿易量值-3'.I23];['國家別水產別水產貿易量值-3'.K23];['國家別水產別水產貿易量值-3'.M23])+SUM(['國家別水產別水產貿易量值-4'.C23];['國家別水產別水產貿易量值-4'.E23];['國家別水產別水產貿易量值-4'.G23];['國家別水產別水產貿易量值-4'.I23];['國家別水產別水產貿易量值-4'.K23];['國家別水產別水產貿易量值-4'.M23])+SUM(['國家別水產別水產貿易量值-5'.C23];['國家別水產別水產貿易量值-5'.E23];['國家別水產別水產貿易量值-5'.G23];['國家別水產別水產貿易量值-5'.I23];['國家別水產別水產貿易量值-5'.K23];['國家別水產別水產貿易量值-5'.M23])+SUM(['國家別水產別水產貿易量值-6'.C23];['國家別水產別水產貿易量值-6'.E23];['國家別水產別水產貿易量值-6'.G23];['國家別水產別水產貿易量值-6'.I23];['國家別水產別水產貿易量值-6'.K23];['國家別水產別水產貿易量值-6'.M23])+SUM(['國家別水產別水產貿易量值-7'.C23];['國家別水產別水產貿易量值-7'.E23];['國家別水產別水產貿易量值-7'.G23];['國家別水產別水產貿易量值-7'.I23];['國家別水產別水產貿易量值-7'.K23];['國家別水產別水產貿易量值-7'.M23])+SUM(['國家別水產別水產貿易量值-8'.C23];['國家別水產別水產貿易量值-8'.E23];['國家別水產別水產貿易量值-8'.G23];['國家別水產別水產貿易量值-8'.I23];['國家別水產別水產貿易量值-8'.K23];['國家別水產別水產貿易量值-8'.M23])+SUM(['國家別水產別水產貿易量值-9'.C23];['國家別水產別水產貿易量值-9'.E23];['國家別水產別水產貿易量值-9'.G23];['國家別水產別水產貿易量值-9'.I23];['國家別水產別水產貿易量值-9'.K23];['國家別水產別水產貿易量值-9'.M23])+SUM(['國家別水產別水產貿易量值-10'.C23];['國家別水產別水產貿易量值-10'.E23];['國家別水產別水產貿易量值-10'.G23];['國家別水產別水產貿易量值-10'.I23];['國家別水產別水產貿易量值-10'.K23];['國家別水產別水產貿易量值-10'.M23])+SUM(['國家別水產別水產貿易量值-11'.C23];['國家別水產別水產貿易量值-11'.E23];['國家別水產別水產貿易量值-11'.G23];['國家別水產別水產貿易量值-11'.I23];['國家別水產別水產貿易量值-11'.K23];['國家別水產別水產貿易量值-11'.M23])+SUM(['國家別水產別水產貿易量值-12'.C23];['國家別水產別水產貿易量值-12'.E23];['國家別水產別水產貿易量值-12'.G23];['國家別水產別水產貿易量值-12'.I23];['國家別水產別水產貿易量值-12'.K23];['國家別水產別水產貿易量值-12'.M23])+SUM(['國家別水產別水產貿易量值-13'.C23];['國家別水產別水產貿易量值-13'.E23];['國家別水產別水產貿易量值-13'.G23];['國家別水產別水產貿易量值-13'.I23];['國家別水產別水產貿易量值-13'.K23];['國家別水產別水產貿易量值-13'.M23])+SUM(['國家別水產別水產貿易量值-14'.C23];['國家別水產別水產貿易量值-14'.E23];['國家別水產別水產貿易量值-14'.G23];['國家別水產別水產貿易量值-14'.I23];['國家別水產別水產貿易量值-14'.K23];['國家別水產別水產貿易量值-14'.M23])+SUM(['國家別水產別水產貿易量值-15'.C23];['國家別水產別水產貿易量值-15'.E23];['國家別水產別水產貿易量值-15'.G23];['國家別水產別水產貿易量值-15'.I23];['國家別水產別水產貿易量值-15'.K23];['國家別水產別水產貿易量值-15'.M23])+SUM(['國家別水產別水產貿易量值-16'.C23];['國家別水產別水產貿易量值-16'.E23];['國家別水產別水產貿易量值-16'.G23];['國家別水產別水產貿易量值-16'.I23];['國家別水產別水產貿易量值-16'.K23];['國家別水產別水產貿易量值-16'.M23])+SUM(['國家別水產別水產貿易量值-17'.C23];['國家別水產別水產貿易量值-17'.E23];['國家別水產別水產貿易量值-17'.G23];['國家別水產別水產貿易量值-17'.I23];['國家別水產別水產貿易量值-17'.K23];['國家別水產別水產貿易量值-17'.M23])+SUM(['國家別水產別水產貿易量值-18'.C23];['國家別水產別水產貿易量值-18'.E23];['國家別水產別水產貿易量值-18'.G23];['國家別水產別水產貿易量值-18'.I23];['國家別水產別水產貿易量值-18'.K23];['國家別水產別水產貿易量值-18'.M23])+SUM(['國家別水產別水產貿易量值-19'.C23];['國家別水產別水產貿易量值-19'.E23];['國家別水產別水產貿易量值-19'.G23];['國家別水產別水產貿易量值-19'.I23];['國家別水產別水產貿易量值-19'.K23];['國家別水產別水產貿易量值-19'.M23])+SUM(['國家別水產別水產貿易量值-20'.C23];['國家別水產別水產貿易量值-20'.E23];['國家別水產別水產貿易量值-20'.G23];['國家別水產別水產貿易量值-20'.I23];['國家別水產別水產貿易量值-20'.K23];['國家別水產別水產貿易量值-20'.M23])+SUM(['國家別水產別水產貿易量值-21'.C23];['國家別水產別水產貿易量值-21'.E23];['國家別水產別水產貿易量值-21'.G23];['國家別水產別水產貿易量值-21'.I23];['國家別水產別水產貿易量值-21'.K23];['國家別水產別水產貿易量值-21'.M23])=0;&quot;-&quot;;SUM([.G23];[.I23];[.K23];[.M23])+SUM(['國家別水產別水產貿易量值-2'.C23];['國家別水產別水產貿易量值-2'.E23];['國家別水產別水產貿易量值-2'.G23];['國家別水產別水產貿易量值-2'.I23];['國家別水產別水產貿易量值-2'.K23];['國家別水產別水產貿易量值-2'.M23])+SUM(['國家別水產別水產貿易量值-3'.C23];['國家別水產別水產貿易量值-3'.E23];['國家別水產別水產貿易量值-3'.G23];['國家別水產別水產貿易量值-3'.I23];['國家別水產別水產貿易量值-3'.K23];['國家別水產別水產貿易量值-3'.M23])+SUM(['國家別水產別水產貿易量值-4'.C23];['國家別水產別水產貿易量值-4'.E23];['國家別水產別水產貿易量值-4'.G23];['國家別水產別水產貿易量值-4'.I23];['國家別水產別水產貿易量值-4'.K23];['國家別水產別水產貿易量值-4'.M23])+SUM(['國家別水產別水產貿易量值-5'.C23];['國家別水產別水產貿易量值-5'.E23];['國家別水產別水產貿易量值-5'.G23];['國家別水產別水產貿易量值-5'.I23];['國家別水產別水產貿易量值-5'.K23];['國家別水產別水產貿易量值-5'.M23])+SUM(['國家別水產別水產貿易量值-6'.C23];['國家別水產別水產貿易量值-6'.E23];['國家別水產別水產貿易量值-6'.G23];['國家別水產別水產貿易量值-6'.I23];['國家別水產別水產貿易量值-6'.K23];['國家別水產別水產貿易量值-6'.M23])+SUM(['國家別水產別水產貿易量值-7'.C23];['國家別水產別水產貿易量值-7'.E23];['國家別水產別水產貿易量值-7'.G23];['國家別水產別水產貿易量值-7'.I23];['國家別水產別水產貿易量值-7'.K23];['國家別水產別水產貿易量值-7'.M23])+SUM(['國家別水產別水產貿易量值-8'.C23];['國家別水產別水產貿易量值-8'.E23];['國家別水產別水產貿易量值-8'.G23];['國家別水產別水產貿易量值-8'.I23];['國家別水產別水產貿易量值-8'.K23];['國家別水產別水產貿易量值-8'.M23])+SUM(['國家別水產別水產貿易量值-9'.C23];['國家別水產別水產貿易量值-9'.E23];['國家別水產別水產貿易量值-9'.G23];['國家別水產別水產貿易量值-9'.I23];['國家別水產別水產貿易量值-9'.K23];['國家別水產別水產貿易量值-9'.M23])+SUM(['國家別水產別水產貿易量值-10'.C23];['國家別水產別水產貿易量值-10'.E23];['國家別水產別水產貿易量值-10'.G23];['國家別水產別水產貿易量值-10'.I23];['國家別水產別水產貿易量值-10'.K23];['國家別水產別水產貿易量值-10'.M23])+SUM(['國家別水產別水產貿易量值-11'.C23];['國家別水產別水產貿易量值-11'.E23];['國家別水產別水產貿易量值-11'.G23];['國家別水產別水產貿易量值-11'.I23];['國家別水產別水產貿易量值-11'.K23];['國家別水產別水產貿易量值-11'.M23])+SUM(['國家別水產別水產貿易量值-12'.C23];['國家別水產別水產貿易量值-12'.E23];['國家別水產別水產貿易量值-12'.G23];['國家別水產別水產貿易量值-12'.I23];['國家別水產別水產貿易量值-12'.K23];['國家別水產別水產貿易量值-12'.M23])+SUM(['國家別水產別水產貿易量值-13'.C23];['國家別水產別水產貿易量值-13'.E23];['國家別水產別水產貿易量值-13'.G23];['國家別水產別水產貿易量值-13'.I23];['國家別水產別水產貿易量值-13'.K23];['國家別水產別水產貿易量值-13'.M23])+SUM(['國家別水產別水產貿易量值-14'.C23];['國家別水產別水產貿易量值-14'.E23];['國家別水產別水產貿易量值-14'.G23];['國家別水產別水產貿易量值-14'.I23];['國家別水產別水產貿易量值-14'.K23];['國家別水產別水產貿易量值-14'.M23])+SUM(['國家別水產別水產貿易量值-15'.C23];['國家別水產別水產貿易量值-15'.E23];['國家別水產別水產貿易量值-15'.G23];['國家別水產別水產貿易量值-15'.I23];['國家別水產別水產貿易量值-15'.K23];['國家別水產別水產貿易量值-15'.M23])+SUM(['國家別水產別水產貿易量值-16'.C23];['國家別水產別水產貿易量值-16'.E23];['國家別水產別水產貿易量值-16'.G23];['國家別水產別水產貿易量值-16'.I23];['國家別水產別水產貿易量值-16'.K23];['國家別水產別水產貿易量值-16'.M23])+SUM(['國家別水產別水產貿易量值-17'.C23];['國家別水產別水產貿易量值-17'.E23];['國家別水產別水產貿易量值-17'.G23];['國家別水產別水產貿易量值-17'.I23];['國家別水產別水產貿易量值-17'.K23];['國家別水產別水產貿易量值-17'.M23])+SUM(['國家別水產別水產貿易量值-18'.C23];['國家別水產別水產貿易量值-18'.E23];['國家別水產別水產貿易量值-18'.G23];['國家別水產別水產貿易量值-18'.I23];['國家別水產別水產貿易量值-18'.K23];['國家別水產別水產貿易量值-18'.M23])+SUM(['國家別水產別水產貿易量值-19'.C23];['國家別水產別水產貿易量值-19'.E23];['國家別水產別水產貿易量值-19'.G23];['國家別水產別水產貿易量值-19'.I23];['國家別水產別水產貿易量值-19'.K23];['國家別水產別水產貿易量值-19'.M23])+SUM(['國家別水產別水產貿易量值-20'.C23];['國家別水產別水產貿易量值-20'.E23];['國家別水產別水產貿易量值-20'.G23];['國家別水產別水產貿易量值-20'.I23];['國家別水產別水產貿易量值-20'.K23];['國家別水產別水產貿易量值-20'.M23])+SUM(['國家別水產別水產貿易量值-21'.C23];['國家別水產別水產貿易量值-21'.E23];['國家別水產別水產貿易量值-21'.G23];['國家別水產別水產貿易量值-21'.I23];['國家別水產別水產貿易量值-21'.K23];['國家別水產別水產貿易量值-21'.M23]))" table:style-name="ce12">
            <text:p>12,231,304<text:s/></text:p>
          </table:table-cell>
          <table:table-cell office:value-type="float" office:value="29841.656000000006" table:formula="of:=IF(SUM([.H23];[.J23];[.L23];[.N23])+SUM(['國家別水產別水產貿易量值-2'.D23];['國家別水產別水產貿易量值-2'.F23];['國家別水產別水產貿易量值-2'.H23];['國家別水產別水產貿易量值-2'.J23];['國家別水產別水產貿易量值-2'.L23];['國家別水產別水產貿易量值-2'.N23])+SUM(['國家別水產別水產貿易量值-3'.D23];['國家別水產別水產貿易量值-3'.F23];['國家別水產別水產貿易量值-3'.H23];['國家別水產別水產貿易量值-3'.J23];['國家別水產別水產貿易量值-3'.L23];['國家別水產別水產貿易量值-3'.N23])+SUM(['國家別水產別水產貿易量值-4'.D23];['國家別水產別水產貿易量值-4'.F23];['國家別水產別水產貿易量值-4'.H23];['國家別水產別水產貿易量值-4'.J23];['國家別水產別水產貿易量值-4'.L23];['國家別水產別水產貿易量值-4'.N23])+SUM(['國家別水產別水產貿易量值-5'.D23];['國家別水產別水產貿易量值-5'.F23];['國家別水產別水產貿易量值-5'.H23];['國家別水產別水產貿易量值-5'.J23];['國家別水產別水產貿易量值-5'.L23];['國家別水產別水產貿易量值-5'.N23])+SUM(['國家別水產別水產貿易量值-6'.D23];['國家別水產別水產貿易量值-6'.F23];['國家別水產別水產貿易量值-6'.H23];['國家別水產別水產貿易量值-6'.J23];['國家別水產別水產貿易量值-6'.L23];['國家別水產別水產貿易量值-6'.N23])+SUM(['國家別水產別水產貿易量值-7'.D23];['國家別水產別水產貿易量值-7'.F23];['國家別水產別水產貿易量值-7'.H23];['國家別水產別水產貿易量值-7'.J23];['國家別水產別水產貿易量值-7'.L23];['國家別水產別水產貿易量值-7'.N23])+SUM(['國家別水產別水產貿易量值-8'.D23];['國家別水產別水產貿易量值-8'.F23];['國家別水產別水產貿易量值-8'.H23];['國家別水產別水產貿易量值-8'.J23];['國家別水產別水產貿易量值-8'.L23];['國家別水產別水產貿易量值-8'.N23])+SUM(['國家別水產別水產貿易量值-9'.D23];['國家別水產別水產貿易量值-9'.F23];['國家別水產別水產貿易量值-9'.H23];['國家別水產別水產貿易量值-9'.J23];['國家別水產別水產貿易量值-9'.L23];['國家別水產別水產貿易量值-9'.N23])+SUM(['國家別水產別水產貿易量值-10'.D23];['國家別水產別水產貿易量值-10'.F23];['國家別水產別水產貿易量值-10'.H23];['國家別水產別水產貿易量值-10'.J23];['國家別水產別水產貿易量值-10'.L23];['國家別水產別水產貿易量值-10'.N23])+SUM(['國家別水產別水產貿易量值-11'.D23];['國家別水產別水產貿易量值-11'.F23];['國家別水產別水產貿易量值-11'.H23];['國家別水產別水產貿易量值-11'.J23];['國家別水產別水產貿易量值-11'.L23];['國家別水產別水產貿易量值-11'.N23])+SUM(['國家別水產別水產貿易量值-12'.D23];['國家別水產別水產貿易量值-12'.F23];['國家別水產別水產貿易量值-12'.H23];['國家別水產別水產貿易量值-12'.J23];['國家別水產別水產貿易量值-12'.L23];['國家別水產別水產貿易量值-12'.N23])+SUM(['國家別水產別水產貿易量值-13'.D23];['國家別水產別水產貿易量值-13'.F23];['國家別水產別水產貿易量值-13'.H23];['國家別水產別水產貿易量值-13'.J23];['國家別水產別水產貿易量值-13'.L23];['國家別水產別水產貿易量值-13'.N23])+SUM(['國家別水產別水產貿易量值-14'.D23];['國家別水產別水產貿易量值-14'.F23];['國家別水產別水產貿易量值-14'.H23];['國家別水產別水產貿易量值-14'.J23];['國家別水產別水產貿易量值-14'.L23];['國家別水產別水產貿易量值-14'.N23])+SUM(['國家別水產別水產貿易量值-15'.D23];['國家別水產別水產貿易量值-15'.F23];['國家別水產別水產貿易量值-15'.H23];['國家別水產別水產貿易量值-15'.J23];['國家別水產別水產貿易量值-15'.L23];['國家別水產別水產貿易量值-15'.N23])+SUM(['國家別水產別水產貿易量值-16'.D23];['國家別水產別水產貿易量值-16'.F23];['國家別水產別水產貿易量值-16'.H23];['國家別水產別水產貿易量值-16'.J23];['國家別水產別水產貿易量值-16'.L23];['國家別水產別水產貿易量值-16'.N23])+SUM(['國家別水產別水產貿易量值-17'.D23];['國家別水產別水產貿易量值-17'.F23];['國家別水產別水產貿易量值-17'.H23];['國家別水產別水產貿易量值-17'.J23];['國家別水產別水產貿易量值-17'.L23];['國家別水產別水產貿易量值-17'.N23])+SUM(['國家別水產別水產貿易量值-18'.D23];['國家別水產別水產貿易量值-18'.F23];['國家別水產別水產貿易量值-18'.H23];['國家別水產別水產貿易量值-18'.J23];['國家別水產別水產貿易量值-18'.L23];['國家別水產別水產貿易量值-18'.N23])+SUM(['國家別水產別水產貿易量值-19'.D23];['國家別水產別水產貿易量值-19'.F23];['國家別水產別水產貿易量值-19'.H23];['國家別水產別水產貿易量值-19'.J23];['國家別水產別水產貿易量值-19'.L23];['國家別水產別水產貿易量值-19'.N23])+SUM(['國家別水產別水產貿易量值-20'.D23];['國家別水產別水產貿易量值-20'.F23];['國家別水產別水產貿易量值-20'.H23];['國家別水產別水產貿易量值-20'.J23];['國家別水產別水產貿易量值-20'.L23];['國家別水產別水產貿易量值-20'.N23])+SUM(['國家別水產別水產貿易量值-21'.D23];['國家別水產別水產貿易量值-21'.F23];['國家別水產別水產貿易量值-21'.H23];['國家別水產別水產貿易量值-21'.J23];['國家別水產別水產貿易量值-21'.L23];['國家別水產別水產貿易量值-21'.N23])=0;&quot;-&quot;;SUM([.H23];[.J23];[.L23];[.N23])+SUM(['國家別水產別水產貿易量值-2'.D23];['國家別水產別水產貿易量值-2'.F23];['國家別水產別水產貿易量值-2'.H23];['國家別水產別水產貿易量值-2'.J23];['國家別水產別水產貿易量值-2'.L23];['國家別水產別水產貿易量值-2'.N23])+SUM(['國家別水產別水產貿易量值-3'.D23];['國家別水產別水產貿易量值-3'.F23];['國家別水產別水產貿易量值-3'.H23];['國家別水產別水產貿易量值-3'.J23];['國家別水產別水產貿易量值-3'.L23];['國家別水產別水產貿易量值-3'.N23])+SUM(['國家別水產別水產貿易量值-4'.D23];['國家別水產別水產貿易量值-4'.F23];['國家別水產別水產貿易量值-4'.H23];['國家別水產別水產貿易量值-4'.J23];['國家別水產別水產貿易量值-4'.L23];['國家別水產別水產貿易量值-4'.N23])+SUM(['國家別水產別水產貿易量值-5'.D23];['國家別水產別水產貿易量值-5'.F23];['國家別水產別水產貿易量值-5'.H23];['國家別水產別水產貿易量值-5'.J23];['國家別水產別水產貿易量值-5'.L23];['國家別水產別水產貿易量值-5'.N23])+SUM(['國家別水產別水產貿易量值-6'.D23];['國家別水產別水產貿易量值-6'.F23];['國家別水產別水產貿易量值-6'.H23];['國家別水產別水產貿易量值-6'.J23];['國家別水產別水產貿易量值-6'.L23];['國家別水產別水產貿易量值-6'.N23])+SUM(['國家別水產別水產貿易量值-7'.D23];['國家別水產別水產貿易量值-7'.F23];['國家別水產別水產貿易量值-7'.H23];['國家別水產別水產貿易量值-7'.J23];['國家別水產別水產貿易量值-7'.L23];['國家別水產別水產貿易量值-7'.N23])+SUM(['國家別水產別水產貿易量值-8'.D23];['國家別水產別水產貿易量值-8'.F23];['國家別水產別水產貿易量值-8'.H23];['國家別水產別水產貿易量值-8'.J23];['國家別水產別水產貿易量值-8'.L23];['國家別水產別水產貿易量值-8'.N23])+SUM(['國家別水產別水產貿易量值-9'.D23];['國家別水產別水產貿易量值-9'.F23];['國家別水產別水產貿易量值-9'.H23];['國家別水產別水產貿易量值-9'.J23];['國家別水產別水產貿易量值-9'.L23];['國家別水產別水產貿易量值-9'.N23])+SUM(['國家別水產別水產貿易量值-10'.D23];['國家別水產別水產貿易量值-10'.F23];['國家別水產別水產貿易量值-10'.H23];['國家別水產別水產貿易量值-10'.J23];['國家別水產別水產貿易量值-10'.L23];['國家別水產別水產貿易量值-10'.N23])+SUM(['國家別水產別水產貿易量值-11'.D23];['國家別水產別水產貿易量值-11'.F23];['國家別水產別水產貿易量值-11'.H23];['國家別水產別水產貿易量值-11'.J23];['國家別水產別水產貿易量值-11'.L23];['國家別水產別水產貿易量值-11'.N23])+SUM(['國家別水產別水產貿易量值-12'.D23];['國家別水產別水產貿易量值-12'.F23];['國家別水產別水產貿易量值-12'.H23];['國家別水產別水產貿易量值-12'.J23];['國家別水產別水產貿易量值-12'.L23];['國家別水產別水產貿易量值-12'.N23])+SUM(['國家別水產別水產貿易量值-13'.D23];['國家別水產別水產貿易量值-13'.F23];['國家別水產別水產貿易量值-13'.H23];['國家別水產別水產貿易量值-13'.J23];['國家別水產別水產貿易量值-13'.L23];['國家別水產別水產貿易量值-13'.N23])+SUM(['國家別水產別水產貿易量值-14'.D23];['國家別水產別水產貿易量值-14'.F23];['國家別水產別水產貿易量值-14'.H23];['國家別水產別水產貿易量值-14'.J23];['國家別水產別水產貿易量值-14'.L23];['國家別水產別水產貿易量值-14'.N23])+SUM(['國家別水產別水產貿易量值-15'.D23];['國家別水產別水產貿易量值-15'.F23];['國家別水產別水產貿易量值-15'.H23];['國家別水產別水產貿易量值-15'.J23];['國家別水產別水產貿易量值-15'.L23];['國家別水產別水產貿易量值-15'.N23])+SUM(['國家別水產別水產貿易量值-16'.D23];['國家別水產別水產貿易量值-16'.F23];['國家別水產別水產貿易量值-16'.H23];['國家別水產別水產貿易量值-16'.J23];['國家別水產別水產貿易量值-16'.L23];['國家別水產別水產貿易量值-16'.N23])+SUM(['國家別水產別水產貿易量值-17'.D23];['國家別水產別水產貿易量值-17'.F23];['國家別水產別水產貿易量值-17'.H23];['國家別水產別水產貿易量值-17'.J23];['國家別水產別水產貿易量值-17'.L23];['國家別水產別水產貿易量值-17'.N23])+SUM(['國家別水產別水產貿易量值-18'.D23];['國家別水產別水產貿易量值-18'.F23];['國家別水產別水產貿易量值-18'.H23];['國家別水產別水產貿易量值-18'.J23];['國家別水產別水產貿易量值-18'.L23];['國家別水產別水產貿易量值-18'.N23])+SUM(['國家別水產別水產貿易量值-19'.D23];['國家別水產別水產貿易量值-19'.F23];['國家別水產別水產貿易量值-19'.H23];['國家別水產別水產貿易量值-19'.J23];['國家別水產別水產貿易量值-19'.L23];['國家別水產別水產貿易量值-19'.N23])+SUM(['國家別水產別水產貿易量值-20'.D23];['國家別水產別水產貿易量值-20'.F23];['國家別水產別水產貿易量值-20'.H23];['國家別水產別水產貿易量值-20'.J23];['國家別水產別水產貿易量值-20'.L23];['國家別水產別水產貿易量值-20'.N23])+SUM(['國家別水產別水產貿易量值-21'.D23];['國家別水產別水產貿易量值-21'.F23];['國家別水產別水產貿易量值-21'.H23];['國家別水產別水產貿易量值-21'.J23];['國家別水產別水產貿易量值-21'.L23];['國家別水產別水產貿易量值-21'.N23]))" table:style-name="ce12">
            <text:p>29,842<text:s/></text:p>
          </table:table-cell>
          <table:table-cell office:value-type="float" office:value="477430" table:style-name="ce12">
            <text:p>477,430<text:s/></text:p>
          </table:table-cell>
          <table:table-cell office:value-type="float" office:value="4209.7510000000002" table:style-name="ce12">
            <text:p>4,210<text:s/></text:p>
          </table:table-cell>
          <table:table-cell office:value-type="float" office:value="15880" table:style-name="ce12">
            <text:p>15,880<text:s/></text:p>
          </table:table-cell>
          <table:table-cell office:value-type="float" office:value="109.85599999999999" table:style-name="ce12">
            <text:p>110<text:s/></text:p>
          </table:table-cell>
          <table:table-cell office:value-type="float" office:value="121601" table:style-name="ce12">
            <text:p>121,601<text:s/></text:p>
          </table:table-cell>
          <table:table-cell office:value-type="float" office:value="1399.425" table:style-name="ce12">
            <text:p>1,399<text:s/></text:p>
          </table:table-cell>
          <table:table-cell office:value-type="float" office:value="5313" table:style-name="ce12">
            <text:p>5,313<text:s/></text:p>
          </table:table-cell>
          <table:table-cell office:value-type="float" office:value="16.559000000000001" table:style-name="ce12">
            <text:p>17<text:s/></text:p>
          </table:table-cell>
          <table:table-cell office:value-type="float" office:value="21285" table:style-name="ce12">
            <text:p>21,285<text:s/></text:p>
          </table:table-cell>
          <table:table-cell office:value-type="float" office:value="140.44200000000001" table:style-name="ce12">
            <text:p>140<text:s/>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float" office:value="4086903" table:formula="of:=IF(SUM([.G24];[.I24];[.K24];[.M24])+SUM(['國家別水產別水產貿易量值-2'.C24];['國家別水產別水產貿易量值-2'.E24];['國家別水產別水產貿易量值-2'.G24];['國家別水產別水產貿易量值-2'.I24];['國家別水產別水產貿易量值-2'.K24];['國家別水產別水產貿易量值-2'.M24])+SUM(['國家別水產別水產貿易量值-3'.C24];['國家別水產別水產貿易量值-3'.E24];['國家別水產別水產貿易量值-3'.G24];['國家別水產別水產貿易量值-3'.I24];['國家別水產別水產貿易量值-3'.K24];['國家別水產別水產貿易量值-3'.M24])+SUM(['國家別水產別水產貿易量值-4'.C24];['國家別水產別水產貿易量值-4'.E24];['國家別水產別水產貿易量值-4'.G24];['國家別水產別水產貿易量值-4'.I24];['國家別水產別水產貿易量值-4'.K24];['國家別水產別水產貿易量值-4'.M24])+SUM(['國家別水產別水產貿易量值-5'.C24];['國家別水產別水產貿易量值-5'.E24];['國家別水產別水產貿易量值-5'.G24];['國家別水產別水產貿易量值-5'.I24];['國家別水產別水產貿易量值-5'.K24];['國家別水產別水產貿易量值-5'.M24])+SUM(['國家別水產別水產貿易量值-6'.C24];['國家別水產別水產貿易量值-6'.E24];['國家別水產別水產貿易量值-6'.G24];['國家別水產別水產貿易量值-6'.I24];['國家別水產別水產貿易量值-6'.K24];['國家別水產別水產貿易量值-6'.M24])+SUM(['國家別水產別水產貿易量值-7'.C24];['國家別水產別水產貿易量值-7'.E24];['國家別水產別水產貿易量值-7'.G24];['國家別水產別水產貿易量值-7'.I24];['國家別水產別水產貿易量值-7'.K24];['國家別水產別水產貿易量值-7'.M24])+SUM(['國家別水產別水產貿易量值-8'.C24];['國家別水產別水產貿易量值-8'.E24];['國家別水產別水產貿易量值-8'.G24];['國家別水產別水產貿易量值-8'.I24];['國家別水產別水產貿易量值-8'.K24];['國家別水產別水產貿易量值-8'.M24])+SUM(['國家別水產別水產貿易量值-9'.C24];['國家別水產別水產貿易量值-9'.E24];['國家別水產別水產貿易量值-9'.G24];['國家別水產別水產貿易量值-9'.I24];['國家別水產別水產貿易量值-9'.K24];['國家別水產別水產貿易量值-9'.M24])+SUM(['國家別水產別水產貿易量值-10'.C24];['國家別水產別水產貿易量值-10'.E24];['國家別水產別水產貿易量值-10'.G24];['國家別水產別水產貿易量值-10'.I24];['國家別水產別水產貿易量值-10'.K24];['國家別水產別水產貿易量值-10'.M24])+SUM(['國家別水產別水產貿易量值-11'.C24];['國家別水產別水產貿易量值-11'.E24];['國家別水產別水產貿易量值-11'.G24];['國家別水產別水產貿易量值-11'.I24];['國家別水產別水產貿易量值-11'.K24];['國家別水產別水產貿易量值-11'.M24])+SUM(['國家別水產別水產貿易量值-12'.C24];['國家別水產別水產貿易量值-12'.E24];['國家別水產別水產貿易量值-12'.G24];['國家別水產別水產貿易量值-12'.I24];['國家別水產別水產貿易量值-12'.K24];['國家別水產別水產貿易量值-12'.M24])+SUM(['國家別水產別水產貿易量值-13'.C24];['國家別水產別水產貿易量值-13'.E24];['國家別水產別水產貿易量值-13'.G24];['國家別水產別水產貿易量值-13'.I24];['國家別水產別水產貿易量值-13'.K24];['國家別水產別水產貿易量值-13'.M24])+SUM(['國家別水產別水產貿易量值-14'.C24];['國家別水產別水產貿易量值-14'.E24];['國家別水產別水產貿易量值-14'.G24];['國家別水產別水產貿易量值-14'.I24];['國家別水產別水產貿易量值-14'.K24];['國家別水產別水產貿易量值-14'.M24])+SUM(['國家別水產別水產貿易量值-15'.C24];['國家別水產別水產貿易量值-15'.E24];['國家別水產別水產貿易量值-15'.G24];['國家別水產別水產貿易量值-15'.I24];['國家別水產別水產貿易量值-15'.K24];['國家別水產別水產貿易量值-15'.M24])+SUM(['國家別水產別水產貿易量值-16'.C24];['國家別水產別水產貿易量值-16'.E24];['國家別水產別水產貿易量值-16'.G24];['國家別水產別水產貿易量值-16'.I24];['國家別水產別水產貿易量值-16'.K24];['國家別水產別水產貿易量值-16'.M24])+SUM(['國家別水產別水產貿易量值-17'.C24];['國家別水產別水產貿易量值-17'.E24];['國家別水產別水產貿易量值-17'.G24];['國家別水產別水產貿易量值-17'.I24];['國家別水產別水產貿易量值-17'.K24];['國家別水產別水產貿易量值-17'.M24])+SUM(['國家別水產別水產貿易量值-18'.C24];['國家別水產別水產貿易量值-18'.E24];['國家別水產別水產貿易量值-18'.G24];['國家別水產別水產貿易量值-18'.I24];['國家別水產別水產貿易量值-18'.K24];['國家別水產別水產貿易量值-18'.M24])+SUM(['國家別水產別水產貿易量值-19'.C24];['國家別水產別水產貿易量值-19'.E24];['國家別水產別水產貿易量值-19'.G24];['國家別水產別水產貿易量值-19'.I24];['國家別水產別水產貿易量值-19'.K24];['國家別水產別水產貿易量值-19'.M24])+SUM(['國家別水產別水產貿易量值-20'.C24];['國家別水產別水產貿易量值-20'.E24];['國家別水產別水產貿易量值-20'.G24];['國家別水產別水產貿易量值-20'.I24];['國家別水產別水產貿易量值-20'.K24];['國家別水產別水產貿易量值-20'.M24])+SUM(['國家別水產別水產貿易量值-21'.C24];['國家別水產別水產貿易量值-21'.E24];['國家別水產別水產貿易量值-21'.G24];['國家別水產別水產貿易量值-21'.I24];['國家別水產別水產貿易量值-21'.K24];['國家別水產別水產貿易量值-21'.M24])=0;&quot;-&quot;;SUM([.G24];[.I24];[.K24];[.M24])+SUM(['國家別水產別水產貿易量值-2'.C24];['國家別水產別水產貿易量值-2'.E24];['國家別水產別水產貿易量值-2'.G24];['國家別水產別水產貿易量值-2'.I24];['國家別水產別水產貿易量值-2'.K24];['國家別水產別水產貿易量值-2'.M24])+SUM(['國家別水產別水產貿易量值-3'.C24];['國家別水產別水產貿易量值-3'.E24];['國家別水產別水產貿易量值-3'.G24];['國家別水產別水產貿易量值-3'.I24];['國家別水產別水產貿易量值-3'.K24];['國家別水產別水產貿易量值-3'.M24])+SUM(['國家別水產別水產貿易量值-4'.C24];['國家別水產別水產貿易量值-4'.E24];['國家別水產別水產貿易量值-4'.G24];['國家別水產別水產貿易量值-4'.I24];['國家別水產別水產貿易量值-4'.K24];['國家別水產別水產貿易量值-4'.M24])+SUM(['國家別水產別水產貿易量值-5'.C24];['國家別水產別水產貿易量值-5'.E24];['國家別水產別水產貿易量值-5'.G24];['國家別水產別水產貿易量值-5'.I24];['國家別水產別水產貿易量值-5'.K24];['國家別水產別水產貿易量值-5'.M24])+SUM(['國家別水產別水產貿易量值-6'.C24];['國家別水產別水產貿易量值-6'.E24];['國家別水產別水產貿易量值-6'.G24];['國家別水產別水產貿易量值-6'.I24];['國家別水產別水產貿易量值-6'.K24];['國家別水產別水產貿易量值-6'.M24])+SUM(['國家別水產別水產貿易量值-7'.C24];['國家別水產別水產貿易量值-7'.E24];['國家別水產別水產貿易量值-7'.G24];['國家別水產別水產貿易量值-7'.I24];['國家別水產別水產貿易量值-7'.K24];['國家別水產別水產貿易量值-7'.M24])+SUM(['國家別水產別水產貿易量值-8'.C24];['國家別水產別水產貿易量值-8'.E24];['國家別水產別水產貿易量值-8'.G24];['國家別水產別水產貿易量值-8'.I24];['國家別水產別水產貿易量值-8'.K24];['國家別水產別水產貿易量值-8'.M24])+SUM(['國家別水產別水產貿易量值-9'.C24];['國家別水產別水產貿易量值-9'.E24];['國家別水產別水產貿易量值-9'.G24];['國家別水產別水產貿易量值-9'.I24];['國家別水產別水產貿易量值-9'.K24];['國家別水產別水產貿易量值-9'.M24])+SUM(['國家別水產別水產貿易量值-10'.C24];['國家別水產別水產貿易量值-10'.E24];['國家別水產別水產貿易量值-10'.G24];['國家別水產別水產貿易量值-10'.I24];['國家別水產別水產貿易量值-10'.K24];['國家別水產別水產貿易量值-10'.M24])+SUM(['國家別水產別水產貿易量值-11'.C24];['國家別水產別水產貿易量值-11'.E24];['國家別水產別水產貿易量值-11'.G24];['國家別水產別水產貿易量值-11'.I24];['國家別水產別水產貿易量值-11'.K24];['國家別水產別水產貿易量值-11'.M24])+SUM(['國家別水產別水產貿易量值-12'.C24];['國家別水產別水產貿易量值-12'.E24];['國家別水產別水產貿易量值-12'.G24];['國家別水產別水產貿易量值-12'.I24];['國家別水產別水產貿易量值-12'.K24];['國家別水產別水產貿易量值-12'.M24])+SUM(['國家別水產別水產貿易量值-13'.C24];['國家別水產別水產貿易量值-13'.E24];['國家別水產別水產貿易量值-13'.G24];['國家別水產別水產貿易量值-13'.I24];['國家別水產別水產貿易量值-13'.K24];['國家別水產別水產貿易量值-13'.M24])+SUM(['國家別水產別水產貿易量值-14'.C24];['國家別水產別水產貿易量值-14'.E24];['國家別水產別水產貿易量值-14'.G24];['國家別水產別水產貿易量值-14'.I24];['國家別水產別水產貿易量值-14'.K24];['國家別水產別水產貿易量值-14'.M24])+SUM(['國家別水產別水產貿易量值-15'.C24];['國家別水產別水產貿易量值-15'.E24];['國家別水產別水產貿易量值-15'.G24];['國家別水產別水產貿易量值-15'.I24];['國家別水產別水產貿易量值-15'.K24];['國家別水產別水產貿易量值-15'.M24])+SUM(['國家別水產別水產貿易量值-16'.C24];['國家別水產別水產貿易量值-16'.E24];['國家別水產別水產貿易量值-16'.G24];['國家別水產別水產貿易量值-16'.I24];['國家別水產別水產貿易量值-16'.K24];['國家別水產別水產貿易量值-16'.M24])+SUM(['國家別水產別水產貿易量值-17'.C24];['國家別水產別水產貿易量值-17'.E24];['國家別水產別水產貿易量值-17'.G24];['國家別水產別水產貿易量值-17'.I24];['國家別水產別水產貿易量值-17'.K24];['國家別水產別水產貿易量值-17'.M24])+SUM(['國家別水產別水產貿易量值-18'.C24];['國家別水產別水產貿易量值-18'.E24];['國家別水產別水產貿易量值-18'.G24];['國家別水產別水產貿易量值-18'.I24];['國家別水產別水產貿易量值-18'.K24];['國家別水產別水產貿易量值-18'.M24])+SUM(['國家別水產別水產貿易量值-19'.C24];['國家別水產別水產貿易量值-19'.E24];['國家別水產別水產貿易量值-19'.G24];['國家別水產別水產貿易量值-19'.I24];['國家別水產別水產貿易量值-19'.K24];['國家別水產別水產貿易量值-19'.M24])+SUM(['國家別水產別水產貿易量值-20'.C24];['國家別水產別水產貿易量值-20'.E24];['國家別水產別水產貿易量值-20'.G24];['國家別水產別水產貿易量值-20'.I24];['國家別水產別水產貿易量值-20'.K24];['國家別水產別水產貿易量值-20'.M24])+SUM(['國家別水產別水產貿易量值-21'.C24];['國家別水產別水產貿易量值-21'.E24];['國家別水產別水產貿易量值-21'.G24];['國家別水產別水產貿易量值-21'.I24];['國家別水產別水產貿易量值-21'.K24];['國家別水產別水產貿易量值-21'.M24]))" table:style-name="ce12">
            <text:p>4,086,903<text:s/></text:p>
          </table:table-cell>
          <table:table-cell office:value-type="float" office:value="26956.481" table:formula="of:=IF(SUM([.H24];[.J24];[.L24];[.N24])+SUM(['國家別水產別水產貿易量值-2'.D24];['國家別水產別水產貿易量值-2'.F24];['國家別水產別水產貿易量值-2'.H24];['國家別水產別水產貿易量值-2'.J24];['國家別水產別水產貿易量值-2'.L24];['國家別水產別水產貿易量值-2'.N24])+SUM(['國家別水產別水產貿易量值-3'.D24];['國家別水產別水產貿易量值-3'.F24];['國家別水產別水產貿易量值-3'.H24];['國家別水產別水產貿易量值-3'.J24];['國家別水產別水產貿易量值-3'.L24];['國家別水產別水產貿易量值-3'.N24])+SUM(['國家別水產別水產貿易量值-4'.D24];['國家別水產別水產貿易量值-4'.F24];['國家別水產別水產貿易量值-4'.H24];['國家別水產別水產貿易量值-4'.J24];['國家別水產別水產貿易量值-4'.L24];['國家別水產別水產貿易量值-4'.N24])+SUM(['國家別水產別水產貿易量值-5'.D24];['國家別水產別水產貿易量值-5'.F24];['國家別水產別水產貿易量值-5'.H24];['國家別水產別水產貿易量值-5'.J24];['國家別水產別水產貿易量值-5'.L24];['國家別水產別水產貿易量值-5'.N24])+SUM(['國家別水產別水產貿易量值-6'.D24];['國家別水產別水產貿易量值-6'.F24];['國家別水產別水產貿易量值-6'.H24];['國家別水產別水產貿易量值-6'.J24];['國家別水產別水產貿易量值-6'.L24];['國家別水產別水產貿易量值-6'.N24])+SUM(['國家別水產別水產貿易量值-7'.D24];['國家別水產別水產貿易量值-7'.F24];['國家別水產別水產貿易量值-7'.H24];['國家別水產別水產貿易量值-7'.J24];['國家別水產別水產貿易量值-7'.L24];['國家別水產別水產貿易量值-7'.N24])+SUM(['國家別水產別水產貿易量值-8'.D24];['國家別水產別水產貿易量值-8'.F24];['國家別水產別水產貿易量值-8'.H24];['國家別水產別水產貿易量值-8'.J24];['國家別水產別水產貿易量值-8'.L24];['國家別水產別水產貿易量值-8'.N24])+SUM(['國家別水產別水產貿易量值-9'.D24];['國家別水產別水產貿易量值-9'.F24];['國家別水產別水產貿易量值-9'.H24];['國家別水產別水產貿易量值-9'.J24];['國家別水產別水產貿易量值-9'.L24];['國家別水產別水產貿易量值-9'.N24])+SUM(['國家別水產別水產貿易量值-10'.D24];['國家別水產別水產貿易量值-10'.F24];['國家別水產別水產貿易量值-10'.H24];['國家別水產別水產貿易量值-10'.J24];['國家別水產別水產貿易量值-10'.L24];['國家別水產別水產貿易量值-10'.N24])+SUM(['國家別水產別水產貿易量值-11'.D24];['國家別水產別水產貿易量值-11'.F24];['國家別水產別水產貿易量值-11'.H24];['國家別水產別水產貿易量值-11'.J24];['國家別水產別水產貿易量值-11'.L24];['國家別水產別水產貿易量值-11'.N24])+SUM(['國家別水產別水產貿易量值-12'.D24];['國家別水產別水產貿易量值-12'.F24];['國家別水產別水產貿易量值-12'.H24];['國家別水產別水產貿易量值-12'.J24];['國家別水產別水產貿易量值-12'.L24];['國家別水產別水產貿易量值-12'.N24])+SUM(['國家別水產別水產貿易量值-13'.D24];['國家別水產別水產貿易量值-13'.F24];['國家別水產別水產貿易量值-13'.H24];['國家別水產別水產貿易量值-13'.J24];['國家別水產別水產貿易量值-13'.L24];['國家別水產別水產貿易量值-13'.N24])+SUM(['國家別水產別水產貿易量值-14'.D24];['國家別水產別水產貿易量值-14'.F24];['國家別水產別水產貿易量值-14'.H24];['國家別水產別水產貿易量值-14'.J24];['國家別水產別水產貿易量值-14'.L24];['國家別水產別水產貿易量值-14'.N24])+SUM(['國家別水產別水產貿易量值-15'.D24];['國家別水產別水產貿易量值-15'.F24];['國家別水產別水產貿易量值-15'.H24];['國家別水產別水產貿易量值-15'.J24];['國家別水產別水產貿易量值-15'.L24];['國家別水產別水產貿易量值-15'.N24])+SUM(['國家別水產別水產貿易量值-16'.D24];['國家別水產別水產貿易量值-16'.F24];['國家別水產別水產貿易量值-16'.H24];['國家別水產別水產貿易量值-16'.J24];['國家別水產別水產貿易量值-16'.L24];['國家別水產別水產貿易量值-16'.N24])+SUM(['國家別水產別水產貿易量值-17'.D24];['國家別水產別水產貿易量值-17'.F24];['國家別水產別水產貿易量值-17'.H24];['國家別水產別水產貿易量值-17'.J24];['國家別水產別水產貿易量值-17'.L24];['國家別水產別水產貿易量值-17'.N24])+SUM(['國家別水產別水產貿易量值-18'.D24];['國家別水產別水產貿易量值-18'.F24];['國家別水產別水產貿易量值-18'.H24];['國家別水產別水產貿易量值-18'.J24];['國家別水產別水產貿易量值-18'.L24];['國家別水產別水產貿易量值-18'.N24])+SUM(['國家別水產別水產貿易量值-19'.D24];['國家別水產別水產貿易量值-19'.F24];['國家別水產別水產貿易量值-19'.H24];['國家別水產別水產貿易量值-19'.J24];['國家別水產別水產貿易量值-19'.L24];['國家別水產別水產貿易量值-19'.N24])+SUM(['國家別水產別水產貿易量值-20'.D24];['國家別水產別水產貿易量值-20'.F24];['國家別水產別水產貿易量值-20'.H24];['國家別水產別水產貿易量值-20'.J24];['國家別水產別水產貿易量值-20'.L24];['國家別水產別水產貿易量值-20'.N24])+SUM(['國家別水產別水產貿易量值-21'.D24];['國家別水產別水產貿易量值-21'.F24];['國家別水產別水產貿易量值-21'.H24];['國家別水產別水產貿易量值-21'.J24];['國家別水產別水產貿易量值-21'.L24];['國家別水產別水產貿易量值-21'.N24])=0;&quot;-&quot;;SUM([.H24];[.J24];[.L24];[.N24])+SUM(['國家別水產別水產貿易量值-2'.D24];['國家別水產別水產貿易量值-2'.F24];['國家別水產別水產貿易量值-2'.H24];['國家別水產別水產貿易量值-2'.J24];['國家別水產別水產貿易量值-2'.L24];['國家別水產別水產貿易量值-2'.N24])+SUM(['國家別水產別水產貿易量值-3'.D24];['國家別水產別水產貿易量值-3'.F24];['國家別水產別水產貿易量值-3'.H24];['國家別水產別水產貿易量值-3'.J24];['國家別水產別水產貿易量值-3'.L24];['國家別水產別水產貿易量值-3'.N24])+SUM(['國家別水產別水產貿易量值-4'.D24];['國家別水產別水產貿易量值-4'.F24];['國家別水產別水產貿易量值-4'.H24];['國家別水產別水產貿易量值-4'.J24];['國家別水產別水產貿易量值-4'.L24];['國家別水產別水產貿易量值-4'.N24])+SUM(['國家別水產別水產貿易量值-5'.D24];['國家別水產別水產貿易量值-5'.F24];['國家別水產別水產貿易量值-5'.H24];['國家別水產別水產貿易量值-5'.J24];['國家別水產別水產貿易量值-5'.L24];['國家別水產別水產貿易量值-5'.N24])+SUM(['國家別水產別水產貿易量值-6'.D24];['國家別水產別水產貿易量值-6'.F24];['國家別水產別水產貿易量值-6'.H24];['國家別水產別水產貿易量值-6'.J24];['國家別水產別水產貿易量值-6'.L24];['國家別水產別水產貿易量值-6'.N24])+SUM(['國家別水產別水產貿易量值-7'.D24];['國家別水產別水產貿易量值-7'.F24];['國家別水產別水產貿易量值-7'.H24];['國家別水產別水產貿易量值-7'.J24];['國家別水產別水產貿易量值-7'.L24];['國家別水產別水產貿易量值-7'.N24])+SUM(['國家別水產別水產貿易量值-8'.D24];['國家別水產別水產貿易量值-8'.F24];['國家別水產別水產貿易量值-8'.H24];['國家別水產別水產貿易量值-8'.J24];['國家別水產別水產貿易量值-8'.L24];['國家別水產別水產貿易量值-8'.N24])+SUM(['國家別水產別水產貿易量值-9'.D24];['國家別水產別水產貿易量值-9'.F24];['國家別水產別水產貿易量值-9'.H24];['國家別水產別水產貿易量值-9'.J24];['國家別水產別水產貿易量值-9'.L24];['國家別水產別水產貿易量值-9'.N24])+SUM(['國家別水產別水產貿易量值-10'.D24];['國家別水產別水產貿易量值-10'.F24];['國家別水產別水產貿易量值-10'.H24];['國家別水產別水產貿易量值-10'.J24];['國家別水產別水產貿易量值-10'.L24];['國家別水產別水產貿易量值-10'.N24])+SUM(['國家別水產別水產貿易量值-11'.D24];['國家別水產別水產貿易量值-11'.F24];['國家別水產別水產貿易量值-11'.H24];['國家別水產別水產貿易量值-11'.J24];['國家別水產別水產貿易量值-11'.L24];['國家別水產別水產貿易量值-11'.N24])+SUM(['國家別水產別水產貿易量值-12'.D24];['國家別水產別水產貿易量值-12'.F24];['國家別水產別水產貿易量值-12'.H24];['國家別水產別水產貿易量值-12'.J24];['國家別水產別水產貿易量值-12'.L24];['國家別水產別水產貿易量值-12'.N24])+SUM(['國家別水產別水產貿易量值-13'.D24];['國家別水產別水產貿易量值-13'.F24];['國家別水產別水產貿易量值-13'.H24];['國家別水產別水產貿易量值-13'.J24];['國家別水產別水產貿易量值-13'.L24];['國家別水產別水產貿易量值-13'.N24])+SUM(['國家別水產別水產貿易量值-14'.D24];['國家別水產別水產貿易量值-14'.F24];['國家別水產別水產貿易量值-14'.H24];['國家別水產別水產貿易量值-14'.J24];['國家別水產別水產貿易量值-14'.L24];['國家別水產別水產貿易量值-14'.N24])+SUM(['國家別水產別水產貿易量值-15'.D24];['國家別水產別水產貿易量值-15'.F24];['國家別水產別水產貿易量值-15'.H24];['國家別水產別水產貿易量值-15'.J24];['國家別水產別水產貿易量值-15'.L24];['國家別水產別水產貿易量值-15'.N24])+SUM(['國家別水產別水產貿易量值-16'.D24];['國家別水產別水產貿易量值-16'.F24];['國家別水產別水產貿易量值-16'.H24];['國家別水產別水產貿易量值-16'.J24];['國家別水產別水產貿易量值-16'.L24];['國家別水產別水產貿易量值-16'.N24])+SUM(['國家別水產別水產貿易量值-17'.D24];['國家別水產別水產貿易量值-17'.F24];['國家別水產別水產貿易量值-17'.H24];['國家別水產別水產貿易量值-17'.J24];['國家別水產別水產貿易量值-17'.L24];['國家別水產別水產貿易量值-17'.N24])+SUM(['國家別水產別水產貿易量值-18'.D24];['國家別水產別水產貿易量值-18'.F24];['國家別水產別水產貿易量值-18'.H24];['國家別水產別水產貿易量值-18'.J24];['國家別水產別水產貿易量值-18'.L24];['國家別水產別水產貿易量值-18'.N24])+SUM(['國家別水產別水產貿易量值-19'.D24];['國家別水產別水產貿易量值-19'.F24];['國家別水產別水產貿易量值-19'.H24];['國家別水產別水產貿易量值-19'.J24];['國家別水產別水產貿易量值-19'.L24];['國家別水產別水產貿易量值-19'.N24])+SUM(['國家別水產別水產貿易量值-20'.D24];['國家別水產別水產貿易量值-20'.F24];['國家別水產別水產貿易量值-20'.H24];['國家別水產別水產貿易量值-20'.J24];['國家別水產別水產貿易量值-20'.L24];['國家別水產別水產貿易量值-20'.N24])+SUM(['國家別水產別水產貿易量值-21'.D24];['國家別水產別水產貿易量值-21'.F24];['國家別水產別水產貿易量值-21'.H24];['國家別水產別水產貿易量值-21'.J24];['國家別水產別水產貿易量值-21'.L24];['國家別水產別水產貿易量值-21'.N24]))" table:style-name="ce12">
            <text:p>26,956<text:s/></text:p>
          </table:table-cell>
          <table:table-cell office:value-type="float" office:value="704" table:style-name="ce12">
            <text:p>704<text:s/></text:p>
          </table:table-cell>
          <table:table-cell office:value-type="float" office:value="16.867999999999999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9094797" table:formula="of:=IF(SUM([.G25];[.I25];[.K25];[.M25])+SUM(['國家別水產別水產貿易量值-2'.C25];['國家別水產別水產貿易量值-2'.E25];['國家別水產別水產貿易量值-2'.G25];['國家別水產別水產貿易量值-2'.I25];['國家別水產別水產貿易量值-2'.K25];['國家別水產別水產貿易量值-2'.M25])+SUM(['國家別水產別水產貿易量值-3'.C25];['國家別水產別水產貿易量值-3'.E25];['國家別水產別水產貿易量值-3'.G25];['國家別水產別水產貿易量值-3'.I25];['國家別水產別水產貿易量值-3'.K25];['國家別水產別水產貿易量值-3'.M25])+SUM(['國家別水產別水產貿易量值-4'.C25];['國家別水產別水產貿易量值-4'.E25];['國家別水產別水產貿易量值-4'.G25];['國家別水產別水產貿易量值-4'.I25];['國家別水產別水產貿易量值-4'.K25];['國家別水產別水產貿易量值-4'.M25])+SUM(['國家別水產別水產貿易量值-5'.C25];['國家別水產別水產貿易量值-5'.E25];['國家別水產別水產貿易量值-5'.G25];['國家別水產別水產貿易量值-5'.I25];['國家別水產別水產貿易量值-5'.K25];['國家別水產別水產貿易量值-5'.M25])+SUM(['國家別水產別水產貿易量值-6'.C25];['國家別水產別水產貿易量值-6'.E25];['國家別水產別水產貿易量值-6'.G25];['國家別水產別水產貿易量值-6'.I25];['國家別水產別水產貿易量值-6'.K25];['國家別水產別水產貿易量值-6'.M25])+SUM(['國家別水產別水產貿易量值-7'.C25];['國家別水產別水產貿易量值-7'.E25];['國家別水產別水產貿易量值-7'.G25];['國家別水產別水產貿易量值-7'.I25];['國家別水產別水產貿易量值-7'.K25];['國家別水產別水產貿易量值-7'.M25])+SUM(['國家別水產別水產貿易量值-8'.C25];['國家別水產別水產貿易量值-8'.E25];['國家別水產別水產貿易量值-8'.G25];['國家別水產別水產貿易量值-8'.I25];['國家別水產別水產貿易量值-8'.K25];['國家別水產別水產貿易量值-8'.M25])+SUM(['國家別水產別水產貿易量值-9'.C25];['國家別水產別水產貿易量值-9'.E25];['國家別水產別水產貿易量值-9'.G25];['國家別水產別水產貿易量值-9'.I25];['國家別水產別水產貿易量值-9'.K25];['國家別水產別水產貿易量值-9'.M25])+SUM(['國家別水產別水產貿易量值-10'.C25];['國家別水產別水產貿易量值-10'.E25];['國家別水產別水產貿易量值-10'.G25];['國家別水產別水產貿易量值-10'.I25];['國家別水產別水產貿易量值-10'.K25];['國家別水產別水產貿易量值-10'.M25])+SUM(['國家別水產別水產貿易量值-11'.C25];['國家別水產別水產貿易量值-11'.E25];['國家別水產別水產貿易量值-11'.G25];['國家別水產別水產貿易量值-11'.I25];['國家別水產別水產貿易量值-11'.K25];['國家別水產別水產貿易量值-11'.M25])+SUM(['國家別水產別水產貿易量值-12'.C25];['國家別水產別水產貿易量值-12'.E25];['國家別水產別水產貿易量值-12'.G25];['國家別水產別水產貿易量值-12'.I25];['國家別水產別水產貿易量值-12'.K25];['國家別水產別水產貿易量值-12'.M25])+SUM(['國家別水產別水產貿易量值-13'.C25];['國家別水產別水產貿易量值-13'.E25];['國家別水產別水產貿易量值-13'.G25];['國家別水產別水產貿易量值-13'.I25];['國家別水產別水產貿易量值-13'.K25];['國家別水產別水產貿易量值-13'.M25])+SUM(['國家別水產別水產貿易量值-14'.C25];['國家別水產別水產貿易量值-14'.E25];['國家別水產別水產貿易量值-14'.G25];['國家別水產別水產貿易量值-14'.I25];['國家別水產別水產貿易量值-14'.K25];['國家別水產別水產貿易量值-14'.M25])+SUM(['國家別水產別水產貿易量值-15'.C25];['國家別水產別水產貿易量值-15'.E25];['國家別水產別水產貿易量值-15'.G25];['國家別水產別水產貿易量值-15'.I25];['國家別水產別水產貿易量值-15'.K25];['國家別水產別水產貿易量值-15'.M25])+SUM(['國家別水產別水產貿易量值-16'.C25];['國家別水產別水產貿易量值-16'.E25];['國家別水產別水產貿易量值-16'.G25];['國家別水產別水產貿易量值-16'.I25];['國家別水產別水產貿易量值-16'.K25];['國家別水產別水產貿易量值-16'.M25])+SUM(['國家別水產別水產貿易量值-17'.C25];['國家別水產別水產貿易量值-17'.E25];['國家別水產別水產貿易量值-17'.G25];['國家別水產別水產貿易量值-17'.I25];['國家別水產別水產貿易量值-17'.K25];['國家別水產別水產貿易量值-17'.M25])+SUM(['國家別水產別水產貿易量值-18'.C25];['國家別水產別水產貿易量值-18'.E25];['國家別水產別水產貿易量值-18'.G25];['國家別水產別水產貿易量值-18'.I25];['國家別水產別水產貿易量值-18'.K25];['國家別水產別水產貿易量值-18'.M25])+SUM(['國家別水產別水產貿易量值-19'.C25];['國家別水產別水產貿易量值-19'.E25];['國家別水產別水產貿易量值-19'.G25];['國家別水產別水產貿易量值-19'.I25];['國家別水產別水產貿易量值-19'.K25];['國家別水產別水產貿易量值-19'.M25])+SUM(['國家別水產別水產貿易量值-20'.C25];['國家別水產別水產貿易量值-20'.E25];['國家別水產別水產貿易量值-20'.G25];['國家別水產別水產貿易量值-20'.I25];['國家別水產別水產貿易量值-20'.K25];['國家別水產別水產貿易量值-20'.M25])+SUM(['國家別水產別水產貿易量值-21'.C25];['國家別水產別水產貿易量值-21'.E25];['國家別水產別水產貿易量值-21'.G25];['國家別水產別水產貿易量值-21'.I25];['國家別水產別水產貿易量值-21'.K25];['國家別水產別水產貿易量值-21'.M25])=0;&quot;-&quot;;SUM([.G25];[.I25];[.K25];[.M25])+SUM(['國家別水產別水產貿易量值-2'.C25];['國家別水產別水產貿易量值-2'.E25];['國家別水產別水產貿易量值-2'.G25];['國家別水產別水產貿易量值-2'.I25];['國家別水產別水產貿易量值-2'.K25];['國家別水產別水產貿易量值-2'.M25])+SUM(['國家別水產別水產貿易量值-3'.C25];['國家別水產別水產貿易量值-3'.E25];['國家別水產別水產貿易量值-3'.G25];['國家別水產別水產貿易量值-3'.I25];['國家別水產別水產貿易量值-3'.K25];['國家別水產別水產貿易量值-3'.M25])+SUM(['國家別水產別水產貿易量值-4'.C25];['國家別水產別水產貿易量值-4'.E25];['國家別水產別水產貿易量值-4'.G25];['國家別水產別水產貿易量值-4'.I25];['國家別水產別水產貿易量值-4'.K25];['國家別水產別水產貿易量值-4'.M25])+SUM(['國家別水產別水產貿易量值-5'.C25];['國家別水產別水產貿易量值-5'.E25];['國家別水產別水產貿易量值-5'.G25];['國家別水產別水產貿易量值-5'.I25];['國家別水產別水產貿易量值-5'.K25];['國家別水產別水產貿易量值-5'.M25])+SUM(['國家別水產別水產貿易量值-6'.C25];['國家別水產別水產貿易量值-6'.E25];['國家別水產別水產貿易量值-6'.G25];['國家別水產別水產貿易量值-6'.I25];['國家別水產別水產貿易量值-6'.K25];['國家別水產別水產貿易量值-6'.M25])+SUM(['國家別水產別水產貿易量值-7'.C25];['國家別水產別水產貿易量值-7'.E25];['國家別水產別水產貿易量值-7'.G25];['國家別水產別水產貿易量值-7'.I25];['國家別水產別水產貿易量值-7'.K25];['國家別水產別水產貿易量值-7'.M25])+SUM(['國家別水產別水產貿易量值-8'.C25];['國家別水產別水產貿易量值-8'.E25];['國家別水產別水產貿易量值-8'.G25];['國家別水產別水產貿易量值-8'.I25];['國家別水產別水產貿易量值-8'.K25];['國家別水產別水產貿易量值-8'.M25])+SUM(['國家別水產別水產貿易量值-9'.C25];['國家別水產別水產貿易量值-9'.E25];['國家別水產別水產貿易量值-9'.G25];['國家別水產別水產貿易量值-9'.I25];['國家別水產別水產貿易量值-9'.K25];['國家別水產別水產貿易量值-9'.M25])+SUM(['國家別水產別水產貿易量值-10'.C25];['國家別水產別水產貿易量值-10'.E25];['國家別水產別水產貿易量值-10'.G25];['國家別水產別水產貿易量值-10'.I25];['國家別水產別水產貿易量值-10'.K25];['國家別水產別水產貿易量值-10'.M25])+SUM(['國家別水產別水產貿易量值-11'.C25];['國家別水產別水產貿易量值-11'.E25];['國家別水產別水產貿易量值-11'.G25];['國家別水產別水產貿易量值-11'.I25];['國家別水產別水產貿易量值-11'.K25];['國家別水產別水產貿易量值-11'.M25])+SUM(['國家別水產別水產貿易量值-12'.C25];['國家別水產別水產貿易量值-12'.E25];['國家別水產別水產貿易量值-12'.G25];['國家別水產別水產貿易量值-12'.I25];['國家別水產別水產貿易量值-12'.K25];['國家別水產別水產貿易量值-12'.M25])+SUM(['國家別水產別水產貿易量值-13'.C25];['國家別水產別水產貿易量值-13'.E25];['國家別水產別水產貿易量值-13'.G25];['國家別水產別水產貿易量值-13'.I25];['國家別水產別水產貿易量值-13'.K25];['國家別水產別水產貿易量值-13'.M25])+SUM(['國家別水產別水產貿易量值-14'.C25];['國家別水產別水產貿易量值-14'.E25];['國家別水產別水產貿易量值-14'.G25];['國家別水產別水產貿易量值-14'.I25];['國家別水產別水產貿易量值-14'.K25];['國家別水產別水產貿易量值-14'.M25])+SUM(['國家別水產別水產貿易量值-15'.C25];['國家別水產別水產貿易量值-15'.E25];['國家別水產別水產貿易量值-15'.G25];['國家別水產別水產貿易量值-15'.I25];['國家別水產別水產貿易量值-15'.K25];['國家別水產別水產貿易量值-15'.M25])+SUM(['國家別水產別水產貿易量值-16'.C25];['國家別水產別水產貿易量值-16'.E25];['國家別水產別水產貿易量值-16'.G25];['國家別水產別水產貿易量值-16'.I25];['國家別水產別水產貿易量值-16'.K25];['國家別水產別水產貿易量值-16'.M25])+SUM(['國家別水產別水產貿易量值-17'.C25];['國家別水產別水產貿易量值-17'.E25];['國家別水產別水產貿易量值-17'.G25];['國家別水產別水產貿易量值-17'.I25];['國家別水產別水產貿易量值-17'.K25];['國家別水產別水產貿易量值-17'.M25])+SUM(['國家別水產別水產貿易量值-18'.C25];['國家別水產別水產貿易量值-18'.E25];['國家別水產別水產貿易量值-18'.G25];['國家別水產別水產貿易量值-18'.I25];['國家別水產別水產貿易量值-18'.K25];['國家別水產別水產貿易量值-18'.M25])+SUM(['國家別水產別水產貿易量值-19'.C25];['國家別水產別水產貿易量值-19'.E25];['國家別水產別水產貿易量值-19'.G25];['國家別水產別水產貿易量值-19'.I25];['國家別水產別水產貿易量值-19'.K25];['國家別水產別水產貿易量值-19'.M25])+SUM(['國家別水產別水產貿易量值-20'.C25];['國家別水產別水產貿易量值-20'.E25];['國家別水產別水產貿易量值-20'.G25];['國家別水產別水產貿易量值-20'.I25];['國家別水產別水產貿易量值-20'.K25];['國家別水產別水產貿易量值-20'.M25])+SUM(['國家別水產別水產貿易量值-21'.C25];['國家別水產別水產貿易量值-21'.E25];['國家別水產別水產貿易量值-21'.G25];['國家別水產別水產貿易量值-21'.I25];['國家別水產別水產貿易量值-21'.K25];['國家別水產別水產貿易量值-21'.M25]))" table:style-name="ce12">
            <text:p>9,094,797<text:s/></text:p>
          </table:table-cell>
          <table:table-cell office:value-type="float" office:value="26296.479000000003" table:formula="of:=IF(SUM([.H25];[.J25];[.L25];[.N25])+SUM(['國家別水產別水產貿易量值-2'.D25];['國家別水產別水產貿易量值-2'.F25];['國家別水產別水產貿易量值-2'.H25];['國家別水產別水產貿易量值-2'.J25];['國家別水產別水產貿易量值-2'.L25];['國家別水產別水產貿易量值-2'.N25])+SUM(['國家別水產別水產貿易量值-3'.D25];['國家別水產別水產貿易量值-3'.F25];['國家別水產別水產貿易量值-3'.H25];['國家別水產別水產貿易量值-3'.J25];['國家別水產別水產貿易量值-3'.L25];['國家別水產別水產貿易量值-3'.N25])+SUM(['國家別水產別水產貿易量值-4'.D25];['國家別水產別水產貿易量值-4'.F25];['國家別水產別水產貿易量值-4'.H25];['國家別水產別水產貿易量值-4'.J25];['國家別水產別水產貿易量值-4'.L25];['國家別水產別水產貿易量值-4'.N25])+SUM(['國家別水產別水產貿易量值-5'.D25];['國家別水產別水產貿易量值-5'.F25];['國家別水產別水產貿易量值-5'.H25];['國家別水產別水產貿易量值-5'.J25];['國家別水產別水產貿易量值-5'.L25];['國家別水產別水產貿易量值-5'.N25])+SUM(['國家別水產別水產貿易量值-6'.D25];['國家別水產別水產貿易量值-6'.F25];['國家別水產別水產貿易量值-6'.H25];['國家別水產別水產貿易量值-6'.J25];['國家別水產別水產貿易量值-6'.L25];['國家別水產別水產貿易量值-6'.N25])+SUM(['國家別水產別水產貿易量值-7'.D25];['國家別水產別水產貿易量值-7'.F25];['國家別水產別水產貿易量值-7'.H25];['國家別水產別水產貿易量值-7'.J25];['國家別水產別水產貿易量值-7'.L25];['國家別水產別水產貿易量值-7'.N25])+SUM(['國家別水產別水產貿易量值-8'.D25];['國家別水產別水產貿易量值-8'.F25];['國家別水產別水產貿易量值-8'.H25];['國家別水產別水產貿易量值-8'.J25];['國家別水產別水產貿易量值-8'.L25];['國家別水產別水產貿易量值-8'.N25])+SUM(['國家別水產別水產貿易量值-9'.D25];['國家別水產別水產貿易量值-9'.F25];['國家別水產別水產貿易量值-9'.H25];['國家別水產別水產貿易量值-9'.J25];['國家別水產別水產貿易量值-9'.L25];['國家別水產別水產貿易量值-9'.N25])+SUM(['國家別水產別水產貿易量值-10'.D25];['國家別水產別水產貿易量值-10'.F25];['國家別水產別水產貿易量值-10'.H25];['國家別水產別水產貿易量值-10'.J25];['國家別水產別水產貿易量值-10'.L25];['國家別水產別水產貿易量值-10'.N25])+SUM(['國家別水產別水產貿易量值-11'.D25];['國家別水產別水產貿易量值-11'.F25];['國家別水產別水產貿易量值-11'.H25];['國家別水產別水產貿易量值-11'.J25];['國家別水產別水產貿易量值-11'.L25];['國家別水產別水產貿易量值-11'.N25])+SUM(['國家別水產別水產貿易量值-12'.D25];['國家別水產別水產貿易量值-12'.F25];['國家別水產別水產貿易量值-12'.H25];['國家別水產別水產貿易量值-12'.J25];['國家別水產別水產貿易量值-12'.L25];['國家別水產別水產貿易量值-12'.N25])+SUM(['國家別水產別水產貿易量值-13'.D25];['國家別水產別水產貿易量值-13'.F25];['國家別水產別水產貿易量值-13'.H25];['國家別水產別水產貿易量值-13'.J25];['國家別水產別水產貿易量值-13'.L25];['國家別水產別水產貿易量值-13'.N25])+SUM(['國家別水產別水產貿易量值-14'.D25];['國家別水產別水產貿易量值-14'.F25];['國家別水產別水產貿易量值-14'.H25];['國家別水產別水產貿易量值-14'.J25];['國家別水產別水產貿易量值-14'.L25];['國家別水產別水產貿易量值-14'.N25])+SUM(['國家別水產別水產貿易量值-15'.D25];['國家別水產別水產貿易量值-15'.F25];['國家別水產別水產貿易量值-15'.H25];['國家別水產別水產貿易量值-15'.J25];['國家別水產別水產貿易量值-15'.L25];['國家別水產別水產貿易量值-15'.N25])+SUM(['國家別水產別水產貿易量值-16'.D25];['國家別水產別水產貿易量值-16'.F25];['國家別水產別水產貿易量值-16'.H25];['國家別水產別水產貿易量值-16'.J25];['國家別水產別水產貿易量值-16'.L25];['國家別水產別水產貿易量值-16'.N25])+SUM(['國家別水產別水產貿易量值-17'.D25];['國家別水產別水產貿易量值-17'.F25];['國家別水產別水產貿易量值-17'.H25];['國家別水產別水產貿易量值-17'.J25];['國家別水產別水產貿易量值-17'.L25];['國家別水產別水產貿易量值-17'.N25])+SUM(['國家別水產別水產貿易量值-18'.D25];['國家別水產別水產貿易量值-18'.F25];['國家別水產別水產貿易量值-18'.H25];['國家別水產別水產貿易量值-18'.J25];['國家別水產別水產貿易量值-18'.L25];['國家別水產別水產貿易量值-18'.N25])+SUM(['國家別水產別水產貿易量值-19'.D25];['國家別水產別水產貿易量值-19'.F25];['國家別水產別水產貿易量值-19'.H25];['國家別水產別水產貿易量值-19'.J25];['國家別水產別水產貿易量值-19'.L25];['國家別水產別水產貿易量值-19'.N25])+SUM(['國家別水產別水產貿易量值-20'.D25];['國家別水產別水產貿易量值-20'.F25];['國家別水產別水產貿易量值-20'.H25];['國家別水產別水產貿易量值-20'.J25];['國家別水產別水產貿易量值-20'.L25];['國家別水產別水產貿易量值-20'.N25])+SUM(['國家別水產別水產貿易量值-21'.D25];['國家別水產別水產貿易量值-21'.F25];['國家別水產別水產貿易量值-21'.H25];['國家別水產別水產貿易量值-21'.J25];['國家別水產別水產貿易量值-21'.L25];['國家別水產別水產貿易量值-21'.N25])=0;&quot;-&quot;;SUM([.H25];[.J25];[.L25];[.N25])+SUM(['國家別水產別水產貿易量值-2'.D25];['國家別水產別水產貿易量值-2'.F25];['國家別水產別水產貿易量值-2'.H25];['國家別水產別水產貿易量值-2'.J25];['國家別水產別水產貿易量值-2'.L25];['國家別水產別水產貿易量值-2'.N25])+SUM(['國家別水產別水產貿易量值-3'.D25];['國家別水產別水產貿易量值-3'.F25];['國家別水產別水產貿易量值-3'.H25];['國家別水產別水產貿易量值-3'.J25];['國家別水產別水產貿易量值-3'.L25];['國家別水產別水產貿易量值-3'.N25])+SUM(['國家別水產別水產貿易量值-4'.D25];['國家別水產別水產貿易量值-4'.F25];['國家別水產別水產貿易量值-4'.H25];['國家別水產別水產貿易量值-4'.J25];['國家別水產別水產貿易量值-4'.L25];['國家別水產別水產貿易量值-4'.N25])+SUM(['國家別水產別水產貿易量值-5'.D25];['國家別水產別水產貿易量值-5'.F25];['國家別水產別水產貿易量值-5'.H25];['國家別水產別水產貿易量值-5'.J25];['國家別水產別水產貿易量值-5'.L25];['國家別水產別水產貿易量值-5'.N25])+SUM(['國家別水產別水產貿易量值-6'.D25];['國家別水產別水產貿易量值-6'.F25];['國家別水產別水產貿易量值-6'.H25];['國家別水產別水產貿易量值-6'.J25];['國家別水產別水產貿易量值-6'.L25];['國家別水產別水產貿易量值-6'.N25])+SUM(['國家別水產別水產貿易量值-7'.D25];['國家別水產別水產貿易量值-7'.F25];['國家別水產別水產貿易量值-7'.H25];['國家別水產別水產貿易量值-7'.J25];['國家別水產別水產貿易量值-7'.L25];['國家別水產別水產貿易量值-7'.N25])+SUM(['國家別水產別水產貿易量值-8'.D25];['國家別水產別水產貿易量值-8'.F25];['國家別水產別水產貿易量值-8'.H25];['國家別水產別水產貿易量值-8'.J25];['國家別水產別水產貿易量值-8'.L25];['國家別水產別水產貿易量值-8'.N25])+SUM(['國家別水產別水產貿易量值-9'.D25];['國家別水產別水產貿易量值-9'.F25];['國家別水產別水產貿易量值-9'.H25];['國家別水產別水產貿易量值-9'.J25];['國家別水產別水產貿易量值-9'.L25];['國家別水產別水產貿易量值-9'.N25])+SUM(['國家別水產別水產貿易量值-10'.D25];['國家別水產別水產貿易量值-10'.F25];['國家別水產別水產貿易量值-10'.H25];['國家別水產別水產貿易量值-10'.J25];['國家別水產別水產貿易量值-10'.L25];['國家別水產別水產貿易量值-10'.N25])+SUM(['國家別水產別水產貿易量值-11'.D25];['國家別水產別水產貿易量值-11'.F25];['國家別水產別水產貿易量值-11'.H25];['國家別水產別水產貿易量值-11'.J25];['國家別水產別水產貿易量值-11'.L25];['國家別水產別水產貿易量值-11'.N25])+SUM(['國家別水產別水產貿易量值-12'.D25];['國家別水產別水產貿易量值-12'.F25];['國家別水產別水產貿易量值-12'.H25];['國家別水產別水產貿易量值-12'.J25];['國家別水產別水產貿易量值-12'.L25];['國家別水產別水產貿易量值-12'.N25])+SUM(['國家別水產別水產貿易量值-13'.D25];['國家別水產別水產貿易量值-13'.F25];['國家別水產別水產貿易量值-13'.H25];['國家別水產別水產貿易量值-13'.J25];['國家別水產別水產貿易量值-13'.L25];['國家別水產別水產貿易量值-13'.N25])+SUM(['國家別水產別水產貿易量值-14'.D25];['國家別水產別水產貿易量值-14'.F25];['國家別水產別水產貿易量值-14'.H25];['國家別水產別水產貿易量值-14'.J25];['國家別水產別水產貿易量值-14'.L25];['國家別水產別水產貿易量值-14'.N25])+SUM(['國家別水產別水產貿易量值-15'.D25];['國家別水產別水產貿易量值-15'.F25];['國家別水產別水產貿易量值-15'.H25];['國家別水產別水產貿易量值-15'.J25];['國家別水產別水產貿易量值-15'.L25];['國家別水產別水產貿易量值-15'.N25])+SUM(['國家別水產別水產貿易量值-16'.D25];['國家別水產別水產貿易量值-16'.F25];['國家別水產別水產貿易量值-16'.H25];['國家別水產別水產貿易量值-16'.J25];['國家別水產別水產貿易量值-16'.L25];['國家別水產別水產貿易量值-16'.N25])+SUM(['國家別水產別水產貿易量值-17'.D25];['國家別水產別水產貿易量值-17'.F25];['國家別水產別水產貿易量值-17'.H25];['國家別水產別水產貿易量值-17'.J25];['國家別水產別水產貿易量值-17'.L25];['國家別水產別水產貿易量值-17'.N25])+SUM(['國家別水產別水產貿易量值-18'.D25];['國家別水產別水產貿易量值-18'.F25];['國家別水產別水產貿易量值-18'.H25];['國家別水產別水產貿易量值-18'.J25];['國家別水產別水產貿易量值-18'.L25];['國家別水產別水產貿易量值-18'.N25])+SUM(['國家別水產別水產貿易量值-19'.D25];['國家別水產別水產貿易量值-19'.F25];['國家別水產別水產貿易量值-19'.H25];['國家別水產別水產貿易量值-19'.J25];['國家別水產別水產貿易量值-19'.L25];['國家別水產別水產貿易量值-19'.N25])+SUM(['國家別水產別水產貿易量值-20'.D25];['國家別水產別水產貿易量值-20'.F25];['國家別水產別水產貿易量值-20'.H25];['國家別水產別水產貿易量值-20'.J25];['國家別水產別水產貿易量值-20'.L25];['國家別水產別水產貿易量值-20'.N25])+SUM(['國家別水產別水產貿易量值-21'.D25];['國家別水產別水產貿易量值-21'.F25];['國家別水產別水產貿易量值-21'.H25];['國家別水產別水產貿易量值-21'.J25];['國家別水產別水產貿易量值-21'.L25];['國家別水產別水產貿易量值-21'.N25]))" table:style-name="ce12">
            <text:p>26,296<text:s/></text:p>
          </table:table-cell>
          <table:table-cell office:value-type="float" office:value="2554912" table:style-name="ce12">
            <text:p>2,554,912<text:s/></text:p>
          </table:table-cell>
          <table:table-cell office:value-type="float" office:value="17936.471000000001" table:style-name="ce12">
            <text:p>17,9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3825302" table:formula="of:=IF(SUM([.G26];[.I26];[.K26];[.M26])+SUM(['國家別水產別水產貿易量值-2'.C26];['國家別水產別水產貿易量值-2'.E26];['國家別水產別水產貿易量值-2'.G26];['國家別水產別水產貿易量值-2'.I26];['國家別水產別水產貿易量值-2'.K26];['國家別水產別水產貿易量值-2'.M26])+SUM(['國家別水產別水產貿易量值-3'.C26];['國家別水產別水產貿易量值-3'.E26];['國家別水產別水產貿易量值-3'.G26];['國家別水產別水產貿易量值-3'.I26];['國家別水產別水產貿易量值-3'.K26];['國家別水產別水產貿易量值-3'.M26])+SUM(['國家別水產別水產貿易量值-4'.C26];['國家別水產別水產貿易量值-4'.E26];['國家別水產別水產貿易量值-4'.G26];['國家別水產別水產貿易量值-4'.I26];['國家別水產別水產貿易量值-4'.K26];['國家別水產別水產貿易量值-4'.M26])+SUM(['國家別水產別水產貿易量值-5'.C26];['國家別水產別水產貿易量值-5'.E26];['國家別水產別水產貿易量值-5'.G26];['國家別水產別水產貿易量值-5'.I26];['國家別水產別水產貿易量值-5'.K26];['國家別水產別水產貿易量值-5'.M26])+SUM(['國家別水產別水產貿易量值-6'.C26];['國家別水產別水產貿易量值-6'.E26];['國家別水產別水產貿易量值-6'.G26];['國家別水產別水產貿易量值-6'.I26];['國家別水產別水產貿易量值-6'.K26];['國家別水產別水產貿易量值-6'.M26])+SUM(['國家別水產別水產貿易量值-7'.C26];['國家別水產別水產貿易量值-7'.E26];['國家別水產別水產貿易量值-7'.G26];['國家別水產別水產貿易量值-7'.I26];['國家別水產別水產貿易量值-7'.K26];['國家別水產別水產貿易量值-7'.M26])+SUM(['國家別水產別水產貿易量值-8'.C26];['國家別水產別水產貿易量值-8'.E26];['國家別水產別水產貿易量值-8'.G26];['國家別水產別水產貿易量值-8'.I26];['國家別水產別水產貿易量值-8'.K26];['國家別水產別水產貿易量值-8'.M26])+SUM(['國家別水產別水產貿易量值-9'.C26];['國家別水產別水產貿易量值-9'.E26];['國家別水產別水產貿易量值-9'.G26];['國家別水產別水產貿易量值-9'.I26];['國家別水產別水產貿易量值-9'.K26];['國家別水產別水產貿易量值-9'.M26])+SUM(['國家別水產別水產貿易量值-10'.C26];['國家別水產別水產貿易量值-10'.E26];['國家別水產別水產貿易量值-10'.G26];['國家別水產別水產貿易量值-10'.I26];['國家別水產別水產貿易量值-10'.K26];['國家別水產別水產貿易量值-10'.M26])+SUM(['國家別水產別水產貿易量值-11'.C26];['國家別水產別水產貿易量值-11'.E26];['國家別水產別水產貿易量值-11'.G26];['國家別水產別水產貿易量值-11'.I26];['國家別水產別水產貿易量值-11'.K26];['國家別水產別水產貿易量值-11'.M26])+SUM(['國家別水產別水產貿易量值-12'.C26];['國家別水產別水產貿易量值-12'.E26];['國家別水產別水產貿易量值-12'.G26];['國家別水產別水產貿易量值-12'.I26];['國家別水產別水產貿易量值-12'.K26];['國家別水產別水產貿易量值-12'.M26])+SUM(['國家別水產別水產貿易量值-13'.C26];['國家別水產別水產貿易量值-13'.E26];['國家別水產別水產貿易量值-13'.G26];['國家別水產別水產貿易量值-13'.I26];['國家別水產別水產貿易量值-13'.K26];['國家別水產別水產貿易量值-13'.M26])+SUM(['國家別水產別水產貿易量值-14'.C26];['國家別水產別水產貿易量值-14'.E26];['國家別水產別水產貿易量值-14'.G26];['國家別水產別水產貿易量值-14'.I26];['國家別水產別水產貿易量值-14'.K26];['國家別水產別水產貿易量值-14'.M26])+SUM(['國家別水產別水產貿易量值-15'.C26];['國家別水產別水產貿易量值-15'.E26];['國家別水產別水產貿易量值-15'.G26];['國家別水產別水產貿易量值-15'.I26];['國家別水產別水產貿易量值-15'.K26];['國家別水產別水產貿易量值-15'.M26])+SUM(['國家別水產別水產貿易量值-16'.C26];['國家別水產別水產貿易量值-16'.E26];['國家別水產別水產貿易量值-16'.G26];['國家別水產別水產貿易量值-16'.I26];['國家別水產別水產貿易量值-16'.K26];['國家別水產別水產貿易量值-16'.M26])+SUM(['國家別水產別水產貿易量值-17'.C26];['國家別水產別水產貿易量值-17'.E26];['國家別水產別水產貿易量值-17'.G26];['國家別水產別水產貿易量值-17'.I26];['國家別水產別水產貿易量值-17'.K26];['國家別水產別水產貿易量值-17'.M26])+SUM(['國家別水產別水產貿易量值-18'.C26];['國家別水產別水產貿易量值-18'.E26];['國家別水產別水產貿易量值-18'.G26];['國家別水產別水產貿易量值-18'.I26];['國家別水產別水產貿易量值-18'.K26];['國家別水產別水產貿易量值-18'.M26])+SUM(['國家別水產別水產貿易量值-19'.C26];['國家別水產別水產貿易量值-19'.E26];['國家別水產別水產貿易量值-19'.G26];['國家別水產別水產貿易量值-19'.I26];['國家別水產別水產貿易量值-19'.K26];['國家別水產別水產貿易量值-19'.M26])+SUM(['國家別水產別水產貿易量值-20'.C26];['國家別水產別水產貿易量值-20'.E26];['國家別水產別水產貿易量值-20'.G26];['國家別水產別水產貿易量值-20'.I26];['國家別水產別水產貿易量值-20'.K26];['國家別水產別水產貿易量值-20'.M26])+SUM(['國家別水產別水產貿易量值-21'.C26];['國家別水產別水產貿易量值-21'.E26];['國家別水產別水產貿易量值-21'.G26];['國家別水產別水產貿易量值-21'.I26];['國家別水產別水產貿易量值-21'.K26];['國家別水產別水產貿易量值-21'.M26])=0;&quot;-&quot;;SUM([.G26];[.I26];[.K26];[.M26])+SUM(['國家別水產別水產貿易量值-2'.C26];['國家別水產別水產貿易量值-2'.E26];['國家別水產別水產貿易量值-2'.G26];['國家別水產別水產貿易量值-2'.I26];['國家別水產別水產貿易量值-2'.K26];['國家別水產別水產貿易量值-2'.M26])+SUM(['國家別水產別水產貿易量值-3'.C26];['國家別水產別水產貿易量值-3'.E26];['國家別水產別水產貿易量值-3'.G26];['國家別水產別水產貿易量值-3'.I26];['國家別水產別水產貿易量值-3'.K26];['國家別水產別水產貿易量值-3'.M26])+SUM(['國家別水產別水產貿易量值-4'.C26];['國家別水產別水產貿易量值-4'.E26];['國家別水產別水產貿易量值-4'.G26];['國家別水產別水產貿易量值-4'.I26];['國家別水產別水產貿易量值-4'.K26];['國家別水產別水產貿易量值-4'.M26])+SUM(['國家別水產別水產貿易量值-5'.C26];['國家別水產別水產貿易量值-5'.E26];['國家別水產別水產貿易量值-5'.G26];['國家別水產別水產貿易量值-5'.I26];['國家別水產別水產貿易量值-5'.K26];['國家別水產別水產貿易量值-5'.M26])+SUM(['國家別水產別水產貿易量值-6'.C26];['國家別水產別水產貿易量值-6'.E26];['國家別水產別水產貿易量值-6'.G26];['國家別水產別水產貿易量值-6'.I26];['國家別水產別水產貿易量值-6'.K26];['國家別水產別水產貿易量值-6'.M26])+SUM(['國家別水產別水產貿易量值-7'.C26];['國家別水產別水產貿易量值-7'.E26];['國家別水產別水產貿易量值-7'.G26];['國家別水產別水產貿易量值-7'.I26];['國家別水產別水產貿易量值-7'.K26];['國家別水產別水產貿易量值-7'.M26])+SUM(['國家別水產別水產貿易量值-8'.C26];['國家別水產別水產貿易量值-8'.E26];['國家別水產別水產貿易量值-8'.G26];['國家別水產別水產貿易量值-8'.I26];['國家別水產別水產貿易量值-8'.K26];['國家別水產別水產貿易量值-8'.M26])+SUM(['國家別水產別水產貿易量值-9'.C26];['國家別水產別水產貿易量值-9'.E26];['國家別水產別水產貿易量值-9'.G26];['國家別水產別水產貿易量值-9'.I26];['國家別水產別水產貿易量值-9'.K26];['國家別水產別水產貿易量值-9'.M26])+SUM(['國家別水產別水產貿易量值-10'.C26];['國家別水產別水產貿易量值-10'.E26];['國家別水產別水產貿易量值-10'.G26];['國家別水產別水產貿易量值-10'.I26];['國家別水產別水產貿易量值-10'.K26];['國家別水產別水產貿易量值-10'.M26])+SUM(['國家別水產別水產貿易量值-11'.C26];['國家別水產別水產貿易量值-11'.E26];['國家別水產別水產貿易量值-11'.G26];['國家別水產別水產貿易量值-11'.I26];['國家別水產別水產貿易量值-11'.K26];['國家別水產別水產貿易量值-11'.M26])+SUM(['國家別水產別水產貿易量值-12'.C26];['國家別水產別水產貿易量值-12'.E26];['國家別水產別水產貿易量值-12'.G26];['國家別水產別水產貿易量值-12'.I26];['國家別水產別水產貿易量值-12'.K26];['國家別水產別水產貿易量值-12'.M26])+SUM(['國家別水產別水產貿易量值-13'.C26];['國家別水產別水產貿易量值-13'.E26];['國家別水產別水產貿易量值-13'.G26];['國家別水產別水產貿易量值-13'.I26];['國家別水產別水產貿易量值-13'.K26];['國家別水產別水產貿易量值-13'.M26])+SUM(['國家別水產別水產貿易量值-14'.C26];['國家別水產別水產貿易量值-14'.E26];['國家別水產別水產貿易量值-14'.G26];['國家別水產別水產貿易量值-14'.I26];['國家別水產別水產貿易量值-14'.K26];['國家別水產別水產貿易量值-14'.M26])+SUM(['國家別水產別水產貿易量值-15'.C26];['國家別水產別水產貿易量值-15'.E26];['國家別水產別水產貿易量值-15'.G26];['國家別水產別水產貿易量值-15'.I26];['國家別水產別水產貿易量值-15'.K26];['國家別水產別水產貿易量值-15'.M26])+SUM(['國家別水產別水產貿易量值-16'.C26];['國家別水產別水產貿易量值-16'.E26];['國家別水產別水產貿易量值-16'.G26];['國家別水產別水產貿易量值-16'.I26];['國家別水產別水產貿易量值-16'.K26];['國家別水產別水產貿易量值-16'.M26])+SUM(['國家別水產別水產貿易量值-17'.C26];['國家別水產別水產貿易量值-17'.E26];['國家別水產別水產貿易量值-17'.G26];['國家別水產別水產貿易量值-17'.I26];['國家別水產別水產貿易量值-17'.K26];['國家別水產別水產貿易量值-17'.M26])+SUM(['國家別水產別水產貿易量值-18'.C26];['國家別水產別水產貿易量值-18'.E26];['國家別水產別水產貿易量值-18'.G26];['國家別水產別水產貿易量值-18'.I26];['國家別水產別水產貿易量值-18'.K26];['國家別水產別水產貿易量值-18'.M26])+SUM(['國家別水產別水產貿易量值-19'.C26];['國家別水產別水產貿易量值-19'.E26];['國家別水產別水產貿易量值-19'.G26];['國家別水產別水產貿易量值-19'.I26];['國家別水產別水產貿易量值-19'.K26];['國家別水產別水產貿易量值-19'.M26])+SUM(['國家別水產別水產貿易量值-20'.C26];['國家別水產別水產貿易量值-20'.E26];['國家別水產別水產貿易量值-20'.G26];['國家別水產別水產貿易量值-20'.I26];['國家別水產別水產貿易量值-20'.K26];['國家別水產別水產貿易量值-20'.M26])+SUM(['國家別水產別水產貿易量值-21'.C26];['國家別水產別水產貿易量值-21'.E26];['國家別水產別水產貿易量值-21'.G26];['國家別水產別水產貿易量值-21'.I26];['國家別水產別水產貿易量值-21'.K26];['國家別水產別水產貿易量值-21'.M26]))" table:style-name="ce12">
            <text:p>3,825,302<text:s/></text:p>
          </table:table-cell>
          <table:table-cell office:value-type="float" office:value="24837.005000000001" table:formula="of:=IF(SUM([.H26];[.J26];[.L26];[.N26])+SUM(['國家別水產別水產貿易量值-2'.D26];['國家別水產別水產貿易量值-2'.F26];['國家別水產別水產貿易量值-2'.H26];['國家別水產別水產貿易量值-2'.J26];['國家別水產別水產貿易量值-2'.L26];['國家別水產別水產貿易量值-2'.N26])+SUM(['國家別水產別水產貿易量值-3'.D26];['國家別水產別水產貿易量值-3'.F26];['國家別水產別水產貿易量值-3'.H26];['國家別水產別水產貿易量值-3'.J26];['國家別水產別水產貿易量值-3'.L26];['國家別水產別水產貿易量值-3'.N26])+SUM(['國家別水產別水產貿易量值-4'.D26];['國家別水產別水產貿易量值-4'.F26];['國家別水產別水產貿易量值-4'.H26];['國家別水產別水產貿易量值-4'.J26];['國家別水產別水產貿易量值-4'.L26];['國家別水產別水產貿易量值-4'.N26])+SUM(['國家別水產別水產貿易量值-5'.D26];['國家別水產別水產貿易量值-5'.F26];['國家別水產別水產貿易量值-5'.H26];['國家別水產別水產貿易量值-5'.J26];['國家別水產別水產貿易量值-5'.L26];['國家別水產別水產貿易量值-5'.N26])+SUM(['國家別水產別水產貿易量值-6'.D26];['國家別水產別水產貿易量值-6'.F26];['國家別水產別水產貿易量值-6'.H26];['國家別水產別水產貿易量值-6'.J26];['國家別水產別水產貿易量值-6'.L26];['國家別水產別水產貿易量值-6'.N26])+SUM(['國家別水產別水產貿易量值-7'.D26];['國家別水產別水產貿易量值-7'.F26];['國家別水產別水產貿易量值-7'.H26];['國家別水產別水產貿易量值-7'.J26];['國家別水產別水產貿易量值-7'.L26];['國家別水產別水產貿易量值-7'.N26])+SUM(['國家別水產別水產貿易量值-8'.D26];['國家別水產別水產貿易量值-8'.F26];['國家別水產別水產貿易量值-8'.H26];['國家別水產別水產貿易量值-8'.J26];['國家別水產別水產貿易量值-8'.L26];['國家別水產別水產貿易量值-8'.N26])+SUM(['國家別水產別水產貿易量值-9'.D26];['國家別水產別水產貿易量值-9'.F26];['國家別水產別水產貿易量值-9'.H26];['國家別水產別水產貿易量值-9'.J26];['國家別水產別水產貿易量值-9'.L26];['國家別水產別水產貿易量值-9'.N26])+SUM(['國家別水產別水產貿易量值-10'.D26];['國家別水產別水產貿易量值-10'.F26];['國家別水產別水產貿易量值-10'.H26];['國家別水產別水產貿易量值-10'.J26];['國家別水產別水產貿易量值-10'.L26];['國家別水產別水產貿易量值-10'.N26])+SUM(['國家別水產別水產貿易量值-11'.D26];['國家別水產別水產貿易量值-11'.F26];['國家別水產別水產貿易量值-11'.H26];['國家別水產別水產貿易量值-11'.J26];['國家別水產別水產貿易量值-11'.L26];['國家別水產別水產貿易量值-11'.N26])+SUM(['國家別水產別水產貿易量值-12'.D26];['國家別水產別水產貿易量值-12'.F26];['國家別水產別水產貿易量值-12'.H26];['國家別水產別水產貿易量值-12'.J26];['國家別水產別水產貿易量值-12'.L26];['國家別水產別水產貿易量值-12'.N26])+SUM(['國家別水產別水產貿易量值-13'.D26];['國家別水產別水產貿易量值-13'.F26];['國家別水產別水產貿易量值-13'.H26];['國家別水產別水產貿易量值-13'.J26];['國家別水產別水產貿易量值-13'.L26];['國家別水產別水產貿易量值-13'.N26])+SUM(['國家別水產別水產貿易量值-14'.D26];['國家別水產別水產貿易量值-14'.F26];['國家別水產別水產貿易量值-14'.H26];['國家別水產別水產貿易量值-14'.J26];['國家別水產別水產貿易量值-14'.L26];['國家別水產別水產貿易量值-14'.N26])+SUM(['國家別水產別水產貿易量值-15'.D26];['國家別水產別水產貿易量值-15'.F26];['國家別水產別水產貿易量值-15'.H26];['國家別水產別水產貿易量值-15'.J26];['國家別水產別水產貿易量值-15'.L26];['國家別水產別水產貿易量值-15'.N26])+SUM(['國家別水產別水產貿易量值-16'.D26];['國家別水產別水產貿易量值-16'.F26];['國家別水產別水產貿易量值-16'.H26];['國家別水產別水產貿易量值-16'.J26];['國家別水產別水產貿易量值-16'.L26];['國家別水產別水產貿易量值-16'.N26])+SUM(['國家別水產別水產貿易量值-17'.D26];['國家別水產別水產貿易量值-17'.F26];['國家別水產別水產貿易量值-17'.H26];['國家別水產別水產貿易量值-17'.J26];['國家別水產別水產貿易量值-17'.L26];['國家別水產別水產貿易量值-17'.N26])+SUM(['國家別水產別水產貿易量值-18'.D26];['國家別水產別水產貿易量值-18'.F26];['國家別水產別水產貿易量值-18'.H26];['國家別水產別水產貿易量值-18'.J26];['國家別水產別水產貿易量值-18'.L26];['國家別水產別水產貿易量值-18'.N26])+SUM(['國家別水產別水產貿易量值-19'.D26];['國家別水產別水產貿易量值-19'.F26];['國家別水產別水產貿易量值-19'.H26];['國家別水產別水產貿易量值-19'.J26];['國家別水產別水產貿易量值-19'.L26];['國家別水產別水產貿易量值-19'.N26])+SUM(['國家別水產別水產貿易量值-20'.D26];['國家別水產別水產貿易量值-20'.F26];['國家別水產別水產貿易量值-20'.H26];['國家別水產別水產貿易量值-20'.J26];['國家別水產別水產貿易量值-20'.L26];['國家別水產別水產貿易量值-20'.N26])+SUM(['國家別水產別水產貿易量值-21'.D26];['國家別水產別水產貿易量值-21'.F26];['國家別水產別水產貿易量值-21'.H26];['國家別水產別水產貿易量值-21'.J26];['國家別水產別水產貿易量值-21'.L26];['國家別水產別水產貿易量值-21'.N26])=0;&quot;-&quot;;SUM([.H26];[.J26];[.L26];[.N26])+SUM(['國家別水產別水產貿易量值-2'.D26];['國家別水產別水產貿易量值-2'.F26];['國家別水產別水產貿易量值-2'.H26];['國家別水產別水產貿易量值-2'.J26];['國家別水產別水產貿易量值-2'.L26];['國家別水產別水產貿易量值-2'.N26])+SUM(['國家別水產別水產貿易量值-3'.D26];['國家別水產別水產貿易量值-3'.F26];['國家別水產別水產貿易量值-3'.H26];['國家別水產別水產貿易量值-3'.J26];['國家別水產別水產貿易量值-3'.L26];['國家別水產別水產貿易量值-3'.N26])+SUM(['國家別水產別水產貿易量值-4'.D26];['國家別水產別水產貿易量值-4'.F26];['國家別水產別水產貿易量值-4'.H26];['國家別水產別水產貿易量值-4'.J26];['國家別水產別水產貿易量值-4'.L26];['國家別水產別水產貿易量值-4'.N26])+SUM(['國家別水產別水產貿易量值-5'.D26];['國家別水產別水產貿易量值-5'.F26];['國家別水產別水產貿易量值-5'.H26];['國家別水產別水產貿易量值-5'.J26];['國家別水產別水產貿易量值-5'.L26];['國家別水產別水產貿易量值-5'.N26])+SUM(['國家別水產別水產貿易量值-6'.D26];['國家別水產別水產貿易量值-6'.F26];['國家別水產別水產貿易量值-6'.H26];['國家別水產別水產貿易量值-6'.J26];['國家別水產別水產貿易量值-6'.L26];['國家別水產別水產貿易量值-6'.N26])+SUM(['國家別水產別水產貿易量值-7'.D26];['國家別水產別水產貿易量值-7'.F26];['國家別水產別水產貿易量值-7'.H26];['國家別水產別水產貿易量值-7'.J26];['國家別水產別水產貿易量值-7'.L26];['國家別水產別水產貿易量值-7'.N26])+SUM(['國家別水產別水產貿易量值-8'.D26];['國家別水產別水產貿易量值-8'.F26];['國家別水產別水產貿易量值-8'.H26];['國家別水產別水產貿易量值-8'.J26];['國家別水產別水產貿易量值-8'.L26];['國家別水產別水產貿易量值-8'.N26])+SUM(['國家別水產別水產貿易量值-9'.D26];['國家別水產別水產貿易量值-9'.F26];['國家別水產別水產貿易量值-9'.H26];['國家別水產別水產貿易量值-9'.J26];['國家別水產別水產貿易量值-9'.L26];['國家別水產別水產貿易量值-9'.N26])+SUM(['國家別水產別水產貿易量值-10'.D26];['國家別水產別水產貿易量值-10'.F26];['國家別水產別水產貿易量值-10'.H26];['國家別水產別水產貿易量值-10'.J26];['國家別水產別水產貿易量值-10'.L26];['國家別水產別水產貿易量值-10'.N26])+SUM(['國家別水產別水產貿易量值-11'.D26];['國家別水產別水產貿易量值-11'.F26];['國家別水產別水產貿易量值-11'.H26];['國家別水產別水產貿易量值-11'.J26];['國家別水產別水產貿易量值-11'.L26];['國家別水產別水產貿易量值-11'.N26])+SUM(['國家別水產別水產貿易量值-12'.D26];['國家別水產別水產貿易量值-12'.F26];['國家別水產別水產貿易量值-12'.H26];['國家別水產別水產貿易量值-12'.J26];['國家別水產別水產貿易量值-12'.L26];['國家別水產別水產貿易量值-12'.N26])+SUM(['國家別水產別水產貿易量值-13'.D26];['國家別水產別水產貿易量值-13'.F26];['國家別水產別水產貿易量值-13'.H26];['國家別水產別水產貿易量值-13'.J26];['國家別水產別水產貿易量值-13'.L26];['國家別水產別水產貿易量值-13'.N26])+SUM(['國家別水產別水產貿易量值-14'.D26];['國家別水產別水產貿易量值-14'.F26];['國家別水產別水產貿易量值-14'.H26];['國家別水產別水產貿易量值-14'.J26];['國家別水產別水產貿易量值-14'.L26];['國家別水產別水產貿易量值-14'.N26])+SUM(['國家別水產別水產貿易量值-15'.D26];['國家別水產別水產貿易量值-15'.F26];['國家別水產別水產貿易量值-15'.H26];['國家別水產別水產貿易量值-15'.J26];['國家別水產別水產貿易量值-15'.L26];['國家別水產別水產貿易量值-15'.N26])+SUM(['國家別水產別水產貿易量值-16'.D26];['國家別水產別水產貿易量值-16'.F26];['國家別水產別水產貿易量值-16'.H26];['國家別水產別水產貿易量值-16'.J26];['國家別水產別水產貿易量值-16'.L26];['國家別水產別水產貿易量值-16'.N26])+SUM(['國家別水產別水產貿易量值-17'.D26];['國家別水產別水產貿易量值-17'.F26];['國家別水產別水產貿易量值-17'.H26];['國家別水產別水產貿易量值-17'.J26];['國家別水產別水產貿易量值-17'.L26];['國家別水產別水產貿易量值-17'.N26])+SUM(['國家別水產別水產貿易量值-18'.D26];['國家別水產別水產貿易量值-18'.F26];['國家別水產別水產貿易量值-18'.H26];['國家別水產別水產貿易量值-18'.J26];['國家別水產別水產貿易量值-18'.L26];['國家別水產別水產貿易量值-18'.N26])+SUM(['國家別水產別水產貿易量值-19'.D26];['國家別水產別水產貿易量值-19'.F26];['國家別水產別水產貿易量值-19'.H26];['國家別水產別水產貿易量值-19'.J26];['國家別水產別水產貿易量值-19'.L26];['國家別水產別水產貿易量值-19'.N26])+SUM(['國家別水產別水產貿易量值-20'.D26];['國家別水產別水產貿易量值-20'.F26];['國家別水產別水產貿易量值-20'.H26];['國家別水產別水產貿易量值-20'.J26];['國家別水產別水產貿易量值-20'.L26];['國家別水產別水產貿易量值-20'.N26])+SUM(['國家別水產別水產貿易量值-21'.D26];['國家別水產別水產貿易量值-21'.F26];['國家別水產別水產貿易量值-21'.H26];['國家別水產別水產貿易量值-21'.J26];['國家別水產別水產貿易量值-21'.L26];['國家別水產別水產貿易量值-21'.N26]))" table:style-name="ce12">
            <text:p>24,837<text:s/></text:p>
          </table:table-cell>
          <table:table-cell office:value-type="float" office:value="3369223" table:style-name="ce12">
            <text:p>3,369,223<text:s/></text:p>
          </table:table-cell>
          <table:table-cell office:value-type="float" office:value="23485.370999999999" table:style-name="ce12">
            <text:p>23,4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7274732" table:formula="of:=IF(SUM([.G27];[.I27];[.K27];[.M27])+SUM(['國家別水產別水產貿易量值-2'.C27];['國家別水產別水產貿易量值-2'.E27];['國家別水產別水產貿易量值-2'.G27];['國家別水產別水產貿易量值-2'.I27];['國家別水產別水產貿易量值-2'.K27];['國家別水產別水產貿易量值-2'.M27])+SUM(['國家別水產別水產貿易量值-3'.C27];['國家別水產別水產貿易量值-3'.E27];['國家別水產別水產貿易量值-3'.G27];['國家別水產別水產貿易量值-3'.I27];['國家別水產別水產貿易量值-3'.K27];['國家別水產別水產貿易量值-3'.M27])+SUM(['國家別水產別水產貿易量值-4'.C27];['國家別水產別水產貿易量值-4'.E27];['國家別水產別水產貿易量值-4'.G27];['國家別水產別水產貿易量值-4'.I27];['國家別水產別水產貿易量值-4'.K27];['國家別水產別水產貿易量值-4'.M27])+SUM(['國家別水產別水產貿易量值-5'.C27];['國家別水產別水產貿易量值-5'.E27];['國家別水產別水產貿易量值-5'.G27];['國家別水產別水產貿易量值-5'.I27];['國家別水產別水產貿易量值-5'.K27];['國家別水產別水產貿易量值-5'.M27])+SUM(['國家別水產別水產貿易量值-6'.C27];['國家別水產別水產貿易量值-6'.E27];['國家別水產別水產貿易量值-6'.G27];['國家別水產別水產貿易量值-6'.I27];['國家別水產別水產貿易量值-6'.K27];['國家別水產別水產貿易量值-6'.M27])+SUM(['國家別水產別水產貿易量值-7'.C27];['國家別水產別水產貿易量值-7'.E27];['國家別水產別水產貿易量值-7'.G27];['國家別水產別水產貿易量值-7'.I27];['國家別水產別水產貿易量值-7'.K27];['國家別水產別水產貿易量值-7'.M27])+SUM(['國家別水產別水產貿易量值-8'.C27];['國家別水產別水產貿易量值-8'.E27];['國家別水產別水產貿易量值-8'.G27];['國家別水產別水產貿易量值-8'.I27];['國家別水產別水產貿易量值-8'.K27];['國家別水產別水產貿易量值-8'.M27])+SUM(['國家別水產別水產貿易量值-9'.C27];['國家別水產別水產貿易量值-9'.E27];['國家別水產別水產貿易量值-9'.G27];['國家別水產別水產貿易量值-9'.I27];['國家別水產別水產貿易量值-9'.K27];['國家別水產別水產貿易量值-9'.M27])+SUM(['國家別水產別水產貿易量值-10'.C27];['國家別水產別水產貿易量值-10'.E27];['國家別水產別水產貿易量值-10'.G27];['國家別水產別水產貿易量值-10'.I27];['國家別水產別水產貿易量值-10'.K27];['國家別水產別水產貿易量值-10'.M27])+SUM(['國家別水產別水產貿易量值-11'.C27];['國家別水產別水產貿易量值-11'.E27];['國家別水產別水產貿易量值-11'.G27];['國家別水產別水產貿易量值-11'.I27];['國家別水產別水產貿易量值-11'.K27];['國家別水產別水產貿易量值-11'.M27])+SUM(['國家別水產別水產貿易量值-12'.C27];['國家別水產別水產貿易量值-12'.E27];['國家別水產別水產貿易量值-12'.G27];['國家別水產別水產貿易量值-12'.I27];['國家別水產別水產貿易量值-12'.K27];['國家別水產別水產貿易量值-12'.M27])+SUM(['國家別水產別水產貿易量值-13'.C27];['國家別水產別水產貿易量值-13'.E27];['國家別水產別水產貿易量值-13'.G27];['國家別水產別水產貿易量值-13'.I27];['國家別水產別水產貿易量值-13'.K27];['國家別水產別水產貿易量值-13'.M27])+SUM(['國家別水產別水產貿易量值-14'.C27];['國家別水產別水產貿易量值-14'.E27];['國家別水產別水產貿易量值-14'.G27];['國家別水產別水產貿易量值-14'.I27];['國家別水產別水產貿易量值-14'.K27];['國家別水產別水產貿易量值-14'.M27])+SUM(['國家別水產別水產貿易量值-15'.C27];['國家別水產別水產貿易量值-15'.E27];['國家別水產別水產貿易量值-15'.G27];['國家別水產別水產貿易量值-15'.I27];['國家別水產別水產貿易量值-15'.K27];['國家別水產別水產貿易量值-15'.M27])+SUM(['國家別水產別水產貿易量值-16'.C27];['國家別水產別水產貿易量值-16'.E27];['國家別水產別水產貿易量值-16'.G27];['國家別水產別水產貿易量值-16'.I27];['國家別水產別水產貿易量值-16'.K27];['國家別水產別水產貿易量值-16'.M27])+SUM(['國家別水產別水產貿易量值-17'.C27];['國家別水產別水產貿易量值-17'.E27];['國家別水產別水產貿易量值-17'.G27];['國家別水產別水產貿易量值-17'.I27];['國家別水產別水產貿易量值-17'.K27];['國家別水產別水產貿易量值-17'.M27])+SUM(['國家別水產別水產貿易量值-18'.C27];['國家別水產別水產貿易量值-18'.E27];['國家別水產別水產貿易量值-18'.G27];['國家別水產別水產貿易量值-18'.I27];['國家別水產別水產貿易量值-18'.K27];['國家別水產別水產貿易量值-18'.M27])+SUM(['國家別水產別水產貿易量值-19'.C27];['國家別水產別水產貿易量值-19'.E27];['國家別水產別水產貿易量值-19'.G27];['國家別水產別水產貿易量值-19'.I27];['國家別水產別水產貿易量值-19'.K27];['國家別水產別水產貿易量值-19'.M27])+SUM(['國家別水產別水產貿易量值-20'.C27];['國家別水產別水產貿易量值-20'.E27];['國家別水產別水產貿易量值-20'.G27];['國家別水產別水產貿易量值-20'.I27];['國家別水產別水產貿易量值-20'.K27];['國家別水產別水產貿易量值-20'.M27])+SUM(['國家別水產別水產貿易量值-21'.C27];['國家別水產別水產貿易量值-21'.E27];['國家別水產別水產貿易量值-21'.G27];['國家別水產別水產貿易量值-21'.I27];['國家別水產別水產貿易量值-21'.K27];['國家別水產別水產貿易量值-21'.M27])=0;&quot;-&quot;;SUM([.G27];[.I27];[.K27];[.M27])+SUM(['國家別水產別水產貿易量值-2'.C27];['國家別水產別水產貿易量值-2'.E27];['國家別水產別水產貿易量值-2'.G27];['國家別水產別水產貿易量值-2'.I27];['國家別水產別水產貿易量值-2'.K27];['國家別水產別水產貿易量值-2'.M27])+SUM(['國家別水產別水產貿易量值-3'.C27];['國家別水產別水產貿易量值-3'.E27];['國家別水產別水產貿易量值-3'.G27];['國家別水產別水產貿易量值-3'.I27];['國家別水產別水產貿易量值-3'.K27];['國家別水產別水產貿易量值-3'.M27])+SUM(['國家別水產別水產貿易量值-4'.C27];['國家別水產別水產貿易量值-4'.E27];['國家別水產別水產貿易量值-4'.G27];['國家別水產別水產貿易量值-4'.I27];['國家別水產別水產貿易量值-4'.K27];['國家別水產別水產貿易量值-4'.M27])+SUM(['國家別水產別水產貿易量值-5'.C27];['國家別水產別水產貿易量值-5'.E27];['國家別水產別水產貿易量值-5'.G27];['國家別水產別水產貿易量值-5'.I27];['國家別水產別水產貿易量值-5'.K27];['國家別水產別水產貿易量值-5'.M27])+SUM(['國家別水產別水產貿易量值-6'.C27];['國家別水產別水產貿易量值-6'.E27];['國家別水產別水產貿易量值-6'.G27];['國家別水產別水產貿易量值-6'.I27];['國家別水產別水產貿易量值-6'.K27];['國家別水產別水產貿易量值-6'.M27])+SUM(['國家別水產別水產貿易量值-7'.C27];['國家別水產別水產貿易量值-7'.E27];['國家別水產別水產貿易量值-7'.G27];['國家別水產別水產貿易量值-7'.I27];['國家別水產別水產貿易量值-7'.K27];['國家別水產別水產貿易量值-7'.M27])+SUM(['國家別水產別水產貿易量值-8'.C27];['國家別水產別水產貿易量值-8'.E27];['國家別水產別水產貿易量值-8'.G27];['國家別水產別水產貿易量值-8'.I27];['國家別水產別水產貿易量值-8'.K27];['國家別水產別水產貿易量值-8'.M27])+SUM(['國家別水產別水產貿易量值-9'.C27];['國家別水產別水產貿易量值-9'.E27];['國家別水產別水產貿易量值-9'.G27];['國家別水產別水產貿易量值-9'.I27];['國家別水產別水產貿易量值-9'.K27];['國家別水產別水產貿易量值-9'.M27])+SUM(['國家別水產別水產貿易量值-10'.C27];['國家別水產別水產貿易量值-10'.E27];['國家別水產別水產貿易量值-10'.G27];['國家別水產別水產貿易量值-10'.I27];['國家別水產別水產貿易量值-10'.K27];['國家別水產別水產貿易量值-10'.M27])+SUM(['國家別水產別水產貿易量值-11'.C27];['國家別水產別水產貿易量值-11'.E27];['國家別水產別水產貿易量值-11'.G27];['國家別水產別水產貿易量值-11'.I27];['國家別水產別水產貿易量值-11'.K27];['國家別水產別水產貿易量值-11'.M27])+SUM(['國家別水產別水產貿易量值-12'.C27];['國家別水產別水產貿易量值-12'.E27];['國家別水產別水產貿易量值-12'.G27];['國家別水產別水產貿易量值-12'.I27];['國家別水產別水產貿易量值-12'.K27];['國家別水產別水產貿易量值-12'.M27])+SUM(['國家別水產別水產貿易量值-13'.C27];['國家別水產別水產貿易量值-13'.E27];['國家別水產別水產貿易量值-13'.G27];['國家別水產別水產貿易量值-13'.I27];['國家別水產別水產貿易量值-13'.K27];['國家別水產別水產貿易量值-13'.M27])+SUM(['國家別水產別水產貿易量值-14'.C27];['國家別水產別水產貿易量值-14'.E27];['國家別水產別水產貿易量值-14'.G27];['國家別水產別水產貿易量值-14'.I27];['國家別水產別水產貿易量值-14'.K27];['國家別水產別水產貿易量值-14'.M27])+SUM(['國家別水產別水產貿易量值-15'.C27];['國家別水產別水產貿易量值-15'.E27];['國家別水產別水產貿易量值-15'.G27];['國家別水產別水產貿易量值-15'.I27];['國家別水產別水產貿易量值-15'.K27];['國家別水產別水產貿易量值-15'.M27])+SUM(['國家別水產別水產貿易量值-16'.C27];['國家別水產別水產貿易量值-16'.E27];['國家別水產別水產貿易量值-16'.G27];['國家別水產別水產貿易量值-16'.I27];['國家別水產別水產貿易量值-16'.K27];['國家別水產別水產貿易量值-16'.M27])+SUM(['國家別水產別水產貿易量值-17'.C27];['國家別水產別水產貿易量值-17'.E27];['國家別水產別水產貿易量值-17'.G27];['國家別水產別水產貿易量值-17'.I27];['國家別水產別水產貿易量值-17'.K27];['國家別水產別水產貿易量值-17'.M27])+SUM(['國家別水產別水產貿易量值-18'.C27];['國家別水產別水產貿易量值-18'.E27];['國家別水產別水產貿易量值-18'.G27];['國家別水產別水產貿易量值-18'.I27];['國家別水產別水產貿易量值-18'.K27];['國家別水產別水產貿易量值-18'.M27])+SUM(['國家別水產別水產貿易量值-19'.C27];['國家別水產別水產貿易量值-19'.E27];['國家別水產別水產貿易量值-19'.G27];['國家別水產別水產貿易量值-19'.I27];['國家別水產別水產貿易量值-19'.K27];['國家別水產別水產貿易量值-19'.M27])+SUM(['國家別水產別水產貿易量值-20'.C27];['國家別水產別水產貿易量值-20'.E27];['國家別水產別水產貿易量值-20'.G27];['國家別水產別水產貿易量值-20'.I27];['國家別水產別水產貿易量值-20'.K27];['國家別水產別水產貿易量值-20'.M27])+SUM(['國家別水產別水產貿易量值-21'.C27];['國家別水產別水產貿易量值-21'.E27];['國家別水產別水產貿易量值-21'.G27];['國家別水產別水產貿易量值-21'.I27];['國家別水產別水產貿易量值-21'.K27];['國家別水產別水產貿易量值-21'.M27]))" table:style-name="ce12">
            <text:p>7,274,732<text:s/></text:p>
          </table:table-cell>
          <table:table-cell office:value-type="float" office:value="22328.897000000001" table:formula="of:=IF(SUM([.H27];[.J27];[.L27];[.N27])+SUM(['國家別水產別水產貿易量值-2'.D27];['國家別水產別水產貿易量值-2'.F27];['國家別水產別水產貿易量值-2'.H27];['國家別水產別水產貿易量值-2'.J27];['國家別水產別水產貿易量值-2'.L27];['國家別水產別水產貿易量值-2'.N27])+SUM(['國家別水產別水產貿易量值-3'.D27];['國家別水產別水產貿易量值-3'.F27];['國家別水產別水產貿易量值-3'.H27];['國家別水產別水產貿易量值-3'.J27];['國家別水產別水產貿易量值-3'.L27];['國家別水產別水產貿易量值-3'.N27])+SUM(['國家別水產別水產貿易量值-4'.D27];['國家別水產別水產貿易量值-4'.F27];['國家別水產別水產貿易量值-4'.H27];['國家別水產別水產貿易量值-4'.J27];['國家別水產別水產貿易量值-4'.L27];['國家別水產別水產貿易量值-4'.N27])+SUM(['國家別水產別水產貿易量值-5'.D27];['國家別水產別水產貿易量值-5'.F27];['國家別水產別水產貿易量值-5'.H27];['國家別水產別水產貿易量值-5'.J27];['國家別水產別水產貿易量值-5'.L27];['國家別水產別水產貿易量值-5'.N27])+SUM(['國家別水產別水產貿易量值-6'.D27];['國家別水產別水產貿易量值-6'.F27];['國家別水產別水產貿易量值-6'.H27];['國家別水產別水產貿易量值-6'.J27];['國家別水產別水產貿易量值-6'.L27];['國家別水產別水產貿易量值-6'.N27])+SUM(['國家別水產別水產貿易量值-7'.D27];['國家別水產別水產貿易量值-7'.F27];['國家別水產別水產貿易量值-7'.H27];['國家別水產別水產貿易量值-7'.J27];['國家別水產別水產貿易量值-7'.L27];['國家別水產別水產貿易量值-7'.N27])+SUM(['國家別水產別水產貿易量值-8'.D27];['國家別水產別水產貿易量值-8'.F27];['國家別水產別水產貿易量值-8'.H27];['國家別水產別水產貿易量值-8'.J27];['國家別水產別水產貿易量值-8'.L27];['國家別水產別水產貿易量值-8'.N27])+SUM(['國家別水產別水產貿易量值-9'.D27];['國家別水產別水產貿易量值-9'.F27];['國家別水產別水產貿易量值-9'.H27];['國家別水產別水產貿易量值-9'.J27];['國家別水產別水產貿易量值-9'.L27];['國家別水產別水產貿易量值-9'.N27])+SUM(['國家別水產別水產貿易量值-10'.D27];['國家別水產別水產貿易量值-10'.F27];['國家別水產別水產貿易量值-10'.H27];['國家別水產別水產貿易量值-10'.J27];['國家別水產別水產貿易量值-10'.L27];['國家別水產別水產貿易量值-10'.N27])+SUM(['國家別水產別水產貿易量值-11'.D27];['國家別水產別水產貿易量值-11'.F27];['國家別水產別水產貿易量值-11'.H27];['國家別水產別水產貿易量值-11'.J27];['國家別水產別水產貿易量值-11'.L27];['國家別水產別水產貿易量值-11'.N27])+SUM(['國家別水產別水產貿易量值-12'.D27];['國家別水產別水產貿易量值-12'.F27];['國家別水產別水產貿易量值-12'.H27];['國家別水產別水產貿易量值-12'.J27];['國家別水產別水產貿易量值-12'.L27];['國家別水產別水產貿易量值-12'.N27])+SUM(['國家別水產別水產貿易量值-13'.D27];['國家別水產別水產貿易量值-13'.F27];['國家別水產別水產貿易量值-13'.H27];['國家別水產別水產貿易量值-13'.J27];['國家別水產別水產貿易量值-13'.L27];['國家別水產別水產貿易量值-13'.N27])+SUM(['國家別水產別水產貿易量值-14'.D27];['國家別水產別水產貿易量值-14'.F27];['國家別水產別水產貿易量值-14'.H27];['國家別水產別水產貿易量值-14'.J27];['國家別水產別水產貿易量值-14'.L27];['國家別水產別水產貿易量值-14'.N27])+SUM(['國家別水產別水產貿易量值-15'.D27];['國家別水產別水產貿易量值-15'.F27];['國家別水產別水產貿易量值-15'.H27];['國家別水產別水產貿易量值-15'.J27];['國家別水產別水產貿易量值-15'.L27];['國家別水產別水產貿易量值-15'.N27])+SUM(['國家別水產別水產貿易量值-16'.D27];['國家別水產別水產貿易量值-16'.F27];['國家別水產別水產貿易量值-16'.H27];['國家別水產別水產貿易量值-16'.J27];['國家別水產別水產貿易量值-16'.L27];['國家別水產別水產貿易量值-16'.N27])+SUM(['國家別水產別水產貿易量值-17'.D27];['國家別水產別水產貿易量值-17'.F27];['國家別水產別水產貿易量值-17'.H27];['國家別水產別水產貿易量值-17'.J27];['國家別水產別水產貿易量值-17'.L27];['國家別水產別水產貿易量值-17'.N27])+SUM(['國家別水產別水產貿易量值-18'.D27];['國家別水產別水產貿易量值-18'.F27];['國家別水產別水產貿易量值-18'.H27];['國家別水產別水產貿易量值-18'.J27];['國家別水產別水產貿易量值-18'.L27];['國家別水產別水產貿易量值-18'.N27])+SUM(['國家別水產別水產貿易量值-19'.D27];['國家別水產別水產貿易量值-19'.F27];['國家別水產別水產貿易量值-19'.H27];['國家別水產別水產貿易量值-19'.J27];['國家別水產別水產貿易量值-19'.L27];['國家別水產別水產貿易量值-19'.N27])+SUM(['國家別水產別水產貿易量值-20'.D27];['國家別水產別水產貿易量值-20'.F27];['國家別水產別水產貿易量值-20'.H27];['國家別水產別水產貿易量值-20'.J27];['國家別水產別水產貿易量值-20'.L27];['國家別水產別水產貿易量值-20'.N27])+SUM(['國家別水產別水產貿易量值-21'.D27];['國家別水產別水產貿易量值-21'.F27];['國家別水產別水產貿易量值-21'.H27];['國家別水產別水產貿易量值-21'.J27];['國家別水產別水產貿易量值-21'.L27];['國家別水產別水產貿易量值-21'.N27])=0;&quot;-&quot;;SUM([.H27];[.J27];[.L27];[.N27])+SUM(['國家別水產別水產貿易量值-2'.D27];['國家別水產別水產貿易量值-2'.F27];['國家別水產別水產貿易量值-2'.H27];['國家別水產別水產貿易量值-2'.J27];['國家別水產別水產貿易量值-2'.L27];['國家別水產別水產貿易量值-2'.N27])+SUM(['國家別水產別水產貿易量值-3'.D27];['國家別水產別水產貿易量值-3'.F27];['國家別水產別水產貿易量值-3'.H27];['國家別水產別水產貿易量值-3'.J27];['國家別水產別水產貿易量值-3'.L27];['國家別水產別水產貿易量值-3'.N27])+SUM(['國家別水產別水產貿易量值-4'.D27];['國家別水產別水產貿易量值-4'.F27];['國家別水產別水產貿易量值-4'.H27];['國家別水產別水產貿易量值-4'.J27];['國家別水產別水產貿易量值-4'.L27];['國家別水產別水產貿易量值-4'.N27])+SUM(['國家別水產別水產貿易量值-5'.D27];['國家別水產別水產貿易量值-5'.F27];['國家別水產別水產貿易量值-5'.H27];['國家別水產別水產貿易量值-5'.J27];['國家別水產別水產貿易量值-5'.L27];['國家別水產別水產貿易量值-5'.N27])+SUM(['國家別水產別水產貿易量值-6'.D27];['國家別水產別水產貿易量值-6'.F27];['國家別水產別水產貿易量值-6'.H27];['國家別水產別水產貿易量值-6'.J27];['國家別水產別水產貿易量值-6'.L27];['國家別水產別水產貿易量值-6'.N27])+SUM(['國家別水產別水產貿易量值-7'.D27];['國家別水產別水產貿易量值-7'.F27];['國家別水產別水產貿易量值-7'.H27];['國家別水產別水產貿易量值-7'.J27];['國家別水產別水產貿易量值-7'.L27];['國家別水產別水產貿易量值-7'.N27])+SUM(['國家別水產別水產貿易量值-8'.D27];['國家別水產別水產貿易量值-8'.F27];['國家別水產別水產貿易量值-8'.H27];['國家別水產別水產貿易量值-8'.J27];['國家別水產別水產貿易量值-8'.L27];['國家別水產別水產貿易量值-8'.N27])+SUM(['國家別水產別水產貿易量值-9'.D27];['國家別水產別水產貿易量值-9'.F27];['國家別水產別水產貿易量值-9'.H27];['國家別水產別水產貿易量值-9'.J27];['國家別水產別水產貿易量值-9'.L27];['國家別水產別水產貿易量值-9'.N27])+SUM(['國家別水產別水產貿易量值-10'.D27];['國家別水產別水產貿易量值-10'.F27];['國家別水產別水產貿易量值-10'.H27];['國家別水產別水產貿易量值-10'.J27];['國家別水產別水產貿易量值-10'.L27];['國家別水產別水產貿易量值-10'.N27])+SUM(['國家別水產別水產貿易量值-11'.D27];['國家別水產別水產貿易量值-11'.F27];['國家別水產別水產貿易量值-11'.H27];['國家別水產別水產貿易量值-11'.J27];['國家別水產別水產貿易量值-11'.L27];['國家別水產別水產貿易量值-11'.N27])+SUM(['國家別水產別水產貿易量值-12'.D27];['國家別水產別水產貿易量值-12'.F27];['國家別水產別水產貿易量值-12'.H27];['國家別水產別水產貿易量值-12'.J27];['國家別水產別水產貿易量值-12'.L27];['國家別水產別水產貿易量值-12'.N27])+SUM(['國家別水產別水產貿易量值-13'.D27];['國家別水產別水產貿易量值-13'.F27];['國家別水產別水產貿易量值-13'.H27];['國家別水產別水產貿易量值-13'.J27];['國家別水產別水產貿易量值-13'.L27];['國家別水產別水產貿易量值-13'.N27])+SUM(['國家別水產別水產貿易量值-14'.D27];['國家別水產別水產貿易量值-14'.F27];['國家別水產別水產貿易量值-14'.H27];['國家別水產別水產貿易量值-14'.J27];['國家別水產別水產貿易量值-14'.L27];['國家別水產別水產貿易量值-14'.N27])+SUM(['國家別水產別水產貿易量值-15'.D27];['國家別水產別水產貿易量值-15'.F27];['國家別水產別水產貿易量值-15'.H27];['國家別水產別水產貿易量值-15'.J27];['國家別水產別水產貿易量值-15'.L27];['國家別水產別水產貿易量值-15'.N27])+SUM(['國家別水產別水產貿易量值-16'.D27];['國家別水產別水產貿易量值-16'.F27];['國家別水產別水產貿易量值-16'.H27];['國家別水產別水產貿易量值-16'.J27];['國家別水產別水產貿易量值-16'.L27];['國家別水產別水產貿易量值-16'.N27])+SUM(['國家別水產別水產貿易量值-17'.D27];['國家別水產別水產貿易量值-17'.F27];['國家別水產別水產貿易量值-17'.H27];['國家別水產別水產貿易量值-17'.J27];['國家別水產別水產貿易量值-17'.L27];['國家別水產別水產貿易量值-17'.N27])+SUM(['國家別水產別水產貿易量值-18'.D27];['國家別水產別水產貿易量值-18'.F27];['國家別水產別水產貿易量值-18'.H27];['國家別水產別水產貿易量值-18'.J27];['國家別水產別水產貿易量值-18'.L27];['國家別水產別水產貿易量值-18'.N27])+SUM(['國家別水產別水產貿易量值-19'.D27];['國家別水產別水產貿易量值-19'.F27];['國家別水產別水產貿易量值-19'.H27];['國家別水產別水產貿易量值-19'.J27];['國家別水產別水產貿易量值-19'.L27];['國家別水產別水產貿易量值-19'.N27])+SUM(['國家別水產別水產貿易量值-20'.D27];['國家別水產別水產貿易量值-20'.F27];['國家別水產別水產貿易量值-20'.H27];['國家別水產別水產貿易量值-20'.J27];['國家別水產別水產貿易量值-20'.L27];['國家別水產別水產貿易量值-20'.N27])+SUM(['國家別水產別水產貿易量值-21'.D27];['國家別水產別水產貿易量值-21'.F27];['國家別水產別水產貿易量值-21'.H27];['國家別水產別水產貿易量值-21'.J27];['國家別水產別水產貿易量值-21'.L27];['國家別水產別水產貿易量值-21'.N27]))" table:style-name="ce12">
            <text:p>22,329<text:s/></text:p>
          </table:table-cell>
          <table:table-cell office:value-type="float" office:value="2205148" table:style-name="ce12">
            <text:p>2,205,148<text:s/></text:p>
          </table:table-cell>
          <table:table-cell office:value-type="float" office:value="14479.453000000001" table:style-name="ce12">
            <text:p>14,47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9992" table:style-name="ce12">
            <text:p>359,992<text:s/></text:p>
          </table:table-cell>
          <table:table-cell office:value-type="float" office:value="2804.6350000000002" table:style-name="ce12">
            <text:p>2,8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10717005" table:formula="of:=IF(SUM([.G28];[.I28];[.K28];[.M28])+SUM(['國家別水產別水產貿易量值-2'.C28];['國家別水產別水產貿易量值-2'.E28];['國家別水產別水產貿易量值-2'.G28];['國家別水產別水產貿易量值-2'.I28];['國家別水產別水產貿易量值-2'.K28];['國家別水產別水產貿易量值-2'.M28])+SUM(['國家別水產別水產貿易量值-3'.C28];['國家別水產別水產貿易量值-3'.E28];['國家別水產別水產貿易量值-3'.G28];['國家別水產別水產貿易量值-3'.I28];['國家別水產別水產貿易量值-3'.K28];['國家別水產別水產貿易量值-3'.M28])+SUM(['國家別水產別水產貿易量值-4'.C28];['國家別水產別水產貿易量值-4'.E28];['國家別水產別水產貿易量值-4'.G28];['國家別水產別水產貿易量值-4'.I28];['國家別水產別水產貿易量值-4'.K28];['國家別水產別水產貿易量值-4'.M28])+SUM(['國家別水產別水產貿易量值-5'.C28];['國家別水產別水產貿易量值-5'.E28];['國家別水產別水產貿易量值-5'.G28];['國家別水產別水產貿易量值-5'.I28];['國家別水產別水產貿易量值-5'.K28];['國家別水產別水產貿易量值-5'.M28])+SUM(['國家別水產別水產貿易量值-6'.C28];['國家別水產別水產貿易量值-6'.E28];['國家別水產別水產貿易量值-6'.G28];['國家別水產別水產貿易量值-6'.I28];['國家別水產別水產貿易量值-6'.K28];['國家別水產別水產貿易量值-6'.M28])+SUM(['國家別水產別水產貿易量值-7'.C28];['國家別水產別水產貿易量值-7'.E28];['國家別水產別水產貿易量值-7'.G28];['國家別水產別水產貿易量值-7'.I28];['國家別水產別水產貿易量值-7'.K28];['國家別水產別水產貿易量值-7'.M28])+SUM(['國家別水產別水產貿易量值-8'.C28];['國家別水產別水產貿易量值-8'.E28];['國家別水產別水產貿易量值-8'.G28];['國家別水產別水產貿易量值-8'.I28];['國家別水產別水產貿易量值-8'.K28];['國家別水產別水產貿易量值-8'.M28])+SUM(['國家別水產別水產貿易量值-9'.C28];['國家別水產別水產貿易量值-9'.E28];['國家別水產別水產貿易量值-9'.G28];['國家別水產別水產貿易量值-9'.I28];['國家別水產別水產貿易量值-9'.K28];['國家別水產別水產貿易量值-9'.M28])+SUM(['國家別水產別水產貿易量值-10'.C28];['國家別水產別水產貿易量值-10'.E28];['國家別水產別水產貿易量值-10'.G28];['國家別水產別水產貿易量值-10'.I28];['國家別水產別水產貿易量值-10'.K28];['國家別水產別水產貿易量值-10'.M28])+SUM(['國家別水產別水產貿易量值-11'.C28];['國家別水產別水產貿易量值-11'.E28];['國家別水產別水產貿易量值-11'.G28];['國家別水產別水產貿易量值-11'.I28];['國家別水產別水產貿易量值-11'.K28];['國家別水產別水產貿易量值-11'.M28])+SUM(['國家別水產別水產貿易量值-12'.C28];['國家別水產別水產貿易量值-12'.E28];['國家別水產別水產貿易量值-12'.G28];['國家別水產別水產貿易量值-12'.I28];['國家別水產別水產貿易量值-12'.K28];['國家別水產別水產貿易量值-12'.M28])+SUM(['國家別水產別水產貿易量值-13'.C28];['國家別水產別水產貿易量值-13'.E28];['國家別水產別水產貿易量值-13'.G28];['國家別水產別水產貿易量值-13'.I28];['國家別水產別水產貿易量值-13'.K28];['國家別水產別水產貿易量值-13'.M28])+SUM(['國家別水產別水產貿易量值-14'.C28];['國家別水產別水產貿易量值-14'.E28];['國家別水產別水產貿易量值-14'.G28];['國家別水產別水產貿易量值-14'.I28];['國家別水產別水產貿易量值-14'.K28];['國家別水產別水產貿易量值-14'.M28])+SUM(['國家別水產別水產貿易量值-15'.C28];['國家別水產別水產貿易量值-15'.E28];['國家別水產別水產貿易量值-15'.G28];['國家別水產別水產貿易量值-15'.I28];['國家別水產別水產貿易量值-15'.K28];['國家別水產別水產貿易量值-15'.M28])+SUM(['國家別水產別水產貿易量值-16'.C28];['國家別水產別水產貿易量值-16'.E28];['國家別水產別水產貿易量值-16'.G28];['國家別水產別水產貿易量值-16'.I28];['國家別水產別水產貿易量值-16'.K28];['國家別水產別水產貿易量值-16'.M28])+SUM(['國家別水產別水產貿易量值-17'.C28];['國家別水產別水產貿易量值-17'.E28];['國家別水產別水產貿易量值-17'.G28];['國家別水產別水產貿易量值-17'.I28];['國家別水產別水產貿易量值-17'.K28];['國家別水產別水產貿易量值-17'.M28])+SUM(['國家別水產別水產貿易量值-18'.C28];['國家別水產別水產貿易量值-18'.E28];['國家別水產別水產貿易量值-18'.G28];['國家別水產別水產貿易量值-18'.I28];['國家別水產別水產貿易量值-18'.K28];['國家別水產別水產貿易量值-18'.M28])+SUM(['國家別水產別水產貿易量值-19'.C28];['國家別水產別水產貿易量值-19'.E28];['國家別水產別水產貿易量值-19'.G28];['國家別水產別水產貿易量值-19'.I28];['國家別水產別水產貿易量值-19'.K28];['國家別水產別水產貿易量值-19'.M28])+SUM(['國家別水產別水產貿易量值-20'.C28];['國家別水產別水產貿易量值-20'.E28];['國家別水產別水產貿易量值-20'.G28];['國家別水產別水產貿易量值-20'.I28];['國家別水產別水產貿易量值-20'.K28];['國家別水產別水產貿易量值-20'.M28])+SUM(['國家別水產別水產貿易量值-21'.C28];['國家別水產別水產貿易量值-21'.E28];['國家別水產別水產貿易量值-21'.G28];['國家別水產別水產貿易量值-21'.I28];['國家別水產別水產貿易量值-21'.K28];['國家別水產別水產貿易量值-21'.M28])=0;&quot;-&quot;;SUM([.G28];[.I28];[.K28];[.M28])+SUM(['國家別水產別水產貿易量值-2'.C28];['國家別水產別水產貿易量值-2'.E28];['國家別水產別水產貿易量值-2'.G28];['國家別水產別水產貿易量值-2'.I28];['國家別水產別水產貿易量值-2'.K28];['國家別水產別水產貿易量值-2'.M28])+SUM(['國家別水產別水產貿易量值-3'.C28];['國家別水產別水產貿易量值-3'.E28];['國家別水產別水產貿易量值-3'.G28];['國家別水產別水產貿易量值-3'.I28];['國家別水產別水產貿易量值-3'.K28];['國家別水產別水產貿易量值-3'.M28])+SUM(['國家別水產別水產貿易量值-4'.C28];['國家別水產別水產貿易量值-4'.E28];['國家別水產別水產貿易量值-4'.G28];['國家別水產別水產貿易量值-4'.I28];['國家別水產別水產貿易量值-4'.K28];['國家別水產別水產貿易量值-4'.M28])+SUM(['國家別水產別水產貿易量值-5'.C28];['國家別水產別水產貿易量值-5'.E28];['國家別水產別水產貿易量值-5'.G28];['國家別水產別水產貿易量值-5'.I28];['國家別水產別水產貿易量值-5'.K28];['國家別水產別水產貿易量值-5'.M28])+SUM(['國家別水產別水產貿易量值-6'.C28];['國家別水產別水產貿易量值-6'.E28];['國家別水產別水產貿易量值-6'.G28];['國家別水產別水產貿易量值-6'.I28];['國家別水產別水產貿易量值-6'.K28];['國家別水產別水產貿易量值-6'.M28])+SUM(['國家別水產別水產貿易量值-7'.C28];['國家別水產別水產貿易量值-7'.E28];['國家別水產別水產貿易量值-7'.G28];['國家別水產別水產貿易量值-7'.I28];['國家別水產別水產貿易量值-7'.K28];['國家別水產別水產貿易量值-7'.M28])+SUM(['國家別水產別水產貿易量值-8'.C28];['國家別水產別水產貿易量值-8'.E28];['國家別水產別水產貿易量值-8'.G28];['國家別水產別水產貿易量值-8'.I28];['國家別水產別水產貿易量值-8'.K28];['國家別水產別水產貿易量值-8'.M28])+SUM(['國家別水產別水產貿易量值-9'.C28];['國家別水產別水產貿易量值-9'.E28];['國家別水產別水產貿易量值-9'.G28];['國家別水產別水產貿易量值-9'.I28];['國家別水產別水產貿易量值-9'.K28];['國家別水產別水產貿易量值-9'.M28])+SUM(['國家別水產別水產貿易量值-10'.C28];['國家別水產別水產貿易量值-10'.E28];['國家別水產別水產貿易量值-10'.G28];['國家別水產別水產貿易量值-10'.I28];['國家別水產別水產貿易量值-10'.K28];['國家別水產別水產貿易量值-10'.M28])+SUM(['國家別水產別水產貿易量值-11'.C28];['國家別水產別水產貿易量值-11'.E28];['國家別水產別水產貿易量值-11'.G28];['國家別水產別水產貿易量值-11'.I28];['國家別水產別水產貿易量值-11'.K28];['國家別水產別水產貿易量值-11'.M28])+SUM(['國家別水產別水產貿易量值-12'.C28];['國家別水產別水產貿易量值-12'.E28];['國家別水產別水產貿易量值-12'.G28];['國家別水產別水產貿易量值-12'.I28];['國家別水產別水產貿易量值-12'.K28];['國家別水產別水產貿易量值-12'.M28])+SUM(['國家別水產別水產貿易量值-13'.C28];['國家別水產別水產貿易量值-13'.E28];['國家別水產別水產貿易量值-13'.G28];['國家別水產別水產貿易量值-13'.I28];['國家別水產別水產貿易量值-13'.K28];['國家別水產別水產貿易量值-13'.M28])+SUM(['國家別水產別水產貿易量值-14'.C28];['國家別水產別水產貿易量值-14'.E28];['國家別水產別水產貿易量值-14'.G28];['國家別水產別水產貿易量值-14'.I28];['國家別水產別水產貿易量值-14'.K28];['國家別水產別水產貿易量值-14'.M28])+SUM(['國家別水產別水產貿易量值-15'.C28];['國家別水產別水產貿易量值-15'.E28];['國家別水產別水產貿易量值-15'.G28];['國家別水產別水產貿易量值-15'.I28];['國家別水產別水產貿易量值-15'.K28];['國家別水產別水產貿易量值-15'.M28])+SUM(['國家別水產別水產貿易量值-16'.C28];['國家別水產別水產貿易量值-16'.E28];['國家別水產別水產貿易量值-16'.G28];['國家別水產別水產貿易量值-16'.I28];['國家別水產別水產貿易量值-16'.K28];['國家別水產別水產貿易量值-16'.M28])+SUM(['國家別水產別水產貿易量值-17'.C28];['國家別水產別水產貿易量值-17'.E28];['國家別水產別水產貿易量值-17'.G28];['國家別水產別水產貿易量值-17'.I28];['國家別水產別水產貿易量值-17'.K28];['國家別水產別水產貿易量值-17'.M28])+SUM(['國家別水產別水產貿易量值-18'.C28];['國家別水產別水產貿易量值-18'.E28];['國家別水產別水產貿易量值-18'.G28];['國家別水產別水產貿易量值-18'.I28];['國家別水產別水產貿易量值-18'.K28];['國家別水產別水產貿易量值-18'.M28])+SUM(['國家別水產別水產貿易量值-19'.C28];['國家別水產別水產貿易量值-19'.E28];['國家別水產別水產貿易量值-19'.G28];['國家別水產別水產貿易量值-19'.I28];['國家別水產別水產貿易量值-19'.K28];['國家別水產別水產貿易量值-19'.M28])+SUM(['國家別水產別水產貿易量值-20'.C28];['國家別水產別水產貿易量值-20'.E28];['國家別水產別水產貿易量值-20'.G28];['國家別水產別水產貿易量值-20'.I28];['國家別水產別水產貿易量值-20'.K28];['國家別水產別水產貿易量值-20'.M28])+SUM(['國家別水產別水產貿易量值-21'.C28];['國家別水產別水產貿易量值-21'.E28];['國家別水產別水產貿易量值-21'.G28];['國家別水產別水產貿易量值-21'.I28];['國家別水產別水產貿易量值-21'.K28];['國家別水產別水產貿易量值-21'.M28]))" table:style-name="ce12">
            <text:p>10,717,005<text:s/></text:p>
          </table:table-cell>
          <table:table-cell office:value-type="float" office:value="19850.438000000002" table:formula="of:=IF(SUM([.H28];[.J28];[.L28];[.N28])+SUM(['國家別水產別水產貿易量值-2'.D28];['國家別水產別水產貿易量值-2'.F28];['國家別水產別水產貿易量值-2'.H28];['國家別水產別水產貿易量值-2'.J28];['國家別水產別水產貿易量值-2'.L28];['國家別水產別水產貿易量值-2'.N28])+SUM(['國家別水產別水產貿易量值-3'.D28];['國家別水產別水產貿易量值-3'.F28];['國家別水產別水產貿易量值-3'.H28];['國家別水產別水產貿易量值-3'.J28];['國家別水產別水產貿易量值-3'.L28];['國家別水產別水產貿易量值-3'.N28])+SUM(['國家別水產別水產貿易量值-4'.D28];['國家別水產別水產貿易量值-4'.F28];['國家別水產別水產貿易量值-4'.H28];['國家別水產別水產貿易量值-4'.J28];['國家別水產別水產貿易量值-4'.L28];['國家別水產別水產貿易量值-4'.N28])+SUM(['國家別水產別水產貿易量值-5'.D28];['國家別水產別水產貿易量值-5'.F28];['國家別水產別水產貿易量值-5'.H28];['國家別水產別水產貿易量值-5'.J28];['國家別水產別水產貿易量值-5'.L28];['國家別水產別水產貿易量值-5'.N28])+SUM(['國家別水產別水產貿易量值-6'.D28];['國家別水產別水產貿易量值-6'.F28];['國家別水產別水產貿易量值-6'.H28];['國家別水產別水產貿易量值-6'.J28];['國家別水產別水產貿易量值-6'.L28];['國家別水產別水產貿易量值-6'.N28])+SUM(['國家別水產別水產貿易量值-7'.D28];['國家別水產別水產貿易量值-7'.F28];['國家別水產別水產貿易量值-7'.H28];['國家別水產別水產貿易量值-7'.J28];['國家別水產別水產貿易量值-7'.L28];['國家別水產別水產貿易量值-7'.N28])+SUM(['國家別水產別水產貿易量值-8'.D28];['國家別水產別水產貿易量值-8'.F28];['國家別水產別水產貿易量值-8'.H28];['國家別水產別水產貿易量值-8'.J28];['國家別水產別水產貿易量值-8'.L28];['國家別水產別水產貿易量值-8'.N28])+SUM(['國家別水產別水產貿易量值-9'.D28];['國家別水產別水產貿易量值-9'.F28];['國家別水產別水產貿易量值-9'.H28];['國家別水產別水產貿易量值-9'.J28];['國家別水產別水產貿易量值-9'.L28];['國家別水產別水產貿易量值-9'.N28])+SUM(['國家別水產別水產貿易量值-10'.D28];['國家別水產別水產貿易量值-10'.F28];['國家別水產別水產貿易量值-10'.H28];['國家別水產別水產貿易量值-10'.J28];['國家別水產別水產貿易量值-10'.L28];['國家別水產別水產貿易量值-10'.N28])+SUM(['國家別水產別水產貿易量值-11'.D28];['國家別水產別水產貿易量值-11'.F28];['國家別水產別水產貿易量值-11'.H28];['國家別水產別水產貿易量值-11'.J28];['國家別水產別水產貿易量值-11'.L28];['國家別水產別水產貿易量值-11'.N28])+SUM(['國家別水產別水產貿易量值-12'.D28];['國家別水產別水產貿易量值-12'.F28];['國家別水產別水產貿易量值-12'.H28];['國家別水產別水產貿易量值-12'.J28];['國家別水產別水產貿易量值-12'.L28];['國家別水產別水產貿易量值-12'.N28])+SUM(['國家別水產別水產貿易量值-13'.D28];['國家別水產別水產貿易量值-13'.F28];['國家別水產別水產貿易量值-13'.H28];['國家別水產別水產貿易量值-13'.J28];['國家別水產別水產貿易量值-13'.L28];['國家別水產別水產貿易量值-13'.N28])+SUM(['國家別水產別水產貿易量值-14'.D28];['國家別水產別水產貿易量值-14'.F28];['國家別水產別水產貿易量值-14'.H28];['國家別水產別水產貿易量值-14'.J28];['國家別水產別水產貿易量值-14'.L28];['國家別水產別水產貿易量值-14'.N28])+SUM(['國家別水產別水產貿易量值-15'.D28];['國家別水產別水產貿易量值-15'.F28];['國家別水產別水產貿易量值-15'.H28];['國家別水產別水產貿易量值-15'.J28];['國家別水產別水產貿易量值-15'.L28];['國家別水產別水產貿易量值-15'.N28])+SUM(['國家別水產別水產貿易量值-16'.D28];['國家別水產別水產貿易量值-16'.F28];['國家別水產別水產貿易量值-16'.H28];['國家別水產別水產貿易量值-16'.J28];['國家別水產別水產貿易量值-16'.L28];['國家別水產別水產貿易量值-16'.N28])+SUM(['國家別水產別水產貿易量值-17'.D28];['國家別水產別水產貿易量值-17'.F28];['國家別水產別水產貿易量值-17'.H28];['國家別水產別水產貿易量值-17'.J28];['國家別水產別水產貿易量值-17'.L28];['國家別水產別水產貿易量值-17'.N28])+SUM(['國家別水產別水產貿易量值-18'.D28];['國家別水產別水產貿易量值-18'.F28];['國家別水產別水產貿易量值-18'.H28];['國家別水產別水產貿易量值-18'.J28];['國家別水產別水產貿易量值-18'.L28];['國家別水產別水產貿易量值-18'.N28])+SUM(['國家別水產別水產貿易量值-19'.D28];['國家別水產別水產貿易量值-19'.F28];['國家別水產別水產貿易量值-19'.H28];['國家別水產別水產貿易量值-19'.J28];['國家別水產別水產貿易量值-19'.L28];['國家別水產別水產貿易量值-19'.N28])+SUM(['國家別水產別水產貿易量值-20'.D28];['國家別水產別水產貿易量值-20'.F28];['國家別水產別水產貿易量值-20'.H28];['國家別水產別水產貿易量值-20'.J28];['國家別水產別水產貿易量值-20'.L28];['國家別水產別水產貿易量值-20'.N28])+SUM(['國家別水產別水產貿易量值-21'.D28];['國家別水產別水產貿易量值-21'.F28];['國家別水產別水產貿易量值-21'.H28];['國家別水產別水產貿易量值-21'.J28];['國家別水產別水產貿易量值-21'.L28];['國家別水產別水產貿易量值-21'.N28])=0;&quot;-&quot;;SUM([.H28];[.J28];[.L28];[.N28])+SUM(['國家別水產別水產貿易量值-2'.D28];['國家別水產別水產貿易量值-2'.F28];['國家別水產別水產貿易量值-2'.H28];['國家別水產別水產貿易量值-2'.J28];['國家別水產別水產貿易量值-2'.L28];['國家別水產別水產貿易量值-2'.N28])+SUM(['國家別水產別水產貿易量值-3'.D28];['國家別水產別水產貿易量值-3'.F28];['國家別水產別水產貿易量值-3'.H28];['國家別水產別水產貿易量值-3'.J28];['國家別水產別水產貿易量值-3'.L28];['國家別水產別水產貿易量值-3'.N28])+SUM(['國家別水產別水產貿易量值-4'.D28];['國家別水產別水產貿易量值-4'.F28];['國家別水產別水產貿易量值-4'.H28];['國家別水產別水產貿易量值-4'.J28];['國家別水產別水產貿易量值-4'.L28];['國家別水產別水產貿易量值-4'.N28])+SUM(['國家別水產別水產貿易量值-5'.D28];['國家別水產別水產貿易量值-5'.F28];['國家別水產別水產貿易量值-5'.H28];['國家別水產別水產貿易量值-5'.J28];['國家別水產別水產貿易量值-5'.L28];['國家別水產別水產貿易量值-5'.N28])+SUM(['國家別水產別水產貿易量值-6'.D28];['國家別水產別水產貿易量值-6'.F28];['國家別水產別水產貿易量值-6'.H28];['國家別水產別水產貿易量值-6'.J28];['國家別水產別水產貿易量值-6'.L28];['國家別水產別水產貿易量值-6'.N28])+SUM(['國家別水產別水產貿易量值-7'.D28];['國家別水產別水產貿易量值-7'.F28];['國家別水產別水產貿易量值-7'.H28];['國家別水產別水產貿易量值-7'.J28];['國家別水產別水產貿易量值-7'.L28];['國家別水產別水產貿易量值-7'.N28])+SUM(['國家別水產別水產貿易量值-8'.D28];['國家別水產別水產貿易量值-8'.F28];['國家別水產別水產貿易量值-8'.H28];['國家別水產別水產貿易量值-8'.J28];['國家別水產別水產貿易量值-8'.L28];['國家別水產別水產貿易量值-8'.N28])+SUM(['國家別水產別水產貿易量值-9'.D28];['國家別水產別水產貿易量值-9'.F28];['國家別水產別水產貿易量值-9'.H28];['國家別水產別水產貿易量值-9'.J28];['國家別水產別水產貿易量值-9'.L28];['國家別水產別水產貿易量值-9'.N28])+SUM(['國家別水產別水產貿易量值-10'.D28];['國家別水產別水產貿易量值-10'.F28];['國家別水產別水產貿易量值-10'.H28];['國家別水產別水產貿易量值-10'.J28];['國家別水產別水產貿易量值-10'.L28];['國家別水產別水產貿易量值-10'.N28])+SUM(['國家別水產別水產貿易量值-11'.D28];['國家別水產別水產貿易量值-11'.F28];['國家別水產別水產貿易量值-11'.H28];['國家別水產別水產貿易量值-11'.J28];['國家別水產別水產貿易量值-11'.L28];['國家別水產別水產貿易量值-11'.N28])+SUM(['國家別水產別水產貿易量值-12'.D28];['國家別水產別水產貿易量值-12'.F28];['國家別水產別水產貿易量值-12'.H28];['國家別水產別水產貿易量值-12'.J28];['國家別水產別水產貿易量值-12'.L28];['國家別水產別水產貿易量值-12'.N28])+SUM(['國家別水產別水產貿易量值-13'.D28];['國家別水產別水產貿易量值-13'.F28];['國家別水產別水產貿易量值-13'.H28];['國家別水產別水產貿易量值-13'.J28];['國家別水產別水產貿易量值-13'.L28];['國家別水產別水產貿易量值-13'.N28])+SUM(['國家別水產別水產貿易量值-14'.D28];['國家別水產別水產貿易量值-14'.F28];['國家別水產別水產貿易量值-14'.H28];['國家別水產別水產貿易量值-14'.J28];['國家別水產別水產貿易量值-14'.L28];['國家別水產別水產貿易量值-14'.N28])+SUM(['國家別水產別水產貿易量值-15'.D28];['國家別水產別水產貿易量值-15'.F28];['國家別水產別水產貿易量值-15'.H28];['國家別水產別水產貿易量值-15'.J28];['國家別水產別水產貿易量值-15'.L28];['國家別水產別水產貿易量值-15'.N28])+SUM(['國家別水產別水產貿易量值-16'.D28];['國家別水產別水產貿易量值-16'.F28];['國家別水產別水產貿易量值-16'.H28];['國家別水產別水產貿易量值-16'.J28];['國家別水產別水產貿易量值-16'.L28];['國家別水產別水產貿易量值-16'.N28])+SUM(['國家別水產別水產貿易量值-17'.D28];['國家別水產別水產貿易量值-17'.F28];['國家別水產別水產貿易量值-17'.H28];['國家別水產別水產貿易量值-17'.J28];['國家別水產別水產貿易量值-17'.L28];['國家別水產別水產貿易量值-17'.N28])+SUM(['國家別水產別水產貿易量值-18'.D28];['國家別水產別水產貿易量值-18'.F28];['國家別水產別水產貿易量值-18'.H28];['國家別水產別水產貿易量值-18'.J28];['國家別水產別水產貿易量值-18'.L28];['國家別水產別水產貿易量值-18'.N28])+SUM(['國家別水產別水產貿易量值-19'.D28];['國家別水產別水產貿易量值-19'.F28];['國家別水產別水產貿易量值-19'.H28];['國家別水產別水產貿易量值-19'.J28];['國家別水產別水產貿易量值-19'.L28];['國家別水產別水產貿易量值-19'.N28])+SUM(['國家別水產別水產貿易量值-20'.D28];['國家別水產別水產貿易量值-20'.F28];['國家別水產別水產貿易量值-20'.H28];['國家別水產別水產貿易量值-20'.J28];['國家別水產別水產貿易量值-20'.L28];['國家別水產別水產貿易量值-20'.N28])+SUM(['國家別水產別水產貿易量值-21'.D28];['國家別水產別水產貿易量值-21'.F28];['國家別水產別水產貿易量值-21'.H28];['國家別水產別水產貿易量值-21'.J28];['國家別水產別水產貿易量值-21'.L28];['國家別水產別水產貿易量值-21'.N28]))" table:style-name="ce12">
            <text:p>19,850<text:s/></text:p>
          </table:table-cell>
          <table:table-cell office:value-type="float" office:value="60795" table:style-name="ce12">
            <text:p>60,795<text:s/></text:p>
          </table:table-cell>
          <table:table-cell office:value-type="float" office:value="1298.0830000000001" table:style-name="ce12">
            <text:p>1,2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7671166" table:formula="of:=IF(SUM([.G29];[.I29];[.K29];[.M29])+SUM(['國家別水產別水產貿易量值-2'.C29];['國家別水產別水產貿易量值-2'.E29];['國家別水產別水產貿易量值-2'.G29];['國家別水產別水產貿易量值-2'.I29];['國家別水產別水產貿易量值-2'.K29];['國家別水產別水產貿易量值-2'.M29])+SUM(['國家別水產別水產貿易量值-3'.C29];['國家別水產別水產貿易量值-3'.E29];['國家別水產別水產貿易量值-3'.G29];['國家別水產別水產貿易量值-3'.I29];['國家別水產別水產貿易量值-3'.K29];['國家別水產別水產貿易量值-3'.M29])+SUM(['國家別水產別水產貿易量值-4'.C29];['國家別水產別水產貿易量值-4'.E29];['國家別水產別水產貿易量值-4'.G29];['國家別水產別水產貿易量值-4'.I29];['國家別水產別水產貿易量值-4'.K29];['國家別水產別水產貿易量值-4'.M29])+SUM(['國家別水產別水產貿易量值-5'.C29];['國家別水產別水產貿易量值-5'.E29];['國家別水產別水產貿易量值-5'.G29];['國家別水產別水產貿易量值-5'.I29];['國家別水產別水產貿易量值-5'.K29];['國家別水產別水產貿易量值-5'.M29])+SUM(['國家別水產別水產貿易量值-6'.C29];['國家別水產別水產貿易量值-6'.E29];['國家別水產別水產貿易量值-6'.G29];['國家別水產別水產貿易量值-6'.I29];['國家別水產別水產貿易量值-6'.K29];['國家別水產別水產貿易量值-6'.M29])+SUM(['國家別水產別水產貿易量值-7'.C29];['國家別水產別水產貿易量值-7'.E29];['國家別水產別水產貿易量值-7'.G29];['國家別水產別水產貿易量值-7'.I29];['國家別水產別水產貿易量值-7'.K29];['國家別水產別水產貿易量值-7'.M29])+SUM(['國家別水產別水產貿易量值-8'.C29];['國家別水產別水產貿易量值-8'.E29];['國家別水產別水產貿易量值-8'.G29];['國家別水產別水產貿易量值-8'.I29];['國家別水產別水產貿易量值-8'.K29];['國家別水產別水產貿易量值-8'.M29])+SUM(['國家別水產別水產貿易量值-9'.C29];['國家別水產別水產貿易量值-9'.E29];['國家別水產別水產貿易量值-9'.G29];['國家別水產別水產貿易量值-9'.I29];['國家別水產別水產貿易量值-9'.K29];['國家別水產別水產貿易量值-9'.M29])+SUM(['國家別水產別水產貿易量值-10'.C29];['國家別水產別水產貿易量值-10'.E29];['國家別水產別水產貿易量值-10'.G29];['國家別水產別水產貿易量值-10'.I29];['國家別水產別水產貿易量值-10'.K29];['國家別水產別水產貿易量值-10'.M29])+SUM(['國家別水產別水產貿易量值-11'.C29];['國家別水產別水產貿易量值-11'.E29];['國家別水產別水產貿易量值-11'.G29];['國家別水產別水產貿易量值-11'.I29];['國家別水產別水產貿易量值-11'.K29];['國家別水產別水產貿易量值-11'.M29])+SUM(['國家別水產別水產貿易量值-12'.C29];['國家別水產別水產貿易量值-12'.E29];['國家別水產別水產貿易量值-12'.G29];['國家別水產別水產貿易量值-12'.I29];['國家別水產別水產貿易量值-12'.K29];['國家別水產別水產貿易量值-12'.M29])+SUM(['國家別水產別水產貿易量值-13'.C29];['國家別水產別水產貿易量值-13'.E29];['國家別水產別水產貿易量值-13'.G29];['國家別水產別水產貿易量值-13'.I29];['國家別水產別水產貿易量值-13'.K29];['國家別水產別水產貿易量值-13'.M29])+SUM(['國家別水產別水產貿易量值-14'.C29];['國家別水產別水產貿易量值-14'.E29];['國家別水產別水產貿易量值-14'.G29];['國家別水產別水產貿易量值-14'.I29];['國家別水產別水產貿易量值-14'.K29];['國家別水產別水產貿易量值-14'.M29])+SUM(['國家別水產別水產貿易量值-15'.C29];['國家別水產別水產貿易量值-15'.E29];['國家別水產別水產貿易量值-15'.G29];['國家別水產別水產貿易量值-15'.I29];['國家別水產別水產貿易量值-15'.K29];['國家別水產別水產貿易量值-15'.M29])+SUM(['國家別水產別水產貿易量值-16'.C29];['國家別水產別水產貿易量值-16'.E29];['國家別水產別水產貿易量值-16'.G29];['國家別水產別水產貿易量值-16'.I29];['國家別水產別水產貿易量值-16'.K29];['國家別水產別水產貿易量值-16'.M29])+SUM(['國家別水產別水產貿易量值-17'.C29];['國家別水產別水產貿易量值-17'.E29];['國家別水產別水產貿易量值-17'.G29];['國家別水產別水產貿易量值-17'.I29];['國家別水產別水產貿易量值-17'.K29];['國家別水產別水產貿易量值-17'.M29])+SUM(['國家別水產別水產貿易量值-18'.C29];['國家別水產別水產貿易量值-18'.E29];['國家別水產別水產貿易量值-18'.G29];['國家別水產別水產貿易量值-18'.I29];['國家別水產別水產貿易量值-18'.K29];['國家別水產別水產貿易量值-18'.M29])+SUM(['國家別水產別水產貿易量值-19'.C29];['國家別水產別水產貿易量值-19'.E29];['國家別水產別水產貿易量值-19'.G29];['國家別水產別水產貿易量值-19'.I29];['國家別水產別水產貿易量值-19'.K29];['國家別水產別水產貿易量值-19'.M29])+SUM(['國家別水產別水產貿易量值-20'.C29];['國家別水產別水產貿易量值-20'.E29];['國家別水產別水產貿易量值-20'.G29];['國家別水產別水產貿易量值-20'.I29];['國家別水產別水產貿易量值-20'.K29];['國家別水產別水產貿易量值-20'.M29])+SUM(['國家別水產別水產貿易量值-21'.C29];['國家別水產別水產貿易量值-21'.E29];['國家別水產別水產貿易量值-21'.G29];['國家別水產別水產貿易量值-21'.I29];['國家別水產別水產貿易量值-21'.K29];['國家別水產別水產貿易量值-21'.M29])=0;&quot;-&quot;;SUM([.G29];[.I29];[.K29];[.M29])+SUM(['國家別水產別水產貿易量值-2'.C29];['國家別水產別水產貿易量值-2'.E29];['國家別水產別水產貿易量值-2'.G29];['國家別水產別水產貿易量值-2'.I29];['國家別水產別水產貿易量值-2'.K29];['國家別水產別水產貿易量值-2'.M29])+SUM(['國家別水產別水產貿易量值-3'.C29];['國家別水產別水產貿易量值-3'.E29];['國家別水產別水產貿易量值-3'.G29];['國家別水產別水產貿易量值-3'.I29];['國家別水產別水產貿易量值-3'.K29];['國家別水產別水產貿易量值-3'.M29])+SUM(['國家別水產別水產貿易量值-4'.C29];['國家別水產別水產貿易量值-4'.E29];['國家別水產別水產貿易量值-4'.G29];['國家別水產別水產貿易量值-4'.I29];['國家別水產別水產貿易量值-4'.K29];['國家別水產別水產貿易量值-4'.M29])+SUM(['國家別水產別水產貿易量值-5'.C29];['國家別水產別水產貿易量值-5'.E29];['國家別水產別水產貿易量值-5'.G29];['國家別水產別水產貿易量值-5'.I29];['國家別水產別水產貿易量值-5'.K29];['國家別水產別水產貿易量值-5'.M29])+SUM(['國家別水產別水產貿易量值-6'.C29];['國家別水產別水產貿易量值-6'.E29];['國家別水產別水產貿易量值-6'.G29];['國家別水產別水產貿易量值-6'.I29];['國家別水產別水產貿易量值-6'.K29];['國家別水產別水產貿易量值-6'.M29])+SUM(['國家別水產別水產貿易量值-7'.C29];['國家別水產別水產貿易量值-7'.E29];['國家別水產別水產貿易量值-7'.G29];['國家別水產別水產貿易量值-7'.I29];['國家別水產別水產貿易量值-7'.K29];['國家別水產別水產貿易量值-7'.M29])+SUM(['國家別水產別水產貿易量值-8'.C29];['國家別水產別水產貿易量值-8'.E29];['國家別水產別水產貿易量值-8'.G29];['國家別水產別水產貿易量值-8'.I29];['國家別水產別水產貿易量值-8'.K29];['國家別水產別水產貿易量值-8'.M29])+SUM(['國家別水產別水產貿易量值-9'.C29];['國家別水產別水產貿易量值-9'.E29];['國家別水產別水產貿易量值-9'.G29];['國家別水產別水產貿易量值-9'.I29];['國家別水產別水產貿易量值-9'.K29];['國家別水產別水產貿易量值-9'.M29])+SUM(['國家別水產別水產貿易量值-10'.C29];['國家別水產別水產貿易量值-10'.E29];['國家別水產別水產貿易量值-10'.G29];['國家別水產別水產貿易量值-10'.I29];['國家別水產別水產貿易量值-10'.K29];['國家別水產別水產貿易量值-10'.M29])+SUM(['國家別水產別水產貿易量值-11'.C29];['國家別水產別水產貿易量值-11'.E29];['國家別水產別水產貿易量值-11'.G29];['國家別水產別水產貿易量值-11'.I29];['國家別水產別水產貿易量值-11'.K29];['國家別水產別水產貿易量值-11'.M29])+SUM(['國家別水產別水產貿易量值-12'.C29];['國家別水產別水產貿易量值-12'.E29];['國家別水產別水產貿易量值-12'.G29];['國家別水產別水產貿易量值-12'.I29];['國家別水產別水產貿易量值-12'.K29];['國家別水產別水產貿易量值-12'.M29])+SUM(['國家別水產別水產貿易量值-13'.C29];['國家別水產別水產貿易量值-13'.E29];['國家別水產別水產貿易量值-13'.G29];['國家別水產別水產貿易量值-13'.I29];['國家別水產別水產貿易量值-13'.K29];['國家別水產別水產貿易量值-13'.M29])+SUM(['國家別水產別水產貿易量值-14'.C29];['國家別水產別水產貿易量值-14'.E29];['國家別水產別水產貿易量值-14'.G29];['國家別水產別水產貿易量值-14'.I29];['國家別水產別水產貿易量值-14'.K29];['國家別水產別水產貿易量值-14'.M29])+SUM(['國家別水產別水產貿易量值-15'.C29];['國家別水產別水產貿易量值-15'.E29];['國家別水產別水產貿易量值-15'.G29];['國家別水產別水產貿易量值-15'.I29];['國家別水產別水產貿易量值-15'.K29];['國家別水產別水產貿易量值-15'.M29])+SUM(['國家別水產別水產貿易量值-16'.C29];['國家別水產別水產貿易量值-16'.E29];['國家別水產別水產貿易量值-16'.G29];['國家別水產別水產貿易量值-16'.I29];['國家別水產別水產貿易量值-16'.K29];['國家別水產別水產貿易量值-16'.M29])+SUM(['國家別水產別水產貿易量值-17'.C29];['國家別水產別水產貿易量值-17'.E29];['國家別水產別水產貿易量值-17'.G29];['國家別水產別水產貿易量值-17'.I29];['國家別水產別水產貿易量值-17'.K29];['國家別水產別水產貿易量值-17'.M29])+SUM(['國家別水產別水產貿易量值-18'.C29];['國家別水產別水產貿易量值-18'.E29];['國家別水產別水產貿易量值-18'.G29];['國家別水產別水產貿易量值-18'.I29];['國家別水產別水產貿易量值-18'.K29];['國家別水產別水產貿易量值-18'.M29])+SUM(['國家別水產別水產貿易量值-19'.C29];['國家別水產別水產貿易量值-19'.E29];['國家別水產別水產貿易量值-19'.G29];['國家別水產別水產貿易量值-19'.I29];['國家別水產別水產貿易量值-19'.K29];['國家別水產別水產貿易量值-19'.M29])+SUM(['國家別水產別水產貿易量值-20'.C29];['國家別水產別水產貿易量值-20'.E29];['國家別水產別水產貿易量值-20'.G29];['國家別水產別水產貿易量值-20'.I29];['國家別水產別水產貿易量值-20'.K29];['國家別水產別水產貿易量值-20'.M29])+SUM(['國家別水產別水產貿易量值-21'.C29];['國家別水產別水產貿易量值-21'.E29];['國家別水產別水產貿易量值-21'.G29];['國家別水產別水產貿易量值-21'.I29];['國家別水產別水產貿易量值-21'.K29];['國家別水產別水產貿易量值-21'.M29]))" table:style-name="ce12">
            <text:p>7,671,166<text:s/></text:p>
          </table:table-cell>
          <table:table-cell office:value-type="float" office:value="18951.728999999999" table:formula="of:=IF(SUM([.H29];[.J29];[.L29];[.N29])+SUM(['國家別水產別水產貿易量值-2'.D29];['國家別水產別水產貿易量值-2'.F29];['國家別水產別水產貿易量值-2'.H29];['國家別水產別水產貿易量值-2'.J29];['國家別水產別水產貿易量值-2'.L29];['國家別水產別水產貿易量值-2'.N29])+SUM(['國家別水產別水產貿易量值-3'.D29];['國家別水產別水產貿易量值-3'.F29];['國家別水產別水產貿易量值-3'.H29];['國家別水產別水產貿易量值-3'.J29];['國家別水產別水產貿易量值-3'.L29];['國家別水產別水產貿易量值-3'.N29])+SUM(['國家別水產別水產貿易量值-4'.D29];['國家別水產別水產貿易量值-4'.F29];['國家別水產別水產貿易量值-4'.H29];['國家別水產別水產貿易量值-4'.J29];['國家別水產別水產貿易量值-4'.L29];['國家別水產別水產貿易量值-4'.N29])+SUM(['國家別水產別水產貿易量值-5'.D29];['國家別水產別水產貿易量值-5'.F29];['國家別水產別水產貿易量值-5'.H29];['國家別水產別水產貿易量值-5'.J29];['國家別水產別水產貿易量值-5'.L29];['國家別水產別水產貿易量值-5'.N29])+SUM(['國家別水產別水產貿易量值-6'.D29];['國家別水產別水產貿易量值-6'.F29];['國家別水產別水產貿易量值-6'.H29];['國家別水產別水產貿易量值-6'.J29];['國家別水產別水產貿易量值-6'.L29];['國家別水產別水產貿易量值-6'.N29])+SUM(['國家別水產別水產貿易量值-7'.D29];['國家別水產別水產貿易量值-7'.F29];['國家別水產別水產貿易量值-7'.H29];['國家別水產別水產貿易量值-7'.J29];['國家別水產別水產貿易量值-7'.L29];['國家別水產別水產貿易量值-7'.N29])+SUM(['國家別水產別水產貿易量值-8'.D29];['國家別水產別水產貿易量值-8'.F29];['國家別水產別水產貿易量值-8'.H29];['國家別水產別水產貿易量值-8'.J29];['國家別水產別水產貿易量值-8'.L29];['國家別水產別水產貿易量值-8'.N29])+SUM(['國家別水產別水產貿易量值-9'.D29];['國家別水產別水產貿易量值-9'.F29];['國家別水產別水產貿易量值-9'.H29];['國家別水產別水產貿易量值-9'.J29];['國家別水產別水產貿易量值-9'.L29];['國家別水產別水產貿易量值-9'.N29])+SUM(['國家別水產別水產貿易量值-10'.D29];['國家別水產別水產貿易量值-10'.F29];['國家別水產別水產貿易量值-10'.H29];['國家別水產別水產貿易量值-10'.J29];['國家別水產別水產貿易量值-10'.L29];['國家別水產別水產貿易量值-10'.N29])+SUM(['國家別水產別水產貿易量值-11'.D29];['國家別水產別水產貿易量值-11'.F29];['國家別水產別水產貿易量值-11'.H29];['國家別水產別水產貿易量值-11'.J29];['國家別水產別水產貿易量值-11'.L29];['國家別水產別水產貿易量值-11'.N29])+SUM(['國家別水產別水產貿易量值-12'.D29];['國家別水產別水產貿易量值-12'.F29];['國家別水產別水產貿易量值-12'.H29];['國家別水產別水產貿易量值-12'.J29];['國家別水產別水產貿易量值-12'.L29];['國家別水產別水產貿易量值-12'.N29])+SUM(['國家別水產別水產貿易量值-13'.D29];['國家別水產別水產貿易量值-13'.F29];['國家別水產別水產貿易量值-13'.H29];['國家別水產別水產貿易量值-13'.J29];['國家別水產別水產貿易量值-13'.L29];['國家別水產別水產貿易量值-13'.N29])+SUM(['國家別水產別水產貿易量值-14'.D29];['國家別水產別水產貿易量值-14'.F29];['國家別水產別水產貿易量值-14'.H29];['國家別水產別水產貿易量值-14'.J29];['國家別水產別水產貿易量值-14'.L29];['國家別水產別水產貿易量值-14'.N29])+SUM(['國家別水產別水產貿易量值-15'.D29];['國家別水產別水產貿易量值-15'.F29];['國家別水產別水產貿易量值-15'.H29];['國家別水產別水產貿易量值-15'.J29];['國家別水產別水產貿易量值-15'.L29];['國家別水產別水產貿易量值-15'.N29])+SUM(['國家別水產別水產貿易量值-16'.D29];['國家別水產別水產貿易量值-16'.F29];['國家別水產別水產貿易量值-16'.H29];['國家別水產別水產貿易量值-16'.J29];['國家別水產別水產貿易量值-16'.L29];['國家別水產別水產貿易量值-16'.N29])+SUM(['國家別水產別水產貿易量值-17'.D29];['國家別水產別水產貿易量值-17'.F29];['國家別水產別水產貿易量值-17'.H29];['國家別水產別水產貿易量值-17'.J29];['國家別水產別水產貿易量值-17'.L29];['國家別水產別水產貿易量值-17'.N29])+SUM(['國家別水產別水產貿易量值-18'.D29];['國家別水產別水產貿易量值-18'.F29];['國家別水產別水產貿易量值-18'.H29];['國家別水產別水產貿易量值-18'.J29];['國家別水產別水產貿易量值-18'.L29];['國家別水產別水產貿易量值-18'.N29])+SUM(['國家別水產別水產貿易量值-19'.D29];['國家別水產別水產貿易量值-19'.F29];['國家別水產別水產貿易量值-19'.H29];['國家別水產別水產貿易量值-19'.J29];['國家別水產別水產貿易量值-19'.L29];['國家別水產別水產貿易量值-19'.N29])+SUM(['國家別水產別水產貿易量值-20'.D29];['國家別水產別水產貿易量值-20'.F29];['國家別水產別水產貿易量值-20'.H29];['國家別水產別水產貿易量值-20'.J29];['國家別水產別水產貿易量值-20'.L29];['國家別水產別水產貿易量值-20'.N29])+SUM(['國家別水產別水產貿易量值-21'.D29];['國家別水產別水產貿易量值-21'.F29];['國家別水產別水產貿易量值-21'.H29];['國家別水產別水產貿易量值-21'.J29];['國家別水產別水產貿易量值-21'.L29];['國家別水產別水產貿易量值-21'.N29])=0;&quot;-&quot;;SUM([.H29];[.J29];[.L29];[.N29])+SUM(['國家別水產別水產貿易量值-2'.D29];['國家別水產別水產貿易量值-2'.F29];['國家別水產別水產貿易量值-2'.H29];['國家別水產別水產貿易量值-2'.J29];['國家別水產別水產貿易量值-2'.L29];['國家別水產別水產貿易量值-2'.N29])+SUM(['國家別水產別水產貿易量值-3'.D29];['國家別水產別水產貿易量值-3'.F29];['國家別水產別水產貿易量值-3'.H29];['國家別水產別水產貿易量值-3'.J29];['國家別水產別水產貿易量值-3'.L29];['國家別水產別水產貿易量值-3'.N29])+SUM(['國家別水產別水產貿易量值-4'.D29];['國家別水產別水產貿易量值-4'.F29];['國家別水產別水產貿易量值-4'.H29];['國家別水產別水產貿易量值-4'.J29];['國家別水產別水產貿易量值-4'.L29];['國家別水產別水產貿易量值-4'.N29])+SUM(['國家別水產別水產貿易量值-5'.D29];['國家別水產別水產貿易量值-5'.F29];['國家別水產別水產貿易量值-5'.H29];['國家別水產別水產貿易量值-5'.J29];['國家別水產別水產貿易量值-5'.L29];['國家別水產別水產貿易量值-5'.N29])+SUM(['國家別水產別水產貿易量值-6'.D29];['國家別水產別水產貿易量值-6'.F29];['國家別水產別水產貿易量值-6'.H29];['國家別水產別水產貿易量值-6'.J29];['國家別水產別水產貿易量值-6'.L29];['國家別水產別水產貿易量值-6'.N29])+SUM(['國家別水產別水產貿易量值-7'.D29];['國家別水產別水產貿易量值-7'.F29];['國家別水產別水產貿易量值-7'.H29];['國家別水產別水產貿易量值-7'.J29];['國家別水產別水產貿易量值-7'.L29];['國家別水產別水產貿易量值-7'.N29])+SUM(['國家別水產別水產貿易量值-8'.D29];['國家別水產別水產貿易量值-8'.F29];['國家別水產別水產貿易量值-8'.H29];['國家別水產別水產貿易量值-8'.J29];['國家別水產別水產貿易量值-8'.L29];['國家別水產別水產貿易量值-8'.N29])+SUM(['國家別水產別水產貿易量值-9'.D29];['國家別水產別水產貿易量值-9'.F29];['國家別水產別水產貿易量值-9'.H29];['國家別水產別水產貿易量值-9'.J29];['國家別水產別水產貿易量值-9'.L29];['國家別水產別水產貿易量值-9'.N29])+SUM(['國家別水產別水產貿易量值-10'.D29];['國家別水產別水產貿易量值-10'.F29];['國家別水產別水產貿易量值-10'.H29];['國家別水產別水產貿易量值-10'.J29];['國家別水產別水產貿易量值-10'.L29];['國家別水產別水產貿易量值-10'.N29])+SUM(['國家別水產別水產貿易量值-11'.D29];['國家別水產別水產貿易量值-11'.F29];['國家別水產別水產貿易量值-11'.H29];['國家別水產別水產貿易量值-11'.J29];['國家別水產別水產貿易量值-11'.L29];['國家別水產別水產貿易量值-11'.N29])+SUM(['國家別水產別水產貿易量值-12'.D29];['國家別水產別水產貿易量值-12'.F29];['國家別水產別水產貿易量值-12'.H29];['國家別水產別水產貿易量值-12'.J29];['國家別水產別水產貿易量值-12'.L29];['國家別水產別水產貿易量值-12'.N29])+SUM(['國家別水產別水產貿易量值-13'.D29];['國家別水產別水產貿易量值-13'.F29];['國家別水產別水產貿易量值-13'.H29];['國家別水產別水產貿易量值-13'.J29];['國家別水產別水產貿易量值-13'.L29];['國家別水產別水產貿易量值-13'.N29])+SUM(['國家別水產別水產貿易量值-14'.D29];['國家別水產別水產貿易量值-14'.F29];['國家別水產別水產貿易量值-14'.H29];['國家別水產別水產貿易量值-14'.J29];['國家別水產別水產貿易量值-14'.L29];['國家別水產別水產貿易量值-14'.N29])+SUM(['國家別水產別水產貿易量值-15'.D29];['國家別水產別水產貿易量值-15'.F29];['國家別水產別水產貿易量值-15'.H29];['國家別水產別水產貿易量值-15'.J29];['國家別水產別水產貿易量值-15'.L29];['國家別水產別水產貿易量值-15'.N29])+SUM(['國家別水產別水產貿易量值-16'.D29];['國家別水產別水產貿易量值-16'.F29];['國家別水產別水產貿易量值-16'.H29];['國家別水產別水產貿易量值-16'.J29];['國家別水產別水產貿易量值-16'.L29];['國家別水產別水產貿易量值-16'.N29])+SUM(['國家別水產別水產貿易量值-17'.D29];['國家別水產別水產貿易量值-17'.F29];['國家別水產別水產貿易量值-17'.H29];['國家別水產別水產貿易量值-17'.J29];['國家別水產別水產貿易量值-17'.L29];['國家別水產別水產貿易量值-17'.N29])+SUM(['國家別水產別水產貿易量值-18'.D29];['國家別水產別水產貿易量值-18'.F29];['國家別水產別水產貿易量值-18'.H29];['國家別水產別水產貿易量值-18'.J29];['國家別水產別水產貿易量值-18'.L29];['國家別水產別水產貿易量值-18'.N29])+SUM(['國家別水產別水產貿易量值-19'.D29];['國家別水產別水產貿易量值-19'.F29];['國家別水產別水產貿易量值-19'.H29];['國家別水產別水產貿易量值-19'.J29];['國家別水產別水產貿易量值-19'.L29];['國家別水產別水產貿易量值-19'.N29])+SUM(['國家別水產別水產貿易量值-20'.D29];['國家別水產別水產貿易量值-20'.F29];['國家別水產別水產貿易量值-20'.H29];['國家別水產別水產貿易量值-20'.J29];['國家別水產別水產貿易量值-20'.L29];['國家別水產別水產貿易量值-20'.N29])+SUM(['國家別水產別水產貿易量值-21'.D29];['國家別水產別水產貿易量值-21'.F29];['國家別水產別水產貿易量值-21'.H29];['國家別水產別水產貿易量值-21'.J29];['國家別水產別水產貿易量值-21'.L29];['國家別水產別水產貿易量值-21'.N29]))" table:style-name="ce12">
            <text:p>18,952<text:s/></text:p>
          </table:table-cell>
          <table:table-cell office:value-type="float" office:value="59694" table:style-name="ce12">
            <text:p>59,694<text:s/></text:p>
          </table:table-cell>
          <table:table-cell office:value-type="float" office:value="612.39400000000001" table:style-name="ce12">
            <text:p>612<text:s/></text:p>
          </table:table-cell>
          <table:table-cell office:value-type="float" office:value="9481" table:style-name="ce12">
            <text:p>9,481<text:s/></text:p>
          </table:table-cell>
          <table:table-cell office:value-type="float" office:value="213.61799999999999" table:style-name="ce12">
            <text:p>214<text:s/></text:p>
          </table:table-cell>
          <table:table-cell office:value-type="float" office:value="4000" table:style-name="ce12">
            <text:p>4,000<text:s/></text:p>
          </table:table-cell>
          <table:table-cell office:value-type="float" office:value="56.673000000000002" table:style-name="ce12">
            <text:p>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69826508" table:formula="of:=IF(SUM([.G30];[.I30];[.K30];[.M30])+SUM(['國家別水產別水產貿易量值-2'.C30];['國家別水產別水產貿易量值-2'.E30];['國家別水產別水產貿易量值-2'.G30];['國家別水產別水產貿易量值-2'.I30];['國家別水產別水產貿易量值-2'.K30];['國家別水產別水產貿易量值-2'.M30])+SUM(['國家別水產別水產貿易量值-3'.C30];['國家別水產別水產貿易量值-3'.E30];['國家別水產別水產貿易量值-3'.G30];['國家別水產別水產貿易量值-3'.I30];['國家別水產別水產貿易量值-3'.K30];['國家別水產別水產貿易量值-3'.M30])+SUM(['國家別水產別水產貿易量值-4'.C30];['國家別水產別水產貿易量值-4'.E30];['國家別水產別水產貿易量值-4'.G30];['國家別水產別水產貿易量值-4'.I30];['國家別水產別水產貿易量值-4'.K30];['國家別水產別水產貿易量值-4'.M30])+SUM(['國家別水產別水產貿易量值-5'.C30];['國家別水產別水產貿易量值-5'.E30];['國家別水產別水產貿易量值-5'.G30];['國家別水產別水產貿易量值-5'.I30];['國家別水產別水產貿易量值-5'.K30];['國家別水產別水產貿易量值-5'.M30])+SUM(['國家別水產別水產貿易量值-6'.C30];['國家別水產別水產貿易量值-6'.E30];['國家別水產別水產貿易量值-6'.G30];['國家別水產別水產貿易量值-6'.I30];['國家別水產別水產貿易量值-6'.K30];['國家別水產別水產貿易量值-6'.M30])+SUM(['國家別水產別水產貿易量值-7'.C30];['國家別水產別水產貿易量值-7'.E30];['國家別水產別水產貿易量值-7'.G30];['國家別水產別水產貿易量值-7'.I30];['國家別水產別水產貿易量值-7'.K30];['國家別水產別水產貿易量值-7'.M30])+SUM(['國家別水產別水產貿易量值-8'.C30];['國家別水產別水產貿易量值-8'.E30];['國家別水產別水產貿易量值-8'.G30];['國家別水產別水產貿易量值-8'.I30];['國家別水產別水產貿易量值-8'.K30];['國家別水產別水產貿易量值-8'.M30])+SUM(['國家別水產別水產貿易量值-9'.C30];['國家別水產別水產貿易量值-9'.E30];['國家別水產別水產貿易量值-9'.G30];['國家別水產別水產貿易量值-9'.I30];['國家別水產別水產貿易量值-9'.K30];['國家別水產別水產貿易量值-9'.M30])+SUM(['國家別水產別水產貿易量值-10'.C30];['國家別水產別水產貿易量值-10'.E30];['國家別水產別水產貿易量值-10'.G30];['國家別水產別水產貿易量值-10'.I30];['國家別水產別水產貿易量值-10'.K30];['國家別水產別水產貿易量值-10'.M30])+SUM(['國家別水產別水產貿易量值-11'.C30];['國家別水產別水產貿易量值-11'.E30];['國家別水產別水產貿易量值-11'.G30];['國家別水產別水產貿易量值-11'.I30];['國家別水產別水產貿易量值-11'.K30];['國家別水產別水產貿易量值-11'.M30])+SUM(['國家別水產別水產貿易量值-12'.C30];['國家別水產別水產貿易量值-12'.E30];['國家別水產別水產貿易量值-12'.G30];['國家別水產別水產貿易量值-12'.I30];['國家別水產別水產貿易量值-12'.K30];['國家別水產別水產貿易量值-12'.M30])+SUM(['國家別水產別水產貿易量值-13'.C30];['國家別水產別水產貿易量值-13'.E30];['國家別水產別水產貿易量值-13'.G30];['國家別水產別水產貿易量值-13'.I30];['國家別水產別水產貿易量值-13'.K30];['國家別水產別水產貿易量值-13'.M30])+SUM(['國家別水產別水產貿易量值-14'.C30];['國家別水產別水產貿易量值-14'.E30];['國家別水產別水產貿易量值-14'.G30];['國家別水產別水產貿易量值-14'.I30];['國家別水產別水產貿易量值-14'.K30];['國家別水產別水產貿易量值-14'.M30])+SUM(['國家別水產別水產貿易量值-15'.C30];['國家別水產別水產貿易量值-15'.E30];['國家別水產別水產貿易量值-15'.G30];['國家別水產別水產貿易量值-15'.I30];['國家別水產別水產貿易量值-15'.K30];['國家別水產別水產貿易量值-15'.M30])+SUM(['國家別水產別水產貿易量值-16'.C30];['國家別水產別水產貿易量值-16'.E30];['國家別水產別水產貿易量值-16'.G30];['國家別水產別水產貿易量值-16'.I30];['國家別水產別水產貿易量值-16'.K30];['國家別水產別水產貿易量值-16'.M30])+SUM(['國家別水產別水產貿易量值-17'.C30];['國家別水產別水產貿易量值-17'.E30];['國家別水產別水產貿易量值-17'.G30];['國家別水產別水產貿易量值-17'.I30];['國家別水產別水產貿易量值-17'.K30];['國家別水產別水產貿易量值-17'.M30])+SUM(['國家別水產別水產貿易量值-18'.C30];['國家別水產別水產貿易量值-18'.E30];['國家別水產別水產貿易量值-18'.G30];['國家別水產別水產貿易量值-18'.I30];['國家別水產別水產貿易量值-18'.K30];['國家別水產別水產貿易量值-18'.M30])+SUM(['國家別水產別水產貿易量值-19'.C30];['國家別水產別水產貿易量值-19'.E30];['國家別水產別水產貿易量值-19'.G30];['國家別水產別水產貿易量值-19'.I30];['國家別水產別水產貿易量值-19'.K30];['國家別水產別水產貿易量值-19'.M30])+SUM(['國家別水產別水產貿易量值-20'.C30];['國家別水產別水產貿易量值-20'.E30];['國家別水產別水產貿易量值-20'.G30];['國家別水產別水產貿易量值-20'.I30];['國家別水產別水產貿易量值-20'.K30];['國家別水產別水產貿易量值-20'.M30])+SUM(['國家別水產別水產貿易量值-21'.C30];['國家別水產別水產貿易量值-21'.E30];['國家別水產別水產貿易量值-21'.G30];['國家別水產別水產貿易量值-21'.I30];['國家別水產別水產貿易量值-21'.K30];['國家別水產別水產貿易量值-21'.M30])=0;&quot;-&quot;;SUM([.G30];[.I30];[.K30];[.M30])+SUM(['國家別水產別水產貿易量值-2'.C30];['國家別水產別水產貿易量值-2'.E30];['國家別水產別水產貿易量值-2'.G30];['國家別水產別水產貿易量值-2'.I30];['國家別水產別水產貿易量值-2'.K30];['國家別水產別水產貿易量值-2'.M30])+SUM(['國家別水產別水產貿易量值-3'.C30];['國家別水產別水產貿易量值-3'.E30];['國家別水產別水產貿易量值-3'.G30];['國家別水產別水產貿易量值-3'.I30];['國家別水產別水產貿易量值-3'.K30];['國家別水產別水產貿易量值-3'.M30])+SUM(['國家別水產別水產貿易量值-4'.C30];['國家別水產別水產貿易量值-4'.E30];['國家別水產別水產貿易量值-4'.G30];['國家別水產別水產貿易量值-4'.I30];['國家別水產別水產貿易量值-4'.K30];['國家別水產別水產貿易量值-4'.M30])+SUM(['國家別水產別水產貿易量值-5'.C30];['國家別水產別水產貿易量值-5'.E30];['國家別水產別水產貿易量值-5'.G30];['國家別水產別水產貿易量值-5'.I30];['國家別水產別水產貿易量值-5'.K30];['國家別水產別水產貿易量值-5'.M30])+SUM(['國家別水產別水產貿易量值-6'.C30];['國家別水產別水產貿易量值-6'.E30];['國家別水產別水產貿易量值-6'.G30];['國家別水產別水產貿易量值-6'.I30];['國家別水產別水產貿易量值-6'.K30];['國家別水產別水產貿易量值-6'.M30])+SUM(['國家別水產別水產貿易量值-7'.C30];['國家別水產別水產貿易量值-7'.E30];['國家別水產別水產貿易量值-7'.G30];['國家別水產別水產貿易量值-7'.I30];['國家別水產別水產貿易量值-7'.K30];['國家別水產別水產貿易量值-7'.M30])+SUM(['國家別水產別水產貿易量值-8'.C30];['國家別水產別水產貿易量值-8'.E30];['國家別水產別水產貿易量值-8'.G30];['國家別水產別水產貿易量值-8'.I30];['國家別水產別水產貿易量值-8'.K30];['國家別水產別水產貿易量值-8'.M30])+SUM(['國家別水產別水產貿易量值-9'.C30];['國家別水產別水產貿易量值-9'.E30];['國家別水產別水產貿易量值-9'.G30];['國家別水產別水產貿易量值-9'.I30];['國家別水產別水產貿易量值-9'.K30];['國家別水產別水產貿易量值-9'.M30])+SUM(['國家別水產別水產貿易量值-10'.C30];['國家別水產別水產貿易量值-10'.E30];['國家別水產別水產貿易量值-10'.G30];['國家別水產別水產貿易量值-10'.I30];['國家別水產別水產貿易量值-10'.K30];['國家別水產別水產貿易量值-10'.M30])+SUM(['國家別水產別水產貿易量值-11'.C30];['國家別水產別水產貿易量值-11'.E30];['國家別水產別水產貿易量值-11'.G30];['國家別水產別水產貿易量值-11'.I30];['國家別水產別水產貿易量值-11'.K30];['國家別水產別水產貿易量值-11'.M30])+SUM(['國家別水產別水產貿易量值-12'.C30];['國家別水產別水產貿易量值-12'.E30];['國家別水產別水產貿易量值-12'.G30];['國家別水產別水產貿易量值-12'.I30];['國家別水產別水產貿易量值-12'.K30];['國家別水產別水產貿易量值-12'.M30])+SUM(['國家別水產別水產貿易量值-13'.C30];['國家別水產別水產貿易量值-13'.E30];['國家別水產別水產貿易量值-13'.G30];['國家別水產別水產貿易量值-13'.I30];['國家別水產別水產貿易量值-13'.K30];['國家別水產別水產貿易量值-13'.M30])+SUM(['國家別水產別水產貿易量值-14'.C30];['國家別水產別水產貿易量值-14'.E30];['國家別水產別水產貿易量值-14'.G30];['國家別水產別水產貿易量值-14'.I30];['國家別水產別水產貿易量值-14'.K30];['國家別水產別水產貿易量值-14'.M30])+SUM(['國家別水產別水產貿易量值-15'.C30];['國家別水產別水產貿易量值-15'.E30];['國家別水產別水產貿易量值-15'.G30];['國家別水產別水產貿易量值-15'.I30];['國家別水產別水產貿易量值-15'.K30];['國家別水產別水產貿易量值-15'.M30])+SUM(['國家別水產別水產貿易量值-16'.C30];['國家別水產別水產貿易量值-16'.E30];['國家別水產別水產貿易量值-16'.G30];['國家別水產別水產貿易量值-16'.I30];['國家別水產別水產貿易量值-16'.K30];['國家別水產別水產貿易量值-16'.M30])+SUM(['國家別水產別水產貿易量值-17'.C30];['國家別水產別水產貿易量值-17'.E30];['國家別水產別水產貿易量值-17'.G30];['國家別水產別水產貿易量值-17'.I30];['國家別水產別水產貿易量值-17'.K30];['國家別水產別水產貿易量值-17'.M30])+SUM(['國家別水產別水產貿易量值-18'.C30];['國家別水產別水產貿易量值-18'.E30];['國家別水產別水產貿易量值-18'.G30];['國家別水產別水產貿易量值-18'.I30];['國家別水產別水產貿易量值-18'.K30];['國家別水產別水產貿易量值-18'.M30])+SUM(['國家別水產別水產貿易量值-19'.C30];['國家別水產別水產貿易量值-19'.E30];['國家別水產別水產貿易量值-19'.G30];['國家別水產別水產貿易量值-19'.I30];['國家別水產別水產貿易量值-19'.K30];['國家別水產別水產貿易量值-19'.M30])+SUM(['國家別水產別水產貿易量值-20'.C30];['國家別水產別水產貿易量值-20'.E30];['國家別水產別水產貿易量值-20'.G30];['國家別水產別水產貿易量值-20'.I30];['國家別水產別水產貿易量值-20'.K30];['國家別水產別水產貿易量值-20'.M30])+SUM(['國家別水產別水產貿易量值-21'.C30];['國家別水產別水產貿易量值-21'.E30];['國家別水產別水產貿易量值-21'.G30];['國家別水產別水產貿易量值-21'.I30];['國家別水產別水產貿易量值-21'.K30];['國家別水產別水產貿易量值-21'.M30]))" table:style-name="ce13">
            <text:p>69,826,508<text:s/></text:p>
          </table:table-cell>
          <table:table-cell office:value-type="float" office:value="197106.44199999998" table:formula="of:=IF(SUM([.H30];[.J30];[.L30];[.N30])+SUM(['國家別水產別水產貿易量值-2'.D30];['國家別水產別水產貿易量值-2'.F30];['國家別水產別水產貿易量值-2'.H30];['國家別水產別水產貿易量值-2'.J30];['國家別水產別水產貿易量值-2'.L30];['國家別水產別水產貿易量值-2'.N30])+SUM(['國家別水產別水產貿易量值-3'.D30];['國家別水產別水產貿易量值-3'.F30];['國家別水產別水產貿易量值-3'.H30];['國家別水產別水產貿易量值-3'.J30];['國家別水產別水產貿易量值-3'.L30];['國家別水產別水產貿易量值-3'.N30])+SUM(['國家別水產別水產貿易量值-4'.D30];['國家別水產別水產貿易量值-4'.F30];['國家別水產別水產貿易量值-4'.H30];['國家別水產別水產貿易量值-4'.J30];['國家別水產別水產貿易量值-4'.L30];['國家別水產別水產貿易量值-4'.N30])+SUM(['國家別水產別水產貿易量值-5'.D30];['國家別水產別水產貿易量值-5'.F30];['國家別水產別水產貿易量值-5'.H30];['國家別水產別水產貿易量值-5'.J30];['國家別水產別水產貿易量值-5'.L30];['國家別水產別水產貿易量值-5'.N30])+SUM(['國家別水產別水產貿易量值-6'.D30];['國家別水產別水產貿易量值-6'.F30];['國家別水產別水產貿易量值-6'.H30];['國家別水產別水產貿易量值-6'.J30];['國家別水產別水產貿易量值-6'.L30];['國家別水產別水產貿易量值-6'.N30])+SUM(['國家別水產別水產貿易量值-7'.D30];['國家別水產別水產貿易量值-7'.F30];['國家別水產別水產貿易量值-7'.H30];['國家別水產別水產貿易量值-7'.J30];['國家別水產別水產貿易量值-7'.L30];['國家別水產別水產貿易量值-7'.N30])+SUM(['國家別水產別水產貿易量值-8'.D30];['國家別水產別水產貿易量值-8'.F30];['國家別水產別水產貿易量值-8'.H30];['國家別水產別水產貿易量值-8'.J30];['國家別水產別水產貿易量值-8'.L30];['國家別水產別水產貿易量值-8'.N30])+SUM(['國家別水產別水產貿易量值-9'.D30];['國家別水產別水產貿易量值-9'.F30];['國家別水產別水產貿易量值-9'.H30];['國家別水產別水產貿易量值-9'.J30];['國家別水產別水產貿易量值-9'.L30];['國家別水產別水產貿易量值-9'.N30])+SUM(['國家別水產別水產貿易量值-10'.D30];['國家別水產別水產貿易量值-10'.F30];['國家別水產別水產貿易量值-10'.H30];['國家別水產別水產貿易量值-10'.J30];['國家別水產別水產貿易量值-10'.L30];['國家別水產別水產貿易量值-10'.N30])+SUM(['國家別水產別水產貿易量值-11'.D30];['國家別水產別水產貿易量值-11'.F30];['國家別水產別水產貿易量值-11'.H30];['國家別水產別水產貿易量值-11'.J30];['國家別水產別水產貿易量值-11'.L30];['國家別水產別水產貿易量值-11'.N30])+SUM(['國家別水產別水產貿易量值-12'.D30];['國家別水產別水產貿易量值-12'.F30];['國家別水產別水產貿易量值-12'.H30];['國家別水產別水產貿易量值-12'.J30];['國家別水產別水產貿易量值-12'.L30];['國家別水產別水產貿易量值-12'.N30])+SUM(['國家別水產別水產貿易量值-13'.D30];['國家別水產別水產貿易量值-13'.F30];['國家別水產別水產貿易量值-13'.H30];['國家別水產別水產貿易量值-13'.J30];['國家別水產別水產貿易量值-13'.L30];['國家別水產別水產貿易量值-13'.N30])+SUM(['國家別水產別水產貿易量值-14'.D30];['國家別水產別水產貿易量值-14'.F30];['國家別水產別水產貿易量值-14'.H30];['國家別水產別水產貿易量值-14'.J30];['國家別水產別水產貿易量值-14'.L30];['國家別水產別水產貿易量值-14'.N30])+SUM(['國家別水產別水產貿易量值-15'.D30];['國家別水產別水產貿易量值-15'.F30];['國家別水產別水產貿易量值-15'.H30];['國家別水產別水產貿易量值-15'.J30];['國家別水產別水產貿易量值-15'.L30];['國家別水產別水產貿易量值-15'.N30])+SUM(['國家別水產別水產貿易量值-16'.D30];['國家別水產別水產貿易量值-16'.F30];['國家別水產別水產貿易量值-16'.H30];['國家別水產別水產貿易量值-16'.J30];['國家別水產別水產貿易量值-16'.L30];['國家別水產別水產貿易量值-16'.N30])+SUM(['國家別水產別水產貿易量值-17'.D30];['國家別水產別水產貿易量值-17'.F30];['國家別水產別水產貿易量值-17'.H30];['國家別水產別水產貿易量值-17'.J30];['國家別水產別水產貿易量值-17'.L30];['國家別水產別水產貿易量值-17'.N30])+SUM(['國家別水產別水產貿易量值-18'.D30];['國家別水產別水產貿易量值-18'.F30];['國家別水產別水產貿易量值-18'.H30];['國家別水產別水產貿易量值-18'.J30];['國家別水產別水產貿易量值-18'.L30];['國家別水產別水產貿易量值-18'.N30])+SUM(['國家別水產別水產貿易量值-19'.D30];['國家別水產別水產貿易量值-19'.F30];['國家別水產別水產貿易量值-19'.H30];['國家別水產別水產貿易量值-19'.J30];['國家別水產別水產貿易量值-19'.L30];['國家別水產別水產貿易量值-19'.N30])+SUM(['國家別水產別水產貿易量值-20'.D30];['國家別水產別水產貿易量值-20'.F30];['國家別水產別水產貿易量值-20'.H30];['國家別水產別水產貿易量值-20'.J30];['國家別水產別水產貿易量值-20'.L30];['國家別水產別水產貿易量值-20'.N30])+SUM(['國家別水產別水產貿易量值-21'.D30];['國家別水產別水產貿易量值-21'.F30];['國家別水產別水產貿易量值-21'.H30];['國家別水產別水產貿易量值-21'.J30];['國家別水產別水產貿易量值-21'.L30];['國家別水產別水產貿易量值-21'.N30])=0;&quot;-&quot;;SUM([.H30];[.J30];[.L30];[.N30])+SUM(['國家別水產別水產貿易量值-2'.D30];['國家別水產別水產貿易量值-2'.F30];['國家別水產別水產貿易量值-2'.H30];['國家別水產別水產貿易量值-2'.J30];['國家別水產別水產貿易量值-2'.L30];['國家別水產別水產貿易量值-2'.N30])+SUM(['國家別水產別水產貿易量值-3'.D30];['國家別水產別水產貿易量值-3'.F30];['國家別水產別水產貿易量值-3'.H30];['國家別水產別水產貿易量值-3'.J30];['國家別水產別水產貿易量值-3'.L30];['國家別水產別水產貿易量值-3'.N30])+SUM(['國家別水產別水產貿易量值-4'.D30];['國家別水產別水產貿易量值-4'.F30];['國家別水產別水產貿易量值-4'.H30];['國家別水產別水產貿易量值-4'.J30];['國家別水產別水產貿易量值-4'.L30];['國家別水產別水產貿易量值-4'.N30])+SUM(['國家別水產別水產貿易量值-5'.D30];['國家別水產別水產貿易量值-5'.F30];['國家別水產別水產貿易量值-5'.H30];['國家別水產別水產貿易量值-5'.J30];['國家別水產別水產貿易量值-5'.L30];['國家別水產別水產貿易量值-5'.N30])+SUM(['國家別水產別水產貿易量值-6'.D30];['國家別水產別水產貿易量值-6'.F30];['國家別水產別水產貿易量值-6'.H30];['國家別水產別水產貿易量值-6'.J30];['國家別水產別水產貿易量值-6'.L30];['國家別水產別水產貿易量值-6'.N30])+SUM(['國家別水產別水產貿易量值-7'.D30];['國家別水產別水產貿易量值-7'.F30];['國家別水產別水產貿易量值-7'.H30];['國家別水產別水產貿易量值-7'.J30];['國家別水產別水產貿易量值-7'.L30];['國家別水產別水產貿易量值-7'.N30])+SUM(['國家別水產別水產貿易量值-8'.D30];['國家別水產別水產貿易量值-8'.F30];['國家別水產別水產貿易量值-8'.H30];['國家別水產別水產貿易量值-8'.J30];['國家別水產別水產貿易量值-8'.L30];['國家別水產別水產貿易量值-8'.N30])+SUM(['國家別水產別水產貿易量值-9'.D30];['國家別水產別水產貿易量值-9'.F30];['國家別水產別水產貿易量值-9'.H30];['國家別水產別水產貿易量值-9'.J30];['國家別水產別水產貿易量值-9'.L30];['國家別水產別水產貿易量值-9'.N30])+SUM(['國家別水產別水產貿易量值-10'.D30];['國家別水產別水產貿易量值-10'.F30];['國家別水產別水產貿易量值-10'.H30];['國家別水產別水產貿易量值-10'.J30];['國家別水產別水產貿易量值-10'.L30];['國家別水產別水產貿易量值-10'.N30])+SUM(['國家別水產別水產貿易量值-11'.D30];['國家別水產別水產貿易量值-11'.F30];['國家別水產別水產貿易量值-11'.H30];['國家別水產別水產貿易量值-11'.J30];['國家別水產別水產貿易量值-11'.L30];['國家別水產別水產貿易量值-11'.N30])+SUM(['國家別水產別水產貿易量值-12'.D30];['國家別水產別水產貿易量值-12'.F30];['國家別水產別水產貿易量值-12'.H30];['國家別水產別水產貿易量值-12'.J30];['國家別水產別水產貿易量值-12'.L30];['國家別水產別水產貿易量值-12'.N30])+SUM(['國家別水產別水產貿易量值-13'.D30];['國家別水產別水產貿易量值-13'.F30];['國家別水產別水產貿易量值-13'.H30];['國家別水產別水產貿易量值-13'.J30];['國家別水產別水產貿易量值-13'.L30];['國家別水產別水產貿易量值-13'.N30])+SUM(['國家別水產別水產貿易量值-14'.D30];['國家別水產別水產貿易量值-14'.F30];['國家別水產別水產貿易量值-14'.H30];['國家別水產別水產貿易量值-14'.J30];['國家別水產別水產貿易量值-14'.L30];['國家別水產別水產貿易量值-14'.N30])+SUM(['國家別水產別水產貿易量值-15'.D30];['國家別水產別水產貿易量值-15'.F30];['國家別水產別水產貿易量值-15'.H30];['國家別水產別水產貿易量值-15'.J30];['國家別水產別水產貿易量值-15'.L30];['國家別水產別水產貿易量值-15'.N30])+SUM(['國家別水產別水產貿易量值-16'.D30];['國家別水產別水產貿易量值-16'.F30];['國家別水產別水產貿易量值-16'.H30];['國家別水產別水產貿易量值-16'.J30];['國家別水產別水產貿易量值-16'.L30];['國家別水產別水產貿易量值-16'.N30])+SUM(['國家別水產別水產貿易量值-17'.D30];['國家別水產別水產貿易量值-17'.F30];['國家別水產別水產貿易量值-17'.H30];['國家別水產別水產貿易量值-17'.J30];['國家別水產別水產貿易量值-17'.L30];['國家別水產別水產貿易量值-17'.N30])+SUM(['國家別水產別水產貿易量值-18'.D30];['國家別水產別水產貿易量值-18'.F30];['國家別水產別水產貿易量值-18'.H30];['國家別水產別水產貿易量值-18'.J30];['國家別水產別水產貿易量值-18'.L30];['國家別水產別水產貿易量值-18'.N30])+SUM(['國家別水產別水產貿易量值-19'.D30];['國家別水產別水產貿易量值-19'.F30];['國家別水產別水產貿易量值-19'.H30];['國家別水產別水產貿易量值-19'.J30];['國家別水產別水產貿易量值-19'.L30];['國家別水產別水產貿易量值-19'.N30])+SUM(['國家別水產別水產貿易量值-20'.D30];['國家別水產別水產貿易量值-20'.F30];['國家別水產別水產貿易量值-20'.H30];['國家別水產別水產貿易量值-20'.J30];['國家別水產別水產貿易量值-20'.L30];['國家別水產別水產貿易量值-20'.N30])+SUM(['國家別水產別水產貿易量值-21'.D30];['國家別水產別水產貿易量值-21'.F30];['國家別水產別水產貿易量值-21'.H30];['國家別水產別水產貿易量值-21'.J30];['國家別水產別水產貿易量值-21'.L30];['國家別水產別水產貿易量值-21'.N30]))" table:style-name="ce13">
            <text:p>197,106<text:s/></text:p>
          </table:table-cell>
          <table:table-cell office:value-type="float" office:value="2532236" table:style-name="ce13">
            <text:p>2,532,236<text:s/></text:p>
          </table:table-cell>
          <table:table-cell office:value-type="float" office:value="28745.744999999999" table:style-name="ce13">
            <text:p>28,746<text:s/></text:p>
          </table:table-cell>
          <table:table-cell office:value-type="float" office:value="16" table:style-name="ce13">
            <text:p>16<text:s/></text:p>
          </table:table-cell>
          <table:table-cell office:value-type="float" office:value="0.33300000000000002" table:style-name="ce13">
            <text:p>0<text:s/></text:p>
          </table:table-cell>
          <table:table-cell office:value-type="float" office:value="206689" table:style-name="ce13">
            <text:p>206,689<text:s/></text:p>
          </table:table-cell>
          <table:table-cell office:value-type="float" office:value="3612.0410000000002" table:style-name="ce13">
            <text:p>3,61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535" table:style-name="ce13">
            <text:p>11,535<text:s/></text:p>
          </table:table-cell>
          <table:table-cell office:value-type="float" office:value="122.08" table:style-name="ce13">
            <text:p>122<text:s/>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" draw:style-name="a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岩龍蝦</text:p>
          </table:table-cell>
          <table:covered-table-cell/>
          <table:table-cell office:value-type="string" table:number-columns-spanned="2" table:number-rows-spanned="1" table:style-name="ce28">
            <text:p>海螯蝦</text:p>
          </table:table-cell>
          <table:covered-table-cell/>
          <table:table-cell office:value-type="string" table:number-columns-spanned="2" table:number-rows-spanned="1" table:style-name="ce28">
            <text:p>中華絨螯蟹﹝大閘蟹﹞</text:p>
          </table:table-cell>
          <table:covered-table-cell/>
          <table:table-cell office:value-type="string" table:number-columns-spanned="2" table:number-rows-spanned="1" table:style-name="ce28">
            <text:p>蝦仁</text:p>
          </table:table-cell>
          <table:covered-table-cell/>
          <table:table-cell office:value-type="string" table:number-columns-spanned="2" table:number-rows-spanned="1" table:style-name="ce28">
            <text:p>蝦苗</text:p>
          </table:table-cell>
          <table:covered-table-cell/>
          <table:table-cell office:value-type="string" table:number-columns-spanned="2" table:number-rows-spanned="1" table:style-name="ce28">
            <text:p>蝦卵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ROCK LOBSTER</text:p>
          </table:table-cell>
          <table:covered-table-cell/>
          <table:table-cell office:value-type="string" table:number-columns-spanned="2" table:number-rows-spanned="1" table:style-name="ce38">
            <text:p>SEA CRAWFISH</text:p>
          </table:table-cell>
          <table:covered-table-cell/>
          <table:table-cell office:value-type="string" table:number-columns-spanned="2" table:number-rows-spanned="1" table:style-name="ce38">
            <text:p>Eriochier sinensis</text:p>
          </table:table-cell>
          <table:covered-table-cell/>
          <table:table-cell office:value-type="string" table:number-columns-spanned="2" table:number-rows-spanned="1" table:style-name="ce38">
            <text:p>PEELED</text:p>
          </table:table-cell>
          <table:covered-table-cell/>
          <table:table-cell office:value-type="string" table:number-columns-spanned="2" table:number-rows-spanned="1" table:style-name="ce38">
            <text:p>SHRIMP FRY</text:p>
          </table:table-cell>
          <table:covered-table-cell/>
          <table:table-cell office:value-type="string" table:number-columns-spanned="2" table:number-rows-spanned="1" table:style-name="ce38">
            <text:p>SHRIMP EG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86824" table:formula="of:=  IF(SUM([.C10:.C30])=0;&quot;-&quot;;SUM([.C10:.C30]))" table:style-name="ce12">
            <text:p>1,786,824<text:s/></text:p>
          </table:table-cell>
          <table:table-cell office:value-type="float" office:value="40088.186000000002" table:formula="of:=  IF(SUM([.D10:.D30])=0;&quot;-&quot;;SUM([.D10:.D30]))" table:style-name="ce12">
            <text:p>40,088<text:s/></text:p>
          </table:table-cell>
          <table:table-cell office:value-type="float" office:value="90464" table:formula="of:=  IF(SUM([.E10:.E30])=0;&quot;-&quot;;SUM([.E10:.E30]))" table:style-name="ce12">
            <text:p>90,464<text:s/></text:p>
          </table:table-cell>
          <table:table-cell office:value-type="float" office:value="291.79000000000002" table:formula="of:=  IF(SUM([.F10:.F30])=0;&quot;-&quot;;SUM([.F10:.F30]))" table:style-name="ce12">
            <text:p>292<text:s/></text:p>
          </table:table-cell>
          <table:table-cell office:value-type="float" office:value="353867" table:formula="of:=  IF(SUM([.G10:.G30])=0;&quot;-&quot;;SUM([.G10:.G30]))" table:style-name="ce12">
            <text:p>353,867<text:s/></text:p>
          </table:table-cell>
          <table:table-cell office:value-type="float" office:value="4442.0230000000001" table:formula="of:=  IF(SUM([.H10:.H30])=0;&quot;-&quot;;SUM([.H10:.H30]))" table:style-name="ce12">
            <text:p>4,442<text:s/></text:p>
          </table:table-cell>
          <table:table-cell office:value-type="float" office:value="9419515" table:formula="of:=  IF(SUM([.I10:.I30])=0;&quot;-&quot;;SUM([.I10:.I30]))" table:style-name="ce12">
            <text:p>9,419,515<text:s/></text:p>
          </table:table-cell>
          <table:table-cell office:value-type="float" office:value="37484.243000000002" table:formula="of:=  IF(SUM([.J10:.J30])=0;&quot;-&quot;;SUM([.J10:.J30]))" table:style-name="ce12">
            <text:p>37,484<text:s/></text:p>
          </table:table-cell>
          <table:table-cell office:value-type="float" office:value="6" table:formula="of:=  IF(SUM([.K10:.K30])=0;&quot;-&quot;;SUM([.K10:.K30]))" table:style-name="ce12">
            <text:p>6<text:s/></text:p>
          </table:table-cell>
          <table:table-cell office:value-type="float" office:value="4.8369999999999997" table:formula="of:=  IF(SUM([.L10:.L30])=0;&quot;-&quot;;SUM([.L10:.L30]))" table:style-name="ce12">
            <text:p>5<text:s/></text:p>
          </table:table-cell>
          <table:table-cell office:value-type="float" office:value="66172" table:formula="of:=  IF(SUM([.M10:.M30])=0;&quot;-&quot;;SUM([.M10:.M30]))" table:style-name="ce12">
            <text:p>66,172<text:s/></text:p>
          </table:table-cell>
          <table:table-cell office:value-type="float" office:value="852.54099999999994" table:formula="of:=  IF(SUM([.N10:.N30])=0;&quot;-&quot;;SUM([.N10:.N30]))" table:style-name="ce12">
            <text:p>85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335" table:style-name="ce12">
            <text:p>65,335<text:s/></text:p>
          </table:table-cell>
          <table:table-cell office:value-type="float" office:value="96.472999999999999" table:style-name="ce12">
            <text:p>96<text:s/></text:p>
          </table:table-cell>
          <table:table-cell office:value-type="float" office:value="353867" table:style-name="ce12">
            <text:p>353,867<text:s/></text:p>
          </table:table-cell>
          <table:table-cell office:value-type="float" office:value="4442.0230000000001" table:style-name="ce12">
            <text:p>4,442<text:s/></text:p>
          </table:table-cell>
          <table:table-cell office:value-type="float" office:value="4993593" table:style-name="ce12">
            <text:p>4,993,593<text:s/></text:p>
          </table:table-cell>
          <table:table-cell office:value-type="float" office:value="20959.521000000001" table:style-name="ce12">
            <text:p>20,9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526" table:style-name="ce12">
            <text:p>33,526<text:s/></text:p>
          </table:table-cell>
          <table:table-cell office:value-type="float" office:value="338.55399999999997" table:style-name="ce12">
            <text:p>33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" table:style-name="ce12">
            <text:p>75<text:s/></text:p>
          </table:table-cell>
          <table:table-cell office:value-type="float" office:value="2.7890000000000001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2.266999999999999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758" table:style-name="ce12">
            <text:p>2,758<text:s/></text:p>
          </table:table-cell>
          <table:table-cell office:value-type="float" office:value="68.010000000000005" table:style-name="ce12">
            <text:p>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02422" table:style-name="ce12">
            <text:p>1,902,422<text:s/></text:p>
          </table:table-cell>
          <table:table-cell office:value-type="float" office:value="6777.8609999999999" table:style-name="ce12">
            <text:p>6,778<text:s/></text:p>
          </table:table-cell>
          <table:table-cell office:value-type="string" table:style-name="ce12">
            <text:p>-</text:p>
          </table:table-cell>
          <table:table-cell office:value-type="float" office:value="3.2930000000000001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333443" table:style-name="ce12">
            <text:p>333,443<text:s/></text:p>
          </table:table-cell>
          <table:table-cell office:value-type="float" office:value="8088.1559999999999" table:style-name="ce12">
            <text:p>8,088<text:s/></text:p>
          </table:table-cell>
          <table:table-cell office:value-type="float" office:value="19346" table:style-name="ce12">
            <text:p>19,346<text:s/></text:p>
          </table:table-cell>
          <table:table-cell office:value-type="float" office:value="60.591000000000001" table:style-name="ce12">
            <text:p>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1212" table:style-name="ce12">
            <text:p>921,212<text:s/></text:p>
          </table:table-cell>
          <table:table-cell office:value-type="float" office:value="2779.4119999999998" table:style-name="ce12">
            <text:p>2,779<text:s/></text:p>
          </table:table-cell>
          <table:table-cell office:value-type="float" office:value="6" table:style-name="ce12">
            <text:p>6<text:s/></text:p>
          </table:table-cell>
          <table:table-cell office:value-type="float" office:value="1.544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45" table:style-name="ce12">
            <text:p>45<text:s/></text:p>
          </table:table-cell>
          <table:table-cell office:value-type="float" office:value="2.0710000000000002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3876" table:style-name="ce12">
            <text:p>623,876<text:s/></text:p>
          </table:table-cell>
          <table:table-cell office:value-type="float" office:value="3458.7919999999999" table:style-name="ce12">
            <text:p>3,4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106422" table:style-name="ce12">
            <text:p>106,422<text:s/></text:p>
          </table:table-cell>
          <table:table-cell office:value-type="float" office:value="1842.2080000000001" table:style-name="ce12">
            <text:p>1,8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9860" table:style-name="ce12">
            <text:p>249,860<text:s/></text:p>
          </table:table-cell>
          <table:table-cell office:value-type="float" office:value="869.65499999999997" table:style-name="ce12">
            <text:p>8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47477" table:style-name="ce12">
            <text:p>147,477<text:s/></text:p>
          </table:table-cell>
          <table:table-cell office:value-type="float" office:value="3350.9690000000001" table:style-name="ce12">
            <text:p>3,351<text:s/></text:p>
          </table:table-cell>
          <table:table-cell office:value-type="float" office:value="272" table:style-name="ce12">
            <text:p>272<text:s/></text:p>
          </table:table-cell>
          <table:table-cell office:value-type="float" office:value="5.43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411" table:style-name="ce12">
            <text:p>24,411<text:s/></text:p>
          </table:table-cell>
          <table:table-cell office:value-type="float" office:value="472.53399999999999" table:style-name="ce12">
            <text:p>47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float" office:value="338338" table:style-name="ce12">
            <text:p>338,338<text:s/></text:p>
          </table:table-cell>
          <table:table-cell office:value-type="float" office:value="9019.6149999999998" table:style-name="ce12">
            <text:p>9,0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140" table:style-name="ce12">
            <text:p>31,140<text:s/></text:p>
          </table:table-cell>
          <table:table-cell office:value-type="float" office:value="241.417" table:style-name="ce12">
            <text:p>2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42979" table:style-name="ce12">
            <text:p>42,979<text:s/></text:p>
          </table:table-cell>
          <table:table-cell office:value-type="float" office:value="781.83699999999999" table:style-name="ce12">
            <text:p>782<text:s/></text:p>
          </table:table-cell>
          <table:table-cell office:value-type="float" office:value="115" table:style-name="ce12">
            <text:p>115<text:s/></text:p>
          </table:table-cell>
          <table:table-cell office:value-type="float" office:value="1.0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76" table:style-name="ce12">
            <text:p>676<text:s/></text:p>
          </table:table-cell>
          <table:table-cell office:value-type="float" office:value="5.4009999999999998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03" table:style-name="ce12">
            <text:p>1,703<text:s/></text:p>
          </table:table-cell>
          <table:table-cell office:value-type="float" office:value="5.0970000000000004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40609" table:style-name="ce12">
            <text:p>40,609<text:s/></text:p>
          </table:table-cell>
          <table:table-cell office:value-type="float" office:value="812.30200000000002" table:style-name="ce12">
            <text:p>812<text:s/></text:p>
          </table:table-cell>
          <table:table-cell office:value-type="float" office:value="2004" table:style-name="ce12">
            <text:p>2,004<text:s/></text:p>
          </table:table-cell>
          <table:table-cell office:value-type="float" office:value="36.301000000000002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565" table:style-name="ce12">
            <text:p>25,565<text:s/></text:p>
          </table:table-cell>
          <table:table-cell office:value-type="float" office:value="89.765000000000001" table:style-name="ce12">
            <text:p>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51772" table:style-name="ce12">
            <text:p>51,772<text:s/></text:p>
          </table:table-cell>
          <table:table-cell office:value-type="float" office:value="1037.8820000000001" table:style-name="ce12">
            <text:p>1,0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18" table:style-name="ce12">
            <text:p>9,818<text:s/></text:p>
          </table:table-cell>
          <table:table-cell office:value-type="float" office:value="107.542" table:style-name="ce12">
            <text:p>10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3629" table:style-name="ce12">
            <text:p>3,629<text:s/></text:p>
          </table:table-cell>
          <table:table-cell office:value-type="float" office:value="90.795000000000002" table:style-name="ce12">
            <text:p>91<text:s/></text:p>
          </table:table-cell>
          <table:table-cell office:value-type="float" office:value="61" table:style-name="ce12">
            <text:p>61<text:s/></text:p>
          </table:table-cell>
          <table:table-cell office:value-type="float" office:value="1.218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7232" table:style-name="ce12">
            <text:p>127,232<text:s/></text:p>
          </table:table-cell>
          <table:table-cell office:value-type="float" office:value="415.96199999999999" table:style-name="ce12">
            <text:p>4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60795" table:style-name="ce12">
            <text:p>60,795<text:s/></text:p>
          </table:table-cell>
          <table:table-cell office:value-type="float" office:value="1298.0830000000001" table:style-name="ce12">
            <text:p>1,29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658557" table:style-name="ce13">
            <text:p>658,557<text:s/></text:p>
          </table:table-cell>
          <table:table-cell office:value-type="float" office:value="13696.258" table:style-name="ce13">
            <text:p>13,696<text:s/></text:p>
          </table:table-cell>
          <table:table-cell office:value-type="float" office:value="3226" table:style-name="ce13">
            <text:p>3,226<text:s/></text:p>
          </table:table-cell>
          <table:table-cell office:value-type="float" office:value="85.620999999999995" table:style-name="ce13">
            <text:p>8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32418" table:style-name="ce13">
            <text:p>532,418<text:s/></text:p>
          </table:table-cell>
          <table:table-cell office:value-type="float" office:value="1773.818" table:style-name="ce13">
            <text:p>1,774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8235" table:style-name="ce13">
            <text:p>8,235<text:s/></text:p>
          </table:table-cell>
          <table:table-cell office:value-type="float" office:value="41.453000000000003" table:style-name="ce13">
            <text:p>4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2" draw:style-name="a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蝦皮</text:p>
          </table:table-cell>
          <table:covered-table-cell/>
          <table:table-cell office:value-type="string" table:number-columns-spanned="2" table:number-rows-spanned="1" table:style-name="ce28">
            <text:p>其他蝦</text:p>
          </table:table-cell>
          <table:covered-table-cell/>
          <table:table-cell office:value-type="string" table:number-columns-spanned="2" table:number-rows-spanned="1" table:style-name="ce28">
            <text:p>蟳</text:p>
          </table:table-cell>
          <table:covered-table-cell/>
          <table:table-cell office:value-type="string" table:number-columns-spanned="2" table:number-rows-spanned="1" table:style-name="ce28">
            <text:p>蟹類</text:p>
          </table:table-cell>
          <table:covered-table-cell/>
          <table:table-cell office:value-type="string" table:number-columns-spanned="2" table:number-rows-spanned="1" table:style-name="ce28">
            <text:p>其他甲殼類</text:p>
          </table:table-cell>
          <table:covered-table-cell/>
          <table:table-cell office:value-type="string" table:number-columns-spanned="2" table:number-rows-spanned="1" table:style-name="ce28">
            <text:p>其他熱帶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HRIMP SKIN</text:p>
          </table:table-cell>
          <table:covered-table-cell/>
          <table:table-cell office:value-type="string" table:number-columns-spanned="2" table:number-rows-spanned="1" table:style-name="ce38">
            <text:p>OTH. SHRIMP</text:p>
          </table:table-cell>
          <table:covered-table-cell/>
          <table:table-cell office:value-type="string" table:number-columns-spanned="2" table:number-rows-spanned="1" table:style-name="ce38">
            <text:p>PORTUNID CRAB</text:p>
          </table:table-cell>
          <table:covered-table-cell/>
          <table:table-cell office:value-type="string" table:number-columns-spanned="2" table:number-rows-spanned="1" table:style-name="ce38">
            <text:p>CRAB</text:p>
          </table:table-cell>
          <table:covered-table-cell/>
          <table:table-cell office:value-type="string" table:number-columns-spanned="2" table:number-rows-spanned="1" table:style-name="ce38">
            <text:p>OTH. CRUSTACEAN</text:p>
          </table:table-cell>
          <table:covered-table-cell/>
          <table:table-cell office:value-type="string" table:number-columns-spanned="2" table:number-rows-spanned="1" table:style-name="ce38">
            <text:p>OTH. TROPICAL FISHE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03798" table:formula="of:=  IF(SUM([.C10:.C30])=0;&quot;-&quot;;SUM([.C10:.C30]))" table:style-name="ce12">
            <text:p>903,798<text:s/></text:p>
          </table:table-cell>
          <table:table-cell office:value-type="float" office:value="726.66" table:formula="of:=  IF(SUM([.D10:.D30])=0;&quot;-&quot;;SUM([.D10:.D30]))" table:style-name="ce12">
            <text:p>727<text:s/></text:p>
          </table:table-cell>
          <table:table-cell office:value-type="float" office:value="20051987" table:formula="of:=  IF(SUM([.E10:.E30])=0;&quot;-&quot;;SUM([.E10:.E30]))" table:style-name="ce12">
            <text:p>20,051,987<text:s/></text:p>
          </table:table-cell>
          <table:table-cell office:value-type="float" office:value="125095.13700000002" table:formula="of:=  IF(SUM([.F10:.F30])=0;&quot;-&quot;;SUM([.F10:.F30]))" table:style-name="ce12">
            <text:p>125,095<text:s/></text:p>
          </table:table-cell>
          <table:table-cell office:value-type="float" office:value="2342367" table:formula="of:=  IF(SUM([.G10:.G30])=0;&quot;-&quot;;SUM([.G10:.G30]))" table:style-name="ce12">
            <text:p>2,342,367<text:s/></text:p>
          </table:table-cell>
          <table:table-cell office:value-type="float" office:value="13477.595000000001" table:formula="of:=  IF(SUM([.H10:.H30])=0;&quot;-&quot;;SUM([.H10:.H30]))" table:style-name="ce12">
            <text:p>13,478<text:s/></text:p>
          </table:table-cell>
          <table:table-cell office:value-type="float" office:value="7565464" table:formula="of:=  IF(SUM([.I10:.I30])=0;&quot;-&quot;;SUM([.I10:.I30]))" table:style-name="ce12">
            <text:p>7,565,464<text:s/></text:p>
          </table:table-cell>
          <table:table-cell office:value-type="float" office:value="55207.511999999995" table:formula="of:=  IF(SUM([.J10:.J30])=0;&quot;-&quot;;SUM([.J10:.J30]))" table:style-name="ce12">
            <text:p>55,208<text:s/></text:p>
          </table:table-cell>
          <table:table-cell office:value-type="float" office:value="539488" table:formula="of:=  IF(SUM([.K10:.K30])=0;&quot;-&quot;;SUM([.K10:.K30]))" table:style-name="ce12">
            <text:p>539,488<text:s/></text:p>
          </table:table-cell>
          <table:table-cell office:value-type="float" office:value="3628.2570000000005" table:formula="of:=  IF(SUM([.L10:.L30])=0;&quot;-&quot;;SUM([.L10:.L30]))" table:style-name="ce12">
            <text:p>3,628<text:s/></text:p>
          </table:table-cell>
          <table:table-cell office:value-type="float" office:value="435" table:formula="of:=  IF(SUM([.M10:.M30])=0;&quot;-&quot;;SUM([.M10:.M30]))" table:style-name="ce12">
            <text:p>435<text:s/></text:p>
          </table:table-cell>
          <table:table-cell office:value-type="float" office:value="188.369" table:formula="of:=  IF(SUM([.N10:.N30])=0;&quot;-&quot;;SUM([.N10:.N30]))" table:style-name="ce12">
            <text:p>18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74596" table:style-name="ce12">
            <text:p>774,596<text:s/></text:p>
          </table:table-cell>
          <table:table-cell office:value-type="float" office:value="611.49900000000002" table:style-name="ce12">
            <text:p>611<text:s/></text:p>
          </table:table-cell>
          <table:table-cell office:value-type="float" office:value="3096128" table:style-name="ce12">
            <text:p>3,096,128<text:s/></text:p>
          </table:table-cell>
          <table:table-cell office:value-type="float" office:value="7973.9210000000003" table:style-name="ce12">
            <text:p>7,9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36859" table:style-name="ce12">
            <text:p>4,136,859<text:s/></text:p>
          </table:table-cell>
          <table:table-cell office:value-type="float" office:value="21553.978999999999" table:style-name="ce12">
            <text:p>21,554<text:s/></text:p>
          </table:table-cell>
          <table:table-cell office:value-type="float" office:value="268320" table:style-name="ce12">
            <text:p>268,320<text:s/></text:p>
          </table:table-cell>
          <table:table-cell office:value-type="float" office:value="1789.1379999999999" table:style-name="ce12">
            <text:p>1,78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630" table:style-name="ce12">
            <text:p>23,630<text:s/></text:p>
          </table:table-cell>
          <table:table-cell office:value-type="float" office:value="140.982" table:style-name="ce12">
            <text:p>1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855" table:style-name="ce12">
            <text:p>74,855<text:s/></text:p>
          </table:table-cell>
          <table:table-cell office:value-type="float" office:value="2372.8829999999998" table:style-name="ce12">
            <text:p>2,373<text:s/></text:p>
          </table:table-cell>
          <table:table-cell office:value-type="float" office:value="6785" table:style-name="ce12">
            <text:p>6,785<text:s/></text:p>
          </table:table-cell>
          <table:table-cell office:value-type="float" office:value="43.996000000000002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250" table:style-name="ce12">
            <text:p>1,250<text:s/></text:p>
          </table:table-cell>
          <table:table-cell office:value-type="float" office:value="4.4489999999999998" table:style-name="ce12">
            <text:p>4<text:s/></text:p>
          </table:table-cell>
          <table:table-cell office:value-type="float" office:value="4509" table:style-name="ce12">
            <text:p>4,509<text:s/></text:p>
          </table:table-cell>
          <table:table-cell office:value-type="float" office:value="69.688999999999993" table:style-name="ce12">
            <text:p>7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8525" table:style-name="ce12">
            <text:p>78,525<text:s/></text:p>
          </table:table-cell>
          <table:table-cell office:value-type="float" office:value="1335.874" table:style-name="ce12">
            <text:p>1,336<text:s/></text:p>
          </table:table-cell>
          <table:table-cell office:value-type="float" office:value="25690" table:style-name="ce12">
            <text:p>25,690<text:s/></text:p>
          </table:table-cell>
          <table:table-cell office:value-type="float" office:value="172.42599999999999" table:style-name="ce12">
            <text:p>17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24478" table:style-name="ce12">
            <text:p>124,478<text:s/></text:p>
          </table:table-cell>
          <table:table-cell office:value-type="float" office:value="107.473" table:style-name="ce12">
            <text:p>107<text:s/></text:p>
          </table:table-cell>
          <table:table-cell office:value-type="float" office:value="716967" table:style-name="ce12">
            <text:p>716,967<text:s/></text:p>
          </table:table-cell>
          <table:table-cell office:value-type="float" office:value="3005.2289999999998" table:style-name="ce12">
            <text:p>3,005<text:s/></text:p>
          </table:table-cell>
          <table:table-cell office:value-type="float" office:value="133644" table:style-name="ce12">
            <text:p>133,644<text:s/></text:p>
          </table:table-cell>
          <table:table-cell office:value-type="float" office:value="802.50699999999995" table:style-name="ce12">
            <text:p>803<text:s/></text:p>
          </table:table-cell>
          <table:table-cell office:value-type="float" office:value="145079" table:style-name="ce12">
            <text:p>145,079<text:s/></text:p>
          </table:table-cell>
          <table:table-cell office:value-type="float" office:value="772.38300000000004" table:style-name="ce12">
            <text:p>772<text:s/></text:p>
          </table:table-cell>
          <table:table-cell office:value-type="float" office:value="47141" table:style-name="ce12">
            <text:p>47,141<text:s/></text:p>
          </table:table-cell>
          <table:table-cell office:value-type="float" office:value="123.752" table:style-name="ce12">
            <text:p>1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1159" table:style-name="ce12">
            <text:p>211,159<text:s/></text:p>
          </table:table-cell>
          <table:table-cell office:value-type="float" office:value="1078.606" table:style-name="ce12">
            <text:p>1,079<text:s/></text:p>
          </table:table-cell>
          <table:table-cell office:value-type="float" office:value="147019" table:style-name="ce12">
            <text:p>147,019<text:s/></text:p>
          </table:table-cell>
          <table:table-cell office:value-type="float" office:value="774.12" table:style-name="ce12">
            <text:p>774<text:s/></text:p>
          </table:table-cell>
          <table:table-cell office:value-type="float" office:value="75171" table:style-name="ce12">
            <text:p>75,171<text:s/></text:p>
          </table:table-cell>
          <table:table-cell office:value-type="float" office:value="295.471" table:style-name="ce12">
            <text:p>295<text:s/></text:p>
          </table:table-cell>
          <table:table-cell office:value-type="float" office:value="113784" table:style-name="ce12">
            <text:p>113,784<text:s/></text:p>
          </table:table-cell>
          <table:table-cell office:value-type="float" office:value="766.77200000000005" table:style-name="ce12">
            <text:p>767<text:s/></text:p>
          </table:table-cell>
          <table:table-cell office:value-type="float" office:value="404" table:style-name="ce12">
            <text:p>404<text:s/></text:p>
          </table:table-cell>
          <table:table-cell office:value-type="float" office:value="170.215" table:style-name="ce12">
            <text:p>17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2156" table:style-name="ce12">
            <text:p>702,156<text:s/></text:p>
          </table:table-cell>
          <table:table-cell office:value-type="float" office:value="10757.189" table:style-name="ce12">
            <text:p>10,7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43732" table:style-name="ce12">
            <text:p>2,443,732<text:s/></text:p>
          </table:table-cell>
          <table:table-cell office:value-type="float" office:value="18600.855" table:style-name="ce12">
            <text:p>18,601<text:s/></text:p>
          </table:table-cell>
          <table:table-cell office:value-type="float" office:value="208724" table:style-name="ce12">
            <text:p>208,724<text:s/></text:p>
          </table:table-cell>
          <table:table-cell office:value-type="float" office:value="1036.6199999999999" table:style-name="ce12">
            <text:p>1,037<text:s/></text:p>
          </table:table-cell>
          <table:table-cell office:value-type="float" office:value="488255" table:style-name="ce12">
            <text:p>488,255<text:s/></text:p>
          </table:table-cell>
          <table:table-cell office:value-type="float" office:value="1504.492" table:style-name="ce12">
            <text:p>1,504<text:s/></text:p>
          </table:table-cell>
          <table:table-cell office:value-type="float" office:value="8000" table:style-name="ce12">
            <text:p>8,000<text:s/></text:p>
          </table:table-cell>
          <table:table-cell office:value-type="float" office:value="110.286" table:style-name="ce12">
            <text:p>1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7821" table:style-name="ce12">
            <text:p>487,821<text:s/></text:p>
          </table:table-cell>
          <table:table-cell office:value-type="float" office:value="2931.165" table:style-name="ce12">
            <text:p>2,931<text:s/></text:p>
          </table:table-cell>
          <table:table-cell office:value-type="float" office:value="37751" table:style-name="ce12">
            <text:p>37,751<text:s/></text:p>
          </table:table-cell>
          <table:table-cell office:value-type="float" office:value="85.361000000000004" table:style-name="ce12">
            <text:p>85<text:s/></text:p>
          </table:table-cell>
          <table:table-cell office:value-type="float" office:value="1200" table:style-name="ce12">
            <text:p>1,200<text:s/></text:p>
          </table:table-cell>
          <table:table-cell office:value-type="float" office:value="3.597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5" table:style-name="ce12">
            <text:p>755<text:s/></text:p>
          </table:table-cell>
          <table:table-cell office:value-type="float" office:value="51.863999999999997" table:style-name="ce12">
            <text:p>5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1613" table:style-name="ce12">
            <text:p>101,613<text:s/></text:p>
          </table:table-cell>
          <table:table-cell office:value-type="float" office:value="2064.0300000000002" table:style-name="ce12">
            <text:p>2,064<text:s/></text:p>
          </table:table-cell>
          <table:table-cell office:value-type="float" office:value="118" table:style-name="ce12">
            <text:p>118<text:s/></text:p>
          </table:table-cell>
          <table:table-cell office:value-type="float" office:value="0.236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68792" table:style-name="ce12">
            <text:p>4,468,792<text:s/></text:p>
          </table:table-cell>
          <table:table-cell office:value-type="float" office:value="30466.913" table:style-name="ce12">
            <text:p>30,4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9324" table:style-name="ce12">
            <text:p>59,324<text:s/></text:p>
          </table:table-cell>
          <table:table-cell office:value-type="float" office:value="808.97199999999998" table:style-name="ce12">
            <text:p>809<text:s/></text:p>
          </table:table-cell>
          <table:table-cell office:value-type="float" office:value="160" table:style-name="ce12">
            <text:p>160<text:s/></text:p>
          </table:table-cell>
          <table:table-cell office:value-type="float" office:value="0.95199999999999996" table:style-name="ce12">
            <text:p>1<text:s/></text:p>
          </table:table-cell>
          <table:table-cell office:value-type="float" office:value="37240" table:style-name="ce12">
            <text:p>37,240<text:s/></text:p>
          </table:table-cell>
          <table:table-cell office:value-type="float" office:value="391.61" table:style-name="ce12">
            <text:p>392<text:s/></text:p>
          </table:table-cell>
          <table:table-cell office:value-type="float" office:value="4944" table:style-name="ce12">
            <text:p>4,944<text:s/></text:p>
          </table:table-cell>
          <table:table-cell office:value-type="float" office:value="66.936000000000007" table:style-name="ce12">
            <text:p>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036" table:style-name="ce12">
            <text:p>50,036<text:s/></text:p>
          </table:table-cell>
          <table:table-cell office:value-type="float" office:value="79.870999999999995" table:style-name="ce12">
            <text:p>80<text:s/></text:p>
          </table:table-cell>
          <table:table-cell office:value-type="float" office:value="9" table:style-name="ce12">
            <text:p>9<text:s/></text:p>
          </table:table-cell>
          <table:table-cell office:value-type="float" office:value="2.7E-2" table:style-name="ce12">
            <text:p>0<text:s/></text:p>
          </table:table-cell>
          <table:table-cell office:value-type="float" office:value="209534" table:style-name="ce12">
            <text:p>209,534<text:s/></text:p>
          </table:table-cell>
          <table:table-cell office:value-type="float" office:value="5145.1229999999996" table:style-name="ce12">
            <text:p>5,145<text:s/></text:p>
          </table:table-cell>
          <table:table-cell office:value-type="float" office:value="12" table:style-name="ce12">
            <text:p>12<text:s/></text:p>
          </table:table-cell>
          <table:table-cell office:value-type="float" office:value="5.8999999999999997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3474" table:style-name="ce12">
            <text:p>3,474<text:s/></text:p>
          </table:table-cell>
          <table:table-cell office:value-type="float" office:value="3.2389999999999999" table:style-name="ce12">
            <text:p>3<text:s/></text:p>
          </table:table-cell>
          <table:table-cell office:value-type="float" office:value="241699" table:style-name="ce12">
            <text:p>241,699<text:s/></text:p>
          </table:table-cell>
          <table:table-cell office:value-type="float" office:value="1601.8620000000001" table:style-name="ce12">
            <text:p>1,602<text:s/></text:p>
          </table:table-cell>
          <table:table-cell office:value-type="float" office:value="990257" table:style-name="ce12">
            <text:p>990,257<text:s/></text:p>
          </table:table-cell>
          <table:table-cell office:value-type="float" office:value="5947.5969999999998" table:style-name="ce12">
            <text:p>5,948<text:s/></text:p>
          </table:table-cell>
          <table:table-cell office:value-type="float" office:value="95912" table:style-name="ce12">
            <text:p>95,912<text:s/></text:p>
          </table:table-cell>
          <table:table-cell office:value-type="float" office:value="181.511" table:style-name="ce12">
            <text:p>182<text:s/></text:p>
          </table:table-cell>
          <table:table-cell office:value-type="float" office:value="22670" table:style-name="ce12">
            <text:p>22,670<text:s/></text:p>
          </table:table-cell>
          <table:table-cell office:value-type="float" office:value="335.8" table:style-name="ce12">
            <text:p>3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4" table:style-name="ce12">
            <text:p>704<text:s/></text:p>
          </table:table-cell>
          <table:table-cell office:value-type="float" office:value="16.867999999999999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54912" table:style-name="ce12">
            <text:p>2,554,912<text:s/></text:p>
          </table:table-cell>
          <table:table-cell office:value-type="float" office:value="17936.471000000001" table:style-name="ce12">
            <text:p>17,9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07633" table:style-name="ce12">
            <text:p>3,307,633<text:s/></text:p>
          </table:table-cell>
          <table:table-cell office:value-type="float" office:value="22339.947" table:style-name="ce12">
            <text:p>22,3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14234" table:style-name="ce12">
            <text:p>1,714,234<text:s/></text:p>
          </table:table-cell>
          <table:table-cell office:value-type="float" office:value="11166.843000000001" table:style-name="ce12">
            <text:p>11,167<text:s/></text:p>
          </table:table-cell>
          <table:table-cell office:value-type="float" office:value="7266" table:style-name="ce12">
            <text:p>7,266<text:s/></text:p>
          </table:table-cell>
          <table:table-cell office:value-type="float" office:value="43.747" table:style-name="ce12">
            <text:p>44<text:s/></text:p>
          </table:table-cell>
          <table:table-cell office:value-type="float" office:value="4715" table:style-name="ce12">
            <text:p>4,715<text:s/></text:p>
          </table:table-cell>
          <table:table-cell office:value-type="float" office:value="9.5660000000000007" table:style-name="ce12">
            <text:p>10<text:s/></text:p>
          </table:table-cell>
          <table:table-cell office:value-type="float" office:value="16458" table:style-name="ce12">
            <text:p>16,458<text:s/></text:p>
          </table:table-cell>
          <table:table-cell office:value-type="float" office:value="61.942" table:style-name="ce12">
            <text:p>62<text:s/></text:p>
          </table:table-cell>
          <table:table-cell office:value-type="float" office:value="15" table:style-name="ce12">
            <text:p>15<text:s/></text:p>
          </table:table-cell>
          <table:table-cell office:value-type="float" office:value="6.76" table:style-name="ce12">
            <text:p>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213" table:style-name="ce12">
            <text:p>46,213<text:s/></text:p>
          </table:table-cell>
          <table:table-cell office:value-type="float" office:value="342.10300000000001" table:style-name="ce12">
            <text:p>3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111560" table:style-name="ce13">
            <text:p>1,111,560<text:s/></text:p>
          </table:table-cell>
          <table:table-cell office:value-type="float" office:value="9414.1409999999996" table:style-name="ce13">
            <text:p>9,414<text:s/></text:p>
          </table:table-cell>
          <table:table-cell office:value-type="float" office:value="367467" table:style-name="ce13">
            <text:p>367,467<text:s/></text:p>
          </table:table-cell>
          <table:table-cell office:value-type="float" office:value="1940.86" table:style-name="ce13">
            <text:p>1,941<text:s/></text:p>
          </table:table-cell>
          <table:table-cell office:value-type="float" office:value="1377799" table:style-name="ce13">
            <text:p>1,377,799<text:s/></text:p>
          </table:table-cell>
          <table:table-cell office:value-type="float" office:value="8738.0400000000009" table:style-name="ce13">
            <text:p>8,738<text:s/></text:p>
          </table:table-cell>
          <table:table-cell office:value-type="float" office:value="24366" table:style-name="ce13">
            <text:p>24,366<text:s/></text:p>
          </table:table-cell>
          <table:table-cell office:value-type="float" office:value="153.316" table:style-name="ce13">
            <text:p>153<text:s/></text:p>
          </table:table-cell>
          <table:table-cell office:value-type="float" office:value="16" table:style-name="ce13">
            <text:p>16<text:s/></text:p>
          </table:table-cell>
          <table:table-cell office:value-type="float" office:value="11.394" table:style-name="ce13">
            <text:p>1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3" draw:style-name="a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錦鯉</text:p>
          </table:table-cell>
          <table:covered-table-cell/>
          <table:table-cell office:value-type="string" table:number-columns-spanned="2" table:number-rows-spanned="1" table:style-name="ce28">
            <text:p>其他觀賞魚</text:p>
          </table:table-cell>
          <table:covered-table-cell/>
          <table:table-cell office:value-type="string" table:number-columns-spanned="2" table:number-rows-spanned="1" table:style-name="ce28">
            <text:p>烏魚</text:p>
          </table:table-cell>
          <table:covered-table-cell/>
          <table:table-cell office:value-type="string" table:number-columns-spanned="2" table:number-rows-spanned="1" table:style-name="ce28">
            <text:p>虱目魚</text:p>
          </table:table-cell>
          <table:covered-table-cell/>
          <table:table-cell office:value-type="string" table:number-columns-spanned="2" table:number-rows-spanned="1" table:style-name="ce28">
            <text:p>石斑</text:p>
          </table:table-cell>
          <table:covered-table-cell/>
          <table:table-cell office:value-type="string" table:number-columns-spanned="2" table:number-rows-spanned="1" table:style-name="ce28">
            <text:p>鯰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ORNAMENTAL CARP</text:p>
          </table:table-cell>
          <table:covered-table-cell/>
          <table:table-cell office:value-type="string" table:number-columns-spanned="2" table:number-rows-spanned="1" table:style-name="ce38">
            <text:p>OTH. ORNAMENTAL FISH</text:p>
          </table:table-cell>
          <table:covered-table-cell/>
          <table:table-cell office:value-type="string" table:number-columns-spanned="2" table:number-rows-spanned="1" table:style-name="ce38">
            <text:p>MULLET</text:p>
          </table:table-cell>
          <table:covered-table-cell/>
          <table:table-cell office:value-type="string" table:number-columns-spanned="2" table:number-rows-spanned="1" table:style-name="ce38">
            <text:p>MILKFISH</text:p>
          </table:table-cell>
          <table:covered-table-cell/>
          <table:table-cell office:value-type="string" table:number-columns-spanned="2" table:number-rows-spanned="1" table:style-name="ce38">
            <text:p>GROUPER</text:p>
          </table:table-cell>
          <table:covered-table-cell/>
          <table:table-cell office:value-type="string" table:number-columns-spanned="2" table:number-rows-spanned="1" table:style-name="ce38">
            <text:p>CAT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012" table:formula="of:=  IF(SUM([.C10:.C30])=0;&quot;-&quot;;SUM([.C10:.C30]))" table:style-name="ce12">
            <text:p>5,012<text:s/></text:p>
          </table:table-cell>
          <table:table-cell office:value-type="float" office:value="118.24299999999999" table:formula="of:=  IF(SUM([.D10:.D30])=0;&quot;-&quot;;SUM([.D10:.D30]))" table:style-name="ce12">
            <text:p>118<text:s/></text:p>
          </table:table-cell>
          <table:table-cell office:value-type="float" office:value="19778" table:formula="of:=  IF(SUM([.E10:.E30])=0;&quot;-&quot;;SUM([.E10:.E30]))" table:style-name="ce12">
            <text:p>19,778<text:s/></text:p>
          </table:table-cell>
          <table:table-cell office:value-type="float" office:value="943.85799999999995" table:formula="of:=  IF(SUM([.F10:.F30])=0;&quot;-&quot;;SUM([.F10:.F30]))" table:style-name="ce12">
            <text:p>944<text:s/></text:p>
          </table:table-cell>
          <table:table-cell office:value-type="float" office:value="21" table:formula="of:=  IF(SUM([.G10:.G30])=0;&quot;-&quot;;SUM([.G10:.G30]))" table:style-name="ce12">
            <text:p>21<text:s/></text:p>
          </table:table-cell>
          <table:table-cell office:value-type="float" office:value="0.49099999999999999" table:formula="of:=  IF(SUM([.H10:.H30])=0;&quot;-&quot;;SUM([.H10:.H30]))" table:style-name="ce12">
            <text:p>0<text:s/></text:p>
          </table:table-cell>
          <table:table-cell office:value-type="float" office:value="510519" table:formula="of:=  IF(SUM([.I10:.I30])=0;&quot;-&quot;;SUM([.I10:.I30]))" table:style-name="ce12">
            <text:p>510,519<text:s/></text:p>
          </table:table-cell>
          <table:table-cell office:value-type="float" office:value="644.149" table:formula="of:=  IF(SUM([.J10:.J30])=0;&quot;-&quot;;SUM([.J10:.J30]))" table:style-name="ce12">
            <text:p>644<text:s/></text:p>
          </table:table-cell>
          <table:table-cell office:value-type="float" office:value="2488559" table:formula="of:=  IF(SUM([.K10:.K30])=0;&quot;-&quot;;SUM([.K10:.K30]))" table:style-name="ce12">
            <text:p>2,488,559<text:s/></text:p>
          </table:table-cell>
          <table:table-cell office:value-type="float" office:value="13422.252" table:formula="of:=  IF(SUM([.L10:.L30])=0;&quot;-&quot;;SUM([.L10:.L30]))" table:style-name="ce12">
            <text:p>13,422<text:s/></text:p>
          </table:table-cell>
          <table:table-cell office:value-type="float" office:value="6400334" table:formula="of:=  IF(SUM([.M10:.M30])=0;&quot;-&quot;;SUM([.M10:.M30]))" table:style-name="ce12">
            <text:p>6,400,334<text:s/></text:p>
          </table:table-cell>
          <table:table-cell office:value-type="float" office:value="9836.7929999999997" table:formula="of:=  IF(SUM([.N10:.N30])=0;&quot;-&quot;;SUM([.N10:.N30]))" table:style-name="ce12">
            <text:p>9,83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7" table:style-name="ce12">
            <text:p>497<text:s/></text:p>
          </table:table-cell>
          <table:table-cell office:value-type="float" office:value="5.8739999999999997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" table:style-name="ce12">
            <text:p>200<text:s/></text:p>
          </table:table-cell>
          <table:table-cell office:value-type="float" office:value="0.2" table:style-name="ce12">
            <text:p>0<text:s/></text:p>
          </table:table-cell>
          <table:table-cell office:value-type="float" office:value="21714" table:style-name="ce12">
            <text:p>21,714<text:s/></text:p>
          </table:table-cell>
          <table:table-cell office:value-type="float" office:value="44.423000000000002" table:style-name="ce12">
            <text:p>4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012" table:style-name="ce12">
            <text:p>5,012<text:s/></text:p>
          </table:table-cell>
          <table:table-cell office:value-type="float" office:value="118.24299999999999" table:style-name="ce12">
            <text:p>118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4.9790000000000001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1" table:style-name="ce12">
            <text:p>1,211<text:s/></text:p>
          </table:table-cell>
          <table:table-cell office:value-type="float" office:value="8.6170000000000009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" table:style-name="ce12">
            <text:p>43<text:s/></text:p>
          </table:table-cell>
          <table:table-cell office:value-type="float" office:value="1.67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370" table:style-name="ce12">
            <text:p>29,370<text:s/></text:p>
          </table:table-cell>
          <table:table-cell office:value-type="float" office:value="50.057000000000002" table:style-name="ce12">
            <text:p>50<text:s/></text:p>
          </table:table-cell>
          <table:table-cell office:value-type="float" office:value="6343840" table:style-name="ce12">
            <text:p>6,343,840<text:s/></text:p>
          </table:table-cell>
          <table:table-cell office:value-type="float" office:value="9752.0540000000001" table:style-name="ce12">
            <text:p>9,75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83" table:style-name="ce12">
            <text:p>2,583<text:s/></text:p>
          </table:table-cell>
          <table:table-cell office:value-type="float" office:value="221.559" table:style-name="ce12">
            <text:p>2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519" table:style-name="ce12">
            <text:p>510,519<text:s/></text:p>
          </table:table-cell>
          <table:table-cell office:value-type="float" office:value="644.149" table:style-name="ce12">
            <text:p>644<text:s/></text:p>
          </table:table-cell>
          <table:table-cell office:value-type="float" office:value="1145539" table:style-name="ce12">
            <text:p>1,145,539<text:s/></text:p>
          </table:table-cell>
          <table:table-cell office:value-type="float" office:value="5755.27" table:style-name="ce12">
            <text:p>5,7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148" table:style-name="ce12">
            <text:p>8,148<text:s/></text:p>
          </table:table-cell>
          <table:table-cell office:value-type="float" office:value="247.839" table:style-name="ce12">
            <text:p>24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12" table:style-name="ce12">
            <text:p>19,212<text:s/></text:p>
          </table:table-cell>
          <table:table-cell office:value-type="float" office:value="44.415999999999997" table:style-name="ce12">
            <text:p>44<text:s/></text:p>
          </table:table-cell>
          <table:table-cell office:value-type="float" office:value="12280" table:style-name="ce12">
            <text:p>12,280<text:s/></text:p>
          </table:table-cell>
          <table:table-cell office:value-type="float" office:value="12.23" table:style-name="ce12">
            <text:p>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5792" table:style-name="ce12">
            <text:p>85,792<text:s/></text:p>
          </table:table-cell>
          <table:table-cell office:value-type="float" office:value="454.59" table:style-name="ce12">
            <text:p>4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" table:style-name="ce12">
            <text:p>15<text:s/></text:p>
          </table:table-cell>
          <table:table-cell office:value-type="float" office:value="4.9000000000000002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5186" table:style-name="ce12">
            <text:p>225,186<text:s/></text:p>
          </table:table-cell>
          <table:table-cell office:value-type="float" office:value="863.32299999999998" table:style-name="ce12">
            <text:p>86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61" table:style-name="ce12">
            <text:p>2,661<text:s/></text:p>
          </table:table-cell>
          <table:table-cell office:value-type="float" office:value="181.971" table:style-name="ce12">
            <text:p>1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8" table:style-name="ce12">
            <text:p>368<text:s/></text:p>
          </table:table-cell>
          <table:table-cell office:value-type="float" office:value="1.986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706" table:style-name="ce13">
            <text:p>5,706<text:s/></text:p>
          </table:table-cell>
          <table:table-cell office:value-type="float" office:value="279.96499999999997" table:style-name="ce13">
            <text:p>280<text:s/></text:p>
          </table:table-cell>
          <table:table-cell office:value-type="float" office:value="21" table:style-name="ce13">
            <text:p>21<text:s/></text:p>
          </table:table-cell>
          <table:table-cell office:value-type="float" office:value="0.49099999999999999" table:style-name="ce13">
            <text:p>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981666" table:style-name="ce13">
            <text:p>981,666<text:s/></text:p>
          </table:table-cell>
          <table:table-cell office:value-type="float" office:value="6243.7439999999997" table:style-name="ce13">
            <text:p>6,244<text:s/></text:p>
          </table:table-cell>
          <table:table-cell office:value-type="float" office:value="22500" table:style-name="ce13">
            <text:p>22,500<text:s/></text:p>
          </table:table-cell>
          <table:table-cell office:value-type="float" office:value="28.085999999999999" table:style-name="ce13">
            <text:p>28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4" draw:style-name="a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肉鯽</text:p>
          </table:table-cell>
          <table:covered-table-cell/>
          <table:table-cell office:value-type="string" table:number-columns-spanned="2" table:number-rows-spanned="1" table:style-name="ce28">
            <text:p>鱒</text:p>
          </table:table-cell>
          <table:covered-table-cell/>
          <table:table-cell office:value-type="string" table:number-columns-spanned="2" table:number-rows-spanned="1" table:style-name="ce28">
            <text:p>鮭</text:p>
          </table:table-cell>
          <table:covered-table-cell/>
          <table:table-cell office:value-type="string" table:number-columns-spanned="2" table:number-rows-spanned="1" table:style-name="ce28">
            <text:p>鮭鱒</text:p>
          </table:table-cell>
          <table:covered-table-cell/>
          <table:table-cell office:value-type="string" table:number-columns-spanned="2" table:number-rows-spanned="1" table:style-name="ce28">
            <text:p>鰻魚</text:p>
          </table:table-cell>
          <table:covered-table-cell/>
          <table:table-cell office:value-type="string" table:number-columns-spanned="2" table:number-rows-spanned="1" table:style-name="ce28">
            <text:p>海鰻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Psenopsis anomala</text:p>
          </table:table-cell>
          <table:covered-table-cell/>
          <table:table-cell office:value-type="string" table:number-columns-spanned="2" table:number-rows-spanned="1" table:style-name="ce38">
            <text:p>TROUT</text:p>
          </table:table-cell>
          <table:covered-table-cell/>
          <table:table-cell office:value-type="string" table:number-columns-spanned="2" table:number-rows-spanned="1" table:style-name="ce38">
            <text:p>SALMON</text:p>
          </table:table-cell>
          <table:covered-table-cell/>
          <table:table-cell office:value-type="string" table:number-columns-spanned="2" table:number-rows-spanned="1" table:style-name="ce38">
            <text:p>SALMON AND TROUT</text:p>
          </table:table-cell>
          <table:covered-table-cell/>
          <table:table-cell office:value-type="string" table:number-columns-spanned="2" table:number-rows-spanned="1" table:style-name="ce38">
            <text:p>EEL</text:p>
          </table:table-cell>
          <table:covered-table-cell/>
          <table:table-cell office:value-type="string" table:number-columns-spanned="2" table:number-rows-spanned="1" table:style-name="ce38">
            <text:p>CONGER E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434040" table:formula="of:=  IF(SUM([.C10:.C30])=0;&quot;-&quot;;SUM([.C10:.C30]))" table:style-name="ce12">
            <text:p>4,434,040<text:s/></text:p>
          </table:table-cell>
          <table:table-cell office:value-type="float" office:value="4564.1679999999997" table:formula="of:=  IF(SUM([.D10:.D30])=0;&quot;-&quot;;SUM([.D10:.D30]))" table:style-name="ce12">
            <text:p>4,564<text:s/></text:p>
          </table:table-cell>
          <table:table-cell office:value-type="float" office:value="2101602" table:formula="of:=  IF(SUM([.E10:.E30])=0;&quot;-&quot;;SUM([.E10:.E30]))" table:style-name="ce12">
            <text:p>2,101,602<text:s/></text:p>
          </table:table-cell>
          <table:table-cell office:value-type="float" office:value="14654.038" table:formula="of:=  IF(SUM([.F10:.F30])=0;&quot;-&quot;;SUM([.F10:.F30]))" table:style-name="ce12">
            <text:p>14,654<text:s/></text:p>
          </table:table-cell>
          <table:table-cell office:value-type="float" office:value="17959687" table:formula="of:=  IF(SUM([.G10:.G30])=0;&quot;-&quot;;SUM([.G10:.G30]))" table:style-name="ce12">
            <text:p>17,959,687<text:s/></text:p>
          </table:table-cell>
          <table:table-cell office:value-type="float" office:value="139912.87799999997" table:formula="of:=  IF(SUM([.H10:.H30])=0;&quot;-&quot;;SUM([.H10:.H30]))" table:style-name="ce12">
            <text:p>139,913<text:s/></text:p>
          </table:table-cell>
          <table:table-cell office:value-type="float" office:value="521113" table:formula="of:=  IF(SUM([.I10:.I30])=0;&quot;-&quot;;SUM([.I10:.I30]))" table:style-name="ce12">
            <text:p>521,113<text:s/></text:p>
          </table:table-cell>
          <table:table-cell office:value-type="float" office:value="4151.34" table:formula="of:=  IF(SUM([.J10:.J30])=0;&quot;-&quot;;SUM([.J10:.J30]))" table:style-name="ce12">
            <text:p>4,151<text:s/></text:p>
          </table:table-cell>
          <table:table-cell office:value-type="float" office:value="146334" table:formula="of:=  IF(SUM([.K10:.K30])=0;&quot;-&quot;;SUM([.K10:.K30]))" table:style-name="ce12">
            <text:p>146,334<text:s/></text:p>
          </table:table-cell>
          <table:table-cell office:value-type="float" office:value="3072.65" table:formula="of:=  IF(SUM([.L10:.L30])=0;&quot;-&quot;;SUM([.L10:.L30]))" table:style-name="ce12">
            <text:p>3,073<text:s/></text:p>
          </table:table-cell>
          <table:table-cell office:value-type="float" office:value="3117250" table:formula="of:=  IF(SUM([.M10:.M30])=0;&quot;-&quot;;SUM([.M10:.M30]))" table:style-name="ce12">
            <text:p>3,117,250<text:s/></text:p>
          </table:table-cell>
          <table:table-cell office:value-type="float" office:value="6450.61" table:formula="of:=  IF(SUM([.N10:.N30])=0;&quot;-&quot;;SUM([.N10:.N30]))" table:style-name="ce12">
            <text:p>6,45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613725" table:style-name="ce12">
            <text:p>2,613,725<text:s/></text:p>
          </table:table-cell>
          <table:table-cell office:value-type="float" office:value="2657.2020000000002" table:style-name="ce12">
            <text:p>2,6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977" table:style-name="ce12">
            <text:p>99,977<text:s/></text:p>
          </table:table-cell>
          <table:table-cell office:value-type="float" office:value="1011.2430000000001" table:style-name="ce12">
            <text:p>1,011<text:s/></text:p>
          </table:table-cell>
          <table:table-cell office:value-type="float" office:value="74168" table:style-name="ce12">
            <text:p>74,168<text:s/></text:p>
          </table:table-cell>
          <table:table-cell office:value-type="float" office:value="216.33" table:style-name="ce12">
            <text:p>216<text:s/></text:p>
          </table:table-cell>
          <table:table-cell office:value-type="float" office:value="107460" table:style-name="ce12">
            <text:p>107,460<text:s/></text:p>
          </table:table-cell>
          <table:table-cell office:value-type="float" office:value="1391.18" table:style-name="ce12">
            <text:p>1,391<text:s/></text:p>
          </table:table-cell>
          <table:table-cell office:value-type="float" office:value="2540854" table:style-name="ce12">
            <text:p>2,540,854<text:s/></text:p>
          </table:table-cell>
          <table:table-cell office:value-type="float" office:value="5157.0429999999997" table:style-name="ce12">
            <text:p>5,15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19538" table:style-name="ce12">
            <text:p>1,919,538<text:s/></text:p>
          </table:table-cell>
          <table:table-cell office:value-type="float" office:value="13612.737999999999" table:style-name="ce12">
            <text:p>13,613<text:s/></text:p>
          </table:table-cell>
          <table:table-cell office:value-type="float" office:value="10485425" table:style-name="ce12">
            <text:p>10,485,425<text:s/></text:p>
          </table:table-cell>
          <table:table-cell office:value-type="float" office:value="93862.175000000003" table:style-name="ce12">
            <text:p>93,862<text:s/></text:p>
          </table:table-cell>
          <table:table-cell office:value-type="float" office:value="316953" table:style-name="ce12">
            <text:p>316,953<text:s/></text:p>
          </table:table-cell>
          <table:table-cell office:value-type="float" office:value="3118.123" table:style-name="ce12">
            <text:p>3,1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003" table:style-name="ce12">
            <text:p>5,003<text:s/></text:p>
          </table:table-cell>
          <table:table-cell office:value-type="float" office:value="14.802" table:style-name="ce12">
            <text:p>15<text:s/></text:p>
          </table:table-cell>
          <table:table-cell office:value-type="float" office:value="1287" table:style-name="ce12">
            <text:p>1,287<text:s/></text:p>
          </table:table-cell>
          <table:table-cell office:value-type="float" office:value="9.9939999999999998" table:style-name="ce12">
            <text:p>10<text:s/></text:p>
          </table:table-cell>
          <table:table-cell office:value-type="float" office:value="262035" table:style-name="ce12">
            <text:p>262,035<text:s/></text:p>
          </table:table-cell>
          <table:table-cell office:value-type="float" office:value="1152.1510000000001" table:style-name="ce12">
            <text:p>1,152<text:s/></text:p>
          </table:table-cell>
          <table:table-cell office:value-type="float" office:value="6785" table:style-name="ce12">
            <text:p>6,785<text:s/></text:p>
          </table:table-cell>
          <table:table-cell office:value-type="float" office:value="53.036999999999999" table:style-name="ce12">
            <text:p>53<text:s/></text:p>
          </table:table-cell>
          <table:table-cell office:value-type="float" office:value="19308" table:style-name="ce12">
            <text:p>19,308<text:s/></text:p>
          </table:table-cell>
          <table:table-cell office:value-type="float" office:value="543.42700000000002" table:style-name="ce12">
            <text:p>543<text:s/></text:p>
          </table:table-cell>
          <table:table-cell office:value-type="float" office:value="14845" table:style-name="ce12">
            <text:p>14,845<text:s/></text:p>
          </table:table-cell>
          <table:table-cell office:value-type="float" office:value="112.491" table:style-name="ce12">
            <text:p>1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593245" table:style-name="ce12">
            <text:p>1,593,245<text:s/></text:p>
          </table:table-cell>
          <table:table-cell office:value-type="float" office:value="1640.55" table:style-name="ce12">
            <text:p>1,6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8544" table:style-name="ce12">
            <text:p>338,544<text:s/></text:p>
          </table:table-cell>
          <table:table-cell office:value-type="float" office:value="1704.356" table:style-name="ce12">
            <text:p>1,704<text:s/></text:p>
          </table:table-cell>
          <table:table-cell office:value-type="float" office:value="44558" table:style-name="ce12">
            <text:p>44,558<text:s/></text:p>
          </table:table-cell>
          <table:table-cell office:value-type="float" office:value="267.37700000000001" table:style-name="ce12">
            <text:p>2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2392" table:style-name="ce12">
            <text:p>162,392<text:s/></text:p>
          </table:table-cell>
          <table:table-cell office:value-type="float" office:value="195.18899999999999" table:style-name="ce12">
            <text:p>19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3747" table:style-name="ce12">
            <text:p>13,747<text:s/></text:p>
          </table:table-cell>
          <table:table-cell office:value-type="float" office:value="13.792999999999999" table:style-name="ce12">
            <text:p>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36" table:style-name="ce12">
            <text:p>1,536<text:s/></text:p>
          </table:table-cell>
          <table:table-cell office:value-type="float" office:value="2.621" table:style-name="ce12">
            <text:p>3<text:s/></text:p>
          </table:table-cell>
          <table:table-cell office:value-type="float" office:value="1131" table:style-name="ce12">
            <text:p>1,131<text:s/></text:p>
          </table:table-cell>
          <table:table-cell office:value-type="float" office:value="6.1639999999999997" table:style-name="ce12">
            <text:p>6<text:s/></text:p>
          </table:table-cell>
          <table:table-cell office:value-type="float" office:value="92658" table:style-name="ce12">
            <text:p>92,658<text:s/></text:p>
          </table:table-cell>
          <table:table-cell office:value-type="float" office:value="175.54" table:style-name="ce12">
            <text:p>17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4071" table:style-name="ce12">
            <text:p>154,071<text:s/></text:p>
          </table:table-cell>
          <table:table-cell office:value-type="float" office:value="741.22699999999998" table:style-name="ce12">
            <text:p>741<text:s/></text:p>
          </table:table-cell>
          <table:table-cell office:value-type="float" office:value="4002966" table:style-name="ce12">
            <text:p>4,002,966<text:s/></text:p>
          </table:table-cell>
          <table:table-cell office:value-type="float" office:value="19105.896000000001" table:style-name="ce12">
            <text:p>19,10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2135" table:style-name="ce12">
            <text:p>12,135<text:s/></text:p>
          </table:table-cell>
          <table:table-cell office:value-type="float" office:value="12.566000000000001" table:style-name="ce12">
            <text:p>13<text:s/></text:p>
          </table:table-cell>
          <table:table-cell office:value-type="float" office:value="8464" table:style-name="ce12">
            <text:p>8,464<text:s/></text:p>
          </table:table-cell>
          <table:table-cell office:value-type="float" office:value="130.81" table:style-name="ce12">
            <text:p>131<text:s/></text:p>
          </table:table-cell>
          <table:table-cell office:value-type="float" office:value="84979" table:style-name="ce12">
            <text:p>84,979<text:s/></text:p>
          </table:table-cell>
          <table:table-cell office:value-type="float" office:value="1151.9770000000001" table:style-name="ce12">
            <text:p>1,152<text:s/></text:p>
          </table:table-cell>
          <table:table-cell office:value-type="float" office:value="9027" table:style-name="ce12">
            <text:p>9,027<text:s/></text:p>
          </table:table-cell>
          <table:table-cell office:value-type="float" office:value="175.74" table:style-name="ce12">
            <text:p>176<text:s/></text:p>
          </table:table-cell>
          <table:table-cell office:value-type="float" office:value="16275" table:style-name="ce12">
            <text:p>16,275<text:s/></text:p>
          </table:table-cell>
          <table:table-cell office:value-type="float" office:value="19.584" table:style-name="ce12">
            <text:p>20<text:s/></text:p>
          </table:table-cell>
          <table:table-cell office:value-type="float" office:value="166986" table:style-name="ce12">
            <text:p>166,986<text:s/></text:p>
          </table:table-cell>
          <table:table-cell office:value-type="float" office:value="534.47" table:style-name="ce12">
            <text:p>53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4" table:style-name="ce12">
            <text:p>234<text:s/></text:p>
          </table:table-cell>
          <table:table-cell office:value-type="float" office:value="53" table:style-name="ce12">
            <text:p>53<text:s/></text:p>
          </table:table-cell>
          <table:table-cell office:value-type="float" office:value="128282" table:style-name="ce12">
            <text:p>128,282<text:s/></text:p>
          </table:table-cell>
          <table:table-cell office:value-type="float" office:value="1004.576" table:style-name="ce12">
            <text:p>1,005<text:s/></text:p>
          </table:table-cell>
          <table:table-cell office:value-type="float" office:value="13135" table:style-name="ce12">
            <text:p>13,135<text:s/></text:p>
          </table:table-cell>
          <table:table-cell office:value-type="float" office:value="236.126" table:style-name="ce12">
            <text:p>236<text:s/></text:p>
          </table:table-cell>
          <table:table-cell office:value-type="float" office:value="293" table:style-name="ce12">
            <text:p>293<text:s/></text:p>
          </table:table-cell>
          <table:table-cell office:value-type="float" office:value="24.962" table:style-name="ce12">
            <text:p>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5557" table:style-name="ce12">
            <text:p>975,557<text:s/></text:p>
          </table:table-cell>
          <table:table-cell office:value-type="float" office:value="8207.8549999999996" table:style-name="ce12">
            <text:p>8,208<text:s/></text:p>
          </table:table-cell>
          <table:table-cell office:value-type="float" office:value="1293" table:style-name="ce12">
            <text:p>1,293<text:s/></text:p>
          </table:table-cell>
          <table:table-cell office:value-type="float" office:value="28.474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float" office:value="51996" table:style-name="ce12">
            <text:p>51,996<text:s/></text:p>
          </table:table-cell>
          <table:table-cell office:value-type="float" office:value="53.713999999999999" table:style-name="ce12">
            <text:p>54<text:s/></text:p>
          </table:table-cell>
          <table:table-cell office:value-type="float" office:value="17500" table:style-name="ce12">
            <text:p>17,500<text:s/></text:p>
          </table:table-cell>
          <table:table-cell office:value-type="float" office:value="89.122" table:style-name="ce12">
            <text:p>89<text:s/></text:p>
          </table:table-cell>
          <table:table-cell office:value-type="float" office:value="1672" table:style-name="ce12">
            <text:p>1,672<text:s/></text:p>
          </table:table-cell>
          <table:table-cell office:value-type="float" office:value="16.911000000000001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8896" table:style-name="ce12">
            <text:p>58,896<text:s/></text:p>
          </table:table-cell>
          <table:table-cell office:value-type="float" office:value="66.183000000000007" table:style-name="ce12">
            <text:p>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0" table:style-name="ce12">
            <text:p>3,000<text:s/></text:p>
          </table:table-cell>
          <table:table-cell office:value-type="float" office:value="9.0259999999999998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" table:style-name="ce12">
            <text:p>45<text:s/></text:p>
          </table:table-cell>
          <table:table-cell office:value-type="float" office:value="2.6880000000000002" table:style-name="ce12">
            <text:p>3<text:s/></text:p>
          </table:table-cell>
          <table:table-cell office:value-type="float" office:value="6580" table:style-name="ce12">
            <text:p>6,580<text:s/></text:p>
          </table:table-cell>
          <table:table-cell office:value-type="float" office:value="124.098" table:style-name="ce12">
            <text:p>12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477" table:style-name="ce12">
            <text:p>10,477<text:s/></text:p>
          </table:table-cell>
          <table:table-cell office:value-type="float" office:value="123.377" table:style-name="ce12">
            <text:p>1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77" table:style-name="ce12">
            <text:p>1,077<text:s/></text:p>
          </table:table-cell>
          <table:table-cell office:value-type="float" office:value="23.661000000000001" table:style-name="ce12">
            <text:p>24<text:s/></text:p>
          </table:table-cell>
          <table:table-cell office:value-type="float" office:value="3735" table:style-name="ce12">
            <text:p>3,735<text:s/></text:p>
          </table:table-cell>
          <table:table-cell office:value-type="float" office:value="4.3250000000000002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45793" table:style-name="ce12">
            <text:p>45,793<text:s/></text:p>
          </table:table-cell>
          <table:table-cell office:value-type="float" office:value="68.665000000000006" table:style-name="ce12">
            <text:p>6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90" table:style-name="ce12">
            <text:p>3,790<text:s/></text:p>
          </table:table-cell>
          <table:table-cell office:value-type="float" office:value="30.672999999999998" table:style-name="ce12">
            <text:p>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9500" table:style-name="ce13">
            <text:p>39,500<text:s/></text:p>
          </table:table-cell>
          <table:table-cell office:value-type="float" office:value="36.692999999999998" table:style-name="ce13">
            <text:p>37<text:s/></text:p>
          </table:table-cell>
          <table:table-cell office:value-type="float" office:value="508" table:style-name="ce13">
            <text:p>508<text:s/></text:p>
          </table:table-cell>
          <table:table-cell office:value-type="float" office:value="17.146999999999998" table:style-name="ce13">
            <text:p>17<text:s/></text:p>
          </table:table-cell>
          <table:table-cell office:value-type="float" office:value="1562983" table:style-name="ce13">
            <text:p>1,562,983<text:s/></text:p>
          </table:table-cell>
          <table:table-cell office:value-type="float" office:value="12532.662" table:style-name="ce13">
            <text:p>12,533<text:s/></text:p>
          </table:table-cell>
          <table:table-cell office:value-type="float" office:value="53658" table:style-name="ce13">
            <text:p>53,658<text:s/></text:p>
          </table:table-cell>
          <table:table-cell office:value-type="float" office:value="53.512" table:style-name="ce13">
            <text:p>54<text:s/></text:p>
          </table:table-cell>
          <table:table-cell office:value-type="float" office:value="745" table:style-name="ce13">
            <text:p>745<text:s/></text:p>
          </table:table-cell>
          <table:table-cell office:value-type="float" office:value="1060.9839999999999" table:style-name="ce13">
            <text:p>1,061<text:s/></text:p>
          </table:table-cell>
          <table:table-cell office:value-type="float" office:value="129200" table:style-name="ce13">
            <text:p>129,200<text:s/></text:p>
          </table:table-cell>
          <table:table-cell office:value-type="float" office:value="147.45400000000001" table:style-name="ce13">
            <text:p>147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5" draw:style-name="a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海鱺</text:p>
          </table:table-cell>
          <table:covered-table-cell/>
          <table:table-cell office:value-type="string" table:number-columns-spanned="2" table:number-rows-spanned="1" table:style-name="ce28">
            <text:p>白帶魚</text:p>
          </table:table-cell>
          <table:covered-table-cell/>
          <table:table-cell office:value-type="string" table:number-columns-spanned="2" table:number-rows-spanned="1" table:style-name="ce28">
            <text:p>金線魚</text:p>
          </table:table-cell>
          <table:covered-table-cell/>
          <table:table-cell office:value-type="string" table:number-columns-spanned="2" table:number-rows-spanned="1" table:style-name="ce28">
            <text:p>鰹類</text:p>
          </table:table-cell>
          <table:covered-table-cell/>
          <table:table-cell office:value-type="string" table:number-columns-spanned="2" table:number-rows-spanned="1" table:style-name="ce28">
            <text:p>鯖魚</text:p>
          </table:table-cell>
          <table:covered-table-cell/>
          <table:table-cell office:value-type="string" table:number-columns-spanned="2" table:number-rows-spanned="1" table:style-name="ce28">
            <text:p>午仔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OBIA</text:p>
          </table:table-cell>
          <table:covered-table-cell/>
          <table:table-cell office:value-type="string" table:number-columns-spanned="2" table:number-rows-spanned="1" table:style-name="ce38">
            <text:p>Trichiurus lepturus</text:p>
          </table:table-cell>
          <table:covered-table-cell/>
          <table:table-cell office:value-type="string" table:number-columns-spanned="2" table:number-rows-spanned="1" table:style-name="ce38">
            <text:p>Nemipterus virgatus</text:p>
          </table:table-cell>
          <table:covered-table-cell/>
          <table:table-cell office:value-type="string" table:number-columns-spanned="2" table:number-rows-spanned="1" table:style-name="ce38">
            <text:p>SKIPJACK and BONITO</text:p>
          </table:table-cell>
          <table:covered-table-cell/>
          <table:table-cell office:value-type="string" table:number-columns-spanned="2" table:number-rows-spanned="1" table:style-name="ce38">
            <text:p>MACKEREL</text:p>
          </table:table-cell>
          <table:covered-table-cell/>
          <table:table-cell office:value-type="string" table:number-columns-spanned="2" table:number-rows-spanned="1" table:style-name="ce38">
            <text:p>Threadfins(Eleutheronema spp.,Polydacty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478978" table:formula="of:=  IF(SUM([.C10:.C30])=0;&quot;-&quot;;SUM([.C10:.C30]))" table:style-name="ce12">
            <text:p>478,978<text:s/></text:p>
          </table:table-cell>
          <table:table-cell office:value-type="float" office:value="1117.9150000000002" table:formula="of:=  IF(SUM([.D10:.D30])=0;&quot;-&quot;;SUM([.D10:.D30]))" table:style-name="ce12">
            <text:p>1,118<text:s/></text:p>
          </table:table-cell>
          <table:table-cell office:value-type="float" office:value="1730210" table:formula="of:=  IF(SUM([.E10:.E30])=0;&quot;-&quot;;SUM([.E10:.E30]))" table:style-name="ce12">
            <text:p>1,730,210<text:s/></text:p>
          </table:table-cell>
          <table:table-cell office:value-type="float" office:value="3203.9399999999996" table:formula="of:=  IF(SUM([.F10:.F30])=0;&quot;-&quot;;SUM([.F10:.F30]))" table:style-name="ce12">
            <text:p>3,204<text:s/></text:p>
          </table:table-cell>
          <table:table-cell office:value-type="float" office:value="821133" table:formula="of:=  IF(SUM([.G10:.G30])=0;&quot;-&quot;;SUM([.G10:.G30]))" table:style-name="ce12">
            <text:p>821,133<text:s/></text:p>
          </table:table-cell>
          <table:table-cell office:value-type="float" office:value="926.72299999999996" table:formula="of:=  IF(SUM([.H10:.H30])=0;&quot;-&quot;;SUM([.H10:.H30]))" table:style-name="ce12">
            <text:p>927<text:s/></text:p>
          </table:table-cell>
          <table:table-cell office:value-type="float" office:value="1220371" table:formula="of:=  IF(SUM([.I10:.I30])=0;&quot;-&quot;;SUM([.I10:.I30]))" table:style-name="ce12">
            <text:p>1,220,371<text:s/></text:p>
          </table:table-cell>
          <table:table-cell office:value-type="float" office:value="1987.0930000000003" table:formula="of:=  IF(SUM([.J10:.J30])=0;&quot;-&quot;;SUM([.J10:.J30]))" table:style-name="ce12">
            <text:p>1,987<text:s/></text:p>
          </table:table-cell>
          <table:table-cell office:value-type="float" office:value="11700679" table:formula="of:=  IF(SUM([.K10:.K30])=0;&quot;-&quot;;SUM([.K10:.K30]))" table:style-name="ce12">
            <text:p>11,700,679<text:s/></text:p>
          </table:table-cell>
          <table:table-cell office:value-type="float" office:value="20593.729000000003" table:formula="of:=  IF(SUM([.L10:.L30])=0;&quot;-&quot;;SUM([.L10:.L30]))" table:style-name="ce12">
            <text:p>20,594<text:s/></text:p>
          </table:table-cell>
          <table:table-cell office:value-type="float" office:value="24536" table:formula="of:=  IF(SUM([.M10:.M30])=0;&quot;-&quot;;SUM([.M10:.M30]))" table:style-name="ce12">
            <text:p>24,536<text:s/></text:p>
          </table:table-cell>
          <table:table-cell office:value-type="float" office:value="55.417000000000002" table:formula="of:=  IF(SUM([.N10:.N30])=0;&quot;-&quot;;SUM([.N10:.N30]))" table:style-name="ce12">
            <text:p>5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8709" table:style-name="ce12">
            <text:p>78,709<text:s/></text:p>
          </table:table-cell>
          <table:table-cell office:value-type="float" office:value="180.6" table:style-name="ce12">
            <text:p>181<text:s/></text:p>
          </table:table-cell>
          <table:table-cell office:value-type="float" office:value="79566" table:style-name="ce12">
            <text:p>79,566<text:s/></text:p>
          </table:table-cell>
          <table:table-cell office:value-type="float" office:value="77.954999999999998" table:style-name="ce12">
            <text:p>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99895" table:style-name="ce12">
            <text:p>1,099,895<text:s/></text:p>
          </table:table-cell>
          <table:table-cell office:value-type="float" office:value="1794.7260000000001" table:style-name="ce12">
            <text:p>1,795<text:s/></text:p>
          </table:table-cell>
          <table:table-cell office:value-type="float" office:value="1956" table:style-name="ce12">
            <text:p>1,956<text:s/></text:p>
          </table:table-cell>
          <table:table-cell office:value-type="float" office:value="2.1829999999999998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830309" table:style-name="ce12">
            <text:p>6,830,309<text:s/></text:p>
          </table:table-cell>
          <table:table-cell office:value-type="float" office:value="12904.539000000001" table:style-name="ce12">
            <text:p>12,9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240" table:style-name="ce12">
            <text:p>1,240<text:s/></text:p>
          </table:table-cell>
          <table:table-cell office:value-type="float" office:value="15.432" table:style-name="ce12">
            <text:p>15<text:s/></text:p>
          </table:table-cell>
          <table:table-cell office:value-type="float" office:value="153" table:style-name="ce12">
            <text:p>153<text:s/></text:p>
          </table:table-cell>
          <table:table-cell office:value-type="float" office:value="1.835" table:style-name="ce12">
            <text:p>2<text:s/></text:p>
          </table:table-cell>
          <table:table-cell office:value-type="float" office:value="9174" table:style-name="ce12">
            <text:p>9,174<text:s/></text:p>
          </table:table-cell>
          <table:table-cell office:value-type="float" office:value="26.202999999999999" table:style-name="ce12">
            <text:p>26<text:s/></text:p>
          </table:table-cell>
          <table:table-cell office:value-type="float" office:value="7431" table:style-name="ce12">
            <text:p>7,431<text:s/></text:p>
          </table:table-cell>
          <table:table-cell office:value-type="float" office:value="75.427000000000007" table:style-name="ce12">
            <text:p>75<text:s/></text:p>
          </table:table-cell>
          <table:table-cell office:value-type="float" office:value="461726" table:style-name="ce12">
            <text:p>461,726<text:s/></text:p>
          </table:table-cell>
          <table:table-cell office:value-type="float" office:value="485.82299999999998" table:style-name="ce12">
            <text:p>4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31809" table:style-name="ce12">
            <text:p>231,809<text:s/></text:p>
          </table:table-cell>
          <table:table-cell office:value-type="float" office:value="684.79300000000001" table:style-name="ce12">
            <text:p>6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4256" table:style-name="ce12">
            <text:p>224,256<text:s/></text:p>
          </table:table-cell>
          <table:table-cell office:value-type="float" office:value="220.261" table:style-name="ce12">
            <text:p>220<text:s/></text:p>
          </table:table-cell>
          <table:table-cell office:value-type="float" office:value="64050" table:style-name="ce12">
            <text:p>64,050<text:s/></text:p>
          </table:table-cell>
          <table:table-cell office:value-type="float" office:value="76.591999999999999" table:style-name="ce12">
            <text:p>77<text:s/></text:p>
          </table:table-cell>
          <table:table-cell office:value-type="float" office:value="87036" table:style-name="ce12">
            <text:p>87,036<text:s/></text:p>
          </table:table-cell>
          <table:table-cell office:value-type="float" office:value="145.99299999999999" table:style-name="ce12">
            <text:p>1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63583" table:style-name="ce12">
            <text:p>163,583<text:s/></text:p>
          </table:table-cell>
          <table:table-cell office:value-type="float" office:value="226.12299999999999" table:style-name="ce12">
            <text:p>226<text:s/></text:p>
          </table:table-cell>
          <table:table-cell office:value-type="float" office:value="108992" table:style-name="ce12">
            <text:p>108,992<text:s/></text:p>
          </table:table-cell>
          <table:table-cell office:value-type="float" office:value="295.95499999999998" table:style-name="ce12">
            <text:p>296<text:s/></text:p>
          </table:table-cell>
          <table:table-cell office:value-type="float" office:value="344262" table:style-name="ce12">
            <text:p>344,262<text:s/></text:p>
          </table:table-cell>
          <table:table-cell office:value-type="float" office:value="464.25299999999999" table:style-name="ce12">
            <text:p>4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319" table:style-name="ce12">
            <text:p>87,319<text:s/></text:p>
          </table:table-cell>
          <table:table-cell office:value-type="float" office:value="122.53100000000001" table:style-name="ce12">
            <text:p>123<text:s/></text:p>
          </table:table-cell>
          <table:table-cell office:value-type="float" office:value="14388" table:style-name="ce12">
            <text:p>14,388<text:s/></text:p>
          </table:table-cell>
          <table:table-cell office:value-type="float" office:value="24.954999999999998" table:style-name="ce12">
            <text:p>2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1" table:style-name="ce12">
            <text:p>61<text:s/></text:p>
          </table:table-cell>
          <table:table-cell office:value-type="float" office:value="0.183" table:style-name="ce12">
            <text:p>0<text:s/></text:p>
          </table:table-cell>
          <table:table-cell office:value-type="float" office:value="229469" table:style-name="ce12">
            <text:p>229,469<text:s/></text:p>
          </table:table-cell>
          <table:table-cell office:value-type="float" office:value="195.52" table:style-name="ce12">
            <text:p>196<text:s/></text:p>
          </table:table-cell>
          <table:table-cell office:value-type="float" office:value="975" table:style-name="ce12">
            <text:p>975<text:s/></text:p>
          </table:table-cell>
          <table:table-cell office:value-type="float" office:value="5.8330000000000002" table:style-name="ce12">
            <text:p>6<text:s/></text:p>
          </table:table-cell>
          <table:table-cell office:value-type="float" office:value="112834" table:style-name="ce12">
            <text:p>112,834<text:s/></text:p>
          </table:table-cell>
          <table:table-cell office:value-type="float" office:value="441.17099999999999" table:style-name="ce12">
            <text:p>441<text:s/></text:p>
          </table:table-cell>
          <table:table-cell office:value-type="float" office:value="344" table:style-name="ce12">
            <text:p>344<text:s/></text:p>
          </table:table-cell>
          <table:table-cell office:value-type="float" office:value="1.0269999999999999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959" table:style-name="ce12">
            <text:p>13,959<text:s/></text:p>
          </table:table-cell>
          <table:table-cell office:value-type="float" office:value="36.613" table:style-name="ce12">
            <text:p>37<text:s/></text:p>
          </table:table-cell>
          <table:table-cell office:value-type="float" office:value="12002" table:style-name="ce12">
            <text:p>12,002<text:s/></text:p>
          </table:table-cell>
          <table:table-cell office:value-type="float" office:value="16.006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" table:style-name="ce12">
            <text:p>18<text:s/></text:p>
          </table:table-cell>
          <table:table-cell office:value-type="float" office:value="4.7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" table:style-name="ce12">
            <text:p>20<text:s/></text:p>
          </table:table-cell>
          <table:table-cell office:value-type="float" office:value="2.4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88" table:style-name="ce12">
            <text:p>688<text:s/></text:p>
          </table:table-cell>
          <table:table-cell office:value-type="float" office:value="3.355" table:style-name="ce12">
            <text:p>3<text:s/></text:p>
          </table:table-cell>
          <table:table-cell office:value-type="float" office:value="25200" table:style-name="ce12">
            <text:p>25,200<text:s/></text:p>
          </table:table-cell>
          <table:table-cell office:value-type="float" office:value="25.991" table:style-name="ce12">
            <text:p>2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9994" table:style-name="ce12">
            <text:p>149,994<text:s/></text:p>
          </table:table-cell>
          <table:table-cell office:value-type="float" office:value="419.54500000000002" table:style-name="ce12">
            <text:p>420<text:s/></text:p>
          </table:table-cell>
          <table:table-cell office:value-type="float" office:value="1126" table:style-name="ce12">
            <text:p>1,126<text:s/></text:p>
          </table:table-cell>
          <table:table-cell office:value-type="float" office:value="2.798" table:style-name="ce12">
            <text:p>3<text:s/></text:p>
          </table:table-cell>
          <table:table-cell office:value-type="float" office:value="3720" table:style-name="ce12">
            <text:p>3,720<text:s/></text:p>
          </table:table-cell>
          <table:table-cell office:value-type="float" office:value="2.988" table:style-name="ce12">
            <text:p>3<text:s/></text:p>
          </table:table-cell>
          <table:table-cell office:value-type="float" office:value="23223" table:style-name="ce12">
            <text:p>23,223<text:s/></text:p>
          </table:table-cell>
          <table:table-cell office:value-type="float" office:value="20.327000000000002" table:style-name="ce12">
            <text:p>20<text:s/></text:p>
          </table:table-cell>
          <table:table-cell office:value-type="float" office:value="9642" table:style-name="ce12">
            <text:p>9,642<text:s/></text:p>
          </table:table-cell>
          <table:table-cell office:value-type="float" office:value="28.946000000000002" table:style-name="ce12">
            <text:p>2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118" table:style-name="ce12">
            <text:p>51,118<text:s/></text:p>
          </table:table-cell>
          <table:table-cell office:value-type="float" office:value="51.121000000000002" table:style-name="ce12">
            <text:p>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000" table:style-name="ce12">
            <text:p>26,000<text:s/></text:p>
          </table:table-cell>
          <table:table-cell office:value-type="float" office:value="12.928000000000001" table:style-name="ce12">
            <text:p>13<text:s/></text:p>
          </table:table-cell>
          <table:table-cell office:value-type="float" office:value="7" table:style-name="ce12">
            <text:p>7<text:s/></text:p>
          </table:table-cell>
          <table:table-cell office:value-type="float" office:value="2.1000000000000001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4001" table:style-name="ce12">
            <text:p>794,001<text:s/></text:p>
          </table:table-cell>
          <table:table-cell office:value-type="float" office:value="1457.4960000000001" table:style-name="ce12">
            <text:p>1,4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637" table:style-name="ce13">
            <text:p>3,637<text:s/></text:p>
          </table:table-cell>
          <table:table-cell office:value-type="float" office:value="10.967000000000001" table:style-name="ce13">
            <text:p>11<text:s/></text:p>
          </table:table-cell>
          <table:table-cell office:value-type="float" office:value="532346" table:style-name="ce13">
            <text:p>532,346<text:s/></text:p>
          </table:table-cell>
          <table:table-cell office:value-type="float" office:value="863.21299999999997" table:style-name="ce13">
            <text:p>863<text:s/></text:p>
          </table:table-cell>
          <table:table-cell office:value-type="float" office:value="844" table:style-name="ce13">
            <text:p>844<text:s/></text:p>
          </table:table-cell>
          <table:table-cell office:value-type="float" office:value="1.6819999999999999" table:style-name="ce13">
            <text:p>2<text:s/></text:p>
          </table:table-cell>
          <table:table-cell office:value-type="float" office:value="43612" table:style-name="ce13">
            <text:p>43,612<text:s/></text:p>
          </table:table-cell>
          <table:table-cell office:value-type="float" office:value="28.172000000000001" table:style-name="ce13">
            <text:p>28<text:s/></text:p>
          </table:table-cell>
          <table:table-cell office:value-type="float" office:value="4045058" table:style-name="ce13">
            <text:p>4,045,058<text:s/></text:p>
          </table:table-cell>
          <table:table-cell office:value-type="float" office:value="6432.1959999999999" table:style-name="ce13">
            <text:p>6,432<text:s/></text:p>
          </table:table-cell>
          <table:table-cell office:value-type="float" office:value="155" table:style-name="ce13">
            <text:p>155<text:s/></text:p>
          </table:table-cell>
          <table:table-cell office:value-type="float" office:value="0.46800000000000003" table:style-name="ce13">
            <text:p>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6" draw:style-name="a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鯊魚</text:p>
          </table:table-cell>
          <table:covered-table-cell/>
          <table:table-cell office:value-type="string" table:number-columns-spanned="2" table:number-rows-spanned="1" table:style-name="ce28">
            <text:p>黃魚</text:p>
          </table:table-cell>
          <table:covered-table-cell/>
          <table:table-cell office:value-type="string" table:number-columns-spanned="2" table:number-rows-spanned="1" table:style-name="ce28">
            <text:p>香魚</text:p>
          </table:table-cell>
          <table:covered-table-cell/>
          <table:table-cell office:value-type="string" table:number-columns-spanned="2" table:number-rows-spanned="1" table:style-name="ce28">
            <text:p>秋刀魚</text:p>
          </table:table-cell>
          <table:covered-table-cell/>
          <table:table-cell office:value-type="string" table:number-columns-spanned="2" table:number-rows-spanned="1" table:style-name="ce28">
            <text:p>鯡魚類</text:p>
          </table:table-cell>
          <table:covered-table-cell/>
          <table:table-cell office:value-type="string" table:number-columns-spanned="2" table:number-rows-spanned="1" table:style-name="ce28">
            <text:p>鯳魚(詹星魚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HARK</text:p>
          </table:table-cell>
          <table:covered-table-cell/>
          <table:table-cell office:value-type="string" table:number-columns-spanned="2" table:number-rows-spanned="1" table:style-name="ce38">
            <text:p>YELLOW CROAKER</text:p>
          </table:table-cell>
          <table:covered-table-cell/>
          <table:table-cell office:value-type="string" table:number-columns-spanned="2" table:number-rows-spanned="1" table:style-name="ce38">
            <text:p>SWEET FISH</text:p>
          </table:table-cell>
          <table:covered-table-cell/>
          <table:table-cell office:value-type="string" table:number-columns-spanned="2" table:number-rows-spanned="1" table:style-name="ce38">
            <text:p>SAURY</text:p>
          </table:table-cell>
          <table:covered-table-cell/>
          <table:table-cell office:value-type="string" table:number-columns-spanned="2" table:number-rows-spanned="1" table:style-name="ce38">
            <text:p>HERRINGS</text:p>
          </table:table-cell>
          <table:covered-table-cell/>
          <table:table-cell office:value-type="string" table:number-columns-spanned="2" table:number-rows-spanned="1" table:style-name="ce38">
            <text:p>Hake(Merluccius spp,Urophycis spp.)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462678" table:formula="of:=  IF(SUM([.C10:.C30])=0;&quot;-&quot;;SUM([.C10:.C30]))" table:style-name="ce12">
            <text:p>3,462,678<text:s/></text:p>
          </table:table-cell>
          <table:table-cell office:value-type="float" office:value="2590.2790000000005" table:formula="of:=  IF(SUM([.D10:.D30])=0;&quot;-&quot;;SUM([.D10:.D30]))" table:style-name="ce12">
            <text:p>2,590<text:s/></text:p>
          </table:table-cell>
          <table:table-cell office:value-type="float" office:value="904717" table:formula="of:=  IF(SUM([.E10:.E30])=0;&quot;-&quot;;SUM([.E10:.E30]))" table:style-name="ce12">
            <text:p>904,717<text:s/></text:p>
          </table:table-cell>
          <table:table-cell office:value-type="float" office:value="1141.422" table:formula="of:=  IF(SUM([.F10:.F30])=0;&quot;-&quot;;SUM([.F10:.F30]))" table:style-name="ce12">
            <text:p>1,141<text:s/></text:p>
          </table:table-cell>
          <table:table-cell office:value-type="float" office:value="3797" table:formula="of:=  IF(SUM([.G10:.G30])=0;&quot;-&quot;;SUM([.G10:.G30]))" table:style-name="ce12">
            <text:p>3,797<text:s/></text:p>
          </table:table-cell>
          <table:table-cell office:value-type="float" office:value="14.287000000000001" table:formula="of:=  IF(SUM([.H10:.H30])=0;&quot;-&quot;;SUM([.H10:.H30]))" table:style-name="ce12">
            <text:p>14<text:s/></text:p>
          </table:table-cell>
          <table:table-cell office:value-type="float" office:value="39111" table:formula="of:=  IF(SUM([.I10:.I30])=0;&quot;-&quot;;SUM([.I10:.I30]))" table:style-name="ce12">
            <text:p>39,111<text:s/></text:p>
          </table:table-cell>
          <table:table-cell office:value-type="float" office:value="280.87299999999999" table:formula="of:=  IF(SUM([.J10:.J30])=0;&quot;-&quot;;SUM([.J10:.J30]))" table:style-name="ce12">
            <text:p>281<text:s/></text:p>
          </table:table-cell>
          <table:table-cell office:value-type="float" office:value="93201" table:formula="of:=  IF(SUM([.K10:.K30])=0;&quot;-&quot;;SUM([.K10:.K30]))" table:style-name="ce12">
            <text:p>93,201<text:s/></text:p>
          </table:table-cell>
          <table:table-cell office:value-type="float" office:value="512.36599999999999" table:formula="of:=  IF(SUM([.L10:.L30])=0;&quot;-&quot;;SUM([.L10:.L30]))" table:style-name="ce12">
            <text:p>512<text:s/></text:p>
          </table:table-cell>
          <table:table-cell office:value-type="float" office:value="6895" table:formula="of:=  IF(SUM([.M10:.M30])=0;&quot;-&quot;;SUM([.M10:.M30]))" table:style-name="ce12">
            <text:p>6,895<text:s/></text:p>
          </table:table-cell>
          <table:table-cell office:value-type="float" office:value="30.716999999999999" table:formula="of:=  IF(SUM([.N10:.N30])=0;&quot;-&quot;;SUM([.N10:.N30]))" table:style-name="ce12">
            <text:p>3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39326" table:style-name="ce12">
            <text:p>139,326<text:s/></text:p>
          </table:table-cell>
          <table:table-cell office:value-type="float" office:value="112.095" table:style-name="ce12">
            <text:p>112<text:s/></text:p>
          </table:table-cell>
          <table:table-cell office:value-type="float" office:value="903478" table:style-name="ce12">
            <text:p>903,478<text:s/></text:p>
          </table:table-cell>
          <table:table-cell office:value-type="float" office:value="1137.758" table:style-name="ce12">
            <text:p>1,1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50" table:style-name="ce12">
            <text:p>4,550<text:s/></text:p>
          </table:table-cell>
          <table:table-cell office:value-type="float" office:value="9.7729999999999997" table:style-name="ce12">
            <text:p>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73417" table:style-name="ce12">
            <text:p>573,417<text:s/></text:p>
          </table:table-cell>
          <table:table-cell office:value-type="float" office:value="467.976" table:style-name="ce12">
            <text:p>468<text:s/></text:p>
          </table:table-cell>
          <table:table-cell office:value-type="float" office:value="5" table:style-name="ce12">
            <text:p>5<text:s/></text:p>
          </table:table-cell>
          <table:table-cell office:value-type="float" office:value="2.7E-2" table:style-name="ce12">
            <text:p>0<text:s/></text:p>
          </table:table-cell>
          <table:table-cell office:value-type="float" office:value="3797" table:style-name="ce12">
            <text:p>3,797<text:s/></text:p>
          </table:table-cell>
          <table:table-cell office:value-type="float" office:value="14.287000000000001" table:style-name="ce12">
            <text:p>14<text:s/></text:p>
          </table:table-cell>
          <table:table-cell office:value-type="float" office:value="28519" table:style-name="ce12">
            <text:p>28,519<text:s/></text:p>
          </table:table-cell>
          <table:table-cell office:value-type="float" office:value="205.22300000000001" table:style-name="ce12">
            <text:p>205<text:s/></text:p>
          </table:table-cell>
          <table:table-cell office:value-type="float" office:value="41418" table:style-name="ce12">
            <text:p>41,418<text:s/></text:p>
          </table:table-cell>
          <table:table-cell office:value-type="float" office:value="422.11700000000002" table:style-name="ce12">
            <text:p>4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610" table:style-name="ce12">
            <text:p>20,610<text:s/></text:p>
          </table:table-cell>
          <table:table-cell office:value-type="float" office:value="17.114000000000001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737263" table:style-name="ce12">
            <text:p>737,263<text:s/></text:p>
          </table:table-cell>
          <table:table-cell office:value-type="float" office:value="619.51400000000001" table:style-name="ce12">
            <text:p>620<text:s/></text:p>
          </table:table-cell>
          <table:table-cell office:value-type="float" office:value="105" table:style-name="ce12">
            <text:p>105<text:s/></text:p>
          </table:table-cell>
          <table:table-cell office:value-type="float" office:value="0.272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327" table:style-name="ce12">
            <text:p>4,327<text:s/></text:p>
          </table:table-cell>
          <table:table-cell office:value-type="float" office:value="5.1539999999999999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063" table:style-name="ce12">
            <text:p>5,063<text:s/></text:p>
          </table:table-cell>
          <table:table-cell office:value-type="float" office:value="64.358999999999995" table:style-name="ce12">
            <text:p>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5044" table:style-name="ce12">
            <text:p>5,044<text:s/></text:p>
          </table:table-cell>
          <table:table-cell office:value-type="float" office:value="2.5059999999999998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9" table:style-name="ce12">
            <text:p>979<text:s/></text:p>
          </table:table-cell>
          <table:table-cell office:value-type="float" office:value="1.518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33" table:style-name="ce12">
            <text:p>33<text:s/></text:p>
          </table:table-cell>
          <table:table-cell office:value-type="float" office:value="9.8000000000000004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952" table:style-name="ce12">
            <text:p>20,952<text:s/></text:p>
          </table:table-cell>
          <table:table-cell office:value-type="float" office:value="27.251000000000001" table:style-name="ce12">
            <text:p>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95" table:style-name="ce12">
            <text:p>895<text:s/></text:p>
          </table:table-cell>
          <table:table-cell office:value-type="float" office:value="1.0840000000000001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float" office:value="135984" table:style-name="ce12">
            <text:p>135,984<text:s/></text:p>
          </table:table-cell>
          <table:table-cell office:value-type="float" office:value="133.506" table:style-name="ce12">
            <text:p>1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float" office:value="11319" table:style-name="ce12">
            <text:p>11,319<text:s/></text:p>
          </table:table-cell>
          <table:table-cell office:value-type="float" office:value="5.6820000000000004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860292" table:style-name="ce13">
            <text:p>1,860,292<text:s/></text:p>
          </table:table-cell>
          <table:table-cell office:value-type="float" office:value="1248.902" table:style-name="ce13">
            <text:p>1,249<text:s/></text:p>
          </table:table-cell>
          <table:table-cell office:value-type="float" office:value="1129" table:style-name="ce13">
            <text:p>1,129<text:s/></text:p>
          </table:table-cell>
          <table:table-cell office:value-type="float" office:value="3.3650000000000002" table:style-name="ce13">
            <text:p>3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5894" table:style-name="ce13">
            <text:p>5,894<text:s/></text:p>
          </table:table-cell>
          <table:table-cell office:value-type="float" office:value="40.729999999999997" table:style-name="ce13">
            <text:p>41<text:s/></text:p>
          </table:table-cell>
          <table:table-cell office:value-type="float" office:value="6000" table:style-name="ce13">
            <text:p>6,000<text:s/></text:p>
          </table:table-cell>
          <table:table-cell office:value-type="float" office:value="29.632999999999999" table:style-name="ce13">
            <text:p>3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7" draw:style-name="a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鰮魚類</text:p>
          </table:table-cell>
          <table:covered-table-cell/>
          <table:table-cell office:value-type="string" table:number-columns-spanned="2" table:number-rows-spanned="1" table:style-name="ce28">
            <text:p>丁香魚</text:p>
          </table:table-cell>
          <table:covered-table-cell/>
          <table:table-cell office:value-type="string" table:number-columns-spanned="2" table:number-rows-spanned="1" table:style-name="ce28">
            <text:p>沙丁魚</text:p>
          </table:table-cell>
          <table:covered-table-cell/>
          <table:table-cell office:value-type="string" table:number-columns-spanned="2" table:number-rows-spanned="1" table:style-name="ce28">
            <text:p>藍鱈</text:p>
          </table:table-cell>
          <table:covered-table-cell/>
          <table:table-cell office:value-type="string" table:number-columns-spanned="2" table:number-rows-spanned="1" table:style-name="ce28">
            <text:p>黑鱈</text:p>
          </table:table-cell>
          <table:covered-table-cell/>
          <table:table-cell office:value-type="string" table:number-columns-spanned="2" table:number-rows-spanned="1" table:style-name="ce28">
            <text:p>竹筴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ARDINES</text:p>
          </table:table-cell>
          <table:covered-table-cell/>
          <table:table-cell office:value-type="string" table:number-columns-spanned="2" table:number-rows-spanned="1" table:style-name="ce38">
            <text:p>SPRATELLOIDES GRACILIAS</text:p>
          </table:table-cell>
          <table:covered-table-cell/>
          <table:table-cell office:value-type="string" table:number-columns-spanned="2" table:number-rows-spanned="1" table:style-name="ce38">
            <text:p>SARDINE</text:p>
          </table:table-cell>
          <table:covered-table-cell/>
          <table:table-cell office:value-type="string" table:number-columns-spanned="2" table:number-rows-spanned="1" table:style-name="ce38">
            <text:p>Blue whitings</text:p>
          </table:table-cell>
          <table:covered-table-cell/>
          <table:table-cell office:value-type="string" table:number-columns-spanned="2" table:number-rows-spanned="1" table:style-name="ce38">
            <text:p>COALFISH</text:p>
          </table:table-cell>
          <table:covered-table-cell/>
          <table:table-cell office:value-type="string" table:number-columns-spanned="2" table:number-rows-spanned="1" table:style-name="ce38">
            <text:p>Jack and horse mackere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2488630" table:formula="of:=  IF(SUM([.C10:.C30])=0;&quot;-&quot;;SUM([.C10:.C30]))" table:style-name="ce12">
            <text:p>2,488,630<text:s/></text:p>
          </table:table-cell>
          <table:table-cell office:value-type="float" office:value="3055.0890000000004" table:formula="of:=  IF(SUM([.D10:.D30])=0;&quot;-&quot;;SUM([.D10:.D30]))" table:style-name="ce12">
            <text:p>3,055<text:s/></text:p>
          </table:table-cell>
          <table:table-cell office:value-type="float" office:value="2067886" table:formula="of:=  IF(SUM([.E10:.E30])=0;&quot;-&quot;;SUM([.E10:.E30]))" table:style-name="ce12">
            <text:p>2,067,886<text:s/></text:p>
          </table:table-cell>
          <table:table-cell office:value-type="float" office:value="2499.413" table:formula="of:=  IF(SUM([.F10:.F30])=0;&quot;-&quot;;SUM([.F10:.F30]))" table:style-name="ce12">
            <text:p>2,499<text:s/></text:p>
          </table:table-cell>
          <table:table-cell office:value-type="float" office:value="3854630" table:formula="of:=  IF(SUM([.G10:.G30])=0;&quot;-&quot;;SUM([.G10:.G30]))" table:style-name="ce12">
            <text:p>3,854,630<text:s/></text:p>
          </table:table-cell>
          <table:table-cell office:value-type="float" office:value="2847.7889999999998" table:formula="of:=  IF(SUM([.H10:.H30])=0;&quot;-&quot;;SUM([.H10:.H30]))" table:style-name="ce12">
            <text:p>2,848<text:s/></text:p>
          </table:table-cell>
          <table:table-cell office:value-type="float" office:value="100" table:formula="of:=  IF(SUM([.I10:.I30])=0;&quot;-&quot;;SUM([.I10:.I30]))" table:style-name="ce12">
            <text:p>100<text:s/></text:p>
          </table:table-cell>
          <table:table-cell office:value-type="float" office:value="0.10100000000000001" table:formula="of:=  IF(SUM([.J10:.J30])=0;&quot;-&quot;;SUM([.J10:.J30]))" table:style-name="ce12">
            <text:p>0<text:s/></text:p>
          </table:table-cell>
          <table:table-cell office:value-type="float" office:value="218" table:formula="of:=  IF(SUM([.K10:.K30])=0;&quot;-&quot;;SUM([.K10:.K30]))" table:style-name="ce12">
            <text:p>218<text:s/></text:p>
          </table:table-cell>
          <table:table-cell office:value-type="float" office:value="0.76100000000000001" table:formula="of:=  IF(SUM([.L10:.L30])=0;&quot;-&quot;;SUM([.L10:.L30]))" table:style-name="ce12">
            <text:p>1<text:s/></text:p>
          </table:table-cell>
          <table:table-cell office:value-type="float" office:value="37070" table:formula="of:=  IF(SUM([.M10:.M30])=0;&quot;-&quot;;SUM([.M10:.M30]))" table:style-name="ce12">
            <text:p>37,070<text:s/></text:p>
          </table:table-cell>
          <table:table-cell office:value-type="float" office:value="107.20599999999999" table:formula="of:=  IF(SUM([.N10:.N30])=0;&quot;-&quot;;SUM([.N10:.N30]))" table:style-name="ce12">
            <text:p>10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6664" table:style-name="ce12">
            <text:p>266,664<text:s/></text:p>
          </table:table-cell>
          <table:table-cell office:value-type="float" office:value="322.91699999999997" table:style-name="ce12">
            <text:p>323<text:s/></text:p>
          </table:table-cell>
          <table:table-cell office:value-type="float" office:value="187" table:style-name="ce12">
            <text:p>187<text:s/></text:p>
          </table:table-cell>
          <table:table-cell office:value-type="float" office:value="0.5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0" table:style-name="ce12">
            <text:p>3,000<text:s/></text:p>
          </table:table-cell>
          <table:table-cell office:value-type="float" office:value="9.1359999999999992" table:style-name="ce12">
            <text:p>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8" table:style-name="ce12">
            <text:p>218<text:s/></text:p>
          </table:table-cell>
          <table:table-cell office:value-type="float" office:value="0.7610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9607" table:style-name="ce12">
            <text:p>29,607<text:s/></text:p>
          </table:table-cell>
          <table:table-cell office:value-type="float" office:value="73.638999999999996" table:style-name="ce12">
            <text:p>74<text:s/></text:p>
          </table:table-cell>
          <table:table-cell office:value-type="float" office:value="121409" table:style-name="ce12">
            <text:p>121,409<text:s/></text:p>
          </table:table-cell>
          <table:table-cell office:value-type="float" office:value="246.589" table:style-name="ce12">
            <text:p>247<text:s/></text:p>
          </table:table-cell>
          <table:table-cell office:value-type="float" office:value="138628" table:style-name="ce12">
            <text:p>138,628<text:s/></text:p>
          </table:table-cell>
          <table:table-cell office:value-type="float" office:value="507.69" table:style-name="ce12">
            <text:p>50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07" table:style-name="ce12">
            <text:p>8,707<text:s/></text:p>
          </table:table-cell>
          <table:table-cell office:value-type="float" office:value="79.367999999999995" table:style-name="ce12">
            <text:p>7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896931" table:style-name="ce12">
            <text:p>1,896,931<text:s/></text:p>
          </table:table-cell>
          <table:table-cell office:value-type="float" office:value="2267.5149999999999" table:style-name="ce12">
            <text:p>2,268<text:s/></text:p>
          </table:table-cell>
          <table:table-cell office:value-type="float" office:value="1588603" table:style-name="ce12">
            <text:p>1,588,603<text:s/></text:p>
          </table:table-cell>
          <table:table-cell office:value-type="float" office:value="1831.2180000000001" table:style-name="ce12">
            <text:p>1,831<text:s/></text:p>
          </table:table-cell>
          <table:table-cell office:value-type="float" office:value="3600" table:style-name="ce12">
            <text:p>3,600<text:s/></text:p>
          </table:table-cell>
          <table:table-cell office:value-type="float" office:value="35.463000000000001" table:style-name="ce12">
            <text:p>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211034" table:style-name="ce12">
            <text:p>211,034<text:s/></text:p>
          </table:table-cell>
          <table:table-cell office:value-type="float" office:value="259.01400000000001" table:style-name="ce12">
            <text:p>259<text:s/></text:p>
          </table:table-cell>
          <table:table-cell office:value-type="float" office:value="78930" table:style-name="ce12">
            <text:p>78,930<text:s/></text:p>
          </table:table-cell>
          <table:table-cell office:value-type="float" office:value="85.073999999999998" table:style-name="ce12">
            <text:p>85<text:s/></text:p>
          </table:table-cell>
          <table:table-cell office:value-type="float" office:value="3621" table:style-name="ce12">
            <text:p>3,621<text:s/></text:p>
          </table:table-cell>
          <table:table-cell office:value-type="float" office:value="7.8650000000000002" table:style-name="ce12">
            <text:p>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9" table:style-name="ce12">
            <text:p>279<text:s/></text:p>
          </table:table-cell>
          <table:table-cell office:value-type="float" office:value="1.1339999999999999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97068" table:style-name="ce12">
            <text:p>97,068<text:s/></text:p>
          </table:table-cell>
          <table:table-cell office:value-type="float" office:value="121.61499999999999" table:style-name="ce12">
            <text:p>1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10" table:style-name="ce12">
            <text:p>4,910<text:s/></text:p>
          </table:table-cell>
          <table:table-cell office:value-type="float" office:value="9.4849999999999994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" table:style-name="ce12">
            <text:p>14<text:s/></text:p>
          </table:table-cell>
          <table:table-cell office:value-type="float" office:value="2.5000000000000001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72" table:style-name="ce12">
            <text:p>72<text:s/></text:p>
          </table:table-cell>
          <table:table-cell office:value-type="float" office:value="0.2730000000000000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53896" table:style-name="ce12">
            <text:p>253,896<text:s/></text:p>
          </table:table-cell>
          <table:table-cell office:value-type="float" office:value="332.67500000000001" table:style-name="ce12">
            <text:p>333<text:s/></text:p>
          </table:table-cell>
          <table:table-cell office:value-type="float" office:value="12280" table:style-name="ce12">
            <text:p>12,280<text:s/></text:p>
          </table:table-cell>
          <table:table-cell office:value-type="float" office:value="13.615" table:style-name="ce12">
            <text:p>14<text:s/></text:p>
          </table:table-cell>
          <table:table-cell office:value-type="float" office:value="191855" table:style-name="ce12">
            <text:p>191,855<text:s/></text:p>
          </table:table-cell>
          <table:table-cell office:value-type="float" office:value="185.834" table:style-name="ce12">
            <text:p>18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7" table:style-name="ce12">
            <text:p>1,757<text:s/></text:p>
          </table:table-cell>
          <table:table-cell office:value-type="float" office:value="12.932" table:style-name="ce12">
            <text:p>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0.101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2" table:style-name="ce13">
            <text:p>22<text:s/></text:p>
          </table:table-cell>
          <table:table-cell office:value-type="float" office:value="0.35799999999999998" table:style-name="ce13">
            <text:p>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510072" table:style-name="ce13">
            <text:p>3,510,072<text:s/></text:p>
          </table:table-cell>
          <table:table-cell office:value-type="float" office:value="2088" table:style-name="ce13">
            <text:p>2,088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25070" table:style-name="ce13">
            <text:p>25,070<text:s/></text:p>
          </table:table-cell>
          <table:table-cell office:value-type="float" office:value="17.542999999999999" table:style-name="ce13">
            <text:p>18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8" draw:style-name="a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鱈魚</text:p>
          </table:table-cell>
          <table:covered-table-cell/>
          <table:table-cell office:value-type="string" table:number-columns-spanned="2" table:number-rows-spanned="1" table:style-name="ce28">
            <text:p>美露鱈</text:p>
          </table:table-cell>
          <table:covered-table-cell/>
          <table:table-cell office:value-type="string" table:number-columns-spanned="2" table:number-rows-spanned="1" table:style-name="ce28">
            <text:p>狗鱈</text:p>
          </table:table-cell>
          <table:covered-table-cell/>
          <table:table-cell office:value-type="string" table:number-columns-spanned="2" table:number-rows-spanned="1" table:style-name="ce28">
            <text:p>無鬚鱈</text:p>
          </table:table-cell>
          <table:covered-table-cell/>
          <table:table-cell office:value-type="string" table:number-columns-spanned="2" table:number-rows-spanned="1" table:style-name="ce28">
            <text:p>阿拉斯加狹鱈</text:p>
          </table:table-cell>
          <table:covered-table-cell/>
          <table:table-cell office:value-type="string" table:number-columns-spanned="2" table:number-rows-spanned="1" table:style-name="ce28">
            <text:p>鱸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OD</text:p>
          </table:table-cell>
          <table:covered-table-cell/>
          <table:table-cell office:value-type="string" table:number-columns-spanned="2" table:number-rows-spanned="1" table:style-name="ce38">
            <text:p>TOOTHFISH</text:p>
          </table:table-cell>
          <table:covered-table-cell/>
          <table:table-cell office:value-type="string" table:number-columns-spanned="2" table:number-rows-spanned="1" table:style-name="ce38">
            <text:p>HAKE</text:p>
          </table:table-cell>
          <table:covered-table-cell/>
          <table:table-cell office:value-type="string" table:number-columns-spanned="2" table:number-rows-spanned="1" table:style-name="ce38">
            <text:p>Hake</text:p>
          </table:table-cell>
          <table:covered-table-cell/>
          <table:table-cell office:value-type="string" table:number-columns-spanned="2" table:number-rows-spanned="1" table:style-name="ce38">
            <text:p>Alaska Pollack</text:p>
          </table:table-cell>
          <table:covered-table-cell/>
          <table:table-cell office:value-type="string" table:number-columns-spanned="2" table:number-rows-spanned="1" table:style-name="ce38">
            <text:p>SEA BAS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570468" table:formula="of:=  IF(SUM([.C10:.C30])=0;&quot;-&quot;;SUM([.C10:.C30]))" table:style-name="ce12">
            <text:p>1,570,468<text:s/></text:p>
          </table:table-cell>
          <table:table-cell office:value-type="float" office:value="4447.9019999999991" table:formula="of:=  IF(SUM([.D10:.D30])=0;&quot;-&quot;;SUM([.D10:.D30]))" table:style-name="ce12">
            <text:p>4,448<text:s/></text:p>
          </table:table-cell>
          <table:table-cell office:value-type="float" office:value="547228" table:formula="of:=  IF(SUM([.E10:.E30])=0;&quot;-&quot;;SUM([.E10:.E30]))" table:style-name="ce12">
            <text:p>547,228<text:s/></text:p>
          </table:table-cell>
          <table:table-cell office:value-type="float" office:value="3555.5810000000001" table:formula="of:=  IF(SUM([.F10:.F30])=0;&quot;-&quot;;SUM([.F10:.F30]))" table:style-name="ce12">
            <text:p>3,556<text:s/></text:p>
          </table:table-cell>
          <table:table-cell office:value-type="float" office:value="13827" table:formula="of:=  IF(SUM([.G10:.G30])=0;&quot;-&quot;;SUM([.G10:.G30]))" table:style-name="ce12">
            <text:p>13,827<text:s/></text:p>
          </table:table-cell>
          <table:table-cell office:value-type="float" office:value="35.847999999999999" table:formula="of:=  IF(SUM([.H10:.H30])=0;&quot;-&quot;;SUM([.H10:.H30]))" table:style-name="ce12">
            <text:p>36<text:s/></text:p>
          </table:table-cell>
          <table:table-cell office:value-type="float" office:value="51187" table:formula="of:=  IF(SUM([.I10:.I30])=0;&quot;-&quot;;SUM([.I10:.I30]))" table:style-name="ce12">
            <text:p>51,187<text:s/></text:p>
          </table:table-cell>
          <table:table-cell office:value-type="float" office:value="78.159000000000006" table:formula="of:=  IF(SUM([.J10:.J30])=0;&quot;-&quot;;SUM([.J10:.J30]))" table:style-name="ce12">
            <text:p>78<text:s/></text:p>
          </table:table-cell>
          <table:table-cell office:value-type="float" office:value="2295090" table:formula="of:=  IF(SUM([.K10:.K30])=0;&quot;-&quot;;SUM([.K10:.K30]))" table:style-name="ce12">
            <text:p>2,295,090<text:s/></text:p>
          </table:table-cell>
          <table:table-cell office:value-type="float" office:value="6956.9299999999994" table:formula="of:=  IF(SUM([.L10:.L30])=0;&quot;-&quot;;SUM([.L10:.L30]))" table:style-name="ce12">
            <text:p>6,957<text:s/></text:p>
          </table:table-cell>
          <table:table-cell office:value-type="float" office:value="86363" table:formula="of:=  IF(SUM([.M10:.M30])=0;&quot;-&quot;;SUM([.M10:.M30]))" table:style-name="ce12">
            <text:p>86,363<text:s/></text:p>
          </table:table-cell>
          <table:table-cell office:value-type="float" office:value="281.31200000000001" table:formula="of:=  IF(SUM([.N10:.N30])=0;&quot;-&quot;;SUM([.N10:.N30]))" table:style-name="ce12">
            <text:p>28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20943" table:style-name="ce12">
            <text:p>320,943<text:s/></text:p>
          </table:table-cell>
          <table:table-cell office:value-type="float" office:value="370.71499999999997" table:style-name="ce12">
            <text:p>371<text:s/></text:p>
          </table:table-cell>
          <table:table-cell office:value-type="float" office:value="11166" table:style-name="ce12">
            <text:p>11,166<text:s/></text:p>
          </table:table-cell>
          <table:table-cell office:value-type="float" office:value="47.595999999999997" table:style-name="ce12">
            <text:p>4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394" table:style-name="ce12">
            <text:p>51,394<text:s/></text:p>
          </table:table-cell>
          <table:table-cell office:value-type="float" office:value="58.091999999999999" table:style-name="ce12">
            <text:p>58<text:s/></text:p>
          </table:table-cell>
          <table:table-cell office:value-type="float" office:value="69980" table:style-name="ce12">
            <text:p>69,980<text:s/></text:p>
          </table:table-cell>
          <table:table-cell office:value-type="float" office:value="169.96199999999999" table:style-name="ce12">
            <text:p>17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32906" table:style-name="ce12">
            <text:p>32,906<text:s/></text:p>
          </table:table-cell>
          <table:table-cell office:value-type="float" office:value="149.98699999999999" table:style-name="ce12">
            <text:p>15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209" table:style-name="ce12">
            <text:p>2,209<text:s/></text:p>
          </table:table-cell>
          <table:table-cell office:value-type="float" office:value="17.34" table:style-name="ce12">
            <text:p>17<text:s/></text:p>
          </table:table-cell>
          <table:table-cell office:value-type="float" office:value="103" table:style-name="ce12">
            <text:p>103<text:s/></text:p>
          </table:table-cell>
          <table:table-cell office:value-type="float" office:value="1.4339999999999999" table:style-name="ce12">
            <text:p>1<text:s/></text:p>
          </table:table-cell>
          <table:table-cell office:value-type="float" office:value="8631" table:style-name="ce12">
            <text:p>8,631<text:s/></text:p>
          </table:table-cell>
          <table:table-cell office:value-type="float" office:value="27.588000000000001" table:style-name="ce12">
            <text:p>2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0" table:style-name="ce12">
            <text:p>390<text:s/></text:p>
          </table:table-cell>
          <table:table-cell office:value-type="float" office:value="4.2590000000000003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20" table:style-name="ce12">
            <text:p>5,520<text:s/></text:p>
          </table:table-cell>
          <table:table-cell office:value-type="float" office:value="5.5049999999999999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96" table:style-name="ce12">
            <text:p>1,196<text:s/></text:p>
          </table:table-cell>
          <table:table-cell office:value-type="float" office:value="3.0089999999999999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97" table:style-name="ce12">
            <text:p>2,397<text:s/></text:p>
          </table:table-cell>
          <table:table-cell office:value-type="float" office:value="3.9540000000000002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547" table:style-name="ce12">
            <text:p>33,547<text:s/></text:p>
          </table:table-cell>
          <table:table-cell office:value-type="float" office:value="582.22500000000002" table:style-name="ce12">
            <text:p>58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636" table:style-name="ce12">
            <text:p>1,636<text:s/></text:p>
          </table:table-cell>
          <table:table-cell office:value-type="float" office:value="30.844999999999999" table:style-name="ce12">
            <text:p>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0" table:style-name="ce12">
            <text:p>4,000<text:s/></text:p>
          </table:table-cell>
          <table:table-cell office:value-type="float" office:value="5.2510000000000003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91" table:style-name="ce12">
            <text:p>7,591<text:s/></text:p>
          </table:table-cell>
          <table:table-cell office:value-type="float" office:value="80.811999999999998" table:style-name="ce12">
            <text:p>8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6820" table:style-name="ce12">
            <text:p>26,820<text:s/></text:p>
          </table:table-cell>
          <table:table-cell office:value-type="float" office:value="54.753" table:style-name="ce12">
            <text:p>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977086" table:style-name="ce12">
            <text:p>977,086<text:s/></text:p>
          </table:table-cell>
          <table:table-cell office:value-type="float" office:value="3043.7689999999998" table:style-name="ce12">
            <text:p>3,044<text:s/></text:p>
          </table:table-cell>
          <table:table-cell office:value-type="float" office:value="14676" table:style-name="ce12">
            <text:p>14,676<text:s/></text:p>
          </table:table-cell>
          <table:table-cell office:value-type="float" office:value="224.131" table:style-name="ce12">
            <text:p>2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43670" table:style-name="ce12">
            <text:p>2,243,670<text:s/></text:p>
          </table:table-cell>
          <table:table-cell office:value-type="float" office:value="6898.7330000000002" table:style-name="ce12">
            <text:p>6,899<text:s/></text:p>
          </table:table-cell>
          <table:table-cell office:value-type="float" office:value="290" table:style-name="ce12">
            <text:p>290<text:s/></text:p>
          </table:table-cell>
          <table:table-cell office:value-type="float" office:value="12.015000000000001" table:style-name="ce12">
            <text:p>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17" table:style-name="ce12">
            <text:p>117<text:s/></text:p>
          </table:table-cell>
          <table:table-cell office:value-type="float" office:value="3.423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" table:style-name="ce12">
            <text:p>26<text:s/></text:p>
          </table:table-cell>
          <table:table-cell office:value-type="float" office:value="0.105" table:style-name="ce12">
            <text:p>0<text:s/></text:p>
          </table:table-cell>
          <table:table-cell office:value-type="float" office:value="95" table:style-name="ce12">
            <text:p>95<text:s/></text:p>
          </table:table-cell>
          <table:table-cell office:value-type="float" office:value="4.5350000000000001" table:style-name="ce12">
            <text:p>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200" table:style-name="ce12">
            <text:p>200<text:s/></text:p>
          </table:table-cell>
          <table:table-cell office:value-type="float" office:value="2.109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16" table:style-name="ce12">
            <text:p>2,016<text:s/></text:p>
          </table:table-cell>
          <table:table-cell office:value-type="float" office:value="2.444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float" office:value="744" table:style-name="ce12">
            <text:p>744<text:s/></text:p>
          </table:table-cell>
          <table:table-cell office:value-type="float" office:value="0.9839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470" table:style-name="ce12">
            <text:p>16,470<text:s/></text:p>
          </table:table-cell>
          <table:table-cell office:value-type="float" office:value="19.762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2626" table:style-name="ce12">
            <text:p>32,626<text:s/></text:p>
          </table:table-cell>
          <table:table-cell office:value-type="float" office:value="55.523000000000003" table:style-name="ce12">
            <text:p>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07807" table:style-name="ce13">
            <text:p>207,807<text:s/></text:p>
          </table:table-cell>
          <table:table-cell office:value-type="float" office:value="773.97699999999998" table:style-name="ce13">
            <text:p>774<text:s/></text:p>
          </table:table-cell>
          <table:table-cell office:value-type="float" office:value="487736" table:style-name="ce13">
            <text:p>487,736<text:s/></text:p>
          </table:table-cell>
          <table:table-cell office:value-type="float" office:value="2700.1950000000002" table:style-name="ce13">
            <text:p>2,70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75" table:style-name="ce13">
            <text:p>75<text:s/></text:p>
          </table:table-cell>
          <table:table-cell office:value-type="float" office:value="0.43" table:style-name="ce13">
            <text:p>0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100" table:style-name="ce13">
            <text:p>100<text:s/></text:p>
          </table:table-cell>
          <table:table-cell office:value-type="float" office:value="0.27" table:style-name="ce13">
            <text:p>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9" draw:style-name="a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鰺魚</text:p>
          </table:table-cell>
          <table:covered-table-cell/>
          <table:table-cell office:value-type="string" table:number-columns-spanned="2" table:number-rows-spanned="1" table:style-name="ce28">
            <text:p>鮟鱇魚</text:p>
          </table:table-cell>
          <table:covered-table-cell/>
          <table:table-cell office:value-type="string" table:number-columns-spanned="2" table:number-rows-spanned="1" table:style-name="ce28">
            <text:p>柳葉魚</text:p>
          </table:table-cell>
          <table:covered-table-cell/>
          <table:table-cell office:value-type="string" table:number-columns-spanned="2" table:number-rows-spanned="1" table:style-name="ce28">
            <text:p>鰩科</text:p>
          </table:table-cell>
          <table:covered-table-cell/>
          <table:table-cell office:value-type="string" table:number-columns-spanned="2" table:number-rows-spanned="1" table:style-name="ce28">
            <text:p>鱔魚</text:p>
          </table:table-cell>
          <table:covered-table-cell/>
          <table:table-cell office:value-type="string" table:number-columns-spanned="2" table:number-rows-spanned="1" table:style-name="ce28">
            <text:p>泥鰍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HORSE MACKEREL</text:p>
          </table:table-cell>
          <table:covered-table-cell/>
          <table:table-cell office:value-type="string" table:number-columns-spanned="2" table:number-rows-spanned="1" table:style-name="ce38">
            <text:p>MONK FISH</text:p>
          </table:table-cell>
          <table:covered-table-cell/>
          <table:table-cell office:value-type="string" table:number-columns-spanned="2" table:number-rows-spanned="1" table:style-name="ce38">
            <text:p>SMELT FISH</text:p>
          </table:table-cell>
          <table:covered-table-cell/>
          <table:table-cell office:value-type="string" table:number-columns-spanned="2" table:number-rows-spanned="1" table:style-name="ce38">
            <text:p>Rays and skates</text:p>
          </table:table-cell>
          <table:covered-table-cell/>
          <table:table-cell office:value-type="string" table:number-columns-spanned="2" table:number-rows-spanned="1" table:style-name="ce38">
            <text:p>SWAMP EEL</text:p>
          </table:table-cell>
          <table:covered-table-cell/>
          <table:table-cell office:value-type="string" table:number-columns-spanned="2" table:number-rows-spanned="1" table:style-name="ce38">
            <text:p>LOAC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40682" table:formula="of:=  IF(SUM([.C10:.C30])=0;&quot;-&quot;;SUM([.C10:.C30]))" table:style-name="ce12">
            <text:p>540,682<text:s/></text:p>
          </table:table-cell>
          <table:table-cell office:value-type="float" office:value="1464.134" table:formula="of:=  IF(SUM([.D10:.D30])=0;&quot;-&quot;;SUM([.D10:.D30]))" table:style-name="ce12">
            <text:p>1,464<text:s/></text:p>
          </table:table-cell>
          <table:table-cell office:value-type="float" office:value="851" table:formula="of:=  IF(SUM([.E10:.E30])=0;&quot;-&quot;;SUM([.E10:.E30]))" table:style-name="ce12">
            <text:p>851<text:s/></text:p>
          </table:table-cell>
          <table:table-cell office:value-type="float" office:value="8.7809999999999988" table:formula="of:=  IF(SUM([.F10:.F30])=0;&quot;-&quot;;SUM([.F10:.F30]))" table:style-name="ce12">
            <text:p>9<text:s/></text:p>
          </table:table-cell>
          <table:table-cell office:value-type="float" office:value="3364312" table:formula="of:=  IF(SUM([.G10:.G30])=0;&quot;-&quot;;SUM([.G10:.G30]))" table:style-name="ce12">
            <text:p>3,364,312<text:s/></text:p>
          </table:table-cell>
          <table:table-cell office:value-type="float" office:value="7078.34" table:formula="of:=  IF(SUM([.H10:.H30])=0;&quot;-&quot;;SUM([.H10:.H30]))" table:style-name="ce12">
            <text:p>7,078<text:s/></text:p>
          </table:table-cell>
          <table:table-cell office:value-type="float" office:value="2742" table:formula="of:=  IF(SUM([.I10:.I30])=0;&quot;-&quot;;SUM([.I10:.I30]))" table:style-name="ce12">
            <text:p>2,742<text:s/></text:p>
          </table:table-cell>
          <table:table-cell office:value-type="float" office:value="4.5369999999999999" table:formula="of:=  IF(SUM([.J10:.J30])=0;&quot;-&quot;;SUM([.J10:.J30]))" table:style-name="ce12">
            <text:p>5<text:s/></text:p>
          </table:table-cell>
          <table:table-cell office:value-type="float" office:value="712647" table:formula="of:=  IF(SUM([.K10:.K30])=0;&quot;-&quot;;SUM([.K10:.K30]))" table:style-name="ce12">
            <text:p>712,647<text:s/></text:p>
          </table:table-cell>
          <table:table-cell office:value-type="float" office:value="1284.4169999999999" table:formula="of:=  IF(SUM([.L10:.L30])=0;&quot;-&quot;;SUM([.L10:.L30]))" table:style-name="ce12">
            <text:p>1,284<text:s/></text:p>
          </table:table-cell>
          <table:table-cell office:value-type="float" office:value="71578" table:formula="of:=  IF(SUM([.M10:.M30])=0;&quot;-&quot;;SUM([.M10:.M30]))" table:style-name="ce12">
            <text:p>71,578<text:s/></text:p>
          </table:table-cell>
          <table:table-cell office:value-type="float" office:value="108.066" table:formula="of:=  IF(SUM([.N10:.N30])=0;&quot;-&quot;;SUM([.N10:.N30]))" table:style-name="ce12">
            <text:p>10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92" table:style-name="ce12">
            <text:p>8,792<text:s/></text:p>
          </table:table-cell>
          <table:table-cell office:value-type="float" office:value="15.768000000000001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9684" table:style-name="ce12">
            <text:p>429,684<text:s/></text:p>
          </table:table-cell>
          <table:table-cell office:value-type="float" office:value="650.101" table:style-name="ce12">
            <text:p>650<text:s/></text:p>
          </table:table-cell>
          <table:table-cell office:value-type="float" office:value="71578" table:style-name="ce12">
            <text:p>71,578<text:s/></text:p>
          </table:table-cell>
          <table:table-cell office:value-type="float" office:value="108.066" table:style-name="ce12">
            <text:p>10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4906" table:style-name="ce12">
            <text:p>254,906<text:s/></text:p>
          </table:table-cell>
          <table:table-cell office:value-type="float" office:value="367.27199999999999" table:style-name="ce12">
            <text:p>3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02512" table:style-name="ce12">
            <text:p>202,512<text:s/></text:p>
          </table:table-cell>
          <table:table-cell office:value-type="float" office:value="760.13800000000003" table:style-name="ce12">
            <text:p>760<text:s/></text:p>
          </table:table-cell>
          <table:table-cell office:value-type="float" office:value="755" table:style-name="ce12">
            <text:p>755<text:s/></text:p>
          </table:table-cell>
          <table:table-cell office:value-type="float" office:value="5.9569999999999999" table:style-name="ce12">
            <text:p>6<text:s/></text:p>
          </table:table-cell>
          <table:table-cell office:value-type="float" office:value="23672" table:style-name="ce12">
            <text:p>23,672<text:s/></text:p>
          </table:table-cell>
          <table:table-cell office:value-type="float" office:value="51.366" table:style-name="ce12">
            <text:p>51<text:s/></text:p>
          </table:table-cell>
          <table:table-cell office:value-type="float" office:value="3" table:style-name="ce12">
            <text:p>3<text:s/></text:p>
          </table:table-cell>
          <table:table-cell office:value-type="float" office:value="1.7999999999999999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27605" table:style-name="ce12">
            <text:p>27,605<text:s/></text:p>
          </table:table-cell>
          <table:table-cell office:value-type="float" office:value="79.569000000000003" table:style-name="ce12">
            <text:p>8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18844" table:style-name="ce12">
            <text:p>118,844<text:s/></text:p>
          </table:table-cell>
          <table:table-cell office:value-type="float" office:value="166.91399999999999" table:style-name="ce12">
            <text:p>1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082" table:style-name="ce12">
            <text:p>35,082<text:s/></text:p>
          </table:table-cell>
          <table:table-cell office:value-type="float" office:value="58.912999999999997" table:style-name="ce12">
            <text:p>5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21912" table:style-name="ce12">
            <text:p>21,912<text:s/></text:p>
          </table:table-cell>
          <table:table-cell office:value-type="float" office:value="221.876" table:style-name="ce12">
            <text:p>2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24336" table:style-name="ce12">
            <text:p>2,724,336<text:s/></text:p>
          </table:table-cell>
          <table:table-cell office:value-type="float" office:value="5827.1450000000004" table:style-name="ce12">
            <text:p>5,8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7881" table:style-name="ce12">
            <text:p>247,881<text:s/></text:p>
          </table:table-cell>
          <table:table-cell office:value-type="float" office:value="575.40300000000002" table:style-name="ce12">
            <text:p>5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94038" table:style-name="ce12">
            <text:p>94,038<text:s/></text:p>
          </table:table-cell>
          <table:table-cell office:value-type="float" office:value="113.13800000000001" table:style-name="ce12">
            <text:p>1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" table:style-name="ce12">
            <text:p>510<text:s/></text:p>
          </table:table-cell>
          <table:table-cell office:value-type="float" office:value="0.5080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75771" table:style-name="ce13">
            <text:p>75,771<text:s/></text:p>
          </table:table-cell>
          <table:table-cell office:value-type="float" office:value="122.499" table:style-name="ce13">
            <text:p>122<text:s/></text:p>
          </table:table-cell>
          <table:table-cell office:value-type="float" office:value="96" table:style-name="ce13">
            <text:p>96<text:s/></text:p>
          </table:table-cell>
          <table:table-cell office:value-type="float" office:value="2.8239999999999998" table:style-name="ce13">
            <text:p>3<text:s/></text:p>
          </table:table-cell>
          <table:table-cell office:value-type="float" office:value="352606" table:style-name="ce13">
            <text:p>352,606<text:s/></text:p>
          </table:table-cell>
          <table:table-cell office:value-type="float" office:value="816.78899999999999" table:style-name="ce13">
            <text:p>817<text:s/></text:p>
          </table:table-cell>
          <table:table-cell office:value-type="float" office:value="2229" table:style-name="ce13">
            <text:p>2,229<text:s/></text:p>
          </table:table-cell>
          <table:table-cell office:value-type="float" office:value="4.0110000000000001" table:style-name="ce13">
            <text:p>4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0" draw:style-name="a1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大比目魚</text:p>
          </table:table-cell>
          <table:covered-table-cell/>
          <table:table-cell office:value-type="string" table:number-columns-spanned="2" table:number-rows-spanned="1" table:style-name="ce28">
            <text:p>鰈魚</text:p>
          </table:table-cell>
          <table:covered-table-cell/>
          <table:table-cell office:value-type="string" table:number-columns-spanned="2" table:number-rows-spanned="1" table:style-name="ce28">
            <text:p>鰨魚</text:p>
          </table:table-cell>
          <table:covered-table-cell/>
          <table:table-cell office:value-type="string" table:number-columns-spanned="2" table:number-rows-spanned="1" table:style-name="ce28">
            <text:p>其他扁魚類</text:p>
          </table:table-cell>
          <table:covered-table-cell/>
          <table:table-cell office:value-type="string" table:number-columns-spanned="2" table:number-rows-spanned="1" table:style-name="ce28">
            <text:p>鯷魚</text:p>
          </table:table-cell>
          <table:covered-table-cell/>
          <table:table-cell office:value-type="string" table:number-columns-spanned="2" table:number-rows-spanned="1" table:style-name="ce28">
            <text:p>旗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HALIBUT</text:p>
          </table:table-cell>
          <table:covered-table-cell/>
          <table:table-cell office:value-type="string" table:number-columns-spanned="2" table:number-rows-spanned="1" table:style-name="ce38">
            <text:p>PLAICE</text:p>
          </table:table-cell>
          <table:covered-table-cell/>
          <table:table-cell office:value-type="string" table:number-columns-spanned="2" table:number-rows-spanned="1" table:style-name="ce38">
            <text:p>SOLE</text:p>
          </table:table-cell>
          <table:covered-table-cell/>
          <table:table-cell office:value-type="string" table:number-columns-spanned="2" table:number-rows-spanned="1" table:style-name="ce38">
            <text:p>OTH. FLAT FISH</text:p>
          </table:table-cell>
          <table:covered-table-cell/>
          <table:table-cell office:value-type="string" table:number-columns-spanned="2" table:number-rows-spanned="1" table:style-name="ce38">
            <text:p>ANCHOVIE</text:p>
          </table:table-cell>
          <table:covered-table-cell/>
          <table:table-cell office:value-type="string" table:number-columns-spanned="2" table:number-rows-spanned="1" table:style-name="ce38">
            <text:p>MARLIN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9751388" table:formula="of:=  IF(SUM([.C10:.C30])=0;&quot;-&quot;;SUM([.C10:.C30]))" table:style-name="ce12">
            <text:p>9,751,388<text:s/></text:p>
          </table:table-cell>
          <table:table-cell office:value-type="float" office:value="61896.144999999997" table:formula="of:=  IF(SUM([.D10:.D30])=0;&quot;-&quot;;SUM([.D10:.D30]))" table:style-name="ce12">
            <text:p>61,896<text:s/></text:p>
          </table:table-cell>
          <table:table-cell office:value-type="float" office:value="446284" table:formula="of:=  IF(SUM([.E10:.E30])=0;&quot;-&quot;;SUM([.E10:.E30]))" table:style-name="ce12">
            <text:p>446,284<text:s/></text:p>
          </table:table-cell>
          <table:table-cell office:value-type="float" office:value="845.16200000000003" table:formula="of:=  IF(SUM([.F10:.F30])=0;&quot;-&quot;;SUM([.F10:.F30]))" table:style-name="ce12">
            <text:p>845<text:s/></text:p>
          </table:table-cell>
          <table:table-cell office:value-type="float" office:value="26618" table:formula="of:=  IF(SUM([.G10:.G30])=0;&quot;-&quot;;SUM([.G10:.G30]))" table:style-name="ce12">
            <text:p>26,618<text:s/></text:p>
          </table:table-cell>
          <table:table-cell office:value-type="float" office:value="56.206000000000003" table:formula="of:=  IF(SUM([.H10:.H30])=0;&quot;-&quot;;SUM([.H10:.H30]))" table:style-name="ce12">
            <text:p>56<text:s/></text:p>
          </table:table-cell>
          <table:table-cell office:value-type="float" office:value="444513" table:formula="of:=  IF(SUM([.I10:.I30])=0;&quot;-&quot;;SUM([.I10:.I30]))" table:style-name="ce12">
            <text:p>444,513<text:s/></text:p>
          </table:table-cell>
          <table:table-cell office:value-type="float" office:value="1663.241" table:formula="of:=  IF(SUM([.J10:.J30])=0;&quot;-&quot;;SUM([.J10:.J30]))" table:style-name="ce12">
            <text:p>1,663<text:s/></text:p>
          </table:table-cell>
          <table:table-cell office:value-type="float" office:value="736757" table:formula="of:=  IF(SUM([.K10:.K30])=0;&quot;-&quot;;SUM([.K10:.K30]))" table:style-name="ce12">
            <text:p>736,757<text:s/></text:p>
          </table:table-cell>
          <table:table-cell office:value-type="float" office:value="886.86399999999992" table:formula="of:=  IF(SUM([.L10:.L30])=0;&quot;-&quot;;SUM([.L10:.L30]))" table:style-name="ce12">
            <text:p>887<text:s/></text:p>
          </table:table-cell>
          <table:table-cell office:value-type="float" office:value="1850790" table:formula="of:=  IF(SUM([.M10:.M30])=0;&quot;-&quot;;SUM([.M10:.M30]))" table:style-name="ce12">
            <text:p>1,850,790<text:s/></text:p>
          </table:table-cell>
          <table:table-cell office:value-type="float" office:value="1467.269" table:formula="of:=  IF(SUM([.N10:.N30])=0;&quot;-&quot;;SUM([.N10:.N30]))" table:style-name="ce12">
            <text:p>1,46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672897" table:style-name="ce12">
            <text:p>1,672,897<text:s/></text:p>
          </table:table-cell>
          <table:table-cell office:value-type="float" office:value="8467.509" table:style-name="ce12">
            <text:p>8,468<text:s/></text:p>
          </table:table-cell>
          <table:table-cell office:value-type="float" office:value="314150" table:style-name="ce12">
            <text:p>314,150<text:s/></text:p>
          </table:table-cell>
          <table:table-cell office:value-type="float" office:value="377.916" table:style-name="ce12">
            <text:p>3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0428" table:style-name="ce12">
            <text:p>410,428<text:s/></text:p>
          </table:table-cell>
          <table:table-cell office:value-type="float" office:value="1458.711" table:style-name="ce12">
            <text:p>1,459<text:s/></text:p>
          </table:table-cell>
          <table:table-cell office:value-type="float" office:value="81824" table:style-name="ce12">
            <text:p>81,824<text:s/></text:p>
          </table:table-cell>
          <table:table-cell office:value-type="float" office:value="105.45" table:style-name="ce12">
            <text:p>105<text:s/></text:p>
          </table:table-cell>
          <table:table-cell office:value-type="float" office:value="105779" table:style-name="ce12">
            <text:p>105,779<text:s/></text:p>
          </table:table-cell>
          <table:table-cell office:value-type="float" office:value="81.634" table:style-name="ce12">
            <text:p>8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26785" table:style-name="ce12">
            <text:p>26,785<text:s/></text:p>
          </table:table-cell>
          <table:table-cell office:value-type="float" office:value="124.721" table:style-name="ce12">
            <text:p>1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422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4626" table:style-name="ce12">
            <text:p>4,626<text:s/></text:p>
          </table:table-cell>
          <table:table-cell office:value-type="float" office:value="42.881999999999998" table:style-name="ce12">
            <text:p>43<text:s/></text:p>
          </table:table-cell>
          <table:table-cell office:value-type="float" office:value="23733" table:style-name="ce12">
            <text:p>23,733<text:s/></text:p>
          </table:table-cell>
          <table:table-cell office:value-type="float" office:value="263.81599999999997" table:style-name="ce12">
            <text:p>264<text:s/></text:p>
          </table:table-cell>
          <table:table-cell office:value-type="float" office:value="169" table:style-name="ce12">
            <text:p>169<text:s/></text:p>
          </table:table-cell>
          <table:table-cell office:value-type="float" office:value="1.7509999999999999" table:style-name="ce12">
            <text:p>2<text:s/></text:p>
          </table:table-cell>
          <table:table-cell office:value-type="float" office:value="4229" table:style-name="ce12">
            <text:p>4,229<text:s/></text:p>
          </table:table-cell>
          <table:table-cell office:value-type="float" office:value="41.976999999999997" table:style-name="ce12">
            <text:p>42<text:s/></text:p>
          </table:table-cell>
          <table:table-cell office:value-type="float" office:value="1440" table:style-name="ce12">
            <text:p>1,440<text:s/></text:p>
          </table:table-cell>
          <table:table-cell office:value-type="float" office:value="12.047000000000001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377" table:style-name="ce12">
            <text:p>10,377<text:s/></text:p>
          </table:table-cell>
          <table:table-cell office:value-type="float" office:value="10.882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41113" table:style-name="ce12">
            <text:p>641,113<text:s/></text:p>
          </table:table-cell>
          <table:table-cell office:value-type="float" office:value="738.33500000000004" table:style-name="ce12">
            <text:p>738<text:s/></text:p>
          </table:table-cell>
          <table:table-cell office:value-type="float" office:value="4376" table:style-name="ce12">
            <text:p>4,376<text:s/></text:p>
          </table:table-cell>
          <table:table-cell office:value-type="float" office:value="8.1270000000000007" table:style-name="ce12">
            <text:p>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519" table:style-name="ce12">
            <text:p>5,519<text:s/></text:p>
          </table:table-cell>
          <table:table-cell office:value-type="float" office:value="14.9" table:style-name="ce12">
            <text:p>15<text:s/></text:p>
          </table:table-cell>
          <table:table-cell office:value-type="float" office:value="3214" table:style-name="ce12">
            <text:p>3,214<text:s/></text:p>
          </table:table-cell>
          <table:table-cell office:value-type="float" office:value="11.952999999999999" table:style-name="ce12">
            <text:p>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728" table:style-name="ce12">
            <text:p>49,728<text:s/></text:p>
          </table:table-cell>
          <table:table-cell office:value-type="float" office:value="31.696000000000002" table:style-name="ce12">
            <text:p>3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808" table:style-name="ce12">
            <text:p>8,808<text:s/></text:p>
          </table:table-cell>
          <table:table-cell office:value-type="float" office:value="7.0609999999999999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339" table:style-name="ce12">
            <text:p>11,339<text:s/></text:p>
          </table:table-cell>
          <table:table-cell office:value-type="float" office:value="13.101000000000001" table:style-name="ce12">
            <text:p>13<text:s/></text:p>
          </table:table-cell>
          <table:table-cell office:value-type="float" office:value="350" table:style-name="ce12">
            <text:p>350<text:s/></text:p>
          </table:table-cell>
          <table:table-cell office:value-type="float" office:value="0.69799999999999995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0" table:style-name="ce12">
            <text:p>330<text:s/></text:p>
          </table:table-cell>
          <table:table-cell office:value-type="float" office:value="0.82199999999999995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30" table:style-name="ce12">
            <text:p>7,230<text:s/></text:p>
          </table:table-cell>
          <table:table-cell office:value-type="float" office:value="6.7649999999999997" table:style-name="ce12">
            <text:p>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932" table:style-name="ce12">
            <text:p>932<text:s/></text:p>
          </table:table-cell>
          <table:table-cell office:value-type="float" office:value="21.864999999999998" table:style-name="ce12">
            <text:p>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73" table:style-name="ce12">
            <text:p>2,673<text:s/></text:p>
          </table:table-cell>
          <table:table-cell office:value-type="float" office:value="59.99" table:style-name="ce12">
            <text:p>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1051245" table:style-name="ce12">
            <text:p>1,051,245<text:s/></text:p>
          </table:table-cell>
          <table:table-cell office:value-type="float" office:value="6908.7839999999997" table:style-name="ce12">
            <text:p>6,9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400" table:style-name="ce12">
            <text:p>20,400<text:s/></text:p>
          </table:table-cell>
          <table:table-cell office:value-type="float" office:value="71.444999999999993" table:style-name="ce12">
            <text:p>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2" table:style-name="ce12">
            <text:p>342<text:s/></text:p>
          </table:table-cell>
          <table:table-cell office:value-type="float" office:value="4.3239999999999998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7" table:style-name="ce12">
            <text:p>167<text:s/></text:p>
          </table:table-cell>
          <table:table-cell office:value-type="float" office:value="9.9000000000000005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float" office:value="4086199" table:style-name="ce12">
            <text:p>4,086,199<text:s/></text:p>
          </table:table-cell>
          <table:table-cell office:value-type="float" office:value="26939.613000000001" table:style-name="ce12">
            <text:p>26,9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20" table:style-name="ce12">
            <text:p>4,520<text:s/></text:p>
          </table:table-cell>
          <table:table-cell office:value-type="float" office:value="4.2910000000000004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50" table:style-name="ce12">
            <text:p>20,050<text:s/></text:p>
          </table:table-cell>
          <table:table-cell office:value-type="float" office:value="13.914999999999999" table:style-name="ce12">
            <text:p>1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float" office:value="865126" table:style-name="ce12">
            <text:p>865,126<text:s/></text:p>
          </table:table-cell>
          <table:table-cell office:value-type="float" office:value="5164.8959999999997" table:style-name="ce12">
            <text:p>5,16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043578" table:style-name="ce13">
            <text:p>2,043,578<text:s/></text:p>
          </table:table-cell>
          <table:table-cell office:value-type="float" office:value="14225.875" table:style-name="ce13">
            <text:p>14,226<text:s/></text:p>
          </table:table-cell>
          <table:table-cell office:value-type="float" office:value="108401" table:style-name="ce13">
            <text:p>108,401<text:s/></text:p>
          </table:table-cell>
          <table:table-cell office:value-type="float" office:value="203.43" table:style-name="ce13">
            <text:p>203<text:s/></text:p>
          </table:table-cell>
          <table:table-cell office:value-type="float" office:value="1415" table:style-name="ce13">
            <text:p>1,415<text:s/></text:p>
          </table:table-cell>
          <table:table-cell office:value-type="float" office:value="20.79" table:style-name="ce13">
            <text:p>21<text:s/></text:p>
          </table:table-cell>
          <table:table-cell office:value-type="float" office:value="3539" table:style-name="ce13">
            <text:p>3,539<text:s/></text:p>
          </table:table-cell>
          <table:table-cell office:value-type="float" office:value="18.742000000000001" table:style-name="ce13">
            <text:p>19<text:s/></text:p>
          </table:table-cell>
          <table:table-cell office:value-type="float" office:value="699" table:style-name="ce13">
            <text:p>699<text:s/></text:p>
          </table:table-cell>
          <table:table-cell office:value-type="float" office:value="13.606999999999999" table:style-name="ce13">
            <text:p>14<text:s/></text:p>
          </table:table-cell>
          <table:table-cell office:value-type="float" office:value="1658590" table:style-name="ce13">
            <text:p>1,658,590<text:s/></text:p>
          </table:table-cell>
          <table:table-cell office:value-type="float" office:value="1320.0440000000001" table:style-name="ce13">
            <text:p>1,32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1" draw:style-name="a11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劍旗魚</text:p>
          </table:table-cell>
          <table:covered-table-cell/>
          <table:table-cell office:value-type="string" table:number-columns-spanned="2" table:number-rows-spanned="1" table:style-name="ce28">
            <text:p>鯧魚</text:p>
          </table:table-cell>
          <table:covered-table-cell/>
          <table:table-cell office:value-type="string" table:number-columns-spanned="2" table:number-rows-spanned="1" table:style-name="ce28">
            <text:p>吳郭魚</text:p>
          </table:table-cell>
          <table:covered-table-cell/>
          <table:table-cell office:value-type="string" table:number-columns-spanned="2" table:number-rows-spanned="1" table:style-name="ce28">
            <text:p>鯛魚</text:p>
          </table:table-cell>
          <table:covered-table-cell/>
          <table:table-cell office:value-type="string" table:number-columns-spanned="2" table:number-rows-spanned="1" table:style-name="ce28">
            <text:p>鱰魚</text:p>
          </table:table-cell>
          <table:covered-table-cell/>
          <table:table-cell office:value-type="string" table:number-columns-spanned="2" table:number-rows-spanned="1" table:style-name="ce28">
            <text:p>其他魚類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WORDFISH</text:p>
          </table:table-cell>
          <table:covered-table-cell/>
          <table:table-cell office:value-type="string" table:number-columns-spanned="2" table:number-rows-spanned="1" table:style-name="ce38">
            <text:p>POMFRET</text:p>
          </table:table-cell>
          <table:covered-table-cell/>
          <table:table-cell office:value-type="string" table:number-columns-spanned="2" table:number-rows-spanned="1" table:style-name="ce38">
            <text:p>TILAPIA</text:p>
          </table:table-cell>
          <table:covered-table-cell/>
          <table:table-cell office:value-type="string" table:number-columns-spanned="2" table:number-rows-spanned="1" table:style-name="ce38">
            <text:p>Seabream</text:p>
          </table:table-cell>
          <table:covered-table-cell/>
          <table:table-cell office:value-type="string" table:number-columns-spanned="2" table:number-rows-spanned="1" table:style-name="ce38">
            <text:p>DORADO</text:p>
          </table:table-cell>
          <table:covered-table-cell/>
          <table:table-cell office:value-type="string" table:number-columns-spanned="2" table:number-rows-spanned="1" table:style-name="ce38">
            <text:p>OTH. FISH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3517" table:formula="of:=  IF(SUM([.C10:.C30])=0;&quot;-&quot;;SUM([.C10:.C30]))" table:style-name="ce12">
            <text:p>13,517<text:s/></text:p>
          </table:table-cell>
          <table:table-cell office:value-type="float" office:value="19.731000000000002" table:formula="of:=  IF(SUM([.D10:.D30])=0;&quot;-&quot;;SUM([.D10:.D30]))" table:style-name="ce12">
            <text:p>20<text:s/></text:p>
          </table:table-cell>
          <table:table-cell office:value-type="float" office:value="625064" table:formula="of:=  IF(SUM([.E10:.E30])=0;&quot;-&quot;;SUM([.E10:.E30]))" table:style-name="ce12">
            <text:p>625,064<text:s/></text:p>
          </table:table-cell>
          <table:table-cell office:value-type="float" office:value="3076.9440000000004" table:formula="of:=  IF(SUM([.F10:.F30])=0;&quot;-&quot;;SUM([.F10:.F30]))" table:style-name="ce12">
            <text:p>3,077<text:s/></text:p>
          </table:table-cell>
          <table:table-cell office:value-type="float" office:value="469918" table:formula="of:=  IF(SUM([.G10:.G30])=0;&quot;-&quot;;SUM([.G10:.G30]))" table:style-name="ce12">
            <text:p>469,918<text:s/></text:p>
          </table:table-cell>
          <table:table-cell office:value-type="float" office:value="1021.016" table:formula="of:=  IF(SUM([.H10:.H30])=0;&quot;-&quot;;SUM([.H10:.H30]))" table:style-name="ce12">
            <text:p>1,021<text:s/></text:p>
          </table:table-cell>
          <table:table-cell office:value-type="float" office:value="30202" table:formula="of:=  IF(SUM([.I10:.I30])=0;&quot;-&quot;;SUM([.I10:.I30]))" table:style-name="ce12">
            <text:p>30,202<text:s/></text:p>
          </table:table-cell>
          <table:table-cell office:value-type="float" office:value="304.62599999999998" table:formula="of:=  IF(SUM([.J10:.J30])=0;&quot;-&quot;;SUM([.J10:.J30]))" table:style-name="ce12">
            <text:p>305<text:s/></text:p>
          </table:table-cell>
          <table:table-cell office:value-type="float" office:value="172808" table:formula="of:=  IF(SUM([.K10:.K30])=0;&quot;-&quot;;SUM([.K10:.K30]))" table:style-name="ce12">
            <text:p>172,808<text:s/></text:p>
          </table:table-cell>
          <table:table-cell office:value-type="float" office:value="453.16500000000002" table:formula="of:=  IF(SUM([.L10:.L30])=0;&quot;-&quot;;SUM([.L10:.L30]))" table:style-name="ce12">
            <text:p>453<text:s/></text:p>
          </table:table-cell>
          <table:table-cell office:value-type="float" office:value="161048211" table:formula="of:=  IF(SUM([.M10:.M30])=0;&quot;-&quot;;SUM([.M10:.M30]))" table:style-name="ce12">
            <text:p>161,048,211<text:s/></text:p>
          </table:table-cell>
          <table:table-cell office:value-type="float" office:value="236595.959" table:formula="of:=  IF(SUM([.N10:.N30])=0;&quot;-&quot;;SUM([.N10:.N30]))" table:style-name="ce12">
            <text:p>236,59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094" table:style-name="ce12">
            <text:p>51,094<text:s/></text:p>
          </table:table-cell>
          <table:table-cell office:value-type="float" office:value="659.01700000000005" table:style-name="ce12">
            <text:p>659<text:s/></text:p>
          </table:table-cell>
          <table:table-cell office:value-type="float" office:value="78000" table:style-name="ce12">
            <text:p>78,000<text:s/></text:p>
          </table:table-cell>
          <table:table-cell office:value-type="float" office:value="647.91499999999996" table:style-name="ce12">
            <text:p>64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035" table:style-name="ce12">
            <text:p>130,035<text:s/></text:p>
          </table:table-cell>
          <table:table-cell office:value-type="float" office:value="396.625" table:style-name="ce12">
            <text:p>397<text:s/></text:p>
          </table:table-cell>
          <table:table-cell office:value-type="float" office:value="7118250" table:style-name="ce12">
            <text:p>7,118,250<text:s/></text:p>
          </table:table-cell>
          <table:table-cell office:value-type="float" office:value="10332.165000000001" table:style-name="ce12">
            <text:p>10,33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4835" table:style-name="ce12">
            <text:p>1,464,835<text:s/></text:p>
          </table:table-cell>
          <table:table-cell office:value-type="float" office:value="2518.922" table:style-name="ce12">
            <text:p>2,51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541" table:style-name="ce12">
            <text:p>25,541<text:s/></text:p>
          </table:table-cell>
          <table:table-cell office:value-type="float" office:value="242.767" table:style-name="ce12">
            <text:p>2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202" table:style-name="ce12">
            <text:p>30,202<text:s/></text:p>
          </table:table-cell>
          <table:table-cell office:value-type="float" office:value="304.62599999999998" table:style-name="ce12">
            <text:p>30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8208" table:style-name="ce12">
            <text:p>1,758,208<text:s/></text:p>
          </table:table-cell>
          <table:table-cell office:value-type="float" office:value="5384.4539999999997" table:style-name="ce12">
            <text:p>5,38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129" table:style-name="ce12">
            <text:p>5,129<text:s/></text:p>
          </table:table-cell>
          <table:table-cell office:value-type="float" office:value="6.9109999999999996" table:style-name="ce12">
            <text:p>7<text:s/></text:p>
          </table:table-cell>
          <table:table-cell office:value-type="float" office:value="139087" table:style-name="ce12">
            <text:p>139,087<text:s/></text:p>
          </table:table-cell>
          <table:table-cell office:value-type="float" office:value="122.68600000000001" table:style-name="ce12">
            <text:p>1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20" table:style-name="ce12">
            <text:p>3,620<text:s/></text:p>
          </table:table-cell>
          <table:table-cell office:value-type="float" office:value="4.2889999999999997" table:style-name="ce12">
            <text:p>4<text:s/></text:p>
          </table:table-cell>
          <table:table-cell office:value-type="float" office:value="10097141" table:style-name="ce12">
            <text:p>10,097,141<text:s/></text:p>
          </table:table-cell>
          <table:table-cell office:value-type="float" office:value="12105.47" table:style-name="ce12">
            <text:p>12,10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10" table:style-name="ce12">
            <text:p>110<text:s/></text:p>
          </table:table-cell>
          <table:table-cell office:value-type="float" office:value="0.94899999999999995" table:style-name="ce12">
            <text:p>1<text:s/></text:p>
          </table:table-cell>
          <table:table-cell office:value-type="float" office:value="504511" table:style-name="ce12">
            <text:p>504,511<text:s/></text:p>
          </table:table-cell>
          <table:table-cell office:value-type="float" office:value="1983.4549999999999" table:style-name="ce12">
            <text:p>1,983<text:s/></text:p>
          </table:table-cell>
          <table:table-cell office:value-type="float" office:value="20006" table:style-name="ce12">
            <text:p>20,006<text:s/></text:p>
          </table:table-cell>
          <table:table-cell office:value-type="float" office:value="16.135000000000002" table:style-name="ce12">
            <text:p>1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36" table:style-name="ce12">
            <text:p>4,836<text:s/></text:p>
          </table:table-cell>
          <table:table-cell office:value-type="float" office:value="4.3330000000000002" table:style-name="ce12">
            <text:p>4<text:s/></text:p>
          </table:table-cell>
          <table:table-cell office:value-type="float" office:value="10997211" table:style-name="ce12">
            <text:p>10,997,211<text:s/></text:p>
          </table:table-cell>
          <table:table-cell office:value-type="float" office:value="21036.131000000001" table:style-name="ce12">
            <text:p>21,03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605578" table:style-name="ce12">
            <text:p>14,605,578<text:s/></text:p>
          </table:table-cell>
          <table:table-cell office:value-type="float" office:value="21123.984" table:style-name="ce12">
            <text:p>21,12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1" table:style-name="ce12">
            <text:p>141<text:s/></text:p>
          </table:table-cell>
          <table:table-cell office:value-type="float" office:value="1.4490000000000001" table:style-name="ce12">
            <text:p>1<text:s/></text:p>
          </table:table-cell>
          <table:table-cell office:value-type="float" office:value="75850" table:style-name="ce12">
            <text:p>75,850<text:s/></text:p>
          </table:table-cell>
          <table:table-cell office:value-type="float" office:value="60.860999999999997" table:style-name="ce12">
            <text:p>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44412" table:style-name="ce12">
            <text:p>13,044,412<text:s/></text:p>
          </table:table-cell>
          <table:table-cell office:value-type="float" office:value="17417.334999999999" table:style-name="ce12">
            <text:p>17,41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26" table:style-name="ce12">
            <text:p>2,426<text:s/></text:p>
          </table:table-cell>
          <table:table-cell office:value-type="float" office:value="32.929000000000002" table:style-name="ce12">
            <text:p>3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8" table:style-name="ce12">
            <text:p>158<text:s/></text:p>
          </table:table-cell>
          <table:table-cell office:value-type="float" office:value="0.191" table:style-name="ce12">
            <text:p>0<text:s/></text:p>
          </table:table-cell>
          <table:table-cell office:value-type="float" office:value="6947164" table:style-name="ce12">
            <text:p>6,947,164<text:s/></text:p>
          </table:table-cell>
          <table:table-cell office:value-type="float" office:value="10904.63" table:style-name="ce12">
            <text:p>10,90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313390" table:style-name="ce12">
            <text:p>12,313,390<text:s/></text:p>
          </table:table-cell>
          <table:table-cell office:value-type="float" office:value="15893.89" table:style-name="ce12">
            <text:p>15,89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7" table:style-name="ce12">
            <text:p>67<text:s/></text:p>
          </table:table-cell>
          <table:table-cell office:value-type="float" office:value="1.004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426" table:style-name="ce12">
            <text:p>35,426<text:s/></text:p>
          </table:table-cell>
          <table:table-cell office:value-type="float" office:value="346.19900000000001" table:style-name="ce12">
            <text:p>34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5927522" table:style-name="ce12">
            <text:p>15,927,522<text:s/></text:p>
          </table:table-cell>
          <table:table-cell office:value-type="float" office:value="25939.370999999999" table:style-name="ce12">
            <text:p>25,93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5" table:style-name="ce12">
            <text:p>925<text:s/></text:p>
          </table:table-cell>
          <table:table-cell office:value-type="float" office:value="7.0880000000000001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15489" table:style-name="ce12">
            <text:p>915,489<text:s/></text:p>
          </table:table-cell>
          <table:table-cell office:value-type="float" office:value="1182.625" table:style-name="ce12">
            <text:p>1,18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366" table:style-name="ce12">
            <text:p>19,366<text:s/></text:p>
          </table:table-cell>
          <table:table-cell office:value-type="float" office:value="27.117000000000001" table:style-name="ce12">
            <text:p>2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78512" table:style-name="ce12">
            <text:p>4,178,512<text:s/></text:p>
          </table:table-cell>
          <table:table-cell office:value-type="float" office:value="5813.6610000000001" table:style-name="ce12">
            <text:p>5,81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00873" table:style-name="ce12">
            <text:p>6,200,873<text:s/></text:p>
          </table:table-cell>
          <table:table-cell office:value-type="float" office:value="7264.4570000000003" table:style-name="ce12">
            <text:p>7,26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13" table:style-name="ce12">
            <text:p>20,013<text:s/></text:p>
          </table:table-cell>
          <table:table-cell office:value-type="float" office:value="20.268999999999998" table:style-name="ce12">
            <text:p>2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49" table:style-name="ce12">
            <text:p>8,449<text:s/></text:p>
          </table:table-cell>
          <table:table-cell office:value-type="float" office:value="35.624000000000002" table:style-name="ce12">
            <text:p>36<text:s/></text:p>
          </table:table-cell>
          <table:table-cell office:value-type="float" office:value="134820" table:style-name="ce12">
            <text:p>134,820<text:s/></text:p>
          </table:table-cell>
          <table:table-cell office:value-type="float" office:value="121.61499999999999" table:style-name="ce12">
            <text:p>1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71829" table:style-name="ce12">
            <text:p>3,571,829<text:s/></text:p>
          </table:table-cell>
          <table:table-cell office:value-type="float" office:value="4506.8360000000002" table:style-name="ce12">
            <text:p>4,50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74" table:style-name="ce12">
            <text:p>374<text:s/></text:p>
          </table:table-cell>
          <table:table-cell office:value-type="float" office:value="0.34300000000000003" table:style-name="ce12">
            <text:p>0<text:s/></text:p>
          </table:table-cell>
          <table:table-cell office:value-type="float" office:value="9576242" table:style-name="ce12">
            <text:p>9,576,242<text:s/></text:p>
          </table:table-cell>
          <table:table-cell office:value-type="float" office:value="12510.965" table:style-name="ce12">
            <text:p>12,51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20358" table:style-name="ce12">
            <text:p>6,520,358<text:s/></text:p>
          </table:table-cell>
          <table:table-cell office:value-type="float" office:value="11863.396000000001" table:style-name="ce12">
            <text:p>11,86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3407" table:style-name="ce13">
            <text:p>13,407<text:s/></text:p>
          </table:table-cell>
          <table:table-cell office:value-type="float" office:value="18.782" table:style-name="ce13">
            <text:p>19<text:s/></text:p>
          </table:table-cell>
          <table:table-cell office:value-type="float" office:value="7482" table:style-name="ce13">
            <text:p>7,482<text:s/></text:p>
          </table:table-cell>
          <table:table-cell office:value-type="float" office:value="80.587000000000003" table:style-name="ce13">
            <text:p>81<text:s/></text:p>
          </table:table-cell>
          <table:table-cell office:value-type="float" office:value="22155" table:style-name="ce13">
            <text:p>22,155<text:s/></text:p>
          </table:table-cell>
          <table:table-cell office:value-type="float" office:value="51.804000000000002" table:style-name="ce13">
            <text:p>5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3785" table:style-name="ce13">
            <text:p>33,785<text:s/></text:p>
          </table:table-cell>
          <table:table-cell office:value-type="float" office:value="47.384" table:style-name="ce13">
            <text:p>47<text:s/></text:p>
          </table:table-cell>
          <table:table-cell office:value-type="float" office:value="35755691" table:style-name="ce13">
            <text:p>35,755,691<text:s/></text:p>
          </table:table-cell>
          <table:table-cell office:value-type="float" office:value="50430.195" table:style-name="ce13">
            <text:p>50,430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2" draw:style-name="a12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其他鮪魚</text:p>
          </table:table-cell>
          <table:covered-table-cell/>
          <table:table-cell office:value-type="string" table:number-columns-spanned="2" table:number-rows-spanned="1" table:style-name="ce28">
            <text:p>黑鮪</text:p>
          </table:table-cell>
          <table:covered-table-cell/>
          <table:table-cell office:value-type="string" table:number-columns-spanned="2" table:number-rows-spanned="1" table:style-name="ce28">
            <text:p>南方黑鮪</text:p>
          </table:table-cell>
          <table:covered-table-cell/>
          <table:table-cell office:value-type="string" table:number-columns-spanned="2" table:number-rows-spanned="1" table:style-name="ce28">
            <text:p>黃鰭鮪</text:p>
          </table:table-cell>
          <table:covered-table-cell/>
          <table:table-cell office:value-type="string" table:number-columns-spanned="2" table:number-rows-spanned="1" table:style-name="ce28">
            <text:p>長鰭鮪</text:p>
          </table:table-cell>
          <table:covered-table-cell/>
          <table:table-cell office:value-type="string" table:number-columns-spanned="2" table:number-rows-spanned="1" table:style-name="ce28">
            <text:p>大目鮪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OTHER TUNAS</text:p>
          </table:table-cell>
          <table:covered-table-cell/>
          <table:table-cell office:value-type="string" table:number-columns-spanned="2" table:number-rows-spanned="1" table:style-name="ce38">
            <text:p>BLUEFIN TUNA</text:p>
          </table:table-cell>
          <table:covered-table-cell/>
          <table:table-cell office:value-type="string" table:number-columns-spanned="2" table:number-rows-spanned="1" table:style-name="ce38">
            <text:p>SOUTHERN BLUEFIN TUNA</text:p>
          </table:table-cell>
          <table:covered-table-cell/>
          <table:table-cell office:value-type="string" table:number-columns-spanned="2" table:number-rows-spanned="1" table:style-name="ce38">
            <text:p>YELLOWFIN TUNAS</text:p>
          </table:table-cell>
          <table:covered-table-cell/>
          <table:table-cell office:value-type="string" table:number-columns-spanned="2" table:number-rows-spanned="1" table:style-name="ce38">
            <text:p>LONGFINNED TUNAS</text:p>
          </table:table-cell>
          <table:covered-table-cell/>
          <table:table-cell office:value-type="string" table:number-columns-spanned="2" table:number-rows-spanned="1" table:style-name="ce38">
            <text:p>BIGEYE TUN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273290" table:formula="of:=  IF(SUM([.C10:.C30])=0;&quot;-&quot;;SUM([.C10:.C30]))" table:style-name="ce12">
            <text:p>3,273,290<text:s/></text:p>
          </table:table-cell>
          <table:table-cell office:value-type="float" office:value="9703.360999999999" table:formula="of:=  IF(SUM([.D10:.D30])=0;&quot;-&quot;;SUM([.D10:.D30]))" table:style-name="ce12">
            <text:p>9,703<text:s/></text:p>
          </table:table-cell>
          <table:table-cell office:value-type="float" office:value="21875" table:formula="of:=  IF(SUM([.E10:.E30])=0;&quot;-&quot;;SUM([.E10:.E30]))" table:style-name="ce12">
            <text:p>21,875<text:s/></text:p>
          </table:table-cell>
          <table:table-cell office:value-type="float" office:value="895.29700000000003" table:formula="of:=  IF(SUM([.F10:.F30])=0;&quot;-&quot;;SUM([.F10:.F30]))" table:style-name="ce12">
            <text:p>895<text:s/></text:p>
          </table:table-cell>
          <table:table-cell office:value-type="float" office:value="282" table:formula="of:=  IF(SUM([.G10:.G30])=0;&quot;-&quot;;SUM([.G10:.G30]))" table:style-name="ce12">
            <text:p>282<text:s/></text:p>
          </table:table-cell>
          <table:table-cell office:value-type="float" office:value="6.4390000000000001" table:formula="of:=  IF(SUM([.H10:.H30])=0;&quot;-&quot;;SUM([.H10:.H30]))" table:style-name="ce12">
            <text:p>6<text:s/></text:p>
          </table:table-cell>
          <table:table-cell office:value-type="float" office:value="19619" table:formula="of:=  IF(SUM([.I10:.I30])=0;&quot;-&quot;;SUM([.I10:.I30]))" table:style-name="ce12">
            <text:p>19,619<text:s/></text:p>
          </table:table-cell>
          <table:table-cell office:value-type="float" office:value="35.573" table:formula="of:=  IF(SUM([.J10:.J30])=0;&quot;-&quot;;SUM([.J10:.J30]))" table:style-name="ce12">
            <text:p>36<text:s/></text:p>
          </table:table-cell>
          <table:table-cell office:value-type="float" office:value="310748" table:formula="of:=  IF(SUM([.K10:.K30])=0;&quot;-&quot;;SUM([.K10:.K30]))" table:style-name="ce12">
            <text:p>310,748<text:s/></text:p>
          </table:table-cell>
          <table:table-cell office:value-type="float" office:value="259.428" table:formula="of:=  IF(SUM([.L10:.L30])=0;&quot;-&quot;;SUM([.L10:.L30]))" table:style-name="ce12">
            <text:p>259<text:s/></text:p>
          </table:table-cell>
          <table:table-cell office:value-type="float" office:value="17379" table:formula="of:=  IF(SUM([.M10:.M30])=0;&quot;-&quot;;SUM([.M10:.M30]))" table:style-name="ce12">
            <text:p>17,379<text:s/></text:p>
          </table:table-cell>
          <table:table-cell office:value-type="float" office:value="108.02199999999999" table:formula="of:=  IF(SUM([.N10:.N30])=0;&quot;-&quot;;SUM([.N10:.N30]))" table:style-name="ce12">
            <text:p>10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26241" table:style-name="ce12">
            <text:p>326,241<text:s/></text:p>
          </table:table-cell>
          <table:table-cell office:value-type="float" office:value="561.327" table:style-name="ce12">
            <text:p>56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6355" table:style-name="ce12">
            <text:p>16,355<text:s/></text:p>
          </table:table-cell>
          <table:table-cell office:value-type="float" office:value="256.94" table:style-name="ce12">
            <text:p>257<text:s/></text:p>
          </table:table-cell>
          <table:table-cell office:value-type="float" office:value="5504" table:style-name="ce12">
            <text:p>5,504<text:s/></text:p>
          </table:table-cell>
          <table:table-cell office:value-type="float" office:value="126.621" table:style-name="ce12">
            <text:p>127<text:s/></text:p>
          </table:table-cell>
          <table:table-cell office:value-type="float" office:value="81" table:style-name="ce12">
            <text:p>81<text:s/></text:p>
          </table:table-cell>
          <table:table-cell office:value-type="float" office:value="2.66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56" table:style-name="ce12">
            <text:p>1,356<text:s/></text:p>
          </table:table-cell>
          <table:table-cell office:value-type="float" office:value="6.4580000000000002" table:style-name="ce12">
            <text:p>6<text:s/></text:p>
          </table:table-cell>
          <table:table-cell office:value-type="float" office:value="7659" table:style-name="ce12">
            <text:p>7,659<text:s/></text:p>
          </table:table-cell>
          <table:table-cell office:value-type="float" office:value="83.335999999999999" table:style-name="ce12">
            <text:p>8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174124" table:style-name="ce12">
            <text:p>1,174,124<text:s/></text:p>
          </table:table-cell>
          <table:table-cell office:value-type="float" office:value="2312.3629999999998" table:style-name="ce12">
            <text:p>2,31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29975" table:style-name="ce12">
            <text:p>129,975<text:s/></text:p>
          </table:table-cell>
          <table:table-cell office:value-type="float" office:value="322.471" table:style-name="ce12">
            <text:p>3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28" table:style-name="ce12">
            <text:p>6,228<text:s/></text:p>
          </table:table-cell>
          <table:table-cell office:value-type="float" office:value="14.926" table:style-name="ce12">
            <text:p>15<text:s/></text:p>
          </table:table-cell>
          <table:table-cell office:value-type="float" office:value="839" table:style-name="ce12">
            <text:p>839<text:s/></text:p>
          </table:table-cell>
          <table:table-cell office:value-type="float" office:value="3.3460000000000001" table:style-name="ce12">
            <text:p>3<text:s/></text:p>
          </table:table-cell>
          <table:table-cell office:value-type="float" office:value="50" table:style-name="ce12">
            <text:p>50<text:s/></text:p>
          </table:table-cell>
          <table:table-cell office:value-type="float" office:value="0.25800000000000001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247860" table:style-name="ce12">
            <text:p>1,247,860<text:s/></text:p>
          </table:table-cell>
          <table:table-cell office:value-type="float" office:value="5309.2179999999998" table:style-name="ce12">
            <text:p>5,30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00" table:style-name="ce12">
            <text:p>1,100<text:s/></text:p>
          </table:table-cell>
          <table:table-cell office:value-type="float" office:value="1.114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3762" table:style-name="ce12">
            <text:p>3,762<text:s/></text:p>
          </table:table-cell>
          <table:table-cell office:value-type="float" office:value="29.341000000000001" table:style-name="ce12">
            <text:p>2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81" table:style-name="ce12">
            <text:p>381<text:s/></text:p>
          </table:table-cell>
          <table:table-cell office:value-type="float" office:value="5.8620000000000001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063" table:style-name="ce12">
            <text:p>4,063<text:s/></text:p>
          </table:table-cell>
          <table:table-cell office:value-type="float" office:value="12.718" table:style-name="ce12">
            <text:p>13<text:s/></text:p>
          </table:table-cell>
          <table:table-cell office:value-type="float" office:value="513" table:style-name="ce12">
            <text:p>513<text:s/></text:p>
          </table:table-cell>
          <table:table-cell office:value-type="float" office:value="9.33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217050" table:style-name="ce12">
            <text:p>217,050<text:s/></text:p>
          </table:table-cell>
          <table:table-cell office:value-type="float" office:value="354.35399999999998" table:style-name="ce12">
            <text:p>35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840" table:style-name="ce12">
            <text:p>10,840<text:s/></text:p>
          </table:table-cell>
          <table:table-cell office:value-type="float" office:value="7.2539999999999996" table:style-name="ce12">
            <text:p>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53479" table:style-name="ce13">
            <text:p>153,479<text:s/></text:p>
          </table:table-cell>
          <table:table-cell office:value-type="float" office:value="538.76700000000005" table:style-name="ce13">
            <text:p>539<text:s/></text:p>
          </table:table-cell>
          <table:table-cell office:value-type="float" office:value="15858" table:style-name="ce13">
            <text:p>15,858<text:s/></text:p>
          </table:table-cell>
          <table:table-cell office:value-type="float" office:value="759.346" table:style-name="ce13">
            <text:p>759<text:s/></text:p>
          </table:table-cell>
          <table:table-cell office:value-type="float" office:value="201" table:style-name="ce13">
            <text:p>201<text:s/></text:p>
          </table:table-cell>
          <table:table-cell office:value-type="float" office:value="3.7789999999999999" table:style-name="ce13">
            <text:p>4<text:s/></text:p>
          </table:table-cell>
          <table:table-cell office:value-type="float" office:value="13391" table:style-name="ce13">
            <text:p>13,391<text:s/></text:p>
          </table:table-cell>
          <table:table-cell office:value-type="float" office:value="20.646999999999998" table:style-name="ce13">
            <text:p>21<text:s/></text:p>
          </table:table-cell>
          <table:table-cell office:value-type="float" office:value="296613" table:style-name="ce13">
            <text:p>296,613<text:s/></text:p>
          </table:table-cell>
          <table:table-cell office:value-type="float" office:value="241.256" table:style-name="ce13">
            <text:p>241<text:s/></text:p>
          </table:table-cell>
          <table:table-cell office:value-type="float" office:value="9670" table:style-name="ce13">
            <text:p>9,670<text:s/></text:p>
          </table:table-cell>
          <table:table-cell office:value-type="float" office:value="24.428000000000001" table:style-name="ce13">
            <text:p>24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3" draw:style-name="a13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鯡魚</text:p>
          </table:table-cell>
          <table:covered-table-cell/>
          <table:table-cell office:value-type="string" table:number-columns-spanned="2" table:number-rows-spanned="1" table:style-name="ce28">
            <text:p>牡蠣</text:p>
          </table:table-cell>
          <table:covered-table-cell/>
          <table:table-cell office:value-type="string" table:number-columns-spanned="2" table:number-rows-spanned="1" table:style-name="ce28">
            <text:p>海扇貝</text:p>
          </table:table-cell>
          <table:covered-table-cell/>
          <table:table-cell office:value-type="string" table:number-columns-spanned="2" table:number-rows-spanned="1" table:style-name="ce28">
            <text:p>貽貝</text:p>
          </table:table-cell>
          <table:covered-table-cell/>
          <table:table-cell office:value-type="string" table:number-columns-spanned="2" table:number-rows-spanned="1" table:style-name="ce28">
            <text:p>鮑魚</text:p>
          </table:table-cell>
          <table:covered-table-cell/>
          <table:table-cell office:value-type="string" table:number-columns-spanned="2" table:number-rows-spanned="1" table:style-name="ce28">
            <text:p>南美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Herrings</text:p>
          </table:table-cell>
          <table:covered-table-cell/>
          <table:table-cell office:value-type="string" table:number-columns-spanned="2" table:number-rows-spanned="1" table:style-name="ce38">
            <text:p>OYSTER</text:p>
          </table:table-cell>
          <table:covered-table-cell/>
          <table:table-cell office:value-type="string" table:number-columns-spanned="2" table:number-rows-spanned="1" table:style-name="ce38">
            <text:p>SCALLOP (COMPOY)</text:p>
          </table:table-cell>
          <table:covered-table-cell/>
          <table:table-cell office:value-type="string" table:number-columns-spanned="2" table:number-rows-spanned="1" table:style-name="ce38">
            <text:p>MUSSEL</text:p>
          </table:table-cell>
          <table:covered-table-cell/>
          <table:table-cell office:value-type="string" table:number-columns-spanned="2" table:number-rows-spanned="1" table:style-name="ce38">
            <text:p>ABALONE</text:p>
          </table:table-cell>
          <table:covered-table-cell/>
          <table:table-cell office:value-type="string" table:number-columns-spanned="2" table:number-rows-spanned="1" table:style-name="ce38">
            <text:p>LOCOS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508042" table:formula="of:=  IF(SUM([.C10:.C30])=0;&quot;-&quot;;SUM([.C10:.C30]))" table:style-name="ce12">
            <text:p>508,042<text:s/></text:p>
          </table:table-cell>
          <table:table-cell office:value-type="float" office:value="326.55500000000001" table:formula="of:=  IF(SUM([.D10:.D30])=0;&quot;-&quot;;SUM([.D10:.D30]))" table:style-name="ce12">
            <text:p>327<text:s/></text:p>
          </table:table-cell>
          <table:table-cell office:value-type="float" office:value="1334805" table:formula="of:=  IF(SUM([.E10:.E30])=0;&quot;-&quot;;SUM([.E10:.E30]))" table:style-name="ce12">
            <text:p>1,334,805<text:s/></text:p>
          </table:table-cell>
          <table:table-cell office:value-type="float" office:value="5688.2659999999996" table:formula="of:=  IF(SUM([.F10:.F30])=0;&quot;-&quot;;SUM([.F10:.F30]))" table:style-name="ce12">
            <text:p>5,688<text:s/></text:p>
          </table:table-cell>
          <table:table-cell office:value-type="float" office:value="4205235" table:formula="of:=  IF(SUM([.G10:.G30])=0;&quot;-&quot;;SUM([.G10:.G30]))" table:style-name="ce12">
            <text:p>4,205,235<text:s/></text:p>
          </table:table-cell>
          <table:table-cell office:value-type="float" office:value="39691.483000000015" table:formula="of:=  IF(SUM([.H10:.H30])=0;&quot;-&quot;;SUM([.H10:.H30]))" table:style-name="ce12">
            <text:p>39,691<text:s/></text:p>
          </table:table-cell>
          <table:table-cell office:value-type="float" office:value="969475" table:formula="of:=  IF(SUM([.I10:.I30])=0;&quot;-&quot;;SUM([.I10:.I30]))" table:style-name="ce12">
            <text:p>969,475<text:s/></text:p>
          </table:table-cell>
          <table:table-cell office:value-type="float" office:value="4269.384" table:formula="of:=  IF(SUM([.J10:.J30])=0;&quot;-&quot;;SUM([.J10:.J30]))" table:style-name="ce12">
            <text:p>4,269<text:s/></text:p>
          </table:table-cell>
          <table:table-cell office:value-type="float" office:value="2064820" table:formula="of:=  IF(SUM([.K10:.K30])=0;&quot;-&quot;;SUM([.K10:.K30]))" table:style-name="ce12">
            <text:p>2,064,820<text:s/></text:p>
          </table:table-cell>
          <table:table-cell office:value-type="float" office:value="29770.401000000005" table:formula="of:=  IF(SUM([.L10:.L30])=0;&quot;-&quot;;SUM([.L10:.L30]))" table:style-name="ce12">
            <text:p>29,770<text:s/></text:p>
          </table:table-cell>
          <table:table-cell office:value-type="float" office:value="486648" table:formula="of:=  IF(SUM([.M10:.M30])=0;&quot;-&quot;;SUM([.M10:.M30]))" table:style-name="ce12">
            <text:p>486,648<text:s/></text:p>
          </table:table-cell>
          <table:table-cell office:value-type="float" office:value="6743.2030000000004" table:formula="of:=  IF(SUM([.N10:.N30])=0;&quot;-&quot;;SUM([.N10:.N30]))" table:style-name="ce12">
            <text:p>6,74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064" table:style-name="ce12">
            <text:p>87,064<text:s/></text:p>
          </table:table-cell>
          <table:table-cell office:value-type="float" office:value="84.738" table:style-name="ce12">
            <text:p>85<text:s/></text:p>
          </table:table-cell>
          <table:table-cell office:value-type="float" office:value="2201696" table:style-name="ce12">
            <text:p>2,201,696<text:s/></text:p>
          </table:table-cell>
          <table:table-cell office:value-type="float" office:value="9717.9259999999995" table:style-name="ce12">
            <text:p>9,718<text:s/></text:p>
          </table:table-cell>
          <table:table-cell office:value-type="float" office:value="194142" table:style-name="ce12">
            <text:p>194,142<text:s/></text:p>
          </table:table-cell>
          <table:table-cell office:value-type="float" office:value="471.12099999999998" table:style-name="ce12">
            <text:p>471<text:s/></text:p>
          </table:table-cell>
          <table:table-cell office:value-type="float" office:value="1765907" table:style-name="ce12">
            <text:p>1,765,907<text:s/></text:p>
          </table:table-cell>
          <table:table-cell office:value-type="float" office:value="16836.47" table:style-name="ce12">
            <text:p>16,8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float" office:value="142000" table:style-name="ce12">
            <text:p>142,000<text:s/></text:p>
          </table:table-cell>
          <table:table-cell office:value-type="float" office:value="172.78100000000001" table:style-name="ce12">
            <text:p>17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" table:style-name="ce12">
            <text:p>70<text:s/></text:p>
          </table:table-cell>
          <table:table-cell office:value-type="float" office:value="0.7029999999999999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1" table:style-name="ce12">
            <text:p>11<text:s/></text:p>
          </table:table-cell>
          <table:table-cell office:value-type="float" office:value="0.06" table:style-name="ce12">
            <text:p>0<text:s/></text:p>
          </table:table-cell>
          <table:table-cell office:value-type="float" office:value="182321" table:style-name="ce12">
            <text:p>182,321<text:s/></text:p>
          </table:table-cell>
          <table:table-cell office:value-type="float" office:value="1755.5260000000001" table:style-name="ce12">
            <text:p>1,756<text:s/></text:p>
          </table:table-cell>
          <table:table-cell office:value-type="float" office:value="1647342" table:style-name="ce12">
            <text:p>1,647,342<text:s/></text:p>
          </table:table-cell>
          <table:table-cell office:value-type="float" office:value="27209.133000000002" table:style-name="ce12">
            <text:p>27,209<text:s/></text:p>
          </table:table-cell>
          <table:table-cell office:value-type="float" office:value="530" table:style-name="ce12">
            <text:p>530<text:s/></text:p>
          </table:table-cell>
          <table:table-cell office:value-type="float" office:value="6.718" table:style-name="ce12">
            <text:p>7<text:s/></text:p>
          </table:table-cell>
          <table:table-cell office:value-type="float" office:value="208" table:style-name="ce12">
            <text:p>208<text:s/></text:p>
          </table:table-cell>
          <table:table-cell office:value-type="float" office:value="29.219000000000001" table:style-name="ce12">
            <text:p>29<text:s/></text:p>
          </table:table-cell>
          <table:table-cell office:value-type="float" office:value="26284" table:style-name="ce12">
            <text:p>26,284<text:s/></text:p>
          </table:table-cell>
          <table:table-cell office:value-type="float" office:value="658.38099999999997" table:style-name="ce12">
            <text:p>65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4258" table:style-name="ce12">
            <text:p>74,258<text:s/></text:p>
          </table:table-cell>
          <table:table-cell office:value-type="float" office:value="94.978999999999999" table:style-name="ce12">
            <text:p>95<text:s/></text:p>
          </table:table-cell>
          <table:table-cell office:value-type="float" office:value="13436" table:style-name="ce12">
            <text:p>13,436<text:s/></text:p>
          </table:table-cell>
          <table:table-cell office:value-type="float" office:value="17.385000000000002" table:style-name="ce12">
            <text:p>17<text:s/></text:p>
          </table:table-cell>
          <table:table-cell office:value-type="float" office:value="1833" table:style-name="ce12">
            <text:p>1,833<text:s/></text:p>
          </table:table-cell>
          <table:table-cell office:value-type="float" office:value="2.9529999999999998" table:style-name="ce12">
            <text:p>3<text:s/></text:p>
          </table:table-cell>
          <table:table-cell office:value-type="float" office:value="70" table:style-name="ce12">
            <text:p>70<text:s/></text:p>
          </table:table-cell>
          <table:table-cell office:value-type="float" office:value="0.28599999999999998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630" table:style-name="ce12">
            <text:p>31,630<text:s/></text:p>
          </table:table-cell>
          <table:table-cell office:value-type="float" office:value="84.873999999999995" table:style-name="ce12">
            <text:p>85<text:s/></text:p>
          </table:table-cell>
          <table:table-cell office:value-type="float" office:value="7524" table:style-name="ce12">
            <text:p>7,524<text:s/></text:p>
          </table:table-cell>
          <table:table-cell office:value-type="float" office:value="6.1349999999999998" table:style-name="ce12">
            <text:p>6<text:s/></text:p>
          </table:table-cell>
          <table:table-cell office:value-type="float" office:value="5" table:style-name="ce12">
            <text:p>5<text:s/></text:p>
          </table:table-cell>
          <table:table-cell office:value-type="float" office:value="3.1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4623" table:style-name="ce12">
            <text:p>164,623<text:s/></text:p>
          </table:table-cell>
          <table:table-cell office:value-type="float" office:value="352.452" table:style-name="ce12">
            <text:p>352<text:s/></text:p>
          </table:table-cell>
          <table:table-cell office:value-type="float" office:value="16592" table:style-name="ce12">
            <text:p>16,592<text:s/></text:p>
          </table:table-cell>
          <table:table-cell office:value-type="float" office:value="650.88199999999995" table:style-name="ce12">
            <text:p>651<text:s/></text:p>
          </table:table-cell>
          <table:table-cell office:value-type="float" office:value="283188" table:style-name="ce12">
            <text:p>283,188<text:s/></text:p>
          </table:table-cell>
          <table:table-cell office:value-type="float" office:value="4360.7830000000004" table:style-name="ce12">
            <text:p>4,36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3693" table:style-name="ce12">
            <text:p>93,693<text:s/></text:p>
          </table:table-cell>
          <table:table-cell office:value-type="float" office:value="143.428" table:style-name="ce12">
            <text:p>143<text:s/></text:p>
          </table:table-cell>
          <table:table-cell office:value-type="float" office:value="33973" table:style-name="ce12">
            <text:p>33,973<text:s/></text:p>
          </table:table-cell>
          <table:table-cell office:value-type="float" office:value="74.424000000000007" table:style-name="ce12">
            <text:p>74<text:s/></text:p>
          </table:table-cell>
          <table:table-cell office:value-type="float" office:value="1476" table:style-name="ce12">
            <text:p>1,476<text:s/></text:p>
          </table:table-cell>
          <table:table-cell office:value-type="float" office:value="3.2869999999999999" table:style-name="ce12">
            <text:p>3<text:s/></text:p>
          </table:table-cell>
          <table:table-cell office:value-type="float" office:value="4365" table:style-name="ce12">
            <text:p>4,365<text:s/></text:p>
          </table:table-cell>
          <table:table-cell office:value-type="float" office:value="49.499000000000002" table:style-name="ce12">
            <text:p>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3972" table:style-name="ce12">
            <text:p>383,972<text:s/></text:p>
          </table:table-cell>
          <table:table-cell office:value-type="float" office:value="712.08699999999999" table:style-name="ce12">
            <text:p>712<text:s/></text:p>
          </table:table-cell>
          <table:table-cell office:value-type="float" office:value="13598" table:style-name="ce12">
            <text:p>13,598<text:s/></text:p>
          </table:table-cell>
          <table:table-cell office:value-type="float" office:value="413.58199999999999" table:style-name="ce12">
            <text:p>41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" table:style-name="ce12">
            <text:p>63<text:s/></text:p>
          </table:table-cell>
          <table:table-cell office:value-type="float" office:value="0.57099999999999995" table:style-name="ce12">
            <text:p>1<text:s/></text:p>
          </table:table-cell>
          <table:table-cell office:value-type="float" office:value="2983" table:style-name="ce12">
            <text:p>2,983<text:s/></text:p>
          </table:table-cell>
          <table:table-cell office:value-type="float" office:value="77.652000000000001" table:style-name="ce12">
            <text:p>7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7176" table:style-name="ce12">
            <text:p>177,176<text:s/></text:p>
          </table:table-cell>
          <table:table-cell office:value-type="float" office:value="1724.039" table:style-name="ce12">
            <text:p>1,72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0419" table:style-name="ce12">
            <text:p>350,419<text:s/></text:p>
          </table:table-cell>
          <table:table-cell office:value-type="float" office:value="1504.825" table:style-name="ce12">
            <text:p>1,505<text:s/></text:p>
          </table:table-cell>
          <table:table-cell office:value-type="float" office:value="140" table:style-name="ce12">
            <text:p>140<text:s/></text:p>
          </table:table-cell>
          <table:table-cell office:value-type="float" office:value="0.35799999999999998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741" table:style-name="ce12">
            <text:p>9,741<text:s/></text:p>
          </table:table-cell>
          <table:table-cell office:value-type="float" office:value="191.291" table:style-name="ce12">
            <text:p>1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4081" table:style-name="ce12">
            <text:p>144,081<text:s/></text:p>
          </table:table-cell>
          <table:table-cell office:value-type="float" office:value="391.04899999999998" table:style-name="ce12">
            <text:p>391<text:s/></text:p>
          </table:table-cell>
          <table:table-cell office:value-type="float" office:value="8" table:style-name="ce12">
            <text:p>8<text:s/></text:p>
          </table:table-cell>
          <table:table-cell office:value-type="float" office:value="1.9E-2" table:style-name="ce12">
            <text:p>0<text:s/></text:p>
          </table:table-cell>
          <table:table-cell office:value-type="float" office:value="3652" table:style-name="ce12">
            <text:p>3,652<text:s/></text:p>
          </table:table-cell>
          <table:table-cell office:value-type="float" office:value="44.311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9226" table:style-name="ce12">
            <text:p>69,226<text:s/></text:p>
          </table:table-cell>
          <table:table-cell office:value-type="float" office:value="62.917999999999999" table:style-name="ce12">
            <text:p>63<text:s/></text:p>
          </table:table-cell>
          <table:table-cell office:value-type="float" office:value="16" table:style-name="ce12">
            <text:p>16<text:s/></text:p>
          </table:table-cell>
          <table:table-cell office:value-type="float" office:value="7.0999999999999994E-2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9" table:style-name="ce12">
            <text:p>99<text:s/></text:p>
          </table:table-cell>
          <table:table-cell office:value-type="float" office:value="0.98799999999999999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312" table:style-name="ce12">
            <text:p>6,312<text:s/></text:p>
          </table:table-cell>
          <table:table-cell office:value-type="float" office:value="63.716999999999999" table:style-name="ce12">
            <text:p>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2898" table:style-name="ce12">
            <text:p>162,898<text:s/></text:p>
          </table:table-cell>
          <table:table-cell office:value-type="float" office:value="4401.5569999999998" table:style-name="ce12">
            <text:p>4,4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366031" table:style-name="ce13">
            <text:p>366,031<text:s/></text:p>
          </table:table-cell>
          <table:table-cell office:value-type="float" office:value="153.714" table:style-name="ce13">
            <text:p>154<text:s/></text:p>
          </table:table-cell>
          <table:table-cell office:value-type="float" office:value="87477" table:style-name="ce13">
            <text:p>87,477<text:s/></text:p>
          </table:table-cell>
          <table:table-cell office:value-type="float" office:value="1265.4770000000001" table:style-name="ce13">
            <text:p>1,265<text:s/></text:p>
          </table:table-cell>
          <table:table-cell office:value-type="float" office:value="116340" table:style-name="ce13">
            <text:p>116,340<text:s/></text:p>
          </table:table-cell>
          <table:table-cell office:value-type="float" office:value="1705.029" table:style-name="ce13">
            <text:p>1,705<text:s/></text:p>
          </table:table-cell>
          <table:table-cell office:value-type="float" office:value="599269" table:style-name="ce13">
            <text:p>599,269<text:s/></text:p>
          </table:table-cell>
          <table:table-cell office:value-type="float" office:value="3425.9960000000001" table:style-name="ce13">
            <text:p>3,426<text:s/></text:p>
          </table:table-cell>
          <table:table-cell office:value-type="float" office:value="101283" table:style-name="ce13">
            <text:p>101,283<text:s/></text:p>
          </table:table-cell>
          <table:table-cell office:value-type="float" office:value="7565.8670000000002" table:style-name="ce13">
            <text:p>7,56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4" draw:style-name="a14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蚶子</text:p>
          </table:table-cell>
          <table:covered-table-cell/>
          <table:table-cell office:value-type="string" table:number-columns-spanned="2" table:number-rows-spanned="1" table:style-name="ce28">
            <text:p>蟶</text:p>
          </table:table-cell>
          <table:covered-table-cell/>
          <table:table-cell office:value-type="string" table:number-columns-spanned="2" table:number-rows-spanned="1" table:style-name="ce28">
            <text:p>蛤蜊</text:p>
          </table:table-cell>
          <table:covered-table-cell/>
          <table:table-cell office:value-type="string" table:number-columns-spanned="2" table:number-rows-spanned="1" table:style-name="ce28">
            <text:p>干貝</text:p>
          </table:table-cell>
          <table:covered-table-cell/>
          <table:table-cell office:value-type="string" table:number-columns-spanned="2" table:number-rows-spanned="1" table:style-name="ce28">
            <text:p>墨魚</text:p>
          </table:table-cell>
          <table:covered-table-cell/>
          <table:table-cell office:value-type="string" table:number-columns-spanned="2" table:number-rows-spanned="1" table:style-name="ce28">
            <text:p>魷魚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OCKLE</text:p>
          </table:table-cell>
          <table:covered-table-cell/>
          <table:table-cell office:value-type="string" table:number-columns-spanned="2" table:number-rows-spanned="1" table:style-name="ce38">
            <text:p>CLAM</text:p>
          </table:table-cell>
          <table:covered-table-cell/>
          <table:table-cell office:value-type="string" table:number-columns-spanned="2" table:number-rows-spanned="1" table:style-name="ce38">
            <text:p>CLAM</text:p>
          </table:table-cell>
          <table:covered-table-cell/>
          <table:table-cell office:value-type="string" table:number-columns-spanned="2" table:number-rows-spanned="1" table:style-name="ce38">
            <text:p>SCALIOP (COMPOY)</text:p>
          </table:table-cell>
          <table:covered-table-cell/>
          <table:table-cell office:value-type="string" table:number-columns-spanned="2" table:number-rows-spanned="1" table:style-name="ce38">
            <text:p>CUTTLE FISH</text:p>
          </table:table-cell>
          <table:covered-table-cell/>
          <table:table-cell office:value-type="string" table:number-columns-spanned="2" table:number-rows-spanned="1" table:style-name="ce38">
            <text:p>SQUID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6273" table:formula="of:=  IF(SUM([.C10:.C30])=0;&quot;-&quot;;SUM([.C10:.C30]))" table:style-name="ce12">
            <text:p>16,273<text:s/></text:p>
          </table:table-cell>
          <table:table-cell office:value-type="float" office:value="110.1" table:formula="of:=  IF(SUM([.D10:.D30])=0;&quot;-&quot;;SUM([.D10:.D30]))" table:style-name="ce12">
            <text:p>110<text:s/></text:p>
          </table:table-cell>
          <table:table-cell office:value-type="float" office:value="99040" table:formula="of:=  IF(SUM([.E10:.E30])=0;&quot;-&quot;;SUM([.E10:.E30]))" table:style-name="ce12">
            <text:p>99,040<text:s/></text:p>
          </table:table-cell>
          <table:table-cell office:value-type="float" office:value="261.34699999999998" table:formula="of:=  IF(SUM([.F10:.F30])=0;&quot;-&quot;;SUM([.F10:.F30]))" table:style-name="ce12">
            <text:p>261<text:s/></text:p>
          </table:table-cell>
          <table:table-cell office:value-type="float" office:value="1435072" table:formula="of:=  IF(SUM([.G10:.G30])=0;&quot;-&quot;;SUM([.G10:.G30]))" table:style-name="ce12">
            <text:p>1,435,072<text:s/></text:p>
          </table:table-cell>
          <table:table-cell office:value-type="float" office:value="3859.5100000000007" table:formula="of:=  IF(SUM([.H10:.H30])=0;&quot;-&quot;;SUM([.H10:.H30]))" table:style-name="ce12">
            <text:p>3,860<text:s/></text:p>
          </table:table-cell>
          <table:table-cell office:value-type="float" office:value="774031" table:formula="of:=  IF(SUM([.I10:.I30])=0;&quot;-&quot;;SUM([.I10:.I30]))" table:style-name="ce12">
            <text:p>774,031<text:s/></text:p>
          </table:table-cell>
          <table:table-cell office:value-type="float" office:value="4410.38" table:formula="of:=  IF(SUM([.J10:.J30])=0;&quot;-&quot;;SUM([.J10:.J30]))" table:style-name="ce12">
            <text:p>4,410<text:s/></text:p>
          </table:table-cell>
          <table:table-cell office:value-type="float" office:value="5361907" table:formula="of:=  IF(SUM([.K10:.K30])=0;&quot;-&quot;;SUM([.K10:.K30]))" table:style-name="ce12">
            <text:p>5,361,907<text:s/></text:p>
          </table:table-cell>
          <table:table-cell office:value-type="float" office:value="17597.375000000004" table:formula="of:=  IF(SUM([.L10:.L30])=0;&quot;-&quot;;SUM([.L10:.L30]))" table:style-name="ce12">
            <text:p>17,597<text:s/></text:p>
          </table:table-cell>
          <table:table-cell office:value-type="float" office:value="29365917" table:formula="of:=  IF(SUM([.M10:.M30])=0;&quot;-&quot;;SUM([.M10:.M30]))" table:style-name="ce12">
            <text:p>29,365,917<text:s/></text:p>
          </table:table-cell>
          <table:table-cell office:value-type="float" office:value="52674.023000000001" table:formula="of:=  IF(SUM([.N10:.N30])=0;&quot;-&quot;;SUM([.N10:.N30]))" table:style-name="ce12">
            <text:p>52,67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38" table:style-name="ce12">
            <text:p>238<text:s/></text:p>
          </table:table-cell>
          <table:table-cell office:value-type="float" office:value="1.198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308" table:style-name="ce12">
            <text:p>98,308<text:s/></text:p>
          </table:table-cell>
          <table:table-cell office:value-type="float" office:value="155.21299999999999" table:style-name="ce12">
            <text:p>155<text:s/></text:p>
          </table:table-cell>
          <table:table-cell office:value-type="float" office:value="698999" table:style-name="ce12">
            <text:p>698,999<text:s/></text:p>
          </table:table-cell>
          <table:table-cell office:value-type="float" office:value="3563.6509999999998" table:style-name="ce12">
            <text:p>3,564<text:s/></text:p>
          </table:table-cell>
          <table:table-cell office:value-type="float" office:value="1341477" table:style-name="ce12">
            <text:p>1,341,477<text:s/></text:p>
          </table:table-cell>
          <table:table-cell office:value-type="float" office:value="9912.0830000000005" table:style-name="ce12">
            <text:p>9,912<text:s/></text:p>
          </table:table-cell>
          <table:table-cell office:value-type="float" office:value="10315122" table:style-name="ce12">
            <text:p>10,315,122<text:s/></text:p>
          </table:table-cell>
          <table:table-cell office:value-type="float" office:value="22511.175999999999" table:style-name="ce12">
            <text:p>22,51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2701" table:style-name="ce12">
            <text:p>62,701<text:s/></text:p>
          </table:table-cell>
          <table:table-cell office:value-type="float" office:value="345.54599999999999" table:style-name="ce12">
            <text:p>346<text:s/></text:p>
          </table:table-cell>
          <table:table-cell office:value-type="float" office:value="43105" table:style-name="ce12">
            <text:p>43,105<text:s/></text:p>
          </table:table-cell>
          <table:table-cell office:value-type="float" office:value="756.60799999999995" table:style-name="ce12">
            <text:p>757<text:s/></text:p>
          </table:table-cell>
          <table:table-cell office:value-type="float" office:value="66861" table:style-name="ce12">
            <text:p>66,861<text:s/></text:p>
          </table:table-cell>
          <table:table-cell office:value-type="float" office:value="521.88800000000003" table:style-name="ce12">
            <text:p>522<text:s/></text:p>
          </table:table-cell>
          <table:table-cell office:value-type="float" office:value="32680" table:style-name="ce12">
            <text:p>32,680<text:s/></text:p>
          </table:table-cell>
          <table:table-cell office:value-type="float" office:value="326.26499999999999" table:style-name="ce12">
            <text:p>32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974" table:style-name="ce12">
            <text:p>14,974<text:s/></text:p>
          </table:table-cell>
          <table:table-cell office:value-type="float" office:value="34.338000000000001" table:style-name="ce12">
            <text:p>34<text:s/></text:p>
          </table:table-cell>
          <table:table-cell office:value-type="float" office:value="31888" table:style-name="ce12">
            <text:p>31,888<text:s/></text:p>
          </table:table-cell>
          <table:table-cell office:value-type="float" office:value="89.912000000000006" table:style-name="ce12">
            <text:p>90<text:s/></text:p>
          </table:table-cell>
          <table:table-cell office:value-type="float" office:value="253299" table:style-name="ce12">
            <text:p>253,299<text:s/></text:p>
          </table:table-cell>
          <table:table-cell office:value-type="float" office:value="1194.414" table:style-name="ce12">
            <text:p>1,194<text:s/></text:p>
          </table:table-cell>
          <table:table-cell office:value-type="float" office:value="527056" table:style-name="ce12">
            <text:p>527,056<text:s/></text:p>
          </table:table-cell>
          <table:table-cell office:value-type="float" office:value="1197.0930000000001" table:style-name="ce12">
            <text:p>1,19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416" table:style-name="ce12">
            <text:p>13,416<text:s/></text:p>
          </table:table-cell>
          <table:table-cell office:value-type="float" office:value="9.91" table:style-name="ce12">
            <text:p>10<text:s/></text:p>
          </table:table-cell>
          <table:table-cell office:value-type="float" office:value="197155" table:style-name="ce12">
            <text:p>197,155<text:s/></text:p>
          </table:table-cell>
          <table:table-cell office:value-type="float" office:value="493.67399999999998" table:style-name="ce12">
            <text:p>4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3568" table:style-name="ce12">
            <text:p>983,568<text:s/></text:p>
          </table:table-cell>
          <table:table-cell office:value-type="float" office:value="1573.0940000000001" table:style-name="ce12">
            <text:p>1,573<text:s/></text:p>
          </table:table-cell>
          <table:table-cell office:value-type="float" office:value="4244476" table:style-name="ce12">
            <text:p>4,244,476<text:s/></text:p>
          </table:table-cell>
          <table:table-cell office:value-type="float" office:value="10795.177" table:style-name="ce12">
            <text:p>10,79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13431" table:style-name="ce12">
            <text:p>13,431<text:s/></text:p>
          </table:table-cell>
          <table:table-cell office:value-type="float" office:value="94.325000000000003" table:style-name="ce12">
            <text:p>94<text:s/></text:p>
          </table:table-cell>
          <table:table-cell office:value-type="float" office:value="41729" table:style-name="ce12">
            <text:p>41,729<text:s/></text:p>
          </table:table-cell>
          <table:table-cell office:value-type="float" office:value="167.84800000000001" table:style-name="ce12">
            <text:p>168<text:s/></text:p>
          </table:table-cell>
          <table:table-cell office:value-type="float" office:value="15728" table:style-name="ce12">
            <text:p>15,728<text:s/></text:p>
          </table:table-cell>
          <table:table-cell office:value-type="float" office:value="75.138000000000005" table:style-name="ce12">
            <text:p>7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687293" table:style-name="ce12">
            <text:p>8,687,293<text:s/></text:p>
          </table:table-cell>
          <table:table-cell office:value-type="float" office:value="9422.1119999999992" table:style-name="ce12">
            <text:p>9,42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861" table:style-name="ce12">
            <text:p>98,861<text:s/></text:p>
          </table:table-cell>
          <table:table-cell office:value-type="float" office:value="356.28699999999998" table:style-name="ce12">
            <text:p>35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83762" table:style-name="ce12">
            <text:p>983,762<text:s/></text:p>
          </table:table-cell>
          <table:table-cell office:value-type="float" office:value="1470.4929999999999" table:style-name="ce12">
            <text:p>1,470<text:s/></text:p>
          </table:table-cell>
          <table:table-cell office:value-type="float" office:value="94064" table:style-name="ce12">
            <text:p>94,064<text:s/></text:p>
          </table:table-cell>
          <table:table-cell office:value-type="float" office:value="282.57400000000001" table:style-name="ce12">
            <text:p>28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0140" table:style-name="ce12">
            <text:p>310,140<text:s/></text:p>
          </table:table-cell>
          <table:table-cell office:value-type="float" office:value="430.90100000000001" table:style-name="ce12">
            <text:p>4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2604" table:style-name="ce12">
            <text:p>2,604<text:s/></text:p>
          </table:table-cell>
          <table:table-cell office:value-type="float" office:value="14.577" table:style-name="ce12">
            <text:p>1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" table:style-name="ce12">
            <text:p>30<text:s/></text:p>
          </table:table-cell>
          <table:table-cell office:value-type="float" office:value="0.2610000000000000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439703" table:style-name="ce12">
            <text:p>3,439,703<text:s/></text:p>
          </table:table-cell>
          <table:table-cell office:value-type="float" office:value="4226.5559999999996" table:style-name="ce12">
            <text:p>4,22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04" table:style-name="ce12">
            <text:p>5,204<text:s/></text:p>
          </table:table-cell>
          <table:table-cell office:value-type="float" office:value="17.664000000000001" table:style-name="ce12">
            <text:p>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992" table:style-name="ce12">
            <text:p>11,992<text:s/></text:p>
          </table:table-cell>
          <table:table-cell office:value-type="float" office:value="58.505000000000003" table:style-name="ce12">
            <text:p>59<text:s/></text:p>
          </table:table-cell>
          <table:table-cell office:value-type="float" office:value="179738" table:style-name="ce12">
            <text:p>179,738<text:s/></text:p>
          </table:table-cell>
          <table:table-cell office:value-type="float" office:value="958.61400000000003" table:style-name="ce12">
            <text:p>959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3741" table:style-name="ce12">
            <text:p>903,741<text:s/></text:p>
          </table:table-cell>
          <table:table-cell office:value-type="float" office:value="2276.4070000000002" table:style-name="ce12">
            <text:p>2,276<text:s/></text:p>
          </table:table-cell>
          <table:table-cell office:value-type="float" office:value="34" table:style-name="ce12">
            <text:p>34<text:s/></text:p>
          </table:table-cell>
          <table:table-cell office:value-type="float" office:value="6.7000000000000004E-2" table:style-name="ce12">
            <text:p>0<text:s/></text:p>
          </table:table-cell>
          <table:table-cell office:value-type="float" office:value="687919" table:style-name="ce12">
            <text:p>687,919<text:s/></text:p>
          </table:table-cell>
          <table:table-cell office:value-type="float" office:value="969.36800000000005" table:style-name="ce12">
            <text:p>969<text:s/></text:p>
          </table:table-cell>
          <table:table-cell office:value-type="float" office:value="769856" table:style-name="ce12">
            <text:p>769,856<text:s/></text:p>
          </table:table-cell>
          <table:table-cell office:value-type="float" office:value="1414.73" table:style-name="ce12">
            <text:p>1,41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00" table:style-name="ce12">
            <text:p>12,100<text:s/></text:p>
          </table:table-cell>
          <table:table-cell office:value-type="float" office:value="9.6829999999999998" table:style-name="ce12">
            <text:p>1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6756" table:style-name="ce12">
            <text:p>36,756<text:s/></text:p>
          </table:table-cell>
          <table:table-cell office:value-type="float" office:value="94.405000000000001" table:style-name="ce12">
            <text:p>9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1937" table:style-name="ce12">
            <text:p>271,937<text:s/></text:p>
          </table:table-cell>
          <table:table-cell office:value-type="float" office:value="809.73699999999997" table:style-name="ce12">
            <text:p>810<text:s/></text:p>
          </table:table-cell>
          <table:table-cell office:value-type="float" office:value="102545" table:style-name="ce12">
            <text:p>102,545<text:s/></text:p>
          </table:table-cell>
          <table:table-cell office:value-type="float" office:value="272.01900000000001" table:style-name="ce12">
            <text:p>27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477" table:style-name="ce12">
            <text:p>4,477<text:s/></text:p>
          </table:table-cell>
          <table:table-cell office:value-type="float" office:value="4.5250000000000004" table:style-name="ce12">
            <text:p>5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3895" table:style-name="ce13">
            <text:p>43,895<text:s/></text:p>
          </table:table-cell>
          <table:table-cell office:value-type="float" office:value="83.588999999999999" table:style-name="ce13">
            <text:p>84<text:s/></text:p>
          </table:table-cell>
          <table:table-cell office:value-type="float" office:value="1614" table:style-name="ce13">
            <text:p>1,614<text:s/></text:p>
          </table:table-cell>
          <table:table-cell office:value-type="float" office:value="10.577" table:style-name="ce13">
            <text:p>11<text:s/></text:p>
          </table:table-cell>
          <table:table-cell office:value-type="float" office:value="5" table:style-name="ce13">
            <text:p>5<text:s/></text:p>
          </table:table-cell>
          <table:table-cell office:value-type="float" office:value="0.14199999999999999" table:style-name="ce13">
            <text:p>0<text:s/></text:p>
          </table:table-cell>
          <table:table-cell office:value-type="float" office:value="450952" table:style-name="ce13">
            <text:p>450,952<text:s/></text:p>
          </table:table-cell>
          <table:table-cell office:value-type="float" office:value="656.89200000000005" table:style-name="ce13">
            <text:p>657<text:s/></text:p>
          </table:table-cell>
          <table:table-cell office:value-type="float" office:value="956807" table:style-name="ce13">
            <text:p>956,807<text:s/></text:p>
          </table:table-cell>
          <table:table-cell office:value-type="float" office:value="1253.499" table:style-name="ce13">
            <text:p>1,253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6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5" draw:style-name="a15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鎖管</text:p>
          </table:table-cell>
          <table:covered-table-cell/>
          <table:table-cell office:value-type="string" table:number-columns-spanned="2" table:number-rows-spanned="1" table:style-name="ce28">
            <text:p>章魚</text:p>
          </table:table-cell>
          <table:covered-table-cell/>
          <table:table-cell office:value-type="string" table:number-columns-spanned="2" table:number-rows-spanned="1" table:style-name="ce28">
            <text:p>海參</text:p>
          </table:table-cell>
          <table:covered-table-cell/>
          <table:table-cell office:value-type="string" table:number-columns-spanned="2" table:number-rows-spanned="1" table:style-name="ce28">
            <text:p>刺參</text:p>
          </table:table-cell>
          <table:covered-table-cell/>
          <table:table-cell office:value-type="string" table:number-columns-spanned="2" table:number-rows-spanned="1" table:style-name="ce28">
            <text:p>光參</text:p>
          </table:table-cell>
          <table:covered-table-cell/>
          <table:table-cell office:value-type="string" table:number-columns-spanned="2" table:number-rows-spanned="1" table:style-name="ce28">
            <text:p>海蜇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Neritic squid (Sepioteuthis spp.)</text:p>
          </table:table-cell>
          <table:covered-table-cell/>
          <table:table-cell office:value-type="string" table:number-columns-spanned="2" table:number-rows-spanned="1" table:style-name="ce38">
            <text:p>OCTOPUS</text:p>
          </table:table-cell>
          <table:covered-table-cell/>
          <table:table-cell office:value-type="string" table:number-columns-spanned="2" table:number-rows-spanned="1" table:style-name="ce38">
            <text:p>SEA-CUCUMBER</text:p>
          </table:table-cell>
          <table:covered-table-cell/>
          <table:table-cell office:value-type="string" table:number-columns-spanned="2" table:number-rows-spanned="1" table:style-name="ce38">
            <text:p>SPIKED SEA-CUCUMBER</text:p>
          </table:table-cell>
          <table:covered-table-cell/>
          <table:table-cell office:value-type="string" table:number-columns-spanned="2" table:number-rows-spanned="1" table:style-name="ce38">
            <text:p>NONSPIKED SEA-CUCUMBER</text:p>
          </table:table-cell>
          <table:covered-table-cell/>
          <table:table-cell office:value-type="string" table:number-columns-spanned="2" table:number-rows-spanned="1" table:style-name="ce38">
            <text:p>SEA BLUBB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784448" table:formula="of:=  IF(SUM([.C10:.C30])=0;&quot;-&quot;;SUM([.C10:.C30]))" table:style-name="ce12">
            <text:p>6,784,448<text:s/></text:p>
          </table:table-cell>
          <table:table-cell office:value-type="float" office:value="12842.838999999996" table:formula="of:=  IF(SUM([.D10:.D30])=0;&quot;-&quot;;SUM([.D10:.D30]))" table:style-name="ce12">
            <text:p>12,843<text:s/></text:p>
          </table:table-cell>
          <table:table-cell office:value-type="float" office:value="994236" table:formula="of:=  IF(SUM([.E10:.E30])=0;&quot;-&quot;;SUM([.E10:.E30]))" table:style-name="ce12">
            <text:p>994,236<text:s/></text:p>
          </table:table-cell>
          <table:table-cell office:value-type="float" office:value="4367.851999999999" table:formula="of:=  IF(SUM([.F10:.F30])=0;&quot;-&quot;;SUM([.F10:.F30]))" table:style-name="ce12">
            <text:p>4,368<text:s/></text:p>
          </table:table-cell>
          <table:table-cell office:value-type="float" office:value="902541" table:formula="of:=  IF(SUM([.G10:.G30])=0;&quot;-&quot;;SUM([.G10:.G30]))" table:style-name="ce12">
            <text:p>902,541<text:s/></text:p>
          </table:table-cell>
          <table:table-cell office:value-type="float" office:value="14021.953999999998" table:formula="of:=  IF(SUM([.H10:.H30])=0;&quot;-&quot;;SUM([.H10:.H30]))" table:style-name="ce12">
            <text:p>14,022<text:s/></text:p>
          </table:table-cell>
          <table:table-cell office:value-type="float" office:value="242" table:formula="of:=  IF(SUM([.I10:.I30])=0;&quot;-&quot;;SUM([.I10:.I30]))" table:style-name="ce12">
            <text:p>242<text:s/></text:p>
          </table:table-cell>
          <table:table-cell office:value-type="float" office:value="11.932" table:formula="of:=  IF(SUM([.J10:.J30])=0;&quot;-&quot;;SUM([.J10:.J30]))" table:style-name="ce12">
            <text:p>12<text:s/></text:p>
          </table:table-cell>
          <table:table-cell office:value-type="float" office:value="2274" table:formula="of:=  IF(SUM([.K10:.K30])=0;&quot;-&quot;;SUM([.K10:.K30]))" table:style-name="ce12">
            <text:p>2,274<text:s/></text:p>
          </table:table-cell>
          <table:table-cell office:value-type="float" office:value="161.101" table:formula="of:=  IF(SUM([.L10:.L30])=0;&quot;-&quot;;SUM([.L10:.L30]))" table:style-name="ce12">
            <text:p>161<text:s/></text:p>
          </table:table-cell>
          <table:table-cell office:value-type="float" office:value="1647016" table:formula="of:=  IF(SUM([.M10:.M30])=0;&quot;-&quot;;SUM([.M10:.M30]))" table:style-name="ce12">
            <text:p>1,647,016<text:s/></text:p>
          </table:table-cell>
          <table:table-cell office:value-type="float" office:value="3404.1059999999998" table:formula="of:=  IF(SUM([.N10:.N30])=0;&quot;-&quot;;SUM([.N10:.N30]))" table:style-name="ce12">
            <text:p>3,40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773896" table:style-name="ce12">
            <text:p>773,896<text:s/></text:p>
          </table:table-cell>
          <table:table-cell office:value-type="float" office:value="2174.306" table:style-name="ce12">
            <text:p>2,174<text:s/></text:p>
          </table:table-cell>
          <table:table-cell office:value-type="float" office:value="420879" table:style-name="ce12">
            <text:p>420,879<text:s/></text:p>
          </table:table-cell>
          <table:table-cell office:value-type="float" office:value="2313.904" table:style-name="ce12">
            <text:p>2,314<text:s/></text:p>
          </table:table-cell>
          <table:table-cell office:value-type="float" office:value="6962" table:style-name="ce12">
            <text:p>6,962<text:s/></text:p>
          </table:table-cell>
          <table:table-cell office:value-type="float" office:value="47.228000000000002" table:style-name="ce12">
            <text:p>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76080" table:style-name="ce12">
            <text:p>676,080<text:s/></text:p>
          </table:table-cell>
          <table:table-cell office:value-type="float" office:value="1573.3009999999999" table:style-name="ce12">
            <text:p>1,57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538" table:style-name="ce12">
            <text:p>538<text:s/></text:p>
          </table:table-cell>
          <table:table-cell office:value-type="float" office:value="2.7229999999999999" table:style-name="ce12">
            <text:p>3<text:s/></text:p>
          </table:table-cell>
          <table:table-cell office:value-type="float" office:value="66153" table:style-name="ce12">
            <text:p>66,153<text:s/></text:p>
          </table:table-cell>
          <table:table-cell office:value-type="float" office:value="543.19500000000005" table:style-name="ce12">
            <text:p>543<text:s/></text:p>
          </table:table-cell>
          <table:table-cell office:value-type="float" office:value="96215" table:style-name="ce12">
            <text:p>96,215<text:s/></text:p>
          </table:table-cell>
          <table:table-cell office:value-type="float" office:value="154.92400000000001" table:style-name="ce12">
            <text:p>15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61" table:style-name="ce12">
            <text:p>461<text:s/></text:p>
          </table:table-cell>
          <table:table-cell office:value-type="float" office:value="5.5439999999999996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7229" table:style-name="ce12">
            <text:p>17,229<text:s/></text:p>
          </table:table-cell>
          <table:table-cell office:value-type="float" office:value="26.981999999999999" table:style-name="ce12">
            <text:p>27<text:s/></text:p>
          </table:table-cell>
          <table:table-cell office:value-type="float" office:value="296555" table:style-name="ce12">
            <text:p>296,555<text:s/></text:p>
          </table:table-cell>
          <table:table-cell office:value-type="float" office:value="1180.4549999999999" table:style-name="ce12">
            <text:p>1,180<text:s/></text:p>
          </table:table-cell>
          <table:table-cell office:value-type="float" office:value="34734" table:style-name="ce12">
            <text:p>34,734<text:s/></text:p>
          </table:table-cell>
          <table:table-cell office:value-type="float" office:value="385.48099999999999" table:style-name="ce12">
            <text:p>3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4632663" table:style-name="ce12">
            <text:p>4,632,663<text:s/></text:p>
          </table:table-cell>
          <table:table-cell office:value-type="float" office:value="7764.8519999999999" table:style-name="ce12">
            <text:p>7,765<text:s/></text:p>
          </table:table-cell>
          <table:table-cell office:value-type="float" office:value="59970" table:style-name="ce12">
            <text:p>59,970<text:s/></text:p>
          </table:table-cell>
          <table:table-cell office:value-type="float" office:value="79.98" table:style-name="ce12">
            <text:p>80<text:s/></text:p>
          </table:table-cell>
          <table:table-cell office:value-type="float" office:value="9939" table:style-name="ce12">
            <text:p>9,939<text:s/></text:p>
          </table:table-cell>
          <table:table-cell office:value-type="float" office:value="167.59" table:style-name="ce12">
            <text:p>168<text:s/></text:p>
          </table:table-cell>
          <table:table-cell office:value-type="float" office:value="88" table:style-name="ce12">
            <text:p>88<text:s/></text:p>
          </table:table-cell>
          <table:table-cell office:value-type="float" office:value="7.3230000000000004" table:style-name="ce12">
            <text:p>7<text:s/></text:p>
          </table:table-cell>
          <table:table-cell office:value-type="float" office:value="882" table:style-name="ce12">
            <text:p>882<text:s/></text:p>
          </table:table-cell>
          <table:table-cell office:value-type="float" office:value="34.076999999999998" table:style-name="ce12">
            <text:p>34<text:s/></text:p>
          </table:table-cell>
          <table:table-cell office:value-type="float" office:value="242609" table:style-name="ce12">
            <text:p>242,609<text:s/></text:p>
          </table:table-cell>
          <table:table-cell office:value-type="float" office:value="434.31799999999998" table:style-name="ce12">
            <text:p>43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11507" table:style-name="ce12">
            <text:p>111,507<text:s/></text:p>
          </table:table-cell>
          <table:table-cell office:value-type="float" office:value="169.33600000000001" table:style-name="ce12">
            <text:p>169<text:s/></text:p>
          </table:table-cell>
          <table:table-cell office:value-type="float" office:value="63583" table:style-name="ce12">
            <text:p>63,583<text:s/></text:p>
          </table:table-cell>
          <table:table-cell office:value-type="float" office:value="112.512" table:style-name="ce12">
            <text:p>1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10266" table:style-name="ce12">
            <text:p>310,266<text:s/></text:p>
          </table:table-cell>
          <table:table-cell office:value-type="float" office:value="570.82100000000003" table:style-name="ce12">
            <text:p>57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1000" table:style-name="ce12">
            <text:p>21,000<text:s/></text:p>
          </table:table-cell>
          <table:table-cell office:value-type="float" office:value="41.942999999999998" table:style-name="ce12">
            <text:p>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446" table:style-name="ce12">
            <text:p>27,446<text:s/></text:p>
          </table:table-cell>
          <table:table-cell office:value-type="float" office:value="504.17899999999997" table:style-name="ce12">
            <text:p>50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7615" table:style-name="ce12">
            <text:p>177,615<text:s/></text:p>
          </table:table-cell>
          <table:table-cell office:value-type="float" office:value="4518.2709999999997" table:style-name="ce12">
            <text:p>4,51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2" table:style-name="ce12">
            <text:p>302<text:s/></text:p>
          </table:table-cell>
          <table:table-cell office:value-type="float" office:value="9.0779999999999994" table:style-name="ce12">
            <text:p>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0" table:style-name="ce12">
            <text:p>90<text:s/></text:p>
          </table:table-cell>
          <table:table-cell office:value-type="float" office:value="5.7169999999999996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0" table:style-name="ce12">
            <text:p>400<text:s/></text:p>
          </table:table-cell>
          <table:table-cell office:value-type="float" office:value="5.2039999999999997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4" table:style-name="ce12">
            <text:p>404<text:s/></text:p>
          </table:table-cell>
          <table:table-cell office:value-type="float" office:value="0.892000000000000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214940" table:style-name="ce12">
            <text:p>1,214,940<text:s/></text:p>
          </table:table-cell>
          <table:table-cell office:value-type="float" office:value="2642.9870000000001" table:style-name="ce12">
            <text:p>2,643<text:s/></text:p>
          </table:table-cell>
          <table:table-cell office:value-type="float" office:value="41347" table:style-name="ce12">
            <text:p>41,347<text:s/></text:p>
          </table:table-cell>
          <table:table-cell office:value-type="float" office:value="62.753" table:style-name="ce12">
            <text:p>63<text:s/></text:p>
          </table:table-cell>
          <table:table-cell office:value-type="float" office:value="1110" table:style-name="ce12">
            <text:p>1,110<text:s/></text:p>
          </table:table-cell>
          <table:table-cell office:value-type="float" office:value="23.364999999999998" table:style-name="ce12">
            <text:p>2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562" table:style-name="ce12">
            <text:p>87,562<text:s/></text:p>
          </table:table-cell>
          <table:table-cell office:value-type="float" office:value="1010.879" table:style-name="ce12">
            <text:p>1,0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1846" table:style-name="ce12">
            <text:p>1,846<text:s/></text:p>
          </table:table-cell>
          <table:table-cell office:value-type="float" office:value="1.8640000000000001" table:style-name="ce12">
            <text:p>2<text:s/></text:p>
          </table:table-cell>
          <table:table-cell office:value-type="float" office:value="43949" table:style-name="ce12">
            <text:p>43,949<text:s/></text:p>
          </table:table-cell>
          <table:table-cell office:value-type="float" office:value="64.16" table:style-name="ce12">
            <text:p>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7600" table:style-name="ce12">
            <text:p>417,600<text:s/></text:p>
          </table:table-cell>
          <table:table-cell office:value-type="float" office:value="820.12199999999996" table:style-name="ce12">
            <text:p>82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0829" table:style-name="ce13">
            <text:p>10,829<text:s/></text:p>
          </table:table-cell>
          <table:table-cell office:value-type="float" office:value="17.846" table:style-name="ce13">
            <text:p>18<text:s/></text:p>
          </table:table-cell>
          <table:table-cell office:value-type="float" office:value="1396" table:style-name="ce13">
            <text:p>1,396<text:s/></text:p>
          </table:table-cell>
          <table:table-cell office:value-type="float" office:value="10.000999999999999" table:style-name="ce13">
            <text:p>10<text:s/></text:p>
          </table:table-cell>
          <table:table-cell office:value-type="float" office:value="460558" table:style-name="ce13">
            <text:p>460,558<text:s/></text:p>
          </table:table-cell>
          <table:table-cell office:value-type="float" office:value="7204.8329999999996" table:style-name="ce13">
            <text:p>7,205<text:s/></text:p>
          </table:table-cell>
          <table:table-cell office:value-type="float" office:value="154" table:style-name="ce13">
            <text:p>154<text:s/></text:p>
          </table:table-cell>
          <table:table-cell office:value-type="float" office:value="4.609" table:style-name="ce13">
            <text:p>5<text:s/></text:p>
          </table:table-cell>
          <table:table-cell office:value-type="float" office:value="1000" table:style-name="ce13">
            <text:p>1,000<text:s/></text:p>
          </table:table-cell>
          <table:table-cell office:value-type="float" office:value="112.229" table:style-name="ce13">
            <text:p>112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7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6" draw:style-name="a16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螺</text:p>
          </table:table-cell>
          <table:covered-table-cell/>
          <table:table-cell office:value-type="string" table:number-columns-spanned="2" table:number-rows-spanned="1" table:style-name="ce28">
            <text:p>海螺</text:p>
          </table:table-cell>
          <table:covered-table-cell/>
          <table:table-cell office:value-type="string" table:number-columns-spanned="2" table:number-rows-spanned="1" table:style-name="ce28">
            <text:p>海瓜子</text:p>
          </table:table-cell>
          <table:covered-table-cell/>
          <table:table-cell office:value-type="string" table:number-columns-spanned="2" table:number-rows-spanned="1" table:style-name="ce28">
            <text:p>其他軟體類</text:p>
          </table:table-cell>
          <table:covered-table-cell/>
          <table:table-cell office:value-type="string" table:number-columns-spanned="2" table:number-rows-spanned="1" table:style-name="ce28">
            <text:p>海膽</text:p>
          </table:table-cell>
          <table:covered-table-cell/>
          <table:table-cell office:value-type="string" table:number-columns-spanned="2" table:number-rows-spanned="1" table:style-name="ce28">
            <text:p>蛙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NAIL</text:p>
          </table:table-cell>
          <table:covered-table-cell/>
          <table:table-cell office:value-type="string" table:number-columns-spanned="2" table:number-rows-spanned="1" table:style-name="ce38">
            <text:p>TOP SHELL</text:p>
          </table:table-cell>
          <table:covered-table-cell/>
          <table:table-cell office:value-type="string" table:number-columns-spanned="2" table:number-rows-spanned="1" table:style-name="ce38">
            <text:p>RUDITAPE PHILIPPIMARUM</text:p>
          </table:table-cell>
          <table:covered-table-cell/>
          <table:table-cell office:value-type="string" table:number-columns-spanned="2" table:number-rows-spanned="1" table:style-name="ce38">
            <text:p>OTH. MOLLUSCS &amp; INVERTEBRATE</text:p>
          </table:table-cell>
          <table:covered-table-cell/>
          <table:table-cell office:value-type="string" table:number-columns-spanned="2" table:number-rows-spanned="1" table:style-name="ce38">
            <text:p>Sea urchins</text:p>
          </table:table-cell>
          <table:covered-table-cell/>
          <table:table-cell office:value-type="string" table:number-columns-spanned="2" table:number-rows-spanned="1" table:style-name="ce38">
            <text:p>FROG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738314" table:formula="of:=  IF(SUM([.C10:.C30])=0;&quot;-&quot;;SUM([.C10:.C30]))" table:style-name="ce12">
            <text:p>738,314<text:s/></text:p>
          </table:table-cell>
          <table:table-cell office:value-type="float" office:value="1024.298" table:formula="of:=  IF(SUM([.D10:.D30])=0;&quot;-&quot;;SUM([.D10:.D30]))" table:style-name="ce12">
            <text:p>1,024<text:s/></text:p>
          </table:table-cell>
          <table:table-cell office:value-type="float" office:value="67707" table:formula="of:=  IF(SUM([.E10:.E30])=0;&quot;-&quot;;SUM([.E10:.E30]))" table:style-name="ce12">
            <text:p>67,707<text:s/></text:p>
          </table:table-cell>
          <table:table-cell office:value-type="float" office:value="584.00300000000004" table:formula="of:=  IF(SUM([.F10:.F30])=0;&quot;-&quot;;SUM([.F10:.F30]))" table:style-name="ce12">
            <text:p>584<text:s/></text:p>
          </table:table-cell>
          <table:table-cell office:value-type="float" office:value="39350" table:formula="of:=  IF(SUM([.G10:.G30])=0;&quot;-&quot;;SUM([.G10:.G30]))" table:style-name="ce12">
            <text:p>39,350<text:s/></text:p>
          </table:table-cell>
          <table:table-cell office:value-type="float" office:value="141.495" table:formula="of:=  IF(SUM([.H10:.H30])=0;&quot;-&quot;;SUM([.H10:.H30]))" table:style-name="ce12">
            <text:p>141<text:s/></text:p>
          </table:table-cell>
          <table:table-cell office:value-type="float" office:value="10156443" table:formula="of:=  IF(SUM([.I10:.I30])=0;&quot;-&quot;;SUM([.I10:.I30]))" table:style-name="ce12">
            <text:p>10,156,443<text:s/></text:p>
          </table:table-cell>
          <table:table-cell office:value-type="float" office:value="25703.703000000001" table:formula="of:=  IF(SUM([.J10:.J30])=0;&quot;-&quot;;SUM([.J10:.J30]))" table:style-name="ce12">
            <text:p>25,704<text:s/></text:p>
          </table:table-cell>
          <table:table-cell office:value-type="float" office:value="110544" table:formula="of:=  IF(SUM([.K10:.K30])=0;&quot;-&quot;;SUM([.K10:.K30]))" table:style-name="ce12">
            <text:p>110,544<text:s/></text:p>
          </table:table-cell>
          <table:table-cell office:value-type="float" office:value="4597.6689999999999" table:formula="of:=  IF(SUM([.L10:.L30])=0;&quot;-&quot;;SUM([.L10:.L30]))" table:style-name="ce12">
            <text:p>4,598<text:s/></text:p>
          </table:table-cell>
          <table:table-cell office:value-type="float" office:value="61" table:formula="of:=  IF(SUM([.M10:.M30])=0;&quot;-&quot;;SUM([.M10:.M30]))" table:style-name="ce12">
            <text:p>61<text:s/></text:p>
          </table:table-cell>
          <table:table-cell office:value-type="float" office:value="13.749000000000001" table:formula="of:=  IF(SUM([.N10:.N30])=0;&quot;-&quot;;SUM([.N10:.N30]))" table:style-name="ce12">
            <text:p>1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36441" table:style-name="ce12">
            <text:p>36,441<text:s/></text:p>
          </table:table-cell>
          <table:table-cell office:value-type="float" office:value="36.417000000000002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3840" table:style-name="ce12">
            <text:p>33,840<text:s/></text:p>
          </table:table-cell>
          <table:table-cell office:value-type="float" office:value="102.06100000000001" table:style-name="ce12">
            <text:p>102<text:s/></text:p>
          </table:table-cell>
          <table:table-cell office:value-type="float" office:value="3466034" table:style-name="ce12">
            <text:p>3,466,034<text:s/></text:p>
          </table:table-cell>
          <table:table-cell office:value-type="float" office:value="6942.9650000000001" table:style-name="ce12">
            <text:p>6,943<text:s/></text:p>
          </table:table-cell>
          <table:table-cell office:value-type="float" office:value="20949" table:style-name="ce12">
            <text:p>20,949<text:s/></text:p>
          </table:table-cell>
          <table:table-cell office:value-type="float" office:value="784.16200000000003" table:style-name="ce12">
            <text:p>7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537" table:style-name="ce12">
            <text:p>2,537<text:s/></text:p>
          </table:table-cell>
          <table:table-cell office:value-type="float" office:value="28.132000000000001" table:style-name="ce12">
            <text:p>28<text:s/></text:p>
          </table:table-cell>
          <table:table-cell office:value-type="float" office:value="9534" table:style-name="ce12">
            <text:p>9,534<text:s/></text:p>
          </table:table-cell>
          <table:table-cell office:value-type="float" office:value="102.38800000000001" table:style-name="ce12">
            <text:p>102<text:s/></text:p>
          </table:table-cell>
          <table:table-cell office:value-type="float" office:value="4951" table:style-name="ce12">
            <text:p>4,951<text:s/></text:p>
          </table:table-cell>
          <table:table-cell office:value-type="float" office:value="35.853000000000002" table:style-name="ce12">
            <text:p>36<text:s/></text:p>
          </table:table-cell>
          <table:table-cell office:value-type="float" office:value="82648" table:style-name="ce12">
            <text:p>82,648<text:s/></text:p>
          </table:table-cell>
          <table:table-cell office:value-type="float" office:value="715.21" table:style-name="ce12">
            <text:p>715<text:s/></text:p>
          </table:table-cell>
          <table:table-cell office:value-type="float" office:value="32212" table:style-name="ce12">
            <text:p>32,212<text:s/></text:p>
          </table:table-cell>
          <table:table-cell office:value-type="float" office:value="1850.559" table:style-name="ce12">
            <text:p>1,8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810" table:style-name="ce12">
            <text:p>1,810<text:s/></text:p>
          </table:table-cell>
          <table:table-cell office:value-type="float" office:value="1.865" table:style-name="ce12">
            <text:p>2<text:s/></text:p>
          </table:table-cell>
          <table:table-cell office:value-type="float" office:value="10836" table:style-name="ce12">
            <text:p>10,836<text:s/></text:p>
          </table:table-cell>
          <table:table-cell office:value-type="float" office:value="240.166" table:style-name="ce12">
            <text:p>2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5822" table:style-name="ce12">
            <text:p>145,822<text:s/></text:p>
          </table:table-cell>
          <table:table-cell office:value-type="float" office:value="211.63800000000001" table:style-name="ce12">
            <text:p>212<text:s/></text:p>
          </table:table-cell>
          <table:table-cell office:value-type="float" office:value="13024" table:style-name="ce12">
            <text:p>13,024<text:s/></text:p>
          </table:table-cell>
          <table:table-cell office:value-type="float" office:value="39.69" table:style-name="ce12">
            <text:p>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575049" table:style-name="ce12">
            <text:p>575,049<text:s/></text:p>
          </table:table-cell>
          <table:table-cell office:value-type="float" office:value="766.27800000000002" table:style-name="ce12">
            <text:p>7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" table:style-name="ce12">
            <text:p>100<text:s/></text:p>
          </table:table-cell>
          <table:table-cell office:value-type="float" office:value="0.1" table:style-name="ce12">
            <text:p>0<text:s/></text:p>
          </table:table-cell>
          <table:table-cell office:value-type="float" office:value="1156967" table:style-name="ce12">
            <text:p>1,156,967<text:s/></text:p>
          </table:table-cell>
          <table:table-cell office:value-type="float" office:value="3173.9810000000002" table:style-name="ce12">
            <text:p>3,17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10776" table:style-name="ce12">
            <text:p>10,776<text:s/></text:p>
          </table:table-cell>
          <table:table-cell office:value-type="float" office:value="19.38" table:style-name="ce12">
            <text:p>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151" table:style-name="ce12">
            <text:p>25,151<text:s/></text:p>
          </table:table-cell>
          <table:table-cell office:value-type="float" office:value="990.56299999999999" table:style-name="ce12">
            <text:p>99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4108" table:style-name="ce12">
            <text:p>4,108<text:s/></text:p>
          </table:table-cell>
          <table:table-cell office:value-type="float" office:value="5.4909999999999997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0641" table:style-name="ce12">
            <text:p>160,641<text:s/></text:p>
          </table:table-cell>
          <table:table-cell office:value-type="float" office:value="456.66699999999997" table:style-name="ce12">
            <text:p>45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5200" table:style-name="ce12">
            <text:p>25,200<text:s/></text:p>
          </table:table-cell>
          <table:table-cell office:value-type="float" office:value="20.295999999999999" table:style-name="ce12">
            <text:p>2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77761" table:style-name="ce12">
            <text:p>777,761<text:s/></text:p>
          </table:table-cell>
          <table:table-cell office:value-type="float" office:value="1531.46" table:style-name="ce12">
            <text:p>1,5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27" table:style-name="ce12">
            <text:p>527<text:s/></text:p>
          </table:table-cell>
          <table:table-cell office:value-type="float" office:value="12.845000000000001" table:style-name="ce12">
            <text:p>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338" table:style-name="ce12">
            <text:p>2,338<text:s/></text:p>
          </table:table-cell>
          <table:table-cell office:value-type="float" office:value="21.623999999999999" table:style-name="ce12">
            <text:p>22<text:s/></text:p>
          </table:table-cell>
          <table:table-cell office:value-type="float" office:value="41" table:style-name="ce12">
            <text:p>41<text:s/></text:p>
          </table:table-cell>
          <table:table-cell office:value-type="float" office:value="2.1389999999999998" table:style-name="ce12">
            <text:p>2<text:s/></text:p>
          </table:table-cell>
          <table:table-cell office:value-type="float" office:value="24" table:style-name="ce12">
            <text:p>24<text:s/></text:p>
          </table:table-cell>
          <table:table-cell office:value-type="float" office:value="6.6219999999999999" table:style-name="ce12">
            <text:p>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8" table:style-name="ce12">
            <text:p>18<text:s/></text:p>
          </table:table-cell>
          <table:table-cell office:value-type="float" office:value="0.127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" table:style-name="ce12">
            <text:p>11<text:s/></text:p>
          </table:table-cell>
          <table:table-cell office:value-type="float" office:value="0.79900000000000004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9" table:style-name="ce12">
            <text:p>459<text:s/></text:p>
          </table:table-cell>
          <table:table-cell office:value-type="float" office:value="3.4809999999999999" table:style-name="ce12">
            <text:p>3<text:s/></text:p>
          </table:table-cell>
          <table:table-cell office:value-type="float" office:value="378693" table:style-name="ce12">
            <text:p>378,693<text:s/></text:p>
          </table:table-cell>
          <table:table-cell office:value-type="float" office:value="4583.6989999999996" table:style-name="ce12">
            <text:p>4,584<text:s/></text:p>
          </table:table-cell>
          <table:table-cell office:value-type="float" office:value="16891" table:style-name="ce12">
            <text:p>16,891<text:s/></text:p>
          </table:table-cell>
          <table:table-cell office:value-type="float" office:value="886.76199999999994" table:style-name="ce12">
            <text:p>88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911" table:style-name="ce12">
            <text:p>7,911<text:s/></text:p>
          </table:table-cell>
          <table:table-cell office:value-type="float" office:value="22.094999999999999" table:style-name="ce12">
            <text:p>22<text:s/></text:p>
          </table:table-cell>
          <table:table-cell office:value-type="float" office:value="1033" table:style-name="ce12">
            <text:p>1,033<text:s/></text:p>
          </table:table-cell>
          <table:table-cell office:value-type="float" office:value="20.690999999999999" table:style-name="ce12">
            <text:p>2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92" table:style-name="ce12">
            <text:p>192<text:s/></text:p>
          </table:table-cell>
          <table:table-cell office:value-type="float" office:value="0.65300000000000002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6" table:style-name="ce12">
            <text:p>756<text:s/></text:p>
          </table:table-cell>
          <table:table-cell office:value-type="float" office:value="11.374000000000001" table:style-name="ce12">
            <text:p>1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75" table:style-name="ce12">
            <text:p>75<text:s/></text:p>
          </table:table-cell>
          <table:table-cell office:value-type="float" office:value="0.148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7297" table:style-name="ce12">
            <text:p>407,297<text:s/></text:p>
          </table:table-cell>
          <table:table-cell office:value-type="float" office:value="733.38400000000001" table:style-name="ce12">
            <text:p>733<text:s/></text:p>
          </table:table-cell>
          <table:table-cell office:value-type="float" office:value="532" table:style-name="ce12">
            <text:p>532<text:s/></text:p>
          </table:table-cell>
          <table:table-cell office:value-type="float" office:value="6.3920000000000003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3010" table:style-name="ce12">
            <text:p>263,010<text:s/></text:p>
          </table:table-cell>
          <table:table-cell office:value-type="float" office:value="995.37300000000005" table:style-name="ce12">
            <text:p>99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4169" table:style-name="ce12">
            <text:p>84,169<text:s/></text:p>
          </table:table-cell>
          <table:table-cell office:value-type="float" office:value="284.69" table:style-name="ce12">
            <text:p>28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0" table:style-name="ce12">
            <text:p>300<text:s/></text:p>
          </table:table-cell>
          <table:table-cell office:value-type="float" office:value="3.0750000000000002" table:style-name="ce12">
            <text:p>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6" table:style-name="ce12">
            <text:p>26<text:s/></text:p>
          </table:table-cell>
          <table:table-cell office:value-type="float" office:value="6.3280000000000003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82318" table:style-name="ce13">
            <text:p>82,318<text:s/></text:p>
          </table:table-cell>
          <table:table-cell office:value-type="float" office:value="146.29" table:style-name="ce13">
            <text:p>146<text:s/></text:p>
          </table:table-cell>
          <table:table-cell office:value-type="float" office:value="46318" table:style-name="ce13">
            <text:p>46,318<text:s/></text:p>
          </table:table-cell>
          <table:table-cell office:value-type="float" office:value="224.876" table:style-name="ce13">
            <text:p>225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3222378" table:style-name="ce13">
            <text:p>3,222,378<text:s/></text:p>
          </table:table-cell>
          <table:table-cell office:value-type="float" office:value="6019.4160000000002" table:style-name="ce13">
            <text:p>6,019<text:s/></text:p>
          </table:table-cell>
          <table:table-cell office:value-type="float" office:value="711" table:style-name="ce13">
            <text:p>711<text:s/></text:p>
          </table:table-cell>
          <table:table-cell office:value-type="float" office:value="16.710999999999999" table:style-name="ce13">
            <text:p>17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8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7" draw:style-name="a17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鱉</text:p>
          </table:table-cell>
          <table:covered-table-cell/>
          <table:table-cell office:value-type="string" table:number-columns-spanned="2" table:number-rows-spanned="1" table:style-name="ce28">
            <text:p>魚子醬</text:p>
          </table:table-cell>
          <table:covered-table-cell/>
          <table:table-cell office:value-type="string" table:number-columns-spanned="2" table:number-rows-spanned="1" table:style-name="ce28">
            <text:p>魚卵</text:p>
          </table:table-cell>
          <table:covered-table-cell/>
          <table:table-cell office:value-type="string" table:number-columns-spanned="2" table:number-rows-spanned="1" table:style-name="ce28">
            <text:p>魚翅</text:p>
          </table:table-cell>
          <table:covered-table-cell/>
          <table:table-cell office:value-type="string" table:number-columns-spanned="2" table:number-rows-spanned="1" table:style-name="ce28">
            <text:p>魚皮</text:p>
          </table:table-cell>
          <table:covered-table-cell/>
          <table:table-cell office:value-type="string" table:number-columns-spanned="2" table:number-rows-spanned="1" table:style-name="ce28">
            <text:p>魚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SOFT-SHELL TURTLE</text:p>
          </table:table-cell>
          <table:covered-table-cell/>
          <table:table-cell office:value-type="string" table:number-columns-spanned="2" table:number-rows-spanned="1" table:style-name="ce38">
            <text:p>CAVIER</text:p>
          </table:table-cell>
          <table:covered-table-cell/>
          <table:table-cell office:value-type="string" table:number-columns-spanned="2" table:number-rows-spanned="1" table:style-name="ce38">
            <text:p>FISH ROE</text:p>
          </table:table-cell>
          <table:covered-table-cell/>
          <table:table-cell office:value-type="string" table:number-columns-spanned="2" table:number-rows-spanned="1" table:style-name="ce38">
            <text:p>SHARK FIN</text:p>
          </table:table-cell>
          <table:covered-table-cell/>
          <table:table-cell office:value-type="string" table:number-columns-spanned="2" table:number-rows-spanned="1" table:style-name="ce38">
            <text:p>FISH SKIN</text:p>
          </table:table-cell>
          <table:covered-table-cell/>
          <table:table-cell office:value-type="string" table:number-columns-spanned="2" table:number-rows-spanned="1" table:style-name="ce38">
            <text:p>FISH LIVER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38641" table:formula="of:=  IF(SUM([.C10:.C30])=0;&quot;-&quot;;SUM([.C10:.C30]))" table:style-name="ce12">
            <text:p>38,641<text:s/></text:p>
          </table:table-cell>
          <table:table-cell office:value-type="float" office:value="241.77300000000002" table:formula="of:=  IF(SUM([.D10:.D30])=0;&quot;-&quot;;SUM([.D10:.D30]))" table:style-name="ce12">
            <text:p>242<text:s/></text:p>
          </table:table-cell>
          <table:table-cell office:value-type="float" office:value="261932" table:formula="of:=  IF(SUM([.E10:.E30])=0;&quot;-&quot;;SUM([.E10:.E30]))" table:style-name="ce12">
            <text:p>261,932<text:s/></text:p>
          </table:table-cell>
          <table:table-cell office:value-type="float" office:value="5430.1190000000015" table:formula="of:=  IF(SUM([.F10:.F30])=0;&quot;-&quot;;SUM([.F10:.F30]))" table:style-name="ce12">
            <text:p>5,430<text:s/></text:p>
          </table:table-cell>
          <table:table-cell office:value-type="float" office:value="3742491" table:formula="of:=  IF(SUM([.G10:.G30])=0;&quot;-&quot;;SUM([.G10:.G30]))" table:style-name="ce12">
            <text:p>3,742,491<text:s/></text:p>
          </table:table-cell>
          <table:table-cell office:value-type="float" office:value="31324.719999999994" table:formula="of:=  IF(SUM([.H10:.H30])=0;&quot;-&quot;;SUM([.H10:.H30]))" table:style-name="ce12">
            <text:p>31,325<text:s/></text:p>
          </table:table-cell>
          <table:table-cell office:value-type="float" office:value="908410" table:formula="of:=  IF(SUM([.I10:.I30])=0;&quot;-&quot;;SUM([.I10:.I30]))" table:style-name="ce12">
            <text:p>908,410<text:s/></text:p>
          </table:table-cell>
          <table:table-cell office:value-type="float" office:value="8815.7739999999994" table:formula="of:=  IF(SUM([.J10:.J30])=0;&quot;-&quot;;SUM([.J10:.J30]))" table:style-name="ce12">
            <text:p>8,816<text:s/></text:p>
          </table:table-cell>
          <table:table-cell office:value-type="float" office:value="1244976" table:formula="of:=  IF(SUM([.K10:.K30])=0;&quot;-&quot;;SUM([.K10:.K30]))" table:style-name="ce12">
            <text:p>1,244,976<text:s/></text:p>
          </table:table-cell>
          <table:table-cell office:value-type="float" office:value="963.36800000000017" table:formula="of:=  IF(SUM([.L10:.L30])=0;&quot;-&quot;;SUM([.L10:.L30]))" table:style-name="ce12">
            <text:p>963<text:s/></text:p>
          </table:table-cell>
          <table:table-cell office:value-type="float" office:value="10511" table:formula="of:=  IF(SUM([.M10:.M30])=0;&quot;-&quot;;SUM([.M10:.M30]))" table:style-name="ce12">
            <text:p>10,511<text:s/></text:p>
          </table:table-cell>
          <table:table-cell office:value-type="float" office:value="123.197" table:formula="of:=  IF(SUM([.N10:.N30])=0;&quot;-&quot;;SUM([.N10:.N30]))" table:style-name="ce12">
            <text:p>12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6399" table:style-name="ce12">
            <text:p>26,399<text:s/></text:p>
          </table:table-cell>
          <table:table-cell office:value-type="float" office:value="205.739" table:style-name="ce12">
            <text:p>206<text:s/></text:p>
          </table:table-cell>
          <table:table-cell office:value-type="float" office:value="10729" table:style-name="ce12">
            <text:p>10,729<text:s/></text:p>
          </table:table-cell>
          <table:table-cell office:value-type="float" office:value="158.74799999999999" table:style-name="ce12">
            <text:p>159<text:s/></text:p>
          </table:table-cell>
          <table:table-cell office:value-type="float" office:value="755185" table:style-name="ce12">
            <text:p>755,185<text:s/></text:p>
          </table:table-cell>
          <table:table-cell office:value-type="float" office:value="5204.375" table:style-name="ce12">
            <text:p>5,204<text:s/></text:p>
          </table:table-cell>
          <table:table-cell office:value-type="float" office:value="89629" table:style-name="ce12">
            <text:p>89,629<text:s/></text:p>
          </table:table-cell>
          <table:table-cell office:value-type="float" office:value="4899.768" table:style-name="ce12">
            <text:p>4,900<text:s/></text:p>
          </table:table-cell>
          <table:table-cell office:value-type="float" office:value="264371" table:style-name="ce12">
            <text:p>264,371<text:s/></text:p>
          </table:table-cell>
          <table:table-cell office:value-type="float" office:value="257.49299999999999" table:style-name="ce12">
            <text:p>257<text:s/></text:p>
          </table:table-cell>
          <table:table-cell office:value-type="float" office:value="2764" table:style-name="ce12">
            <text:p>2,764<text:s/></text:p>
          </table:table-cell>
          <table:table-cell office:value-type="float" office:value="12.422000000000001" table:style-name="ce12">
            <text:p>1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233" table:style-name="ce12">
            <text:p>4,233<text:s/></text:p>
          </table:table-cell>
          <table:table-cell office:value-type="float" office:value="30.753" table:style-name="ce12">
            <text:p>31<text:s/></text:p>
          </table:table-cell>
          <table:table-cell office:value-type="float" office:value="25198" table:style-name="ce12">
            <text:p>25,198<text:s/></text:p>
          </table:table-cell>
          <table:table-cell office:value-type="float" office:value="37.954999999999998" table:style-name="ce12">
            <text:p>3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5" table:style-name="ce12">
            <text:p>725<text:s/></text:p>
          </table:table-cell>
          <table:table-cell office:value-type="float" office:value="6.0220000000000002" table:style-name="ce12">
            <text:p>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145" table:style-name="ce12">
            <text:p>175,145<text:s/></text:p>
          </table:table-cell>
          <table:table-cell office:value-type="float" office:value="3948.24" table:style-name="ce12">
            <text:p>3,948<text:s/></text:p>
          </table:table-cell>
          <table:table-cell office:value-type="float" office:value="336704" table:style-name="ce12">
            <text:p>336,704<text:s/></text:p>
          </table:table-cell>
          <table:table-cell office:value-type="float" office:value="3609.6880000000001" table:style-name="ce12">
            <text:p>3,6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96872" table:style-name="ce12">
            <text:p>396,872<text:s/></text:p>
          </table:table-cell>
          <table:table-cell office:value-type="float" office:value="236.929" table:style-name="ce12">
            <text:p>237<text:s/></text:p>
          </table:table-cell>
          <table:table-cell office:value-type="float" office:value="2923" table:style-name="ce12">
            <text:p>2,923<text:s/></text:p>
          </table:table-cell>
          <table:table-cell office:value-type="float" office:value="42.738" table:style-name="ce12">
            <text:p>4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1120" table:style-name="ce12">
            <text:p>11,120<text:s/></text:p>
          </table:table-cell>
          <table:table-cell office:value-type="float" office:value="160.28399999999999" table:style-name="ce12">
            <text:p>16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5116" table:style-name="ce12">
            <text:p>175,116<text:s/></text:p>
          </table:table-cell>
          <table:table-cell office:value-type="float" office:value="98.016999999999996" table:style-name="ce12">
            <text:p>98<text:s/></text:p>
          </table:table-cell>
          <table:table-cell office:value-type="float" office:value="270" table:style-name="ce12">
            <text:p>270<text:s/></text:p>
          </table:table-cell>
          <table:table-cell office:value-type="float" office:value="0.13700000000000001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2358" table:style-name="ce12">
            <text:p>172,358<text:s/></text:p>
          </table:table-cell>
          <table:table-cell office:value-type="float" office:value="2239.183" table:style-name="ce12">
            <text:p>2,239<text:s/></text:p>
          </table:table-cell>
          <table:table-cell office:value-type="float" office:value="39270" table:style-name="ce12">
            <text:p>39,270<text:s/></text:p>
          </table:table-cell>
          <table:table-cell office:value-type="float" office:value="556.01900000000001" table:style-name="ce12">
            <text:p>556<text:s/></text:p>
          </table:table-cell>
          <table:table-cell office:value-type="float" office:value="9868" table:style-name="ce12">
            <text:p>9,868<text:s/></text:p>
          </table:table-cell>
          <table:table-cell office:value-type="float" office:value="5.95" table:style-name="ce12">
            <text:p>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4" table:style-name="ce12">
            <text:p>4<text:s/></text:p>
          </table:table-cell>
          <table:table-cell office:value-type="float" office:value="0.180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41" table:style-name="ce12">
            <text:p>1,741<text:s/></text:p>
          </table:table-cell>
          <table:table-cell office:value-type="float" office:value="2.56" table:style-name="ce12">
            <text:p>3<text:s/></text:p>
          </table:table-cell>
          <table:table-cell office:value-type="float" office:value="1890" table:style-name="ce12">
            <text:p>1,890<text:s/></text:p>
          </table:table-cell>
          <table:table-cell office:value-type="float" office:value="114.315" table:style-name="ce12">
            <text:p>114<text:s/></text:p>
          </table:table-cell>
          <table:table-cell office:value-type="float" office:value="59219" table:style-name="ce12">
            <text:p>59,219<text:s/></text:p>
          </table:table-cell>
          <table:table-cell office:value-type="float" office:value="71.481999999999999" table:style-name="ce12">
            <text:p>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726" table:style-name="ce12">
            <text:p>20,726<text:s/></text:p>
          </table:table-cell>
          <table:table-cell office:value-type="float" office:value="230.97200000000001" table:style-name="ce12">
            <text:p>23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607" table:style-name="ce12">
            <text:p>22,607<text:s/></text:p>
          </table:table-cell>
          <table:table-cell office:value-type="float" office:value="563.78800000000001" table:style-name="ce12">
            <text:p>564<text:s/></text:p>
          </table:table-cell>
          <table:table-cell office:value-type="float" office:value="285920" table:style-name="ce12">
            <text:p>285,920<text:s/></text:p>
          </table:table-cell>
          <table:table-cell office:value-type="float" office:value="4168.2969999999996" table:style-name="ce12">
            <text:p>4,1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9201" table:style-name="ce12">
            <text:p>9,201<text:s/></text:p>
          </table:table-cell>
          <table:table-cell office:value-type="float" office:value="297.97000000000003" table:style-name="ce12">
            <text:p>298<text:s/></text:p>
          </table:table-cell>
          <table:table-cell office:value-type="float" office:value="15945" table:style-name="ce12">
            <text:p>15,945<text:s/></text:p>
          </table:table-cell>
          <table:table-cell office:value-type="float" office:value="166.45400000000001" table:style-name="ce12">
            <text:p>16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9" table:style-name="ce12">
            <text:p>69<text:s/></text:p>
          </table:table-cell>
          <table:table-cell office:value-type="float" office:value="0.68799999999999994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74823" table:style-name="ce12">
            <text:p>274,823<text:s/></text:p>
          </table:table-cell>
          <table:table-cell office:value-type="float" office:value="3809.8409999999999" table:style-name="ce12">
            <text:p>3,81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437" table:style-name="ce12">
            <text:p>21,437<text:s/></text:p>
          </table:table-cell>
          <table:table-cell office:value-type="float" office:value="252.785" table:style-name="ce12">
            <text:p>25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12238" table:style-name="ce12">
            <text:p>12,238<text:s/></text:p>
          </table:table-cell>
          <table:table-cell office:value-type="float" office:value="35.853000000000002" table:style-name="ce12">
            <text:p>3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809" table:style-name="ce12">
            <text:p>4,809<text:s/></text:p>
          </table:table-cell>
          <table:table-cell office:value-type="float" office:value="145.57900000000001" table:style-name="ce12">
            <text:p>146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011" table:style-name="ce12">
            <text:p>4,011<text:s/></text:p>
          </table:table-cell>
          <table:table-cell office:value-type="float" office:value="2.492" table:style-name="ce12">
            <text:p>2<text:s/></text:p>
          </table:table-cell>
          <table:table-cell office:value-type="float" office:value="56" table:style-name="ce12">
            <text:p>56<text:s/></text:p>
          </table:table-cell>
          <table:table-cell office:value-type="float" office:value="2.0139999999999998" table:style-name="ce12">
            <text:p>2<text:s/></text:p>
          </table:table-cell>
          <table:table-cell office:value-type="float" office:value="32068" table:style-name="ce12">
            <text:p>32,068<text:s/></text:p>
          </table:table-cell>
          <table:table-cell office:value-type="float" office:value="16.86" table:style-name="ce12">
            <text:p>1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5886" table:style-name="ce12">
            <text:p>35,886<text:s/></text:p>
          </table:table-cell>
          <table:table-cell office:value-type="float" office:value="262.33699999999999" table:style-name="ce12">
            <text:p>262<text:s/></text:p>
          </table:table-cell>
          <table:table-cell office:value-type="float" office:value="139488" table:style-name="ce12">
            <text:p>139,488<text:s/></text:p>
          </table:table-cell>
          <table:table-cell office:value-type="float" office:value="348.49400000000003" table:style-name="ce12">
            <text:p>34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" table:style-name="ce12">
            <text:p>14<text:s/></text:p>
          </table:table-cell>
          <table:table-cell office:value-type="float" office:value="0.29399999999999998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float" office:value="4131" table:style-name="ce13">
            <text:p>4,131<text:s/></text:p>
          </table:table-cell>
          <table:table-cell office:value-type="float" office:value="168.28299999999999" table:style-name="ce13">
            <text:p>168<text:s/></text:p>
          </table:table-cell>
          <table:table-cell office:value-type="float" office:value="1677835" table:style-name="ce13">
            <text:p>1,677,835<text:s/></text:p>
          </table:table-cell>
          <table:table-cell office:value-type="float" office:value="11091.34" table:style-name="ce13">
            <text:p>11,091<text:s/></text:p>
          </table:table-cell>
          <table:table-cell office:value-type="float" office:value="772756" table:style-name="ce13">
            <text:p>772,756<text:s/></text:p>
          </table:table-cell>
          <table:table-cell office:value-type="float" office:value="3098.0790000000002" table:style-name="ce13">
            <text:p>3,098<text:s/></text:p>
          </table:table-cell>
          <table:table-cell office:value-type="float" office:value="307462" table:style-name="ce13">
            <text:p>307,462<text:s/></text:p>
          </table:table-cell>
          <table:table-cell office:value-type="float" office:value="276.637" table:style-name="ce13">
            <text:p>277<text:s/></text:p>
          </table:table-cell>
          <table:table-cell office:value-type="float" office:value="3746" table:style-name="ce13">
            <text:p>3,746<text:s/></text:p>
          </table:table-cell>
          <table:table-cell office:value-type="float" office:value="60.896000000000001" table:style-name="ce13">
            <text:p>6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19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8" draw:style-name="a18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魚溶漿</text:p>
          </table:table-cell>
          <table:covered-table-cell/>
          <table:table-cell office:value-type="string" table:number-columns-spanned="2" table:number-rows-spanned="1" table:style-name="ce28">
            <text:p>魚漿</text:p>
          </table:table-cell>
          <table:covered-table-cell/>
          <table:table-cell office:value-type="string" table:number-columns-spanned="2" table:number-rows-spanned="1" table:style-name="ce28">
            <text:p>魚粉</text:p>
          </table:table-cell>
          <table:covered-table-cell/>
          <table:table-cell office:value-type="string" table:number-columns-spanned="2" table:number-rows-spanned="1" table:style-name="ce28">
            <text:p>魚之其他部位</text:p>
          </table:table-cell>
          <table:covered-table-cell/>
          <table:table-cell office:value-type="string" table:number-columns-spanned="2" table:number-rows-spanned="1" table:style-name="ce28">
            <text:p>珍珠</text:p>
          </table:table-cell>
          <table:covered-table-cell/>
          <table:table-cell office:value-type="string" table:number-columns-spanned="2" table:number-rows-spanned="1" table:style-name="ce28">
            <text:p>珠母貝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FISH SOLUBLE</text:p>
          </table:table-cell>
          <table:covered-table-cell/>
          <table:table-cell office:value-type="string" table:number-columns-spanned="2" table:number-rows-spanned="1" table:style-name="ce38">
            <text:p>FISH MINCED</text:p>
          </table:table-cell>
          <table:covered-table-cell/>
          <table:table-cell office:value-type="string" table:number-columns-spanned="2" table:number-rows-spanned="1" table:style-name="ce38">
            <text:p>FISH MEAL</text:p>
          </table:table-cell>
          <table:covered-table-cell/>
          <table:table-cell office:value-type="string" table:number-columns-spanned="2" table:number-rows-spanned="1" table:style-name="ce38">
            <text:p>OTH. PART OF FISH</text:p>
          </table:table-cell>
          <table:covered-table-cell/>
          <table:table-cell office:value-type="string" table:number-columns-spanned="2" table:number-rows-spanned="1" table:style-name="ce38">
            <text:p>PEARL</text:p>
          </table:table-cell>
          <table:covered-table-cell/>
          <table:table-cell office:value-type="string" table:number-columns-spanned="2" table:number-rows-spanned="1" table:style-name="ce38">
            <text:p>MOTHER OF PEARL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697000" table:formula="of:=  IF(SUM([.C10:.C30])=0;&quot;-&quot;;SUM([.C10:.C30]))" table:style-name="ce12">
            <text:p>1,697,000<text:s/></text:p>
          </table:table-cell>
          <table:table-cell office:value-type="float" office:value="1384.8" table:formula="of:=  IF(SUM([.D10:.D30])=0;&quot;-&quot;;SUM([.D10:.D30]))" table:style-name="ce12">
            <text:p>1,385<text:s/></text:p>
          </table:table-cell>
          <table:table-cell office:value-type="float" office:value="34893254" table:formula="of:=  IF(SUM([.E10:.E30])=0;&quot;-&quot;;SUM([.E10:.E30]))" table:style-name="ce12">
            <text:p>34,893,254<text:s/></text:p>
          </table:table-cell>
          <table:table-cell office:value-type="float" office:value="67257.89499999999" table:formula="of:=  IF(SUM([.F10:.F30])=0;&quot;-&quot;;SUM([.F10:.F30]))" table:style-name="ce12">
            <text:p>67,258<text:s/></text:p>
          </table:table-cell>
          <table:table-cell office:value-type="float" office:value="53146" table:formula="of:=  IF(SUM([.G10:.G30])=0;&quot;-&quot;;SUM([.G10:.G30]))" table:style-name="ce12">
            <text:p>53,146<text:s/></text:p>
          </table:table-cell>
          <table:table-cell office:value-type="float" office:value="227.32899999999998" table:formula="of:=  IF(SUM([.H10:.H30])=0;&quot;-&quot;;SUM([.H10:.H30]))" table:style-name="ce12">
            <text:p>227<text:s/></text:p>
          </table:table-cell>
          <table:table-cell office:value-type="float" office:value="359237" table:formula="of:=  IF(SUM([.I10:.I30])=0;&quot;-&quot;;SUM([.I10:.I30]))" table:style-name="ce12">
            <text:p>359,237<text:s/></text:p>
          </table:table-cell>
          <table:table-cell office:value-type="float" office:value="1516.509" table:formula="of:=  IF(SUM([.J10:.J30])=0;&quot;-&quot;;SUM([.J10:.J30]))" table:style-name="ce12">
            <text:p>1,517<text:s/></text:p>
          </table:table-cell>
          <table:table-cell office:value-type="float" office:value="6353" table:formula="of:=  IF(SUM([.K10:.K30])=0;&quot;-&quot;;SUM([.K10:.K30]))" table:style-name="ce12">
            <text:p>6,353<text:s/></text:p>
          </table:table-cell>
          <table:table-cell office:value-type="float" office:value="3201.0090000000005" table:formula="of:=  IF(SUM([.L10:.L30])=0;&quot;-&quot;;SUM([.L10:.L30]))" table:style-name="ce12">
            <text:p>3,201<text:s/></text:p>
          </table:table-cell>
          <table:table-cell office:value-type="float" office:value="14951" table:formula="of:=  IF(SUM([.M10:.M30])=0;&quot;-&quot;;SUM([.M10:.M30]))" table:style-name="ce12">
            <text:p>14,951<text:s/></text:p>
          </table:table-cell>
          <table:table-cell office:value-type="float" office:value="154.08400000000003" table:formula="of:=  IF(SUM([.N10:.N30])=0;&quot;-&quot;;SUM([.N10:.N30]))" table:style-name="ce12">
            <text:p>15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296000" table:style-name="ce12">
            <text:p>296,000<text:s/></text:p>
          </table:table-cell>
          <table:table-cell office:value-type="float" office:value="231.58099999999999" table:style-name="ce12">
            <text:p>232<text:s/></text:p>
          </table:table-cell>
          <table:table-cell office:value-type="float" office:value="8909577" table:style-name="ce12">
            <text:p>8,909,577<text:s/></text:p>
          </table:table-cell>
          <table:table-cell office:value-type="float" office:value="7272.7690000000002" table:style-name="ce12">
            <text:p>7,273<text:s/></text:p>
          </table:table-cell>
          <table:table-cell office:value-type="float" office:value="18000" table:style-name="ce12">
            <text:p>18,000<text:s/></text:p>
          </table:table-cell>
          <table:table-cell office:value-type="float" office:value="14.996" table:style-name="ce12">
            <text:p>15<text:s/></text:p>
          </table:table-cell>
          <table:table-cell office:value-type="float" office:value="48311" table:style-name="ce12">
            <text:p>48,311<text:s/></text:p>
          </table:table-cell>
          <table:table-cell office:value-type="float" office:value="188.87799999999999" table:style-name="ce12">
            <text:p>189<text:s/></text:p>
          </table:table-cell>
          <table:table-cell office:value-type="float" office:value="6123" table:style-name="ce12">
            <text:p>6,123<text:s/></text:p>
          </table:table-cell>
          <table:table-cell office:value-type="float" office:value="1673.7239999999999" table:style-name="ce12">
            <text:p>1,674<text:s/></text:p>
          </table:table-cell>
          <table:table-cell office:value-type="float" office:value="13237" table:style-name="ce12">
            <text:p>13,237<text:s/></text:p>
          </table:table-cell>
          <table:table-cell office:value-type="float" office:value="133.41300000000001" table:style-name="ce12">
            <text:p>133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296" table:style-name="ce12">
            <text:p>7,296<text:s/></text:p>
          </table:table-cell>
          <table:table-cell office:value-type="float" office:value="45.323" table:style-name="ce12">
            <text:p>4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172000" table:style-name="ce12">
            <text:p>1,172,000<text:s/></text:p>
          </table:table-cell>
          <table:table-cell office:value-type="float" office:value="753.41800000000001" table:style-name="ce12">
            <text:p>753<text:s/></text:p>
          </table:table-cell>
          <table:table-cell office:value-type="float" office:value="920640" table:style-name="ce12">
            <text:p>920,640<text:s/></text:p>
          </table:table-cell>
          <table:table-cell office:value-type="float" office:value="4227.7520000000004" table:style-name="ce12">
            <text:p>4,228<text:s/></text:p>
          </table:table-cell>
          <table:table-cell office:value-type="float" office:value="14000" table:style-name="ce12">
            <text:p>14,000<text:s/></text:p>
          </table:table-cell>
          <table:table-cell office:value-type="float" office:value="141.77099999999999" table:style-name="ce12">
            <text:p>142<text:s/></text:p>
          </table:table-cell>
          <table:table-cell office:value-type="float" office:value="128182" table:style-name="ce12">
            <text:p>128,182<text:s/></text:p>
          </table:table-cell>
          <table:table-cell office:value-type="float" office:value="965.61800000000005" table:style-name="ce12">
            <text:p>966<text:s/></text:p>
          </table:table-cell>
          <table:table-cell office:value-type="float" office:value="56" table:style-name="ce12">
            <text:p>56<text:s/></text:p>
          </table:table-cell>
          <table:table-cell office:value-type="float" office:value="351.29399999999998" table:style-name="ce12">
            <text:p>35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360763" table:style-name="ce12">
            <text:p>5,360,763<text:s/></text:p>
          </table:table-cell>
          <table:table-cell office:value-type="float" office:value="10139.459000000001" table:style-name="ce12">
            <text:p>10,13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318" table:style-name="ce12">
            <text:p>25,318<text:s/></text:p>
          </table:table-cell>
          <table:table-cell office:value-type="float" office:value="102.312" table:style-name="ce12">
            <text:p>10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0" table:style-name="ce12">
            <text:p>80<text:s/></text:p>
          </table:table-cell>
          <table:table-cell office:value-type="float" office:value="9.5000000000000001E-2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944935" table:style-name="ce12">
            <text:p>2,944,935<text:s/></text:p>
          </table:table-cell>
          <table:table-cell office:value-type="float" office:value="5649.0330000000004" table:style-name="ce12">
            <text:p>5,6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48" table:style-name="ce12">
            <text:p>4,548<text:s/></text:p>
          </table:table-cell>
          <table:table-cell office:value-type="float" office:value="15.5" table:style-name="ce12">
            <text:p>16<text:s/></text:p>
          </table:table-cell>
          <table:table-cell office:value-type="float" office:value="3" table:style-name="ce12">
            <text:p>3<text:s/></text:p>
          </table:table-cell>
          <table:table-cell office:value-type="float" office:value="30.212" table:style-name="ce12">
            <text:p>30<text:s/></text:p>
          </table:table-cell>
          <table:table-cell office:value-type="float" office:value="107" table:style-name="ce12">
            <text:p>107<text:s/></text:p>
          </table:table-cell>
          <table:table-cell office:value-type="float" office:value="0.88800000000000001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32000" table:style-name="ce12">
            <text:p>32,000<text:s/></text:p>
          </table:table-cell>
          <table:table-cell office:value-type="float" office:value="23.713000000000001" table:style-name="ce12">
            <text:p>24<text:s/></text:p>
          </table:table-cell>
          <table:table-cell office:value-type="float" office:value="2760366" table:style-name="ce12">
            <text:p>2,760,366<text:s/></text:p>
          </table:table-cell>
          <table:table-cell office:value-type="float" office:value="6835.4309999999996" table:style-name="ce12">
            <text:p>6,8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7999" table:style-name="ce12">
            <text:p>17,999<text:s/></text:p>
          </table:table-cell>
          <table:table-cell office:value-type="float" office:value="109.488" table:style-name="ce12">
            <text:p>109<text:s/></text:p>
          </table:table-cell>
          <table:table-cell office:value-type="float" office:value="2" table:style-name="ce12">
            <text:p>2<text:s/></text:p>
          </table:table-cell>
          <table:table-cell office:value-type="float" office:value="3.5230000000000001" table:style-name="ce12">
            <text:p>4<text:s/></text:p>
          </table:table-cell>
          <table:table-cell office:value-type="float" office:value="164" table:style-name="ce12">
            <text:p>164<text:s/></text:p>
          </table:table-cell>
          <table:table-cell office:value-type="float" office:value="0.88800000000000001" table:style-name="ce12">
            <text:p>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3019580" table:style-name="ce12">
            <text:p>13,019,580<text:s/></text:p>
          </table:table-cell>
          <table:table-cell office:value-type="float" office:value="30971.402999999998" table:style-name="ce12">
            <text:p>30,97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" table:style-name="ce12">
            <text:p>3<text:s/></text:p>
          </table:table-cell>
          <table:table-cell office:value-type="float" office:value="39.281999999999996" table:style-name="ce12">
            <text:p>3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60000" table:style-name="ce12">
            <text:p>160,000<text:s/></text:p>
          </table:table-cell>
          <table:table-cell office:value-type="float" office:value="303.23200000000003" table:style-name="ce12">
            <text:p>303<text:s/></text:p>
          </table:table-cell>
          <table:table-cell office:value-type="float" office:value="424420" table:style-name="ce12">
            <text:p>424,420<text:s/></text:p>
          </table:table-cell>
          <table:table-cell office:value-type="float" office:value="941.42100000000005" table:style-name="ce12">
            <text:p>94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54" table:style-name="ce12">
            <text:p>454<text:s/></text:p>
          </table:table-cell>
          <table:table-cell office:value-type="float" office:value="0.157" table:style-name="ce12">
            <text:p>0<text:s/></text:p>
          </table:table-cell>
          <table:table-cell office:value-type="float" office:value="20" table:style-name="ce12">
            <text:p>20<text:s/></text:p>
          </table:table-cell>
          <table:table-cell office:value-type="float" office:value="41.603999999999999" table:style-name="ce12">
            <text:p>42<text:s/></text:p>
          </table:table-cell>
          <table:table-cell office:value-type="float" office:value="13" table:style-name="ce12">
            <text:p>13<text:s/></text:p>
          </table:table-cell>
          <table:table-cell office:value-type="float" office:value="0.155" table:style-name="ce12">
            <text:p>0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6" table:style-name="ce12">
            <text:p>16<text:s/></text:p>
          </table:table-cell>
          <table:table-cell office:value-type="float" office:value="0.5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15000" table:style-name="ce12">
            <text:p>15,000<text:s/></text:p>
          </table:table-cell>
          <table:table-cell office:value-type="float" office:value="11.866" table:style-name="ce12">
            <text:p>12<text:s/></text:p>
          </table:table-cell>
          <table:table-cell office:value-type="float" office:value="324767" table:style-name="ce12">
            <text:p>324,767<text:s/></text:p>
          </table:table-cell>
          <table:table-cell office:value-type="float" office:value="819.26" table:style-name="ce12">
            <text:p>81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" table:style-name="ce12">
            <text:p>20<text:s/></text:p>
          </table:table-cell>
          <table:table-cell office:value-type="float" office:value="0.115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06" table:style-name="ce12">
            <text:p>1,206<text:s/></text:p>
          </table:table-cell>
          <table:table-cell office:value-type="float" office:value="1.587" table:style-name="ce12">
            <text:p>2<text:s/></text:p>
          </table:table-cell>
          <table:table-cell office:value-type="float" office:value="12900" table:style-name="ce12">
            <text:p>12,900<text:s/></text:p>
          </table:table-cell>
          <table:table-cell office:value-type="float" office:value="5.1790000000000003" table:style-name="ce12">
            <text:p>5<text:s/></text:p>
          </table:table-cell>
          <table:table-cell office:value-type="float" office:value="482" table:style-name="ce12">
            <text:p>482<text:s/></text:p>
          </table:table-cell>
          <table:table-cell office:value-type="float" office:value="0.53400000000000003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float" office:value="3.1280000000000001" table:style-name="ce12">
            <text:p>3<text:s/></text:p>
          </table:table-cell>
          <table:table-cell office:value-type="float" office:value="1319" table:style-name="ce12">
            <text:p>1,319<text:s/></text:p>
          </table:table-cell>
          <table:table-cell office:value-type="float" office:value="17.972999999999999" table:style-name="ce12">
            <text:p>18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1500" table:style-name="ce12">
            <text:p>121,500<text:s/></text:p>
          </table:table-cell>
          <table:table-cell office:value-type="float" office:value="277.166" table:style-name="ce12">
            <text:p>27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22000" table:style-name="ce13">
            <text:p>22,000<text:s/></text:p>
          </table:table-cell>
          <table:table-cell office:value-type="float" office:value="60.99" table:style-name="ce13">
            <text:p>61<text:s/></text:p>
          </table:table-cell>
          <table:table-cell office:value-type="float" office:value="105500" table:style-name="ce13">
            <text:p>105,500<text:s/></text:p>
          </table:table-cell>
          <table:table-cell office:value-type="float" office:value="122.614" table:style-name="ce13">
            <text:p>123<text:s/></text:p>
          </table:table-cell>
          <table:table-cell office:value-type="float" office:value="950" table:style-name="ce13">
            <text:p>950<text:s/></text:p>
          </table:table-cell>
          <table:table-cell office:value-type="float" office:value="20.059999999999999" table:style-name="ce13">
            <text:p>20<text:s/></text:p>
          </table:table-cell>
          <table:table-cell office:value-type="float" office:value="133923" table:style-name="ce13">
            <text:p>133,923<text:s/></text:p>
          </table:table-cell>
          <table:table-cell office:value-type="float" office:value="133.90700000000001" table:style-name="ce13">
            <text:p>134<text:s/></text:p>
          </table:table-cell>
          <table:table-cell office:value-type="float" office:value="130" table:style-name="ce13">
            <text:p>130<text:s/></text:p>
          </table:table-cell>
          <table:table-cell office:value-type="float" office:value="1057.741" table:style-name="ce13">
            <text:p>1,058<text:s/></text:p>
          </table:table-cell>
          <table:table-cell office:value-type="float" office:value="31" table:style-name="ce13">
            <text:p>31<text:s/></text:p>
          </table:table-cell>
          <table:table-cell office:value-type="float" office:value="0.67200000000000004" table:style-name="ce13">
            <text:p>1<text:s/>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20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1"/>
        <table:table-column table:style-name="co4" table:number-columns-repeated="16370" table:default-cell-style-name="ce1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4">
            <text:p>(1.3)國家別水產別貿易量值(續)</text:p>
          </table:table-cell>
          <table:covered-table-cell table:number-columns-repeated="2"/>
          <table:table-cell table:number-columns-repeated="5" table:style-name="ce1"/>
          <table:table-cell office:value-type="string" table:style-name="ce23">
            <text:p>(1.3)By country and by species(Continued)</text:p>
          </table:table-cell>
          <table:table-cell table:number-columns-repeated="2" table:style-name="ce20"/>
          <table:table-cell table:number-columns-repeated="16372" table:style-name="ce1"/>
        </table:table-row>
        <table:table-row table:style-name="ro2">
          <table:table-cell table:number-columns-repeated="4" table:style-name="ce1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number-columns-spanned="2" table:number-rows-spanned="1" table:style-name="ce34"/>
          <table:covered-table-cell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number-columns-spanned="2" table:number-rows-spanned="1" table:style-name="ce34"/>
          <table:covered-table-cell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 table:style-name="ce19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19" draw:style-name="a19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珊瑚</text:p>
          </table:table-cell>
          <table:covered-table-cell/>
          <table:table-cell office:value-type="string" table:number-columns-spanned="2" table:number-rows-spanned="1" table:style-name="ce28">
            <text:p>海綿</text:p>
          </table:table-cell>
          <table:covered-table-cell/>
          <table:table-cell office:value-type="string" table:number-columns-spanned="2" table:number-rows-spanned="1" table:style-name="ce28">
            <text:p>海帶</text:p>
          </table:table-cell>
          <table:covered-table-cell/>
          <table:table-cell office:value-type="string" table:number-columns-spanned="2" table:number-rows-spanned="1" table:style-name="ce28">
            <text:p>海苔．紫菜</text:p>
          </table:table-cell>
          <table:covered-table-cell/>
          <table:table-cell office:value-type="string" table:number-columns-spanned="2" table:number-rows-spanned="1" table:style-name="ce28">
            <text:p>髮菜</text:p>
          </table:table-cell>
          <table:covered-table-cell/>
          <table:table-cell office:value-type="string" table:number-columns-spanned="2" table:number-rows-spanned="1" table:style-name="ce28">
            <text:p>麒麟菜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CORAL</text:p>
          </table:table-cell>
          <table:covered-table-cell/>
          <table:table-cell office:value-type="string" table:number-columns-spanned="2" table:number-rows-spanned="1" table:style-name="ce38">
            <text:p>SPONGE</text:p>
          </table:table-cell>
          <table:covered-table-cell/>
          <table:table-cell office:value-type="string" table:number-columns-spanned="2" table:number-rows-spanned="1" table:style-name="ce38">
            <text:p>LAMINARIA SEAWEED</text:p>
          </table:table-cell>
          <table:covered-table-cell/>
          <table:table-cell office:value-type="string" table:number-columns-spanned="2" table:number-rows-spanned="1" table:style-name="ce38">
            <text:p>SEA LAVER</text:p>
          </table:table-cell>
          <table:covered-table-cell/>
          <table:table-cell office:value-type="string" table:number-columns-spanned="2" table:number-rows-spanned="1" table:style-name="ce38">
            <text:p>BLACK MOSS</text:p>
          </table:table-cell>
          <table:covered-table-cell/>
          <table:table-cell office:value-type="string" table:number-columns-spanned="2" table:number-rows-spanned="1" table:style-name="ce38">
            <text:p>EUCHEUMA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 table:style-name="ce14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620506" table:formula="of:=  IF(SUM([.C10:.C30])=0;&quot;-&quot;;SUM([.C10:.C30]))" table:style-name="ce12">
            <text:p>620,506<text:s/></text:p>
          </table:table-cell>
          <table:table-cell office:value-type="float" office:value="86533.962999999989" table:formula="of:=  IF(SUM([.D10:.D30])=0;&quot;-&quot;;SUM([.D10:.D30]))" table:style-name="ce12">
            <text:p>86,534<text:s/></text:p>
          </table:table-cell>
          <table:table-cell office:value-type="float" office:value="1898" table:formula="of:=  IF(SUM([.E10:.E30])=0;&quot;-&quot;;SUM([.E10:.E30]))" table:style-name="ce12">
            <text:p>1,898<text:s/></text:p>
          </table:table-cell>
          <table:table-cell office:value-type="float" office:value="48.481000000000002" table:formula="of:=  IF(SUM([.F10:.F30])=0;&quot;-&quot;;SUM([.F10:.F30]))" table:style-name="ce12">
            <text:p>48<text:s/></text:p>
          </table:table-cell>
          <table:table-cell office:value-type="float" office:value="10404390" table:formula="of:=  IF(SUM([.G10:.G30])=0;&quot;-&quot;;SUM([.G10:.G30]))" table:style-name="ce12">
            <text:p>10,404,390<text:s/></text:p>
          </table:table-cell>
          <table:table-cell office:value-type="float" office:value="12157.893" table:formula="of:=  IF(SUM([.H10:.H30])=0;&quot;-&quot;;SUM([.H10:.H30]))" table:style-name="ce12">
            <text:p>12,158<text:s/></text:p>
          </table:table-cell>
          <table:table-cell office:value-type="float" office:value="2011740" table:formula="of:=  IF(SUM([.I10:.I30])=0;&quot;-&quot;;SUM([.I10:.I30]))" table:style-name="ce12">
            <text:p>2,011,740<text:s/></text:p>
          </table:table-cell>
          <table:table-cell office:value-type="float" office:value="33712.029000000002" table:formula="of:=  IF(SUM([.J10:.J30])=0;&quot;-&quot;;SUM([.J10:.J30]))" table:style-name="ce12">
            <text:p>33,712<text:s/></text:p>
          </table:table-cell>
          <table:table-cell office:value-type="float" office:value="5298" table:formula="of:=  IF(SUM([.K10:.K30])=0;&quot;-&quot;;SUM([.K10:.K30]))" table:style-name="ce12">
            <text:p>5,298<text:s/></text:p>
          </table:table-cell>
          <table:table-cell office:value-type="float" office:value="88.881" table:formula="of:=  IF(SUM([.L10:.L30])=0;&quot;-&quot;;SUM([.L10:.L30]))" table:style-name="ce12">
            <text:p>89<text:s/></text:p>
          </table:table-cell>
          <table:table-cell office:value-type="float" office:value="102084" table:formula="of:=  IF(SUM([.M10:.M30])=0;&quot;-&quot;;SUM([.M10:.M30]))" table:style-name="ce12">
            <text:p>102,084<text:s/></text:p>
          </table:table-cell>
          <table:table-cell office:value-type="float" office:value="175.60399999999998" table:formula="of:=  IF(SUM([.N10:.N30])=0;&quot;-&quot;;SUM([.N10:.N30]))" table:style-name="ce12">
            <text:p>176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480" table:style-name="ce12">
            <text:p>1,480<text:s/></text:p>
          </table:table-cell>
          <table:table-cell office:value-type="float" office:value="22735.366999999998" table:style-name="ce12">
            <text:p>22,735<text:s/></text:p>
          </table:table-cell>
          <table:table-cell office:value-type="float" office:value="600" table:style-name="ce12">
            <text:p>600<text:s/></text:p>
          </table:table-cell>
          <table:table-cell office:value-type="float" office:value="3.3029999999999999" table:style-name="ce12">
            <text:p>3<text:s/></text:p>
          </table:table-cell>
          <table:table-cell office:value-type="float" office:value="10036010" table:style-name="ce12">
            <text:p>10,036,010<text:s/></text:p>
          </table:table-cell>
          <table:table-cell office:value-type="float" office:value="7923.3670000000002" table:style-name="ce12">
            <text:p>7,923<text:s/></text:p>
          </table:table-cell>
          <table:table-cell office:value-type="float" office:value="752692" table:style-name="ce12">
            <text:p>752,692<text:s/></text:p>
          </table:table-cell>
          <table:table-cell office:value-type="float" office:value="8913.3979999999992" table:style-name="ce12">
            <text:p>8,913<text:s/></text:p>
          </table:table-cell>
          <table:table-cell office:value-type="float" office:value="5298" table:style-name="ce12">
            <text:p>5,298<text:s/></text:p>
          </table:table-cell>
          <table:table-cell office:value-type="float" office:value="88.881" table:style-name="ce12">
            <text:p>89<text:s/></text:p>
          </table:table-cell>
          <table:table-cell office:value-type="float" office:value="17054" table:style-name="ce12">
            <text:p>17,054<text:s/></text:p>
          </table:table-cell>
          <table:table-cell office:value-type="float" office:value="41.73" table:style-name="ce12">
            <text:p>4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10144" table:style-name="ce12">
            <text:p>10,144<text:s/></text:p>
          </table:table-cell>
          <table:table-cell office:value-type="float" office:value="57607.351999999999" table:style-name="ce12">
            <text:p>57,607<text:s/></text:p>
          </table:table-cell>
          <table:table-cell office:value-type="float" office:value="14" table:style-name="ce12">
            <text:p>14<text:s/></text:p>
          </table:table-cell>
          <table:table-cell office:value-type="float" office:value="3.56" table:style-name="ce12">
            <text:p>4<text:s/></text:p>
          </table:table-cell>
          <table:table-cell office:value-type="float" office:value="335923" table:style-name="ce12">
            <text:p>335,923<text:s/></text:p>
          </table:table-cell>
          <table:table-cell office:value-type="float" office:value="3365.982" table:style-name="ce12">
            <text:p>3,366<text:s/></text:p>
          </table:table-cell>
          <table:table-cell office:value-type="float" office:value="33859" table:style-name="ce12">
            <text:p>33,859<text:s/></text:p>
          </table:table-cell>
          <table:table-cell office:value-type="float" office:value="746.92600000000004" table:style-name="ce12">
            <text:p>74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00" table:style-name="ce12">
            <text:p>700<text:s/></text:p>
          </table:table-cell>
          <table:table-cell office:value-type="float" office:value="4.1529999999999996" table:style-name="ce12">
            <text:p>4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1058" table:style-name="ce12">
            <text:p>1,058<text:s/></text:p>
          </table:table-cell>
          <table:table-cell office:value-type="float" office:value="893.36199999999997" table:style-name="ce12">
            <text:p>89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730" table:style-name="ce12">
            <text:p>5,730<text:s/></text:p>
          </table:table-cell>
          <table:table-cell office:value-type="float" office:value="6.7969999999999997" table:style-name="ce12">
            <text:p>7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11000" table:style-name="ce12">
            <text:p>11,000<text:s/></text:p>
          </table:table-cell>
          <table:table-cell office:value-type="float" office:value="5.4880000000000004" table:style-name="ce12">
            <text:p>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2390" table:style-name="ce12">
            <text:p>22,390<text:s/></text:p>
          </table:table-cell>
          <table:table-cell office:value-type="float" office:value="30.763000000000002" table:style-name="ce12">
            <text:p>31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" table:style-name="ce12">
            <text:p>20<text:s/></text:p>
          </table:table-cell>
          <table:table-cell office:value-type="float" office:value="0.255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5086" table:style-name="ce12">
            <text:p>215,086<text:s/></text:p>
          </table:table-cell>
          <table:table-cell office:value-type="float" office:value="3837.36" table:style-name="ce12">
            <text:p>3,83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255" table:style-name="ce12">
            <text:p>255<text:s/></text:p>
          </table:table-cell>
          <table:table-cell office:value-type="float" office:value="1167.922" table:style-name="ce12">
            <text:p>1,16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53" table:style-name="ce12">
            <text:p>53<text:s/></text:p>
          </table:table-cell>
          <table:table-cell office:value-type="float" office:value="2.3580000000000001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" table:style-name="ce12">
            <text:p>10<text:s/></text:p>
          </table:table-cell>
          <table:table-cell office:value-type="float" office:value="0.127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0" table:style-name="ce12">
            <text:p>1,000<text:s/></text:p>
          </table:table-cell>
          <table:table-cell office:value-type="float" office:value="1.996" table:style-name="ce12">
            <text:p>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0730" table:style-name="ce12">
            <text:p>30,730<text:s/></text:p>
          </table:table-cell>
          <table:table-cell office:value-type="float" office:value="354.233" table:style-name="ce12">
            <text:p>354<text:s/></text:p>
          </table:table-cell>
          <table:table-cell office:value-type="float" office:value="992671" table:style-name="ce12">
            <text:p>992,671<text:s/></text:p>
          </table:table-cell>
          <table:table-cell office:value-type="float" office:value="20025.061000000002" table:style-name="ce12">
            <text:p>20,02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float" office:value="592334" table:style-name="ce12">
            <text:p>592,334<text:s/></text:p>
          </table:table-cell>
          <table:table-cell office:value-type="float" office:value="81.072999999999993" table:style-name="ce12">
            <text:p>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56210" table:style-name="ce12">
            <text:p>56,210<text:s/></text:p>
          </table:table-cell>
          <table:table-cell office:value-type="float" office:value="92.161000000000001" table:style-name="ce12">
            <text:p>92<text:s/>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4182" table:style-name="ce13">
            <text:p>4,182<text:s/></text:p>
          </table:table-cell>
          <table:table-cell office:value-type="float" office:value="4041.0410000000002" table:style-name="ce13">
            <text:p>4,041<text:s/></text:p>
          </table:table-cell>
          <table:table-cell office:value-type="float" office:value="1284" table:style-name="ce13">
            <text:p>1,284<text:s/></text:p>
          </table:table-cell>
          <table:table-cell office:value-type="float" office:value="41.618000000000002" table:style-name="ce13">
            <text:p>42<text:s/></text:p>
          </table:table-cell>
          <table:table-cell office:value-type="float" office:value="727" table:style-name="ce13">
            <text:p>727<text:s/></text:p>
          </table:table-cell>
          <table:table-cell office:value-type="float" office:value="512.31500000000005" table:style-name="ce13">
            <text:p>512<text:s/></text:p>
          </table:table-cell>
          <table:table-cell office:value-type="float" office:value="17402" table:style-name="ce13">
            <text:p>17,402<text:s/></text:p>
          </table:table-cell>
          <table:table-cell office:value-type="float" office:value="188.90199999999999" table:style-name="ce13">
            <text:p>189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 table:style-name="ce14"/>
        </table:table-row>
        <table:table-row table:number-rows-repeated="1048546" table:style-name="ro5">
          <table:table-cell table:number-columns-repeated="16384"/>
        </table:table-row>
      </table:table>
      <table:table table:name="國家別水產別水產貿易量值-21" table:style-name="ta1">
        <table:table-column table:style-name="co1" table:default-cell-style-name="ce19"/>
        <table:table-column table:style-name="co2" table:default-cell-style-name="ce19"/>
        <table:table-column table:style-name="co3" table:number-columns-repeated="12" table:default-cell-style-name="ce19"/>
        <table:table-column table:style-name="co4" table:number-columns-repeated="16370" table:default-cell-style-name="ce19"/>
        <table:table-row table:style-name="ro1">
          <table:table-cell office:value-type="string" table:number-columns-spanned="3" table:number-rows-spanned="1" table:style-name="ce32">
            <text:p>8‧水產貿易量值 <text:s/>(1)進口</text:p>
          </table:table-cell>
          <table:covered-table-cell table:number-columns-repeated="2"/>
          <table:table-cell table:number-columns-repeated="4" table:style-name="ce19"/>
          <table:table-cell office:value-type="string" table:number-columns-spanned="6" table:number-rows-spanned="1" table:style-name="ce32">
            <text:p>8‧THE TRADE OF FISHERY PRODUCTS (1)IMPORT</text:p>
          </table:table-cell>
          <table:covered-table-cell table:number-columns-repeated="5"/>
          <table:table-cell table:number-columns-repeated="16371" table:style-name="ce19"/>
        </table:table-row>
        <table:table-row table:style-name="ro2">
          <table:table-cell table:style-name="ce19"/>
          <table:table-cell office:value-type="string" table:number-columns-spanned="3" table:number-rows-spanned="1" table:style-name="ce34">
            <text:p>(1.3)國家別水產別貿易量值(續完)</text:p>
          </table:table-cell>
          <table:covered-table-cell table:number-columns-repeated="2"/>
          <table:table-cell table:number-columns-repeated="5" table:style-name="ce19"/>
          <table:table-cell office:value-type="string" table:style-name="ce23">
            <text:p>(1.3)By country and by species(End)</text:p>
          </table:table-cell>
          <table:table-cell table:number-columns-repeated="2" table:style-name="ce20"/>
          <table:table-cell table:number-columns-repeated="16372" table:style-name="ce19"/>
        </table:table-row>
        <table:table-row table:style-name="ro2">
          <table:table-cell table:number-columns-repeated="4" table:style-name="ce19"/>
          <table:table-cell office:value-type="string" table:style-name="ce2">
            <text:p>單位：</text:p>
          </table:table-cell>
          <table:table-cell office:value-type="string" table:style-name="ce2">
            <text:p>數量：</text:p>
          </table:table-cell>
          <table:table-cell office:value-type="string" table:style-name="ce5">
            <text:p>公斤</text:p>
          </table:table-cell>
          <table:table-cell table:number-columns-repeated="3" table:style-name="ce19"/>
          <table:table-cell office:value-type="string" table:style-name="ce2">
            <text:p>Unit：</text:p>
          </table:table-cell>
          <table:table-cell office:value-type="string" table:style-name="ce2">
            <text:p>Quantity：</text:p>
          </table:table-cell>
          <table:table-cell office:value-type="string" table:style-name="ce5">
            <text:p>K.G.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2" table:style-name="ce19"/>
          <table:table-cell table:style-name="ce21"/>
          <table:table-cell table:style-name="ce22"/>
          <table:table-cell table:style-name="ce19"/>
          <table:table-cell office:value-type="string" table:style-name="ce6">
            <text:p>價值：</text:p>
          </table:table-cell>
          <table:table-cell office:value-type="string" table:style-name="ce7">
            <text:p>美金</text:p>
          </table:table-cell>
          <table:table-cell office:value-type="string" table:style-name="ce5">
            <text:p>千元</text:p>
          </table:table-cell>
          <table:table-cell table:style-name="ce19"/>
          <table:table-cell table:style-name="ce21"/>
          <table:table-cell table:style-name="ce22"/>
          <table:table-cell office:value-type="string" table:style-name="ce6">
            <text:p>Value <text:s text:c="4"/>：</text:p>
          </table:table-cell>
          <table:table-cell office:value-type="string" table:style-name="ce7">
            <text:p>Thousand<text:s/></text:p>
          </table:table-cell>
          <table:table-cell office:value-type="string" table:style-name="ce7">
            <text:p>US $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39">
            <text:p>魚類別</text:p>
            <draw:custom-shape svg:x="0in" svg:y="0in" svg:width="2.30208in" svg:height="0.70833in" draw:z-index="1" draw:id="id20" draw:style-name="a2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covered-table-cell/>
          <table:table-cell office:value-type="string" table:number-columns-spanned="2" table:number-rows-spanned="1" table:style-name="ce28">
            <text:p>洋菜</text:p>
          </table:table-cell>
          <table:covered-table-cell/>
          <table:table-cell office:value-type="string" table:number-columns-spanned="2" table:number-rows-spanned="1" table:style-name="ce28">
            <text:p>鹿角菜</text:p>
          </table:table-cell>
          <table:covered-table-cell/>
          <table:table-cell office:value-type="string" table:number-columns-spanned="2" table:number-rows-spanned="1" table:style-name="ce28">
            <text:p>其他海藻</text:p>
          </table:table-cell>
          <table:covered-table-cell/>
          <table:table-cell office:value-type="string" table:number-columns-spanned="2" table:number-rows-spanned="1" table:style-name="ce28">
            <text:p>魚飼料</text:p>
          </table:table-cell>
          <table:covered-table-cell/>
          <table:table-cell office:value-type="string" table:number-columns-spanned="2" table:number-rows-spanned="1" table:style-name="ce28">
            <text:p>其他水產動物</text:p>
          </table:table-cell>
          <table:covered-table-cell/>
          <table:table-cell table:number-columns-spanned="2" table:number-rows-spanned="1" table:style-name="ce28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0">
            <text:p>Species</text:p>
          </table:table-cell>
          <table:covered-table-cell/>
          <table:table-cell office:value-type="string" table:number-columns-spanned="2" table:number-rows-spanned="1" table:style-name="ce38">
            <text:p>MUCILAGES</text:p>
          </table:table-cell>
          <table:covered-table-cell/>
          <table:table-cell office:value-type="string" table:number-columns-spanned="2" table:number-rows-spanned="1" table:style-name="ce38">
            <text:p>CARRAGEENIN</text:p>
          </table:table-cell>
          <table:covered-table-cell/>
          <table:table-cell office:value-type="string" table:number-columns-spanned="2" table:number-rows-spanned="1" table:style-name="ce38">
            <text:p>OTH. SEA ALGAE</text:p>
          </table:table-cell>
          <table:covered-table-cell/>
          <table:table-cell office:value-type="string" table:number-columns-spanned="2" table:number-rows-spanned="1" table:style-name="ce38">
            <text:p>FISH FEEDSTUFF</text:p>
          </table:table-cell>
          <table:covered-table-cell/>
          <table:table-cell office:value-type="string" table:number-columns-spanned="2" table:number-rows-spanned="1" table:style-name="ce38">
            <text:p>OTH. AQUATIC ANIMAL</text:p>
          </table:table-cell>
          <table:covered-table-cell/>
          <table:table-cell table:number-columns-spanned="2" table:number-rows-spanned="1" table:style-name="ce38"/>
          <table:covered-table-cell/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1">
            <text:p>國家別</text:p>
          </table:table-cell>
          <table:covered-table-cell/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office:value-type="string" table:style-name="ce3">
            <text:p>數量</text:p>
          </table:table-cell>
          <table:table-cell office:value-type="string" table:style-name="ce3">
            <text:p>價值</text:p>
          </table:table-cell>
          <table:table-cell table:number-columns-repeated="16370"/>
        </table:table-row>
        <table:table-row table:style-name="ro3">
          <table:table-cell office:value-type="string" table:number-columns-spanned="2" table:number-rows-spanned="1" table:style-name="ce42">
            <text:p>Country</text:p>
          </table:table-cell>
          <table:covered-table-cell/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Value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總計</text:p>
          </table:table-cell>
          <table:table-cell office:value-type="string" table:style-name="ce9">
            <text:p>TOTAL</text:p>
          </table:table-cell>
          <table:table-cell office:value-type="float" office:value="172070" table:formula="of:=  IF(SUM([.C10:.C30])=0;&quot;-&quot;;SUM([.C10:.C30]))" table:style-name="ce12">
            <text:p>172,070<text:s/></text:p>
          </table:table-cell>
          <table:table-cell office:value-type="float" office:value="2051.1790000000001" table:formula="of:=  IF(SUM([.D10:.D30])=0;&quot;-&quot;;SUM([.D10:.D30]))" table:style-name="ce12">
            <text:p>2,051<text:s/></text:p>
          </table:table-cell>
          <table:table-cell office:value-type="float" office:value="353885" table:formula="of:=  IF(SUM([.E10:.E30])=0;&quot;-&quot;;SUM([.E10:.E30]))" table:style-name="ce12">
            <text:p>353,885<text:s/></text:p>
          </table:table-cell>
          <table:table-cell office:value-type="float" office:value="3727.6709999999998" table:formula="of:=  IF(SUM([.F10:.F30])=0;&quot;-&quot;;SUM([.F10:.F30]))" table:style-name="ce12">
            <text:p>3,728<text:s/></text:p>
          </table:table-cell>
          <table:table-cell office:value-type="float" office:value="4827638" table:formula="of:=  IF(SUM([.G10:.G30])=0;&quot;-&quot;;SUM([.G10:.G30]))" table:style-name="ce12">
            <text:p>4,827,638<text:s/></text:p>
          </table:table-cell>
          <table:table-cell office:value-type="float" office:value="9014.4619999999995" table:formula="of:=  IF(SUM([.H10:.H30])=0;&quot;-&quot;;SUM([.H10:.H30]))" table:style-name="ce12">
            <text:p>9,014<text:s/></text:p>
          </table:table-cell>
          <table:table-cell office:value-type="float" office:value="9129765" table:formula="of:=  IF(SUM([.I10:.I30])=0;&quot;-&quot;;SUM([.I10:.I30]))" table:style-name="ce12">
            <text:p>9,129,765<text:s/></text:p>
          </table:table-cell>
          <table:table-cell office:value-type="float" office:value="11771.743999999997" table:formula="of:=  IF(SUM([.J10:.J30])=0;&quot;-&quot;;SUM([.J10:.J30]))" table:style-name="ce12">
            <text:p>11,772<text:s/></text:p>
          </table:table-cell>
          <table:table-cell office:value-type="float" office:value="10426600" table:formula="of:=  IF(SUM([.K10:.K30])=0;&quot;-&quot;;SUM([.K10:.K30]))" table:style-name="ce12">
            <text:p>10,426,600<text:s/></text:p>
          </table:table-cell>
          <table:table-cell office:value-type="float" office:value="13280.773000000001" table:formula="of:=  IF(SUM([.L10:.L30])=0;&quot;-&quot;;SUM([.L10:.L30]))" table:style-name="ce12">
            <text:p>13,281<text:s/></text:p>
          </table:table-cell>
          <table:table-cell office:value-type="string" office:string-value="-" table:formula="of:=  IF(SUM([.M10:.M30])=0;&quot;-&quot;;SUM([.M10:.M30]))" table:style-name="ce12">
            <text:p>-</text:p>
          </table:table-cell>
          <table:table-cell office:value-type="string" office:string-value="-" table:formula="of:=  IF(SUM([.N10:.N30])=0;&quot;-&quot;;SUM([.N10:.N30]))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中國大陸</text:p>
          </table:table-cell>
          <table:table-cell office:value-type="string" table:style-name="ce9">
            <text:p>MAIN LAND</text:p>
          </table:table-cell>
          <table:table-cell office:value-type="float" office:value="143671" table:style-name="ce12">
            <text:p>143,671<text:s/></text:p>
          </table:table-cell>
          <table:table-cell office:value-type="float" office:value="1487.973" table:style-name="ce12">
            <text:p>1,488<text:s/></text:p>
          </table:table-cell>
          <table:table-cell office:value-type="float" office:value="97750" table:style-name="ce12">
            <text:p>97,750<text:s/></text:p>
          </table:table-cell>
          <table:table-cell office:value-type="float" office:value="716.63199999999995" table:style-name="ce12">
            <text:p>717<text:s/></text:p>
          </table:table-cell>
          <table:table-cell office:value-type="float" office:value="3855878" table:style-name="ce12">
            <text:p>3,855,878<text:s/></text:p>
          </table:table-cell>
          <table:table-cell office:value-type="float" office:value="5772.826" table:style-name="ce12">
            <text:p>5,77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180440" table:style-name="ce12">
            <text:p>2,180,440<text:s/></text:p>
          </table:table-cell>
          <table:table-cell office:value-type="float" office:value="5283.6490000000003" table:style-name="ce12">
            <text:p>5,28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挪威</text:p>
          </table:table-cell>
          <table:table-cell office:value-type="string" table:style-name="ce9">
            <text:p>NORWAY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40102" table:style-name="ce12">
            <text:p>140,102<text:s/></text:p>
          </table:table-cell>
          <table:table-cell office:value-type="float" office:value="190.126" table:style-name="ce12">
            <text:p>19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65000" table:style-name="ce12">
            <text:p>65,000<text:s/></text:p>
          </table:table-cell>
          <table:table-cell office:value-type="float" office:value="163.702" table:style-name="ce12">
            <text:p>16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日本</text:p>
          </table:table-cell>
          <table:table-cell office:value-type="string" table:style-name="ce9">
            <text:p>JAPAN</text:p>
          </table:table-cell>
          <table:table-cell office:value-type="float" office:value="2019" table:style-name="ce12">
            <text:p>2,019<text:s/></text:p>
          </table:table-cell>
          <table:table-cell office:value-type="float" office:value="81.813000000000002" table:style-name="ce12">
            <text:p>82<text:s/></text:p>
          </table:table-cell>
          <table:table-cell office:value-type="float" office:value="9140" table:style-name="ce12">
            <text:p>9,140<text:s/></text:p>
          </table:table-cell>
          <table:table-cell office:value-type="float" office:value="169.976" table:style-name="ce12">
            <text:p>170<text:s/></text:p>
          </table:table-cell>
          <table:table-cell office:value-type="float" office:value="28489" table:style-name="ce12">
            <text:p>28,489<text:s/></text:p>
          </table:table-cell>
          <table:table-cell office:value-type="float" office:value="638.56200000000001" table:style-name="ce12">
            <text:p>639<text:s/></text:p>
          </table:table-cell>
          <table:table-cell office:value-type="float" office:value="404147" table:style-name="ce12">
            <text:p>404,147<text:s/></text:p>
          </table:table-cell>
          <table:table-cell office:value-type="float" office:value="738.86199999999997" table:style-name="ce12">
            <text:p>739<text:s/></text:p>
          </table:table-cell>
          <table:table-cell office:value-type="float" office:value="3138523" table:style-name="ce12">
            <text:p>3,138,523<text:s/></text:p>
          </table:table-cell>
          <table:table-cell office:value-type="float" office:value="2966.5630000000001" table:style-name="ce12">
            <text:p>2,96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越南</text:p>
          </table:table-cell>
          <table:table-cell office:value-type="string" table:style-name="ce9">
            <text:p>VIETNAM</text:p>
          </table:table-cell>
          <table:table-cell office:value-type="float" office:value="3132" table:style-name="ce12">
            <text:p>3,132<text:s/></text:p>
          </table:table-cell>
          <table:table-cell office:value-type="float" office:value="33.755000000000003" table:style-name="ce12">
            <text:p>3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9294" table:style-name="ce12">
            <text:p>49,294<text:s/></text:p>
          </table:table-cell>
          <table:table-cell office:value-type="float" office:value="56.576999999999998" table:style-name="ce12">
            <text:p>57<text:s/></text:p>
          </table:table-cell>
          <table:table-cell office:value-type="float" office:value="8381265" table:style-name="ce12">
            <text:p>8,381,265<text:s/></text:p>
          </table:table-cell>
          <table:table-cell office:value-type="float" office:value="10119.51" table:style-name="ce12">
            <text:p>10,120<text:s/></text:p>
          </table:table-cell>
          <table:table-cell office:value-type="float" office:value="818641" table:style-name="ce12">
            <text:p>818,641<text:s/></text:p>
          </table:table-cell>
          <table:table-cell office:value-type="float" office:value="383.04599999999999" table:style-name="ce12">
            <text:p>3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尼</text:p>
          </table:table-cell>
          <table:table-cell office:value-type="string" table:style-name="ce9">
            <text:p>INDONESIA</text:p>
          </table:table-cell>
          <table:table-cell office:value-type="float" office:value="5574" table:style-name="ce12">
            <text:p>5,574<text:s/></text:p>
          </table:table-cell>
          <table:table-cell office:value-type="float" office:value="54.319000000000003" table:style-name="ce12">
            <text:p>54<text:s/></text:p>
          </table:table-cell>
          <table:table-cell office:value-type="float" office:value="10200" table:style-name="ce12">
            <text:p>10,200<text:s/></text:p>
          </table:table-cell>
          <table:table-cell office:value-type="float" office:value="139.167" table:style-name="ce12">
            <text:p>139<text:s/></text:p>
          </table:table-cell>
          <table:table-cell office:value-type="float" office:value="146955" table:style-name="ce12">
            <text:p>146,955<text:s/></text:p>
          </table:table-cell>
          <table:table-cell office:value-type="float" office:value="43.682000000000002" table:style-name="ce12">
            <text:p>4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7498" table:style-name="ce12">
            <text:p>87,498<text:s/></text:p>
          </table:table-cell>
          <table:table-cell office:value-type="float" office:value="135.02500000000001" table:style-name="ce12">
            <text:p>135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智利</text:p>
          </table:table-cell>
          <table:table-cell office:value-type="string" table:style-name="ce9">
            <text:p>CHILE</text:p>
          </table:table-cell>
          <table:table-cell office:value-type="float" office:value="8000" table:style-name="ce12">
            <text:p>8,000<text:s/></text:p>
          </table:table-cell>
          <table:table-cell office:value-type="float" office:value="238.63300000000001" table:style-name="ce12">
            <text:p>239<text:s/></text:p>
          </table:table-cell>
          <table:table-cell office:value-type="float" office:value="9000" table:style-name="ce12">
            <text:p>9,000<text:s/></text:p>
          </table:table-cell>
          <table:table-cell office:value-type="float" office:value="128.839" table:style-name="ce12">
            <text:p>129<text:s/></text:p>
          </table:table-cell>
          <table:table-cell office:value-type="float" office:value="274431" table:style-name="ce12">
            <text:p>274,431<text:s/></text:p>
          </table:table-cell>
          <table:table-cell office:value-type="float" office:value="820.85299999999995" table:style-name="ce12">
            <text:p>82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0740" table:style-name="ce12">
            <text:p>100,740<text:s/></text:p>
          </table:table-cell>
          <table:table-cell office:value-type="float" office:value="113.387" table:style-name="ce12">
            <text:p>11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泰國</text:p>
          </table:table-cell>
          <table:table-cell office:value-type="string" table:style-name="ce9">
            <text:p>THAILAND</text:p>
          </table:table-cell>
          <table:table-cell office:value-type="float" office:value="106" table:style-name="ce12">
            <text:p>106<text:s/></text:p>
          </table:table-cell>
          <table:table-cell office:value-type="float" office:value="0.17199999999999999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41" table:style-name="ce12">
            <text:p>241<text:s/></text:p>
          </table:table-cell>
          <table:table-cell office:value-type="float" office:value="0.71899999999999997" table:style-name="ce12">
            <text:p>1<text:s/></text:p>
          </table:table-cell>
          <table:table-cell office:value-type="float" office:value="20930" table:style-name="ce12">
            <text:p>20,930<text:s/></text:p>
          </table:table-cell>
          <table:table-cell office:value-type="float" office:value="49.962000000000003" table:style-name="ce12">
            <text:p>50<text:s/></text:p>
          </table:table-cell>
          <table:table-cell office:value-type="float" office:value="20080" table:style-name="ce12">
            <text:p>20,080<text:s/></text:p>
          </table:table-cell>
          <table:table-cell office:value-type="float" office:value="129.81" table:style-name="ce12">
            <text:p>13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印度</text:p>
          </table:table-cell>
          <table:table-cell office:value-type="string" table:style-name="ce9">
            <text:p>INDIA</text:p>
          </table:table-cell>
          <table:table-cell office:value-type="float" office:value="7500" table:style-name="ce12">
            <text:p>7,500<text:s/></text:p>
          </table:table-cell>
          <table:table-cell office:value-type="float" office:value="121.864" table:style-name="ce12">
            <text:p>12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00" table:style-name="ce12">
            <text:p>2,000<text:s/></text:p>
          </table:table-cell>
          <table:table-cell office:value-type="float" office:value="40.347000000000001" table:style-name="ce12">
            <text:p>4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美國</text:p>
          </table:table-cell>
          <table:table-cell office:value-type="string" table:style-name="ce9">
            <text:p>U.S.A</text:p>
          </table:table-cell>
          <table:table-cell office:value-type="float" office:value="1" table:style-name="ce12">
            <text:p>1<text:s/></text:p>
          </table:table-cell>
          <table:table-cell office:value-type="float" office:value="0.51300000000000001" table:style-name="ce12">
            <text:p>1<text:s/></text:p>
          </table:table-cell>
          <table:table-cell office:value-type="float" office:value="3275" table:style-name="ce12">
            <text:p>3,275<text:s/></text:p>
          </table:table-cell>
          <table:table-cell office:value-type="float" office:value="98.301000000000002" table:style-name="ce12">
            <text:p>98<text:s/></text:p>
          </table:table-cell>
          <table:table-cell office:value-type="float" office:value="5179" table:style-name="ce12">
            <text:p>5,179<text:s/></text:p>
          </table:table-cell>
          <table:table-cell office:value-type="float" office:value="187.15799999999999" table:style-name="ce12">
            <text:p>187<text:s/></text:p>
          </table:table-cell>
          <table:table-cell office:value-type="float" office:value="291434" table:style-name="ce12">
            <text:p>291,434<text:s/></text:p>
          </table:table-cell>
          <table:table-cell office:value-type="float" office:value="383.55" table:style-name="ce12">
            <text:p>384<text:s/></text:p>
          </table:table-cell>
          <table:table-cell office:value-type="float" office:value="20308" table:style-name="ce12">
            <text:p>20,308<text:s/></text:p>
          </table:table-cell>
          <table:table-cell office:value-type="float" office:value="124.126" table:style-name="ce12">
            <text:p>12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尼加拉瓜</text:p>
          </table:table-cell>
          <table:table-cell office:value-type="string" table:style-name="ce9">
            <text:p>NICARAGU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加拿大</text:p>
          </table:table-cell>
          <table:table-cell office:value-type="string" table:style-name="ce9">
            <text:p>CANADA</text:p>
          </table:table-cell>
          <table:table-cell office:value-type="float" office:value="32" table:style-name="ce12">
            <text:p>32<text:s/></text:p>
          </table:table-cell>
          <table:table-cell office:value-type="float" office:value="1.34" table:style-name="ce12">
            <text:p>1<text:s/></text:p>
          </table:table-cell>
          <table:table-cell office:value-type="float" office:value="9000" table:style-name="ce12">
            <text:p>9,000<text:s/></text:p>
          </table:table-cell>
          <table:table-cell office:value-type="float" office:value="65.203000000000003" table:style-name="ce12">
            <text:p>65<text:s/></text:p>
          </table:table-cell>
          <table:table-cell office:value-type="float" office:value="110020" table:style-name="ce12">
            <text:p>110,020<text:s/></text:p>
          </table:table-cell>
          <table:table-cell office:value-type="float" office:value="147.93299999999999" table:style-name="ce12">
            <text:p>148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54" table:style-name="ce12">
            <text:p>254<text:s/></text:p>
          </table:table-cell>
          <table:table-cell office:value-type="float" office:value="1.1990000000000001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秘魯</text:p>
          </table:table-cell>
          <table:table-cell office:value-type="string" table:style-name="ce9">
            <text:p>PERU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0725" table:style-name="ce12">
            <text:p>10,725<text:s/></text:p>
          </table:table-cell>
          <table:table-cell office:value-type="float" office:value="43.008000000000003" table:style-name="ce12">
            <text:p>4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韓國</text:p>
          </table:table-cell>
          <table:table-cell office:value-type="string" table:style-name="ce9">
            <text:p>KOREA</text:p>
          </table:table-cell>
          <table:table-cell office:value-type="float" office:value="400" table:style-name="ce12">
            <text:p>400<text:s/></text:p>
          </table:table-cell>
          <table:table-cell office:value-type="float" office:value="8.0210000000000008" table:style-name="ce12">
            <text:p>8<text:s/></text:p>
          </table:table-cell>
          <table:table-cell office:value-type="float" office:value="40400" table:style-name="ce12">
            <text:p>40,400<text:s/></text:p>
          </table:table-cell>
          <table:table-cell office:value-type="float" office:value="331.834" table:style-name="ce12">
            <text:p>332<text:s/></text:p>
          </table:table-cell>
          <table:table-cell office:value-type="float" office:value="28876" table:style-name="ce12">
            <text:p>28,876<text:s/></text:p>
          </table:table-cell>
          <table:table-cell office:value-type="float" office:value="641.803" table:style-name="ce12">
            <text:p>64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76880" table:style-name="ce12">
            <text:p>2,076,880<text:s/></text:p>
          </table:table-cell>
          <table:table-cell office:value-type="float" office:value="1580.8130000000001" table:style-name="ce12">
            <text:p>1,58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菲律賓</text:p>
          </table:table-cell>
          <table:table-cell office:value-type="string" table:style-name="ce9">
            <text:p>PHILIPPINE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127920" table:style-name="ce12">
            <text:p>127,920<text:s/></text:p>
          </table:table-cell>
          <table:table-cell office:value-type="float" office:value="1346.3440000000001" table:style-name="ce12">
            <text:p>1,346<text:s/></text:p>
          </table:table-cell>
          <table:table-cell office:value-type="float" office:value="15305" table:style-name="ce12">
            <text:p>15,305<text:s/></text:p>
          </table:table-cell>
          <table:table-cell office:value-type="float" office:value="4.2649999999999997" table:style-name="ce12">
            <text:p>4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75715" table:style-name="ce12">
            <text:p>75,715<text:s/></text:p>
          </table:table-cell>
          <table:table-cell office:value-type="float" office:value="49.042000000000002" table:style-name="ce12">
            <text:p>49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格陵蘭</text:p>
          </table:table-cell>
          <table:table-cell office:value-type="string" table:style-name="ce9">
            <text:p>GREENLAND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阿根廷</text:p>
          </table:table-cell>
          <table:table-cell office:value-type="string" table:style-name="ce9">
            <text:p>ARGENTIN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宏都拉斯</text:p>
          </table:table-cell>
          <table:table-cell office:value-type="string" table:style-name="ce9">
            <text:p>HONDURAS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208000" table:style-name="ce12">
            <text:p>208,000<text:s/></text:p>
          </table:table-cell>
          <table:table-cell office:value-type="float" office:value="182.68899999999999" table:style-name="ce12">
            <text:p>183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馬來西亞</text:p>
          </table:table-cell>
          <table:table-cell office:value-type="string" table:style-name="ce9">
            <text:p>MALAYSIA</text:p>
          </table:table-cell>
          <table:table-cell office:value-type="float" office:value="26" table:style-name="ce12">
            <text:p>26<text:s/></text:p>
          </table:table-cell>
          <table:table-cell office:value-type="float" office:value="0.111" table:style-name="ce12">
            <text:p>0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414" table:style-name="ce12">
            <text:p>414<text:s/></text:p>
          </table:table-cell>
          <table:table-cell office:value-type="float" office:value="1.006" table:style-name="ce12">
            <text:p>1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南非</text:p>
          </table:table-cell>
          <table:table-cell office:value-type="string" table:style-name="ce9">
            <text:p>SOUTH AFRICA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8">
            <text:p>丹麥</text:p>
          </table:table-cell>
          <table:table-cell office:value-type="string" table:style-name="ce9">
            <text:p>DENMARK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38580" table:style-name="ce12">
            <text:p>38,580<text:s/></text:p>
          </table:table-cell>
          <table:table-cell office:value-type="float" office:value="607.09199999999998" table:style-name="ce12">
            <text:p>607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office:value-type="float" office:value="8230" table:style-name="ce12">
            <text:p>8,230<text:s/></text:p>
          </table:table-cell>
          <table:table-cell office:value-type="float" office:value="62.152999999999999" table:style-name="ce12">
            <text:p>62<text:s/></text:p>
          </table:table-cell>
          <table:table-cell office:value-type="string" table:style-name="ce12">
            <text:p>-</text:p>
          </table:table-cell>
          <table:table-cell office:value-type="string" table:style-name="ce12">
            <text:p>-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其他國家</text:p>
          </table:table-cell>
          <table:table-cell office:value-type="string" table:style-name="ce11">
            <text:p>OTHER</text:p>
          </table:table-cell>
          <table:table-cell office:value-type="float" office:value="1609" table:style-name="ce13">
            <text:p>1,609<text:s/></text:p>
          </table:table-cell>
          <table:table-cell office:value-type="float" office:value="22.664999999999999" table:style-name="ce13">
            <text:p>23<text:s/></text:p>
          </table:table-cell>
          <table:table-cell office:value-type="float" office:value="8620" table:style-name="ce13">
            <text:p>8,620<text:s/></text:p>
          </table:table-cell>
          <table:table-cell office:value-type="float" office:value="124.283" table:style-name="ce13">
            <text:p>124<text:s/></text:p>
          </table:table-cell>
          <table:table-cell office:value-type="float" office:value="160143" table:style-name="ce13">
            <text:p>160,143<text:s/></text:p>
          </table:table-cell>
          <table:table-cell office:value-type="float" office:value="426.60300000000001" table:style-name="ce13">
            <text:p>427<text:s/></text:p>
          </table:table-cell>
          <table:table-cell office:value-type="float" office:value="31575" table:style-name="ce13">
            <text:p>31,575<text:s/></text:p>
          </table:table-cell>
          <table:table-cell office:value-type="float" office:value="478.85399999999998" table:style-name="ce13">
            <text:p>479<text:s/></text:p>
          </table:table-cell>
          <table:table-cell office:value-type="float" office:value="1626291" table:style-name="ce13">
            <text:p>1,626,291<text:s/></text:p>
          </table:table-cell>
          <table:table-cell office:value-type="float" office:value="2105.569" table:style-name="ce13">
            <text:p>2,106<text:s/>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-</text:p>
          </table:table-cell>
          <table:table-cell table:number-columns-repeated="16370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7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.590551181102362in" fo:margin-right="0.590551181102362in" fo:margin-bottom="0in"/>
      </style:header-style>
      <style:footer-style>
        <style:header-footer-properties fo:min-height="0in" fo:margin-left="0.590551181102362in" fo:margin-right="0.59055118110236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5-17T07:30:57Z</meta:creation-date>
    <dc:date>2018-01-24T03:31:36Z</dc:date>
    <meta:print-date>2018-01-24T03:31:04Z</meta:print-date>
  </office:meta>
</office:document-meta>
</file>